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Pivot_20_Table_20_Field" style:data-style-name="N100">
      <style:table-cell-properties fo:border-bottom="0.99pt solid #000000" fo:background-color="#cccccc" fo:border-left="2.01pt solid #000000" fo:border-right="0.99pt solid #000000" fo:border-top="0.99pt solid #000000"/>
    </style:style>
    <style:style style:name="ce2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ackground-color="#cccccc" fo:border-left="2.01pt solid #000000" fo:border-right="0.99pt solid #000000" fo:border-top="none"/>
    </style:style>
    <style:style style:name="ce4" style:family="table-cell" style:parent-style-name="Pivot_20_Table_20_Category" style:data-style-name="N0">
      <style:table-cell-properties fo:border-bottom="2.01pt solid #000000" fo:background-color="#cccccc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ackground-color="#cccccc" fo:border="0.74pt solid #000000"/>
    </style:style>
    <style:style style:name="ce6" style:family="table-cell" style:parent-style-name="Pivot_20_Table_20_Value" style:data-style-name="N2">
      <style:table-cell-properties fo:border-bottom="none" fo:background-color="#eeeeee" fo:border-left="0.99pt solid #000000" fo:border-right="none" fo:border-top="0.99pt solid #000000"/>
    </style:style>
    <style:style style:name="ce7" style:family="table-cell" style:parent-style-name="Pivot_20_Table_20_Value" style:data-style-name="N2">
      <style:table-cell-properties fo:border-bottom="none" fo:background-color="#eeeeee" fo:border-left="0.99pt solid #000000" fo:border-right="none" fo:border-top="none"/>
    </style:style>
    <style:style style:name="ce8" style:family="table-cell" style:parent-style-name="Pivot_20_Table_20_Value" style:data-style-name="N2">
      <style:table-cell-properties fo:border-bottom="2.01pt solid #000000" fo:background-color="#eeeeee" fo:border-left="0.99pt solid #000000" fo:border-right="none" fo:border-top="none"/>
    </style:style>
    <style:style style:name="ce9" style:family="table-cell" style:parent-style-name="Pivot_20_Table_20_Value" style:data-style-name="N2">
      <style:table-cell-properties fo:border-bottom="none" fo:background-color="#eeeeee" fo:border-left="none" fo:border-right="none" fo:border-top="0.99pt solid #000000"/>
    </style:style>
    <style:style style:name="ce10" style:family="table-cell" style:parent-style-name="Pivot_20_Table_20_Value" style:data-style-name="N2">
      <style:table-cell-properties fo:background-color="#eeeeee"/>
    </style:style>
    <style:style style:name="ce11" style:family="table-cell" style:parent-style-name="Pivot_20_Table_20_Value" style:data-style-name="N2">
      <style:table-cell-properties fo:border-bottom="2.01pt solid #000000" fo:background-color="#eeeeee" fo:border-left="none" fo:border-right="none" fo:border-top="none"/>
    </style:style>
    <style:style style:name="ce12" style:family="table-cell" style:parent-style-name="Pivot_20_Table_20_Value" style:data-style-name="N2">
      <style:table-cell-properties fo:border-bottom="none" fo:background-color="#eeeeee" fo:border-left="none" fo:border-right="2.01pt solid #000000" fo:border-top="0.99pt solid #000000"/>
    </style:style>
    <style:style style:name="ce13" style:family="table-cell" style:parent-style-name="Pivot_20_Table_20_Value" style:data-style-name="N2">
      <style:table-cell-properties fo:border-bottom="none" fo:background-color="#eeeeee" fo:border-left="none" fo:border-right="2.01pt solid #000000" fo:border-top="none"/>
    </style:style>
    <style:style style:name="ce14" style:family="table-cell" style:parent-style-name="Pivot_20_Table_20_Value" style:data-style-name="N2">
      <style:table-cell-properties fo:border-bottom="2.01pt solid #000000" fo:background-color="#eeeeee" fo:border-left="none" fo:border-right="2.01pt solid #000000" fo:border-top="none"/>
    </style:style>
    <style:style style:name="ce15" style:family="table-cell" style:parent-style-name="Pivot_20_Table_20_Value" style:data-style-name="N2">
      <style:table-cell-properties fo:border-bottom="2.01pt solid #000000" fo:background-color="#eeeeee" style:text-align-source="fix" style:repeat-content="false" fo:border-left="none" fo:border-right="none" fo:border-top="none"/>
      <style:paragraph-properties fo:text-align="center" fo:margin-left="0cm"/>
    </style:style>
    <style:style style:name="ce16" style:family="table-cell" style:parent-style-name="Pivot_20_Table_20_Value" style:data-style-name="N2">
      <style:table-cell-properties fo:border-bottom="none" fo:background-color="#eeeeee" style:text-align-source="fix" style:repeat-content="false" fo:border-left="none" fo:border-right="none" fo:border-top="0.99pt solid #000000"/>
      <style:paragraph-properties fo:text-align="center" fo:margin-left="0cm"/>
    </style:style>
    <style:style style:name="ce17" style:family="table-cell" style:parent-style-name="Pivot_20_Table_20_Value" style:data-style-name="N2">
      <style:table-cell-properties fo:background-color="#eeeeee"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ocking (Thread fixed and Units Fixed)" table:style-name="ta1">
        <table:shapes>
          <draw:frame draw:z-index="0" draw:style-name="gr1" draw:text-style-name="P1" svg:width="16.003cm" svg:height="9.006cm" svg:x="83.612cm" svg:y="0.502cm">
            <draw:object draw:notify-on-update-of-ranges="'Flocking (Thread fixed and Units Fixed)'.AA3:'Flocking (Thread fixed and Units Fixed)'.AA9 'Flocking (Thread fixed and Units Fixed)'.AC2:'Flocking (Thread fixed and Units Fixed)'.AC2 'Flocking (Thread fixed and Units Fixed)'.AC3:'Flocking (Thread fixed and Units Fixed)'.AC9 'Flocking (Thread fixed and Units Fixed)'.AD2:'Flocking (Thread fixed and Units Fixed)'.AD2 'Flocking (Thread fixed and Units Fixed)'.AD3:'Flocking (Thread fixed and Units Fixed)'.AD9 'Flocking (Thread fixed and Units Fixed)'.AE2:'Flocking (Thread fixed and Units Fixed)'.AE2 'Flocking (Thread fixed and Units Fixed)'.AE3:'Flocking (Thread fixed and Units Fixed)'.AE9 'Flocking (Thread fixed and Units Fixed)'.AF2:'Flocking (Thread fixed and Units Fixed)'.AF2 'Flocking (Thread fixed and Units Fixed)'.AF3:'Flocking (Thread fixed and Units Fixed)'.AF9 'Flocking (Thread fixed and Units Fixed)'.AG2:'Flocking (Thread fixed and Units Fixed)'.AG2 'Flocking (Thread fixed and Units Fixed)'.AG3:'Flocking (Thread fixed and Units Fixed)'.AG9 'Flocking (Thread fixed and Units Fixed)'.AH2:'Flocking (Thread fixed and Units Fixed)'.AH2 'Flocking (Thread fixed and Units Fixed)'.AH3:'Flocking (Thread fixed and Units Fixed)'.AH9 'Flocking (Thread fixed and Units Fixed)'.AI2:'Flocking (Thread fixed and Units Fixed)'.AI2 'Flocking (Thread fixed and Units Fixed)'.AI3:'Flocking (Thread fixed and Units Fixed)'.AI9 'Flocking (Thread fixed and Units Fixed)'.AJ2:'Flocking (Thread fixed and Units Fixed)'.AJ2 'Flocking (Thread fixed and Units Fixed)'.AJ3:'Flocking (Thread fixed and Units Fixed)'.AJ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83.641cm" svg:y="10.518cm">
            <draw:object draw:notify-on-update-of-ranges="'Flocking (Thread fixed and Units Fixed)'.AA12:'Flocking (Thread fixed and Units Fixed)'.AA18 'Flocking (Thread fixed and Units Fixed)'.AC11:'Flocking (Thread fixed and Units Fixed)'.AC11 'Flocking (Thread fixed and Units Fixed)'.AC12:'Flocking (Thread fixed and Units Fixed)'.AC18 'Flocking (Thread fixed and Units Fixed)'.AD11:'Flocking (Thread fixed and Units Fixed)'.AD11 'Flocking (Thread fixed and Units Fixed)'.AD12:'Flocking (Thread fixed and Units Fixed)'.AD18 'Flocking (Thread fixed and Units Fixed)'.AE11:'Flocking (Thread fixed and Units Fixed)'.AE11 'Flocking (Thread fixed and Units Fixed)'.AE12:'Flocking (Thread fixed and Units Fixed)'.AE18 'Flocking (Thread fixed and Units Fixed)'.AF11:'Flocking (Thread fixed and Units Fixed)'.AF11 'Flocking (Thread fixed and Units Fixed)'.AF12:'Flocking (Thread fixed and Units Fixed)'.AF18 'Flocking (Thread fixed and Units Fixed)'.AG11:'Flocking (Thread fixed and Units Fixed)'.AG11 'Flocking (Thread fixed and Units Fixed)'.AG12:'Flocking (Thread fixed and Units Fixed)'.AG18 'Flocking (Thread fixed and Units Fixed)'.AH11:'Flocking (Thread fixed and Units Fixed)'.AH11 'Flocking (Thread fixed and Units Fixed)'.AH12:'Flocking (Thread fixed and Units Fixed)'.AH18 'Flocking (Thread fixed and Units Fixed)'.AI11:'Flocking (Thread fixed and Units Fixed)'.AI11 'Flocking (Thread fixed and Units Fixed)'.AI12:'Flocking (Thread fixed and Units Fixed)'.AI18 'Flocking (Thread fixed and Units Fixed)'.AJ11:'Flocking (Thread fixed and Units Fixed)'.AJ11 'Flocking (Thread fixed and Units Fixed)'.AJ12:'Flocking (Thread fixed and Units Fixed)'.AJ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83.741cm" svg:y="20.142cm">
            <draw:object draw:notify-on-update-of-ranges="'Flocking (Thread fixed and Units Fixed)'.AA21:'Flocking (Thread fixed and Units Fixed)'.AA27 'Flocking (Thread fixed and Units Fixed)'.AC20:'Flocking (Thread fixed and Units Fixed)'.AC20 'Flocking (Thread fixed and Units Fixed)'.AC21:'Flocking (Thread fixed and Units Fixed)'.AC27 'Flocking (Thread fixed and Units Fixed)'.AD20:'Flocking (Thread fixed and Units Fixed)'.AD20 'Flocking (Thread fixed and Units Fixed)'.AD21:'Flocking (Thread fixed and Units Fixed)'.AD27 'Flocking (Thread fixed and Units Fixed)'.AE20:'Flocking (Thread fixed and Units Fixed)'.AE20 'Flocking (Thread fixed and Units Fixed)'.AE21:'Flocking (Thread fixed and Units Fixed)'.AE27 'Flocking (Thread fixed and Units Fixed)'.AF20:'Flocking (Thread fixed and Units Fixed)'.AF20 'Flocking (Thread fixed and Units Fixed)'.AF21:'Flocking (Thread fixed and Units Fixed)'.AF27 'Flocking (Thread fixed and Units Fixed)'.AG20:'Flocking (Thread fixed and Units Fixed)'.AG20 'Flocking (Thread fixed and Units Fixed)'.AG21:'Flocking (Thread fixed and Units Fixed)'.AG27 'Flocking (Thread fixed and Units Fixed)'.AH20:'Flocking (Thread fixed and Units Fixed)'.AH20 'Flocking (Thread fixed and Units Fixed)'.AH21:'Flocking (Thread fixed and Units Fixed)'.AH27 'Flocking (Thread fixed and Units Fixed)'.AI20:'Flocking (Thread fixed and Units Fixed)'.AI20 'Flocking (Thread fixed and Units Fixed)'.AI21:'Flocking (Thread fixed and Units Fixed)'.AI27 'Flocking (Thread fixed and Units Fixed)'.AJ20:'Flocking (Thread fixed and Units Fixed)'.AJ20 'Flocking (Thread fixed and Units Fixed)'.AJ21:'Flocking (Thread fixed and Units Fixed)'.AJ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009cm" svg:height="9.008cm" svg:x="24.882cm" svg:y="33.438cm">
            <draw:object draw:notify-on-update-of-ranges="'Flocking (Thread fixed and Units Fixed)'.B76:'Flocking (Thread fixed and Units Fixed)'.B81 'Flocking (Thread fixed and Units Fixed)'.C75:'Flocking (Thread fixed and Units Fixed)'.C75 'Flocking (Thread fixed and Units Fixed)'.C76:'Flocking (Thread fixed and Units Fixed)'.C81 'Flocking (Thread fixed and Units Fixed)'.D75:'Flocking (Thread fixed and Units Fixed)'.D75 'Flocking (Thread fixed and Units Fixed)'.D76:'Flocking (Thread fixed and Units Fixed)'.D81 'Flocking (Thread fixed and Units Fixed)'.E75:'Flocking (Thread fixed and Units Fixed)'.E75 'Flocking (Thread fixed and Units Fixed)'.E76:'Flocking (Thread fixed and Units Fixed)'.E81 'Flocking (Thread fixed and Units Fixed)'.F75:'Flocking (Thread fixed and Units Fixed)'.F75 'Flocking (Thread fixed and Units Fixed)'.F76:'Flocking (Thread fixed and Units Fixed)'.F81 'Flocking (Thread fixed and Units Fixed)'.G75:'Flocking (Thread fixed and Units Fixed)'.G75 'Flocking (Thread fixed and Units Fixed)'.G76:'Flocking (Thread fixed and Units Fixed)'.G81 'Flocking (Thread fixed and Units Fixed)'.H75:'Flocking (Thread fixed and Units Fixed)'.H75 'Flocking (Thread fixed and Units Fixed)'.H76:'Flocking (Thread fixed and Units Fixed)'.H81 'Flocking (Thread fixed and Units Fixed)'.I75:'Flocking (Thread fixed and Units Fixed)'.I75 'Flocking (Thread fixed and Units Fixed)'.I76:'Flocking (Thread fixed and Units Fixed)'.I81 'Flocking (Thread fixed and Units Fixed)'.J75:'Flocking (Thread fixed and Units Fixed)'.J75 'Flocking (Thread fixed and Units Fixed)'.J76:'Flocking (Thread fixed and Units Fixed)'.J8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01cm" svg:height="9.008cm" svg:x="24.95cm" svg:y="43.576cm">
            <draw:object draw:notify-on-update-of-ranges="'Flocking (Thread fixed and Units Fixed)'.B87:'Flocking (Thread fixed and Units Fixed)'.B90 'Flocking (Thread fixed and Units Fixed)'.C84:'Flocking (Thread fixed and Units Fixed)'.C84 'Flocking (Thread fixed and Units Fixed)'.C87:'Flocking (Thread fixed and Units Fixed)'.C90 'Flocking (Thread fixed and Units Fixed)'.D84:'Flocking (Thread fixed and Units Fixed)'.D84 'Flocking (Thread fixed and Units Fixed)'.D87:'Flocking (Thread fixed and Units Fixed)'.D90 'Flocking (Thread fixed and Units Fixed)'.E84:'Flocking (Thread fixed and Units Fixed)'.E84 'Flocking (Thread fixed and Units Fixed)'.E87:'Flocking (Thread fixed and Units Fixed)'.E90 'Flocking (Thread fixed and Units Fixed)'.F84:'Flocking (Thread fixed and Units Fixed)'.F84 'Flocking (Thread fixed and Units Fixed)'.F87:'Flocking (Thread fixed and Units Fixed)'.F90 'Flocking (Thread fixed and Units Fixed)'.G84:'Flocking (Thread fixed and Units Fixed)'.G84 'Flocking (Thread fixed and Units Fixed)'.G87:'Flocking (Thread fixed and Units Fixed)'.G90 'Flocking (Thread fixed and Units Fixed)'.H84:'Flocking (Thread fixed and Units Fixed)'.H84 'Flocking (Thread fixed and Units Fixed)'.H87:'Flocking (Thread fixed and Units Fixed)'.H90 'Flocking (Thread fixed and Units Fixed)'.I84:'Flocking (Thread fixed and Units Fixed)'.I84 'Flocking (Thread fixed and Units Fixed)'.I87:'Flocking (Thread fixed and Units Fixed)'.I90 'Flocking (Thread fixed and Units Fixed)'.J84:'Flocking (Thread fixed and Units Fixed)'.J84 'Flocking (Thread fixed and Units Fixed)'.J87:'Flocking (Thread fixed and Units Fixed)'.J9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.01cm" svg:height="9.008cm" svg:x="24.995cm" svg:y="53.329cm">
            <draw:object draw:notify-on-update-of-ranges="'Flocking (Thread fixed and Units Fixed)'.B96:'Flocking (Thread fixed and Units Fixed)'.B99 'Flocking (Thread fixed and Units Fixed)'.C93:'Flocking (Thread fixed and Units Fixed)'.C93 'Flocking (Thread fixed and Units Fixed)'.C96:'Flocking (Thread fixed and Units Fixed)'.C99 'Flocking (Thread fixed and Units Fixed)'.D93:'Flocking (Thread fixed and Units Fixed)'.D93 'Flocking (Thread fixed and Units Fixed)'.D96:'Flocking (Thread fixed and Units Fixed)'.D99 'Flocking (Thread fixed and Units Fixed)'.E93:'Flocking (Thread fixed and Units Fixed)'.E93 'Flocking (Thread fixed and Units Fixed)'.E96:'Flocking (Thread fixed and Units Fixed)'.E99 'Flocking (Thread fixed and Units Fixed)'.F93:'Flocking (Thread fixed and Units Fixed)'.F93 'Flocking (Thread fixed and Units Fixed)'.F96:'Flocking (Thread fixed and Units Fixed)'.F99 'Flocking (Thread fixed and Units Fixed)'.G93:'Flocking (Thread fixed and Units Fixed)'.G93 'Flocking (Thread fixed and Units Fixed)'.G96:'Flocking (Thread fixed and Units Fixed)'.G99 'Flocking (Thread fixed and Units Fixed)'.H93:'Flocking (Thread fixed and Units Fixed)'.H93 'Flocking (Thread fixed and Units Fixed)'.H96:'Flocking (Thread fixed and Units Fixed)'.H99 'Flocking (Thread fixed and Units Fixed)'.I93:'Flocking (Thread fixed and Units Fixed)'.I93 'Flocking (Thread fixed and Units Fixed)'.I96:'Flocking (Thread fixed and Units Fixed)'.I99 'Flocking (Thread fixed and Units Fixed)'.J93:'Flocking (Thread fixed and Units Fixed)'.J93 'Flocking (Thread fixed and Units Fixed)'.J96:'Flocking (Thread fixed and Units Fixed)'.J9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default-cell-style-name="ce7"/>
        <table:table-column table:style-name="co1" table:number-columns-repeated="4" table:default-cell-style-name="ce10"/>
        <table:table-column table:style-name="co1" table:default-cell-style-name="ce13"/>
        <table:table-column table:style-name="co1" table:default-cell-style-name="Default"/>
        <table:table-column table:style-name="co1" table:default-cell-style-name="ce3"/>
        <table:table-column table:style-name="co1" table:default-cell-style-name="ce7"/>
        <table:table-column table:style-name="co1" table:default-cell-style-name="Default"/>
        <table:table-column table:style-name="co1" table:number-columns-repeated="3" table:default-cell-style-name="ce10"/>
        <table:table-column table:style-name="co1" table:default-cell-style-name="ce13"/>
        <table:table-column table:style-name="co1" table:default-cell-style-name="Default"/>
        <table:table-column table:style-name="co1" table:default-cell-style-name="ce3"/>
        <table:table-column table:style-name="co1" table:default-cell-style-name="ce7"/>
        <table:table-column table:style-name="co1" table:default-cell-style-name="Default"/>
        <table:table-column table:style-name="co1" table:number-columns-repeated="3" table:default-cell-style-name="ce10"/>
        <table:table-column table:style-name="co1" table:default-cell-style-name="ce13"/>
        <table:table-column table:style-name="co1" table:number-columns-repeated="12" table:default-cell-style-name="Default"/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BATCHE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L 1 Batch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L 1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L 1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" office:value-type="string" calcext:value-type="string">
            <text:p>FL 8 THREAD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table:number-columns-repeated="4"/>
          <table:table-cell table:style-name="ce12" office:value-type="float" office:value="103.643333333333" calcext:value-type="float">
            <text:p>103,64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table:number-columns-repeated="4"/>
          <table:table-cell table:style-name="ce12" office:value-type="float" office:value="1.38" calcext:value-type="float">
            <text:p>1,38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table:number-columns-repeated="4"/>
          <table:table-cell table:style-name="ce12" office:value-type="float" office:value="0.17" calcext:value-type="float">
            <text:p>0,17</text:p>
          </table:table-cell>
          <table:table-cell table:number-columns-repeated="2"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12" office:value-type="float" office:value="103.643333333333" calcext:value-type="float">
            <text:p>103,64</text:p>
          </table:table-cell>
          <table:table-cell table:style-name="ce12" table:formula="of:=[.H12]" office:value-type="float" office:value="152.6" calcext:value-type="float">
            <text:p>152,60</text:p>
          </table:table-cell>
          <table:table-cell table:style-name="ce12" table:formula="of:=[.H21]" office:value-type="float" office:value="111.75" calcext:value-type="float">
            <text:p>111,75</text:p>
          </table:table-cell>
          <table:table-cell table:style-name="ce12" table:formula="of:=[.H30]" office:value-type="float" office:value="140.82" calcext:value-type="float">
            <text:p>140,82</text:p>
          </table:table-cell>
          <table:table-cell table:style-name="ce12" table:formula="of:=[.H39]" office:value-type="float" office:value="138.64" calcext:value-type="float">
            <text:p>138,64</text:p>
          </table:table-cell>
          <table:table-cell table:style-name="ce12" table:formula="of:=[.H48]" office:value-type="float" office:value="130.69" calcext:value-type="float">
            <text:p>130,69</text:p>
          </table:table-cell>
          <table:table-cell table:style-name="ce12" table:formula="of:=[.H57]" office:value-type="float" office:value="161.17" calcext:value-type="float">
            <text:p>161,17</text:p>
          </table:table-cell>
          <table:table-cell table:style-name="ce12" table:formula="of:=[.H66]" office:value-type="float" office:value="165.42" calcext:value-type="float">
            <text:p>165,42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number-columns-repeated="4"/>
          <table:table-cell office:value-type="float" office:value="115.436666666667" calcext:value-type="float">
            <text:p>115,4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style-name="ce10"/>
          <table:table-cell table:number-columns-repeated="3"/>
          <table:table-cell office:value-type="float" office:value="1.89" calcext:value-type="float">
            <text:p>1,8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style-name="ce10"/>
          <table:table-cell table:number-columns-repeated="3"/>
          <table:table-cell office:value-type="float" office:value="0.24" calcext:value-type="float">
            <text:p>0,24</text:p>
          </table:table-cell>
          <table:table-cell table:number-columns-repeated="2"/>
          <table:table-cell table:style-name="ce3" office:value-type="float" office:value="240" calcext:value-type="float">
            <text:p>240</text:p>
          </table:table-cell>
          <table:table-cell table:style-name="ce7" office:value-type="float" office:value="218.36" calcext:value-type="float">
            <text:p>218,36</text:p>
          </table:table-cell>
          <table:table-cell table:style-name="ce13" office:value-type="float" office:value="115.436666666667" calcext:value-type="float">
            <text:p>115,44</text:p>
          </table:table-cell>
          <table:table-cell table:style-name="ce13" table:formula="of:=[.H13]" office:value-type="float" office:value="176.22" calcext:value-type="float">
            <text:p>176,22</text:p>
          </table:table-cell>
          <table:table-cell table:style-name="ce13" table:formula="of:=[.H22]" office:value-type="float" office:value="120.66" calcext:value-type="float">
            <text:p>120,66</text:p>
          </table:table-cell>
          <table:table-cell table:style-name="ce13" table:formula="of:=[.H31]" office:value-type="float" office:value="142.95" calcext:value-type="float">
            <text:p>142,95</text:p>
          </table:table-cell>
          <table:table-cell table:style-name="ce13" table:formula="of:=[.H40]" office:value-type="float" office:value="140.49" calcext:value-type="float">
            <text:p>140,49</text:p>
          </table:table-cell>
          <table:table-cell table:style-name="ce13" table:formula="of:=[.H49]" office:value-type="float" office:value="144.48" calcext:value-type="float">
            <text:p>144,48</text:p>
          </table:table-cell>
          <table:table-cell table:style-name="ce13" table:formula="of:=[.H58]" office:value-type="float" office:value="172.33" calcext:value-type="float">
            <text:p>172,33</text:p>
          </table:table-cell>
          <table:table-cell table:style-name="ce13" table:formula="of:=[.H67]" office:value-type="float" office:value="167.94" calcext:value-type="float">
            <text:p>167,94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number-columns-repeated="4"/>
          <table:table-cell office:value-type="float" office:value="154.308333333333" calcext:value-type="float">
            <text:p>154,31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style-name="ce10"/>
          <table:table-cell table:number-columns-repeated="3"/>
          <table:table-cell office:value-type="float" office:value="2.58" calcext:value-type="float">
            <text:p>2,58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style-name="ce10"/>
          <table:table-cell table:number-columns-repeated="3"/>
          <table:table-cell office:value-type="float" office:value="0.32" calcext:value-type="float">
            <text:p>0,32</text:p>
          </table:table-cell>
          <table:table-cell table:number-columns-repeated="2"/>
          <table:table-cell table:style-name="ce3" office:value-type="float" office:value="480" calcext:value-type="float">
            <text:p>480</text:p>
          </table:table-cell>
          <table:table-cell table:style-name="ce7" office:value-type="float" office:value="397.82" calcext:value-type="float">
            <text:p>397,82</text:p>
          </table:table-cell>
          <table:table-cell table:style-name="ce13" office:value-type="float" office:value="154.308333333333" calcext:value-type="float">
            <text:p>154,31</text:p>
          </table:table-cell>
          <table:table-cell table:style-name="ce13" table:formula="of:=[.H14]" office:value-type="float" office:value="184.24" calcext:value-type="float">
            <text:p>184,24</text:p>
          </table:table-cell>
          <table:table-cell table:style-name="ce13" table:formula="of:=[.H23]" office:value-type="float" office:value="142.42" calcext:value-type="float">
            <text:p>142,42</text:p>
          </table:table-cell>
          <table:table-cell table:style-name="ce13" table:formula="of:=[.H32]" office:value-type="float" office:value="164.07" calcext:value-type="float">
            <text:p>164,07</text:p>
          </table:table-cell>
          <table:table-cell table:style-name="ce13" table:formula="of:=[.H41]" office:value-type="float" office:value="165.62" calcext:value-type="float">
            <text:p>165,62</text:p>
          </table:table-cell>
          <table:table-cell table:style-name="ce13" table:formula="of:=[.H50]" office:value-type="float" office:value="171.1" calcext:value-type="float">
            <text:p>171,10</text:p>
          </table:table-cell>
          <table:table-cell table:style-name="ce13" table:formula="of:=[.H59]" office:value-type="float" office:value="191.26" calcext:value-type="float">
            <text:p>191,26</text:p>
          </table:table-cell>
          <table:table-cell table:style-name="ce13" table:formula="of:=[.H68]" office:value-type="float" office:value="194.93" calcext:value-type="float">
            <text:p>194,93</text:p>
          </table:table-cell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number-columns-repeated="4"/>
          <table:table-cell office:value-type="float" office:value="170.814166666667" calcext:value-type="float">
            <text:p>170,81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style-name="ce10"/>
          <table:table-cell table:number-columns-repeated="3"/>
          <table:table-cell office:value-type="float" office:value="4.08" calcext:value-type="float">
            <text:p>4,08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style-name="ce10"/>
          <table:table-cell table:number-columns-repeated="3"/>
          <table:table-cell office:value-type="float" office:value="0.51" calcext:value-type="float">
            <text:p>0,51</text:p>
          </table:table-cell>
          <table:table-cell table:number-columns-repeated="2"/>
          <table:table-cell table:style-name="ce3" office:value-type="float" office:value="720" calcext:value-type="float">
            <text:p>720</text:p>
          </table:table-cell>
          <table:table-cell table:style-name="ce7" office:value-type="float" office:value="696.36" calcext:value-type="float">
            <text:p>696,36</text:p>
          </table:table-cell>
          <table:table-cell table:style-name="ce13" office:value-type="float" office:value="170.814166666667" calcext:value-type="float">
            <text:p>170,81</text:p>
          </table:table-cell>
          <table:table-cell table:style-name="ce13" table:formula="of:=[.H15]" office:value-type="float" office:value="211.01" calcext:value-type="float">
            <text:p>211,01</text:p>
          </table:table-cell>
          <table:table-cell table:style-name="ce13" table:formula="of:=[.H24]" office:value-type="float" office:value="171.31" calcext:value-type="float">
            <text:p>171,31</text:p>
          </table:table-cell>
          <table:table-cell table:style-name="ce13" table:formula="of:=[.H33]" office:value-type="float" office:value="191.4" calcext:value-type="float">
            <text:p>191,40</text:p>
          </table:table-cell>
          <table:table-cell table:style-name="ce13" table:formula="of:=[.H42]" office:value-type="float" office:value="192.01" calcext:value-type="float">
            <text:p>192,01</text:p>
          </table:table-cell>
          <table:table-cell table:style-name="ce13" table:formula="of:=[.H51]" office:value-type="float" office:value="192.94" calcext:value-type="float">
            <text:p>192,94</text:p>
          </table:table-cell>
          <table:table-cell table:style-name="ce13" table:formula="of:=[.H60]" office:value-type="float" office:value="204.32" calcext:value-type="float">
            <text:p>204,32</text:p>
          </table:table-cell>
          <table:table-cell table:style-name="ce13" table:formula="of:=[.H69]" office:value-type="float" office:value="206.5" calcext:value-type="float">
            <text:p>206,50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number-columns-repeated="4"/>
          <table:table-cell office:value-type="float" office:value="203.529166666667" calcext:value-type="float">
            <text:p>203,53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style-name="ce10"/>
          <table:table-cell table:number-columns-repeated="3"/>
          <table:table-cell office:value-type="float" office:value="5.44" calcext:value-type="float">
            <text:p>5,44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style-name="ce10"/>
          <table:table-cell table:number-columns-repeated="3"/>
          <table:table-cell office:value-type="float" office:value="0.68" calcext:value-type="float">
            <text:p>0,68</text:p>
          </table:table-cell>
          <table:table-cell table:number-columns-repeated="2"/>
          <table:table-cell table:style-name="ce3" office:value-type="float" office:value="960" calcext:value-type="float">
            <text:p>960</text:p>
          </table:table-cell>
          <table:table-cell table:style-name="ce7" office:value-type="float" office:value="1107.32" calcext:value-type="float">
            <text:p>1107,32</text:p>
          </table:table-cell>
          <table:table-cell table:style-name="ce13" office:value-type="float" office:value="203.529166666667" calcext:value-type="float">
            <text:p>203,53</text:p>
          </table:table-cell>
          <table:table-cell table:style-name="ce13" table:formula="of:=[.H16]" office:value-type="float" office:value="234.42" calcext:value-type="float">
            <text:p>234,42</text:p>
          </table:table-cell>
          <table:table-cell table:style-name="ce13" table:formula="of:=[.H25]" office:value-type="float" office:value="191.42" calcext:value-type="float">
            <text:p>191,42</text:p>
          </table:table-cell>
          <table:table-cell table:style-name="ce13" table:formula="of:=[.H34]" office:value-type="float" office:value="213.06" calcext:value-type="float">
            <text:p>213,06</text:p>
          </table:table-cell>
          <table:table-cell table:style-name="ce13" table:formula="of:=[.H43]" office:value-type="float" office:value="213.39" calcext:value-type="float">
            <text:p>213,39</text:p>
          </table:table-cell>
          <table:table-cell table:style-name="ce13" table:formula="of:=[.H52]" office:value-type="float" office:value="210.57" calcext:value-type="float">
            <text:p>210,57</text:p>
          </table:table-cell>
          <table:table-cell table:style-name="ce13" table:formula="of:=[.H61]" office:value-type="float" office:value="225.73" calcext:value-type="float">
            <text:p>225,73</text:p>
          </table:table-cell>
          <table:table-cell table:style-name="ce13" table:formula="of:=[.H70]" office:value-type="float" office:value="222.76" calcext:value-type="float">
            <text:p>222,76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number-columns-repeated="4"/>
          <table:table-cell office:value-type="float" office:value="225.935" calcext:value-type="float">
            <text:p>225,9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style-name="ce10"/>
          <table:table-cell table:number-columns-repeated="3"/>
          <table:table-cell office:value-type="float" office:value="7.19" calcext:value-type="float">
            <text:p>7,1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style-name="ce10"/>
          <table:table-cell table:number-columns-repeated="3"/>
          <table:table-cell office:value-type="float" office:value="0.9" calcext:value-type="float">
            <text:p>0,90</text:p>
          </table:table-cell>
          <table:table-cell table:number-columns-repeated="2"/>
          <table:table-cell table:style-name="ce3" office:value-type="float" office:value="1200" calcext:value-type="float">
            <text:p>1200</text:p>
          </table:table-cell>
          <table:table-cell table:style-name="ce7" office:value-type="float" office:value="1625.08" calcext:value-type="float">
            <text:p>1625,08</text:p>
          </table:table-cell>
          <table:table-cell table:style-name="ce13" office:value-type="float" office:value="225.935" calcext:value-type="float">
            <text:p>225,94</text:p>
          </table:table-cell>
          <table:table-cell table:style-name="ce13" table:formula="of:=[.H17]" office:value-type="float" office:value="253.54" calcext:value-type="float">
            <text:p>253,54</text:p>
          </table:table-cell>
          <table:table-cell table:style-name="ce13" table:formula="of:=[.H26]" office:value-type="float" office:value="211.13" calcext:value-type="float">
            <text:p>211,13</text:p>
          </table:table-cell>
          <table:table-cell table:style-name="ce13" table:formula="of:=[.H35]" office:value-type="float" office:value="232.66" calcext:value-type="float">
            <text:p>232,66</text:p>
          </table:table-cell>
          <table:table-cell table:style-name="ce13" table:formula="of:=[.H44]" office:value-type="float" office:value="235.16" calcext:value-type="float">
            <text:p>235,16</text:p>
          </table:table-cell>
          <table:table-cell table:style-name="ce13" table:formula="of:=[.H53]" office:value-type="float" office:value="231.73" calcext:value-type="float">
            <text:p>231,73</text:p>
          </table:table-cell>
          <table:table-cell table:style-name="ce13" table:formula="of:=[.H62]" office:value-type="float" office:value="247.34" calcext:value-type="float">
            <text:p>247,34</text:p>
          </table:table-cell>
          <table:table-cell table:style-name="ce13" table:formula="of:=[.H71]" office:value-type="float" office:value="249.47" calcext:value-type="float">
            <text:p>249,47</text:p>
          </table:table-cell>
        </table:table-row>
        <table:table-row table:style-name="ro1"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1" office:value-type="float" office:value="343.075833333333" calcext:value-type="float">
            <text:p>343,08</text:p>
          </table:table-cell>
          <table:table-cell table:style-name="ce11" office:value-type="float" office:value="259.075833333333" calcext:value-type="float">
            <text:p>259,08</text:p>
          </table:table-cell>
          <table:table-cell table:style-name="ce11" office:value-type="float" office:value="250.095" calcext:value-type="float">
            <text:p>250,10</text:p>
          </table:table-cell>
          <table:table-cell table:style-name="ce11" office:value-type="float" office:value="248.62" calcext:value-type="float">
            <text:p>248,62</text:p>
          </table:table-cell>
          <table:table-cell table:style-name="ce14" office:value-type="float" office:value="248.9375" calcext:value-type="float">
            <text:p>248,94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8.68" calcext:value-type="float">
            <text:p>8,68</text:p>
          </table:table-cell>
          <table:table-cell table:style-name="ce11" office:value-type="float" office:value="9" calcext:value-type="float">
            <text:p>9,00</text:p>
          </table:table-cell>
          <table:table-cell table:style-name="ce11" office:value-type="float" office:value="9.05" calcext:value-type="float">
            <text:p>9,05</text:p>
          </table:table-cell>
          <table:table-cell table:style-name="ce14" office:value-type="float" office:value="9.04" calcext:value-type="float">
            <text:p>9,04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4.34" calcext:value-type="float">
            <text:p>4,34</text:p>
          </table:table-cell>
          <table:table-cell table:style-name="ce11" office:value-type="float" office:value="2.25" calcext:value-type="float">
            <text:p>2,25</text:p>
          </table:table-cell>
          <table:table-cell table:style-name="ce11" office:value-type="float" office:value="1.51" calcext:value-type="float">
            <text:p>1,51</text:p>
          </table:table-cell>
          <table:table-cell table:style-name="ce14" office:value-type="float" office:value="1.13" calcext:value-type="float">
            <text:p>1,13</text:p>
          </table:table-cell>
          <table:table-cell table:number-columns-repeated="2"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4" office:value-type="float" office:value="248.9375" calcext:value-type="float">
            <text:p>248,94</text:p>
          </table:table-cell>
          <table:table-cell table:style-name="ce14" table:formula="of:=[.H18]" office:value-type="float" office:value="265.6" calcext:value-type="float">
            <text:p>265,60</text:p>
          </table:table-cell>
          <table:table-cell table:style-name="ce14" table:formula="of:=[.H27]" office:value-type="float" office:value="232.91" calcext:value-type="float">
            <text:p>232,91</text:p>
          </table:table-cell>
          <table:table-cell table:style-name="ce14" table:formula="of:=[.H36]" office:value-type="float" office:value="257.54" calcext:value-type="float">
            <text:p>257,54</text:p>
          </table:table-cell>
          <table:table-cell table:style-name="ce14" table:formula="of:=[.H45]" office:value-type="float" office:value="256.77" calcext:value-type="float">
            <text:p>256,77</text:p>
          </table:table-cell>
          <table:table-cell table:style-name="ce14" table:formula="of:=[.H54]" office:value-type="float" office:value="256.68" calcext:value-type="float">
            <text:p>256,68</text:p>
          </table:table-cell>
          <table:table-cell table:style-name="ce14" table:formula="of:=[.H63]" office:value-type="float" office:value="268.85" calcext:value-type="float">
            <text:p>268,85</text:p>
          </table:table-cell>
          <table:table-cell table:style-name="ce14" table:formula="of:=[.H72]" office:value-type="float" office:value="271.49" calcext:value-type="float">
            <text:p>271,49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4"/>
          <table:table-cell office:value-type="string" calcext:value-type="string">
            <text:p>BATCHE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L 2 Batche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L 2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l 2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" office:value-type="string" calcext:value-type="string">
            <text:p>FL 8 THREADS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table:number-columns-repeated="4"/>
          <table:table-cell table:style-name="ce12" office:value-type="float" office:value="152.6" calcext:value-type="float">
            <text:p>152,60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table:number-columns-repeated="4"/>
          <table:table-cell table:style-name="ce12" office:value-type="float" office:value="0.94" calcext:value-type="float">
            <text:p>0,94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table:number-columns-repeated="4"/>
          <table:table-cell table:style-name="ce12" office:value-type="float" office:value="0.12" calcext:value-type="float">
            <text:p>0,12</text:p>
          </table:table-cell>
          <table:table-cell table:number-columns-repeated="2"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12" table:formula="of:=[.AB12]/[.AC3]" office:value-type="float" office:value="1.38310873830123" calcext:value-type="float">
            <text:p>1,38</text:p>
          </table:table-cell>
          <table:table-cell table:style-name="ce12" table:formula="of:=[.AB12]/[.AD3]" office:value-type="float" office:value="0.939384010484928" calcext:value-type="float">
            <text:p>0,94</text:p>
          </table:table-cell>
          <table:table-cell table:style-name="ce12" table:formula="of:=[.AB12]/[.AE3]" office:value-type="float" office:value="1.282774049217" calcext:value-type="float">
            <text:p>1,28</text:p>
          </table:table-cell>
          <table:table-cell table:style-name="ce12" table:formula="of:=[.AB12]/[.AF3]" office:value-type="float" office:value="1.01796619798324" calcext:value-type="float">
            <text:p>1,02</text:p>
          </table:table-cell>
          <table:table-cell table:style-name="ce12" table:formula="of:=[.AB12]/[.AG3]" office:value-type="float" office:value="1.03397287939988" calcext:value-type="float">
            <text:p>1,03</text:p>
          </table:table-cell>
          <table:table-cell table:style-name="ce12" table:formula="of:=[.AB12]/[.AH3]" office:value-type="float" office:value="1.09687045680618" calcext:value-type="float">
            <text:p>1,10</text:p>
          </table:table-cell>
          <table:table-cell table:style-name="ce12" table:formula="of:=[.AB12]/[.AI3]" office:value-type="float" office:value="0.889433517403983" calcext:value-type="float">
            <text:p>0,89</text:p>
          </table:table-cell>
          <table:table-cell table:style-name="ce12" table:formula="of:=[.AB12]/[.AJ3]" office:value-type="float" office:value="0.866582033611413" calcext:value-type="float">
            <text:p>0,87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number-columns-repeated="4"/>
          <table:table-cell office:value-type="float" office:value="176.22" calcext:value-type="float">
            <text:p>176,2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style-name="ce10"/>
          <table:table-cell table:number-columns-repeated="3"/>
          <table:table-cell office:value-type="float" office:value="1.24" calcext:value-type="float">
            <text:p>1,2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style-name="ce10"/>
          <table:table-cell table:number-columns-repeated="3"/>
          <table:table-cell office:value-type="float" office:value="0.15" calcext:value-type="float">
            <text:p>0,15</text:p>
          </table:table-cell>
          <table:table-cell table:number-columns-repeated="2"/>
          <table:table-cell table:style-name="ce3" office:value-type="float" office:value="240" calcext:value-type="float">
            <text:p>240</text:p>
          </table:table-cell>
          <table:table-cell table:style-name="ce7" office:value-type="float" office:value="218.36" calcext:value-type="float">
            <text:p>218,36</text:p>
          </table:table-cell>
          <table:table-cell table:style-name="ce13" table:formula="of:=[.AB13]/[.AC4]" office:value-type="float" office:value="1.89160001155034" calcext:value-type="float">
            <text:p>1,89</text:p>
          </table:table-cell>
          <table:table-cell table:style-name="ce13" table:formula="of:=[.AB13]/[.AD4]" office:value-type="float" office:value="1.23913290205425" calcext:value-type="float">
            <text:p>1,24</text:p>
          </table:table-cell>
          <table:table-cell table:style-name="ce13" table:formula="of:=[.AB13]/[.AE4]" office:value-type="float" office:value="1.80971324382563" calcext:value-type="float">
            <text:p>1,81</text:p>
          </table:table-cell>
          <table:table-cell table:style-name="ce13" table:formula="of:=[.AB13]/[.AF4]" office:value-type="float" office:value="1.5275271073802" calcext:value-type="float">
            <text:p>1,53</text:p>
          </table:table-cell>
          <table:table-cell table:style-name="ce13" table:formula="of:=[.AB13]/[.AG4]" office:value-type="float" office:value="1.55427432557477" calcext:value-type="float">
            <text:p>1,55</text:p>
          </table:table-cell>
          <table:table-cell table:style-name="ce13" table:formula="of:=[.AB13]/[.AH4]" office:value-type="float" office:value="1.51135105204873" calcext:value-type="float">
            <text:p>1,51</text:p>
          </table:table-cell>
          <table:table-cell table:style-name="ce13" table:formula="of:=[.AB13]/[.AI4]" office:value-type="float" office:value="1.26710381245285" calcext:value-type="float">
            <text:p>1,27</text:p>
          </table:table-cell>
          <table:table-cell table:style-name="ce13" table:formula="of:=[.AB13]/[.AJ4]" office:value-type="float" office:value="1.30022627128736" calcext:value-type="float">
            <text:p>1,30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number-columns-repeated="4"/>
          <table:table-cell office:value-type="float" office:value="184.24" calcext:value-type="float">
            <text:p>184,24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style-name="ce10"/>
          <table:table-cell table:number-columns-repeated="3"/>
          <table:table-cell office:value-type="float" office:value="2.16" calcext:value-type="float">
            <text:p>2,16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style-name="ce10"/>
          <table:table-cell table:number-columns-repeated="3"/>
          <table:table-cell office:value-type="float" office:value="0.27" calcext:value-type="float">
            <text:p>0,27</text:p>
          </table:table-cell>
          <table:table-cell table:number-columns-repeated="2"/>
          <table:table-cell table:style-name="ce3" office:value-type="float" office:value="480" calcext:value-type="float">
            <text:p>480</text:p>
          </table:table-cell>
          <table:table-cell table:style-name="ce7" office:value-type="float" office:value="397.82" calcext:value-type="float">
            <text:p>397,82</text:p>
          </table:table-cell>
          <table:table-cell table:style-name="ce13" table:formula="of:=[.AB14]/[.AC5]" office:value-type="float" office:value="2.57808500297025" calcext:value-type="float">
            <text:p>2,58</text:p>
          </table:table-cell>
          <table:table-cell table:style-name="ce13" table:formula="of:=[.AB14]/[.AD5]" office:value-type="float" office:value="2.15924880590534" calcext:value-type="float">
            <text:p>2,16</text:p>
          </table:table-cell>
          <table:table-cell table:style-name="ce13" table:formula="of:=[.AB14]/[.AE5]" office:value-type="float" office:value="2.79328745962646" calcext:value-type="float">
            <text:p>2,79</text:p>
          </table:table-cell>
          <table:table-cell table:style-name="ce13" table:formula="of:=[.AB14]/[.AF5]" office:value-type="float" office:value="2.42469677576644" calcext:value-type="float">
            <text:p>2,42</text:p>
          </table:table-cell>
          <table:table-cell table:style-name="ce13" table:formula="of:=[.AB14]/[.AG5]" office:value-type="float" office:value="2.40200458881778" calcext:value-type="float">
            <text:p>2,40</text:p>
          </table:table-cell>
          <table:table-cell table:style-name="ce13" table:formula="of:=[.AB14]/[.AH5]" office:value-type="float" office:value="2.32507305669199" calcext:value-type="float">
            <text:p>2,33</text:p>
          </table:table-cell>
          <table:table-cell table:style-name="ce13" table:formula="of:=[.AB14]/[.AI5]" office:value-type="float" office:value="2.07999581721217" calcext:value-type="float">
            <text:p>2,08</text:p>
          </table:table-cell>
          <table:table-cell table:style-name="ce13" table:formula="of:=[.AB14]/[.AJ5]" office:value-type="float" office:value="2.04083517160006" calcext:value-type="float">
            <text:p>2,04</text:p>
          </table:table-cell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number-columns-repeated="4"/>
          <table:table-cell office:value-type="float" office:value="211.01" calcext:value-type="float">
            <text:p>211,01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style-name="ce10"/>
          <table:table-cell table:number-columns-repeated="3"/>
          <table:table-cell office:value-type="float" office:value="3.3" calcext:value-type="float">
            <text:p>3,3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style-name="ce10"/>
          <table:table-cell table:number-columns-repeated="3"/>
          <table:table-cell office:value-type="float" office:value="0.41" calcext:value-type="float">
            <text:p>0,41</text:p>
          </table:table-cell>
          <table:table-cell table:number-columns-repeated="2"/>
          <table:table-cell table:style-name="ce3" office:value-type="float" office:value="720" calcext:value-type="float">
            <text:p>720</text:p>
          </table:table-cell>
          <table:table-cell table:style-name="ce7" office:value-type="float" office:value="696.36" calcext:value-type="float">
            <text:p>696,36</text:p>
          </table:table-cell>
          <table:table-cell table:style-name="ce13" table:formula="of:=[.AB15]/[.AC6]" office:value-type="float" office:value="4.0767110456295" calcext:value-type="float">
            <text:p>4,08</text:p>
          </table:table-cell>
          <table:table-cell table:style-name="ce13" table:formula="of:=[.AB15]/[.AD6]" office:value-type="float" office:value="3.30012795602104" calcext:value-type="float">
            <text:p>3,30</text:p>
          </table:table-cell>
          <table:table-cell table:style-name="ce13" table:formula="of:=[.AB15]/[.AE6]" office:value-type="float" office:value="4.06491156383165" calcext:value-type="float">
            <text:p>4,06</text:p>
          </table:table-cell>
          <table:table-cell table:style-name="ce13" table:formula="of:=[.AB15]/[.AF6]" office:value-type="float" office:value="3.63824451410658" calcext:value-type="float">
            <text:p>3,64</text:p>
          </table:table-cell>
          <table:table-cell table:style-name="ce13" table:formula="of:=[.AB15]/[.AG6]" office:value-type="float" office:value="3.62668611009843" calcext:value-type="float">
            <text:p>3,63</text:p>
          </table:table-cell>
          <table:table-cell table:style-name="ce13" table:formula="of:=[.AB15]/[.AH6]" office:value-type="float" office:value="3.60920493417643" calcext:value-type="float">
            <text:p>3,61</text:p>
          </table:table-cell>
          <table:table-cell table:style-name="ce13" table:formula="of:=[.AB15]/[.AI6]" office:value-type="float" office:value="3.40818324197338" calcext:value-type="float">
            <text:p>3,41</text:p>
          </table:table-cell>
          <table:table-cell table:style-name="ce13" table:formula="of:=[.AB15]/[.AJ6]" office:value-type="float" office:value="3.37220338983051" calcext:value-type="float">
            <text:p>3,37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number-columns-repeated="4"/>
          <table:table-cell office:value-type="float" office:value="234.42" calcext:value-type="float">
            <text:p>234,4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style-name="ce10"/>
          <table:table-cell table:number-columns-repeated="3"/>
          <table:table-cell office:value-type="float" office:value="4.72" calcext:value-type="float">
            <text:p>4,7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style-name="ce10"/>
          <table:table-cell table:number-columns-repeated="3"/>
          <table:table-cell office:value-type="float" office:value="0.59" calcext:value-type="float">
            <text:p>0,59</text:p>
          </table:table-cell>
          <table:table-cell table:number-columns-repeated="2"/>
          <table:table-cell table:style-name="ce3" office:value-type="float" office:value="960" calcext:value-type="float">
            <text:p>960</text:p>
          </table:table-cell>
          <table:table-cell table:style-name="ce7" office:value-type="float" office:value="1107.32" calcext:value-type="float">
            <text:p>1107,32</text:p>
          </table:table-cell>
          <table:table-cell table:style-name="ce13" table:formula="of:=[.AB16]/[.AC7]" office:value-type="float" office:value="5.44059614715335" calcext:value-type="float">
            <text:p>5,44</text:p>
          </table:table-cell>
          <table:table-cell table:style-name="ce13" table:formula="of:=[.AB16]/[.AD7]" office:value-type="float" office:value="4.72365839092228" calcext:value-type="float">
            <text:p>4,72</text:p>
          </table:table-cell>
          <table:table-cell table:style-name="ce13" table:formula="of:=[.AB16]/[.AE7]" office:value-type="float" office:value="5.78476648208129" calcext:value-type="float">
            <text:p>5,78</text:p>
          </table:table-cell>
          <table:table-cell table:style-name="ce13" table:formula="of:=[.AB16]/[.AF7]" office:value-type="float" office:value="5.19722143996996" calcext:value-type="float">
            <text:p>5,20</text:p>
          </table:table-cell>
          <table:table-cell table:style-name="ce13" table:formula="of:=[.AB16]/[.AG7]" office:value-type="float" office:value="5.18918412296734" calcext:value-type="float">
            <text:p>5,19</text:p>
          </table:table-cell>
          <table:table-cell table:style-name="ce13" table:formula="of:=[.AB16]/[.AH7]" office:value-type="float" office:value="5.25867882414399" calcext:value-type="float">
            <text:p>5,26</text:p>
          </table:table-cell>
          <table:table-cell table:style-name="ce13" table:formula="of:=[.AB16]/[.AI7]" office:value-type="float" office:value="4.90550657865592" calcext:value-type="float">
            <text:p>4,91</text:p>
          </table:table-cell>
          <table:table-cell table:style-name="ce13" table:formula="of:=[.AB16]/[.AJ7]" office:value-type="float" office:value="4.97091039683965" calcext:value-type="float">
            <text:p>4,97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number-columns-repeated="4"/>
          <table:table-cell office:value-type="float" office:value="253.54" calcext:value-type="float">
            <text:p>253,5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style-name="ce10"/>
          <table:table-cell table:number-columns-repeated="3"/>
          <table:table-cell office:value-type="float" office:value="6.41" calcext:value-type="float">
            <text:p>6,4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style-name="ce10"/>
          <table:table-cell table:number-columns-repeated="3"/>
          <table:table-cell office:value-type="float" office:value="0.8" calcext:value-type="float">
            <text:p>0,80</text:p>
          </table:table-cell>
          <table:table-cell table:number-columns-repeated="2"/>
          <table:table-cell table:style-name="ce3" office:value-type="float" office:value="1200" calcext:value-type="float">
            <text:p>1200</text:p>
          </table:table-cell>
          <table:table-cell table:style-name="ce7" office:value-type="float" office:value="1625.08" calcext:value-type="float">
            <text:p>1625,08</text:p>
          </table:table-cell>
          <table:table-cell table:style-name="ce13" table:formula="of:=[.AB17]/[.AC8]" office:value-type="float" office:value="7.19268816252462" calcext:value-type="float">
            <text:p>7,19</text:p>
          </table:table-cell>
          <table:table-cell table:style-name="ce13" table:formula="of:=[.AB17]/[.AD8]" office:value-type="float" office:value="6.40956062159817" calcext:value-type="float">
            <text:p>6,41</text:p>
          </table:table-cell>
          <table:table-cell table:style-name="ce13" table:formula="of:=[.AB17]/[.AE8]" office:value-type="float" office:value="7.69705868422299" calcext:value-type="float">
            <text:p>7,70</text:p>
          </table:table-cell>
          <table:table-cell table:style-name="ce13" table:formula="of:=[.AB17]/[.AF8]" office:value-type="float" office:value="6.98478466431703" calcext:value-type="float">
            <text:p>6,98</text:p>
          </table:table-cell>
          <table:table-cell table:style-name="ce13" table:formula="of:=[.AB17]/[.AG8]" office:value-type="float" office:value="6.91052900153087" calcext:value-type="float">
            <text:p>6,91</text:p>
          </table:table-cell>
          <table:table-cell table:style-name="ce13" table:formula="of:=[.AB17]/[.AH8]" office:value-type="float" office:value="7.01281664005524" calcext:value-type="float">
            <text:p>7,01</text:p>
          </table:table-cell>
          <table:table-cell table:style-name="ce13" table:formula="of:=[.AB17]/[.AI8]" office:value-type="float" office:value="6.57022721759521" calcext:value-type="float">
            <text:p>6,57</text:p>
          </table:table-cell>
          <table:table-cell table:style-name="ce13" table:formula="of:=[.AB17]/[.AJ8]" office:value-type="float" office:value="6.51412995550567" calcext:value-type="float">
            <text:p>6,51</text:p>
          </table:table-cell>
        </table:table-row>
        <table:table-row table:style-name="ro1"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1" office:value-type="float" office:value="343.075833333333" calcext:value-type="float">
            <text:p>343,08</text:p>
          </table:table-cell>
          <table:table-cell table:style-name="ce11" office:value-type="float" office:value="275.36" calcext:value-type="float">
            <text:p>275,36</text:p>
          </table:table-cell>
          <table:table-cell table:style-name="ce11" office:value-type="float" office:value="272.67" calcext:value-type="float">
            <text:p>272,67</text:p>
          </table:table-cell>
          <table:table-cell table:style-name="ce11" office:value-type="float" office:value="271.55" calcext:value-type="float">
            <text:p>271,55</text:p>
          </table:table-cell>
          <table:table-cell table:style-name="ce14" office:value-type="float" office:value="265.6" calcext:value-type="float">
            <text:p>265,60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8.17" calcext:value-type="float">
            <text:p>8,17</text:p>
          </table:table-cell>
          <table:table-cell table:style-name="ce11" office:value-type="float" office:value="8.25" calcext:value-type="float">
            <text:p>8,25</text:p>
          </table:table-cell>
          <table:table-cell table:style-name="ce11" office:value-type="float" office:value="8.29" calcext:value-type="float">
            <text:p>8,29</text:p>
          </table:table-cell>
          <table:table-cell table:style-name="ce14" office:value-type="float" office:value="8.47" calcext:value-type="float">
            <text:p>8,47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4.09" calcext:value-type="float">
            <text:p>4,09</text:p>
          </table:table-cell>
          <table:table-cell table:style-name="ce11" office:value-type="float" office:value="2.06" calcext:value-type="float">
            <text:p>2,06</text:p>
          </table:table-cell>
          <table:table-cell table:style-name="ce11" office:value-type="float" office:value="1.38" calcext:value-type="float">
            <text:p>1,38</text:p>
          </table:table-cell>
          <table:table-cell table:style-name="ce14" office:value-type="float" office:value="1.06" calcext:value-type="float">
            <text:p>1,06</text:p>
          </table:table-cell>
          <table:table-cell table:number-columns-repeated="2"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4" table:formula="of:=[.AB18]/[.AC9]" office:value-type="float" office:value="9.03809189053477" calcext:value-type="float">
            <text:p>9,04</text:p>
          </table:table-cell>
          <table:table-cell table:style-name="ce14" table:formula="of:=[.AB18]/[.AD9]" office:value-type="float" office:value="8.4710843373494" calcext:value-type="float">
            <text:p>8,47</text:p>
          </table:table-cell>
          <table:table-cell table:style-name="ce14" table:formula="of:=[.AB18]/[.AE9]" office:value-type="float" office:value="9.66004035893693" calcext:value-type="float">
            <text:p>9,66</text:p>
          </table:table-cell>
          <table:table-cell table:style-name="ce14" table:formula="of:=[.AB18]/[.AF9]" office:value-type="float" office:value="8.7361963190184" calcext:value-type="float">
            <text:p>8,74</text:p>
          </table:table-cell>
          <table:table-cell table:style-name="ce14" table:formula="of:=[.AB18]/[.AG9]" office:value-type="float" office:value="8.76239436071192" calcext:value-type="float">
            <text:p>8,76</text:p>
          </table:table-cell>
          <table:table-cell table:style-name="ce14" table:formula="of:=[.AB18]/[.AH9]" office:value-type="float" office:value="8.76546672900109" calcext:value-type="float">
            <text:p>8,77</text:p>
          </table:table-cell>
          <table:table-cell table:style-name="ce14" table:formula="of:=[.AB18]/[.AI9]" office:value-type="float" office:value="8.36868142086665" calcext:value-type="float">
            <text:p>8,37</text:p>
          </table:table-cell>
          <table:table-cell table:style-name="ce14" table:formula="of:=[.AB18]/[.AJ9]" office:value-type="float" office:value="8.2873033997569" calcext:value-type="float">
            <text:p>8,29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l 4 Batche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L 4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l 4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" office:value-type="string" calcext:value-type="string">
            <text:p>FL 8 THREADS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table:number-columns-repeated="4"/>
          <table:table-cell table:style-name="ce12" office:value-type="float" office:value="111.75" calcext:value-type="float">
            <text:p>111,75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table:number-columns-repeated="4"/>
          <table:table-cell table:style-name="ce12" office:value-type="float" office:value="1.28" calcext:value-type="float">
            <text:p>1,28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table:number-columns-repeated="4"/>
          <table:table-cell table:style-name="ce12" office:value-type="float" office:value="0.16" calcext:value-type="float">
            <text:p>0,16</text:p>
          </table:table-cell>
          <table:table-cell table:number-columns-repeated="2"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12" table:formula="of:=[.AC12]/8" office:value-type="float" office:value="0.172888592287654" calcext:value-type="float">
            <text:p>0,17</text:p>
          </table:table-cell>
          <table:table-cell table:style-name="ce12" table:formula="of:=[.AD12]/8" office:value-type="float" office:value="0.117423001310616" calcext:value-type="float">
            <text:p>0,12</text:p>
          </table:table-cell>
          <table:table-cell table:style-name="ce12" table:formula="of:=[.AE12]/8" office:value-type="float" office:value="0.160346756152125" calcext:value-type="float">
            <text:p>0,16</text:p>
          </table:table-cell>
          <table:table-cell table:style-name="ce12" table:formula="of:=[.AF12]/8" office:value-type="float" office:value="0.127245774747905" calcext:value-type="float">
            <text:p>0,13</text:p>
          </table:table-cell>
          <table:table-cell table:style-name="ce12" table:formula="of:=[.AG12]/8" office:value-type="float" office:value="0.129246609924986" calcext:value-type="float">
            <text:p>0,13</text:p>
          </table:table-cell>
          <table:table-cell table:style-name="ce12" table:formula="of:=[.AH12]/8" office:value-type="float" office:value="0.137108807100773" calcext:value-type="float">
            <text:p>0,14</text:p>
          </table:table-cell>
          <table:table-cell table:style-name="ce12" table:formula="of:=[.AI12]/8" office:value-type="float" office:value="0.111179189675498" calcext:value-type="float">
            <text:p>0,11</text:p>
          </table:table-cell>
          <table:table-cell table:style-name="ce12" table:formula="of:=[.AJ12]/8" office:value-type="float" office:value="0.108322754201427" calcext:value-type="float">
            <text:p>0,11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number-columns-repeated="4"/>
          <table:table-cell office:value-type="float" office:value="120.66" calcext:value-type="float">
            <text:p>120,66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style-name="ce10"/>
          <table:table-cell table:number-columns-repeated="3"/>
          <table:table-cell office:value-type="float" office:value="1.81" calcext:value-type="float">
            <text:p>1,8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style-name="ce10"/>
          <table:table-cell table:number-columns-repeated="3"/>
          <table:table-cell office:value-type="float" office:value="0.23" calcext:value-type="float">
            <text:p>0,23</text:p>
          </table:table-cell>
          <table:table-cell table:number-columns-repeated="2"/>
          <table:table-cell table:style-name="ce3" office:value-type="float" office:value="240" calcext:value-type="float">
            <text:p>240</text:p>
          </table:table-cell>
          <table:table-cell table:style-name="ce7" office:value-type="float" office:value="218.36" calcext:value-type="float">
            <text:p>218,36</text:p>
          </table:table-cell>
          <table:table-cell table:style-name="ce13" table:formula="of:=[.AC13]/8" office:value-type="float" office:value="0.236450001443792" calcext:value-type="float">
            <text:p>0,24</text:p>
          </table:table-cell>
          <table:table-cell table:style-name="ce13" table:formula="of:=[.AD13]/8" office:value-type="float" office:value="0.154891612756781" calcext:value-type="float">
            <text:p>0,15</text:p>
          </table:table-cell>
          <table:table-cell table:style-name="ce13" table:formula="of:=[.AE13]/8" office:value-type="float" office:value="0.226214155478203" calcext:value-type="float">
            <text:p>0,23</text:p>
          </table:table-cell>
          <table:table-cell table:style-name="ce13" table:formula="of:=[.AF13]/8" office:value-type="float" office:value="0.190940888422525" calcext:value-type="float">
            <text:p>0,19</text:p>
          </table:table-cell>
          <table:table-cell table:style-name="ce13" table:formula="of:=[.AG13]/8" office:value-type="float" office:value="0.194284290696847" calcext:value-type="float">
            <text:p>0,19</text:p>
          </table:table-cell>
          <table:table-cell table:style-name="ce13" table:formula="of:=[.AH13]/8" office:value-type="float" office:value="0.188918881506091" calcext:value-type="float">
            <text:p>0,19</text:p>
          </table:table-cell>
          <table:table-cell table:style-name="ce13" table:formula="of:=[.AI13]/8" office:value-type="float" office:value="0.158387976556607" calcext:value-type="float">
            <text:p>0,16</text:p>
          </table:table-cell>
          <table:table-cell table:style-name="ce13" table:formula="of:=[.AJ13]/8" office:value-type="float" office:value="0.162528283910921" calcext:value-type="float">
            <text:p>0,16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number-columns-repeated="4"/>
          <table:table-cell office:value-type="float" office:value="142.42" calcext:value-type="float">
            <text:p>142,42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style-name="ce10"/>
          <table:table-cell table:number-columns-repeated="3"/>
          <table:table-cell office:value-type="float" office:value="2.79" calcext:value-type="float">
            <text:p>2,79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style-name="ce10"/>
          <table:table-cell table:number-columns-repeated="3"/>
          <table:table-cell office:value-type="float" office:value="0.35" calcext:value-type="float">
            <text:p>0,35</text:p>
          </table:table-cell>
          <table:table-cell table:number-columns-repeated="2"/>
          <table:table-cell table:style-name="ce3" office:value-type="float" office:value="480" calcext:value-type="float">
            <text:p>480</text:p>
          </table:table-cell>
          <table:table-cell table:style-name="ce7" office:value-type="float" office:value="397.82" calcext:value-type="float">
            <text:p>397,82</text:p>
          </table:table-cell>
          <table:table-cell table:style-name="ce13" table:formula="of:=[.AC14]/8" office:value-type="float" office:value="0.322260625371281" calcext:value-type="float">
            <text:p>0,32</text:p>
          </table:table-cell>
          <table:table-cell table:style-name="ce13" table:formula="of:=[.AD14]/8" office:value-type="float" office:value="0.269906100738168" calcext:value-type="float">
            <text:p>0,27</text:p>
          </table:table-cell>
          <table:table-cell table:style-name="ce13" table:formula="of:=[.AE14]/8" office:value-type="float" office:value="0.349160932453307" calcext:value-type="float">
            <text:p>0,35</text:p>
          </table:table-cell>
          <table:table-cell table:style-name="ce13" table:formula="of:=[.AF14]/8" office:value-type="float" office:value="0.303087096970805" calcext:value-type="float">
            <text:p>0,30</text:p>
          </table:table-cell>
          <table:table-cell table:style-name="ce13" table:formula="of:=[.AG14]/8" office:value-type="float" office:value="0.300250573602222" calcext:value-type="float">
            <text:p>0,30</text:p>
          </table:table-cell>
          <table:table-cell table:style-name="ce13" table:formula="of:=[.AH14]/8" office:value-type="float" office:value="0.290634132086499" calcext:value-type="float">
            <text:p>0,29</text:p>
          </table:table-cell>
          <table:table-cell table:style-name="ce13" table:formula="of:=[.AI14]/8" office:value-type="float" office:value="0.259999477151522" calcext:value-type="float">
            <text:p>0,26</text:p>
          </table:table-cell>
          <table:table-cell table:style-name="ce13" table:formula="of:=[.AJ14]/8" office:value-type="float" office:value="0.255104396450008" calcext:value-type="float">
            <text:p>0,26</text:p>
          </table:table-cell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number-columns-repeated="4"/>
          <table:table-cell office:value-type="float" office:value="171.31" calcext:value-type="float">
            <text:p>171,31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style-name="ce10"/>
          <table:table-cell table:number-columns-repeated="3"/>
          <table:table-cell office:value-type="float" office:value="4.06" calcext:value-type="float">
            <text:p>4,06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style-name="ce10"/>
          <table:table-cell table:number-columns-repeated="3"/>
          <table:table-cell office:value-type="float" office:value="0.51" calcext:value-type="float">
            <text:p>0,51</text:p>
          </table:table-cell>
          <table:table-cell table:number-columns-repeated="2"/>
          <table:table-cell table:style-name="ce3" office:value-type="float" office:value="720" calcext:value-type="float">
            <text:p>720</text:p>
          </table:table-cell>
          <table:table-cell table:style-name="ce7" office:value-type="float" office:value="696.36" calcext:value-type="float">
            <text:p>696,36</text:p>
          </table:table-cell>
          <table:table-cell table:style-name="ce13" table:formula="of:=[.AC15]/8" office:value-type="float" office:value="0.509588880703688" calcext:value-type="float">
            <text:p>0,51</text:p>
          </table:table-cell>
          <table:table-cell table:style-name="ce13" table:formula="of:=[.AD15]/8" office:value-type="float" office:value="0.41251599450263" calcext:value-type="float">
            <text:p>0,41</text:p>
          </table:table-cell>
          <table:table-cell table:style-name="ce13" table:formula="of:=[.AE15]/8" office:value-type="float" office:value="0.508113945478956" calcext:value-type="float">
            <text:p>0,51</text:p>
          </table:table-cell>
          <table:table-cell table:style-name="ce13" table:formula="of:=[.AF15]/8" office:value-type="float" office:value="0.454780564263323" calcext:value-type="float">
            <text:p>0,45</text:p>
          </table:table-cell>
          <table:table-cell table:style-name="ce13" table:formula="of:=[.AG15]/8" office:value-type="float" office:value="0.453335763762304" calcext:value-type="float">
            <text:p>0,45</text:p>
          </table:table-cell>
          <table:table-cell table:style-name="ce13" table:formula="of:=[.AH15]/8" office:value-type="float" office:value="0.451150616772054" calcext:value-type="float">
            <text:p>0,45</text:p>
          </table:table-cell>
          <table:table-cell table:style-name="ce13" table:formula="of:=[.AI15]/8" office:value-type="float" office:value="0.426022905246672" calcext:value-type="float">
            <text:p>0,43</text:p>
          </table:table-cell>
          <table:table-cell table:style-name="ce13" table:formula="of:=[.AJ15]/8" office:value-type="float" office:value="0.421525423728814" calcext:value-type="float">
            <text:p>0,42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number-columns-repeated="4"/>
          <table:table-cell office:value-type="float" office:value="191.42" calcext:value-type="float">
            <text:p>191,4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style-name="ce10"/>
          <table:table-cell table:number-columns-repeated="3"/>
          <table:table-cell office:value-type="float" office:value="5.78" calcext:value-type="float">
            <text:p>5,78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style-name="ce10"/>
          <table:table-cell table:number-columns-repeated="3"/>
          <table:table-cell office:value-type="float" office:value="0.72" calcext:value-type="float">
            <text:p>0,72</text:p>
          </table:table-cell>
          <table:table-cell table:number-columns-repeated="2"/>
          <table:table-cell table:style-name="ce3" office:value-type="float" office:value="960" calcext:value-type="float">
            <text:p>960</text:p>
          </table:table-cell>
          <table:table-cell table:style-name="ce7" office:value-type="float" office:value="1107.32" calcext:value-type="float">
            <text:p>1107,32</text:p>
          </table:table-cell>
          <table:table-cell table:style-name="ce13" table:formula="of:=[.AC16]/8" office:value-type="float" office:value="0.680074518394168" calcext:value-type="float">
            <text:p>0,68</text:p>
          </table:table-cell>
          <table:table-cell table:style-name="ce13" table:formula="of:=[.AD16]/8" office:value-type="float" office:value="0.590457298865285" calcext:value-type="float">
            <text:p>0,59</text:p>
          </table:table-cell>
          <table:table-cell table:style-name="ce13" table:formula="of:=[.AE16]/8" office:value-type="float" office:value="0.723095810260161" calcext:value-type="float">
            <text:p>0,72</text:p>
          </table:table-cell>
          <table:table-cell table:style-name="ce13" table:formula="of:=[.AF16]/8" office:value-type="float" office:value="0.649652679996245" calcext:value-type="float">
            <text:p>0,65</text:p>
          </table:table-cell>
          <table:table-cell table:style-name="ce13" table:formula="of:=[.AG16]/8" office:value-type="float" office:value="0.648648015370917" calcext:value-type="float">
            <text:p>0,65</text:p>
          </table:table-cell>
          <table:table-cell table:style-name="ce13" table:formula="of:=[.AH16]/8" office:value-type="float" office:value="0.657334853017999" calcext:value-type="float">
            <text:p>0,66</text:p>
          </table:table-cell>
          <table:table-cell table:style-name="ce13" table:formula="of:=[.AI16]/8" office:value-type="float" office:value="0.61318832233199" calcext:value-type="float">
            <text:p>0,61</text:p>
          </table:table-cell>
          <table:table-cell table:style-name="ce13" table:formula="of:=[.AJ16]/8" office:value-type="float" office:value="0.621363799604956" calcext:value-type="float">
            <text:p>0,62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number-columns-repeated="4"/>
          <table:table-cell office:value-type="float" office:value="211.13" calcext:value-type="float">
            <text:p>211,1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style-name="ce10"/>
          <table:table-cell table:number-columns-repeated="3"/>
          <table:table-cell office:value-type="float" office:value="7.7" calcext:value-type="float">
            <text:p>7,7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style-name="ce10"/>
          <table:table-cell table:number-columns-repeated="3"/>
          <table:table-cell office:value-type="float" office:value="0.96" calcext:value-type="float">
            <text:p>0,96</text:p>
          </table:table-cell>
          <table:table-cell table:number-columns-repeated="2"/>
          <table:table-cell table:style-name="ce3" office:value-type="float" office:value="1200" calcext:value-type="float">
            <text:p>1200</text:p>
          </table:table-cell>
          <table:table-cell table:style-name="ce7" office:value-type="float" office:value="1625.08" calcext:value-type="float">
            <text:p>1625,08</text:p>
          </table:table-cell>
          <table:table-cell table:style-name="ce13" table:formula="of:=[.AC17]/8" office:value-type="float" office:value="0.899086020315578" calcext:value-type="float">
            <text:p>0,90</text:p>
          </table:table-cell>
          <table:table-cell table:style-name="ce13" table:formula="of:=[.AD17]/8" office:value-type="float" office:value="0.801195077699771" calcext:value-type="float">
            <text:p>0,80</text:p>
          </table:table-cell>
          <table:table-cell table:style-name="ce13" table:formula="of:=[.AE17]/8" office:value-type="float" office:value="0.962132335527874" calcext:value-type="float">
            <text:p>0,96</text:p>
          </table:table-cell>
          <table:table-cell table:style-name="ce13" table:formula="of:=[.AF17]/8" office:value-type="float" office:value="0.873098083039629" calcext:value-type="float">
            <text:p>0,87</text:p>
          </table:table-cell>
          <table:table-cell table:style-name="ce13" table:formula="of:=[.AG17]/8" office:value-type="float" office:value="0.863816125191359" calcext:value-type="float">
            <text:p>0,86</text:p>
          </table:table-cell>
          <table:table-cell table:style-name="ce13" table:formula="of:=[.AH17]/8" office:value-type="float" office:value="0.876602080006905" calcext:value-type="float">
            <text:p>0,88</text:p>
          </table:table-cell>
          <table:table-cell table:style-name="ce13" table:formula="of:=[.AI17]/8" office:value-type="float" office:value="0.821278402199402" calcext:value-type="float">
            <text:p>0,82</text:p>
          </table:table-cell>
          <table:table-cell table:style-name="ce13" table:formula="of:=[.AJ17]/8" office:value-type="float" office:value="0.814266244438209" calcext:value-type="float">
            <text:p>0,81</text:p>
          </table:table-cell>
        </table:table-row>
        <table:table-row table:style-name="ro1"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1" office:value-type="float" office:value="343.075833333333" calcext:value-type="float">
            <text:p>343,08</text:p>
          </table:table-cell>
          <table:table-cell table:style-name="ce11" office:value-type="float" office:value="246.94" calcext:value-type="float">
            <text:p>246,94</text:p>
          </table:table-cell>
          <table:table-cell table:style-name="ce11" office:value-type="float" office:value="239.59" calcext:value-type="float">
            <text:p>239,59</text:p>
          </table:table-cell>
          <table:table-cell table:style-name="ce11" office:value-type="float" office:value="235.95" calcext:value-type="float">
            <text:p>235,95</text:p>
          </table:table-cell>
          <table:table-cell table:style-name="ce14" office:value-type="float" office:value="232.91" calcext:value-type="float">
            <text:p>232,91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9.11" calcext:value-type="float">
            <text:p>9,11</text:p>
          </table:table-cell>
          <table:table-cell table:style-name="ce11" office:value-type="float" office:value="9.39" calcext:value-type="float">
            <text:p>9,39</text:p>
          </table:table-cell>
          <table:table-cell table:style-name="ce11" office:value-type="float" office:value="9.54" calcext:value-type="float">
            <text:p>9,54</text:p>
          </table:table-cell>
          <table:table-cell table:style-name="ce14" office:value-type="float" office:value="9.66" calcext:value-type="float">
            <text:p>9,66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4.56" calcext:value-type="float">
            <text:p>4,56</text:p>
          </table:table-cell>
          <table:table-cell table:style-name="ce11" office:value-type="float" office:value="2.35" calcext:value-type="float">
            <text:p>2,35</text:p>
          </table:table-cell>
          <table:table-cell table:style-name="ce11" office:value-type="float" office:value="1.59" calcext:value-type="float">
            <text:p>1,59</text:p>
          </table:table-cell>
          <table:table-cell table:style-name="ce14" office:value-type="float" office:value="1.21" calcext:value-type="float">
            <text:p>1,21</text:p>
          </table:table-cell>
          <table:table-cell table:number-columns-repeated="2"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4" table:formula="of:=[.AC18]/8" office:value-type="float" office:value="1.12976148631685" calcext:value-type="float">
            <text:p>1,13</text:p>
          </table:table-cell>
          <table:table-cell table:style-name="ce14" table:formula="of:=[.AD18]/8" office:value-type="float" office:value="1.05888554216867" calcext:value-type="float">
            <text:p>1,06</text:p>
          </table:table-cell>
          <table:table-cell table:style-name="ce14" table:formula="of:=[.AE18]/8" office:value-type="float" office:value="1.20750504486712" calcext:value-type="float">
            <text:p>1,21</text:p>
          </table:table-cell>
          <table:table-cell table:style-name="ce14" table:formula="of:=[.AF18]/8" office:value-type="float" office:value="1.0920245398773" calcext:value-type="float">
            <text:p>1,09</text:p>
          </table:table-cell>
          <table:table-cell table:style-name="ce14" table:formula="of:=[.AG18]/8" office:value-type="float" office:value="1.09529929508899" calcext:value-type="float">
            <text:p>1,10</text:p>
          </table:table-cell>
          <table:table-cell table:style-name="ce14" table:formula="of:=[.AH18]/8" office:value-type="float" office:value="1.09568334112514" calcext:value-type="float">
            <text:p>1,10</text:p>
          </table:table-cell>
          <table:table-cell table:style-name="ce14" table:formula="of:=[.AI18]/8" office:value-type="float" office:value="1.04608517760833" calcext:value-type="float">
            <text:p>1,05</text:p>
          </table:table-cell>
          <table:table-cell table:style-name="ce14" table:formula="of:=[.AJ18]/8" office:value-type="float" office:value="1.03591292496961" calcext:value-type="float">
            <text:p>1,04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L 8 Batche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L 8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l 8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table:number-columns-repeated="4"/>
          <table:table-cell table:style-name="ce12" office:value-type="float" office:value="140.82" calcext:value-type="float">
            <text:p>140,82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table:number-columns-repeated="4"/>
          <table:table-cell table:style-name="ce12" office:value-type="float" office:value="1.02" calcext:value-type="float">
            <text:p>1,02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table:number-columns-repeated="4"/>
          <table:table-cell table:style-name="ce12" office:value-type="float" office:value="0.13" calcext:value-type="float">
            <text:p>0,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number-columns-repeated="4"/>
          <table:table-cell office:value-type="float" office:value="142.95" calcext:value-type="float">
            <text:p>142,9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style-name="ce10"/>
          <table:table-cell table:number-columns-repeated="3"/>
          <table:table-cell office:value-type="float" office:value="1.53" calcext:value-type="float">
            <text:p>1,5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style-name="ce10"/>
          <table:table-cell table:number-columns-repeated="3"/>
          <table:table-cell office:value-type="float" office:value="0.19" calcext:value-type="float">
            <text:p>0,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number-columns-repeated="4"/>
          <table:table-cell office:value-type="float" office:value="164.07" calcext:value-type="float">
            <text:p>164,07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style-name="ce10"/>
          <table:table-cell table:number-columns-repeated="3"/>
          <table:table-cell office:value-type="float" office:value="2.42" calcext:value-type="float">
            <text:p>2,42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style-name="ce10"/>
          <table:table-cell table:number-columns-repeated="3"/>
          <table:table-cell office:value-type="float" office:value="0.3" calcext:value-type="float">
            <text:p>0,3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number-columns-repeated="4"/>
          <table:table-cell office:value-type="float" office:value="191.4" calcext:value-type="float">
            <text:p>191,4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style-name="ce10"/>
          <table:table-cell table:number-columns-repeated="3"/>
          <table:table-cell office:value-type="float" office:value="3.64" calcext:value-type="float">
            <text:p>3,64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style-name="ce10"/>
          <table:table-cell table:number-columns-repeated="3"/>
          <table:table-cell office:value-type="float" office:value="0.45" calcext:value-type="float">
            <text:p>0,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number-columns-repeated="4"/>
          <table:table-cell office:value-type="float" office:value="213.06" calcext:value-type="float">
            <text:p>213,06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style-name="ce10"/>
          <table:table-cell table:number-columns-repeated="3"/>
          <table:table-cell office:value-type="float" office:value="5.2" calcext:value-type="float">
            <text:p>5,20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style-name="ce10"/>
          <table:table-cell table:number-columns-repeated="3"/>
          <table:table-cell office:value-type="float" office:value="0.65" calcext:value-type="float">
            <text:p>0,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number-columns-repeated="4"/>
          <table:table-cell office:value-type="float" office:value="232.66" calcext:value-type="float">
            <text:p>232,6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style-name="ce10"/>
          <table:table-cell table:number-columns-repeated="3"/>
          <table:table-cell office:value-type="float" office:value="6.98" calcext:value-type="float">
            <text:p>6,9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style-name="ce10"/>
          <table:table-cell table:number-columns-repeated="3"/>
          <table:table-cell office:value-type="float" office:value="0.87" calcext:value-type="float">
            <text:p>0,87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1" office:value-type="float" office:value="343.075833333333" calcext:value-type="float">
            <text:p>343,08</text:p>
          </table:table-cell>
          <table:table-cell table:style-name="ce11" office:value-type="float" office:value="266.68" calcext:value-type="float">
            <text:p>266,68</text:p>
          </table:table-cell>
          <table:table-cell table:style-name="ce11" office:value-type="float" office:value="262.39" calcext:value-type="float">
            <text:p>262,39</text:p>
          </table:table-cell>
          <table:table-cell table:style-name="ce11" office:value-type="float" office:value="259.84" calcext:value-type="float">
            <text:p>259,84</text:p>
          </table:table-cell>
          <table:table-cell table:style-name="ce14" office:value-type="float" office:value="257.54" calcext:value-type="float">
            <text:p>257,54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8.44" calcext:value-type="float">
            <text:p>8,44</text:p>
          </table:table-cell>
          <table:table-cell table:style-name="ce11" office:value-type="float" office:value="8.57" calcext:value-type="float">
            <text:p>8,57</text:p>
          </table:table-cell>
          <table:table-cell table:style-name="ce11" office:value-type="float" office:value="8.66" calcext:value-type="float">
            <text:p>8,66</text:p>
          </table:table-cell>
          <table:table-cell table:style-name="ce14" office:value-type="float" office:value="8.74" calcext:value-type="float">
            <text:p>8,74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4.22" calcext:value-type="float">
            <text:p>4,22</text:p>
          </table:table-cell>
          <table:table-cell table:style-name="ce11" office:value-type="float" office:value="2.14" calcext:value-type="float">
            <text:p>2,14</text:p>
          </table:table-cell>
          <table:table-cell table:style-name="ce11" office:value-type="float" office:value="1.44" calcext:value-type="float">
            <text:p>1,44</text:p>
          </table:table-cell>
          <table:table-cell table:style-name="ce14" office:value-type="float" office:value="1.09" calcext:value-type="float">
            <text:p>1,09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L 16 Batche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L 16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L 16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table:number-columns-repeated="4"/>
          <table:table-cell table:style-name="ce12" office:value-type="float" office:value="138.64" calcext:value-type="float">
            <text:p>138,64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table:number-columns-repeated="4"/>
          <table:table-cell table:style-name="ce12" office:value-type="float" office:value="1.03" calcext:value-type="float">
            <text:p>1,03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table:number-columns-repeated="4"/>
          <table:table-cell table:style-name="ce12" office:value-type="float" office:value="0.13" calcext:value-type="float">
            <text:p>0,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number-columns-repeated="4"/>
          <table:table-cell office:value-type="float" office:value="140.49" calcext:value-type="float">
            <text:p>140,4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style-name="ce10"/>
          <table:table-cell table:number-columns-repeated="3"/>
          <table:table-cell office:value-type="float" office:value="1.55" calcext:value-type="float">
            <text:p>1,5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style-name="ce10"/>
          <table:table-cell table:number-columns-repeated="3"/>
          <table:table-cell office:value-type="float" office:value="0.19" calcext:value-type="float">
            <text:p>0,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number-columns-repeated="4"/>
          <table:table-cell office:value-type="float" office:value="165.62" calcext:value-type="float">
            <text:p>165,62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style-name="ce10"/>
          <table:table-cell table:number-columns-repeated="3"/>
          <table:table-cell office:value-type="float" office:value="2.4" calcext:value-type="float">
            <text:p>2,4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style-name="ce10"/>
          <table:table-cell table:number-columns-repeated="3"/>
          <table:table-cell office:value-type="float" office:value="0.3" calcext:value-type="float">
            <text:p>0,3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number-columns-repeated="4"/>
          <table:table-cell office:value-type="float" office:value="192.01" calcext:value-type="float">
            <text:p>192,01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style-name="ce10"/>
          <table:table-cell table:number-columns-repeated="3"/>
          <table:table-cell office:value-type="float" office:value="3.63" calcext:value-type="float">
            <text:p>3,63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style-name="ce10"/>
          <table:table-cell table:number-columns-repeated="3"/>
          <table:table-cell office:value-type="float" office:value="0.45" calcext:value-type="float">
            <text:p>0,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number-columns-repeated="4"/>
          <table:table-cell office:value-type="float" office:value="213.39" calcext:value-type="float">
            <text:p>213,3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style-name="ce10"/>
          <table:table-cell table:number-columns-repeated="3"/>
          <table:table-cell office:value-type="float" office:value="5.19" calcext:value-type="float">
            <text:p>5,1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style-name="ce10"/>
          <table:table-cell table:number-columns-repeated="3"/>
          <table:table-cell office:value-type="float" office:value="0.65" calcext:value-type="float">
            <text:p>0,6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number-columns-repeated="4"/>
          <table:table-cell office:value-type="float" office:value="235.16" calcext:value-type="float">
            <text:p>235,1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style-name="ce10"/>
          <table:table-cell table:number-columns-repeated="3"/>
          <table:table-cell office:value-type="float" office:value="6.91" calcext:value-type="float">
            <text:p>6,9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style-name="ce10"/>
          <table:table-cell table:number-columns-repeated="3"/>
          <table:table-cell office:value-type="float" office:value="0.86" calcext:value-type="float">
            <text:p>0,86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1" office:value-type="float" office:value="343.075833333333" calcext:value-type="float">
            <text:p>343,08</text:p>
          </table:table-cell>
          <table:table-cell table:style-name="ce11" office:value-type="float" office:value="268.3" calcext:value-type="float">
            <text:p>268,30</text:p>
          </table:table-cell>
          <table:table-cell table:style-name="ce11" office:value-type="float" office:value="263.11" calcext:value-type="float">
            <text:p>263,11</text:p>
          </table:table-cell>
          <table:table-cell table:style-name="ce11" office:value-type="float" office:value="259.72" calcext:value-type="float">
            <text:p>259,72</text:p>
          </table:table-cell>
          <table:table-cell table:style-name="ce14" office:value-type="float" office:value="256.77" calcext:value-type="float">
            <text:p>256,77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8.39" calcext:value-type="float">
            <text:p>8,39</text:p>
          </table:table-cell>
          <table:table-cell table:style-name="ce11" office:value-type="float" office:value="8.55" calcext:value-type="float">
            <text:p>8,55</text:p>
          </table:table-cell>
          <table:table-cell table:style-name="ce11" office:value-type="float" office:value="8.66" calcext:value-type="float">
            <text:p>8,66</text:p>
          </table:table-cell>
          <table:table-cell table:style-name="ce14" office:value-type="float" office:value="8.76" calcext:value-type="float">
            <text:p>8,76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4.19" calcext:value-type="float">
            <text:p>4,19</text:p>
          </table:table-cell>
          <table:table-cell table:style-name="ce11" office:value-type="float" office:value="2.14" calcext:value-type="float">
            <text:p>2,14</text:p>
          </table:table-cell>
          <table:table-cell table:style-name="ce11" office:value-type="float" office:value="1.44" calcext:value-type="float">
            <text:p>1,44</text:p>
          </table:table-cell>
          <table:table-cell table:style-name="ce14" office:value-type="float" office:value="1.1" calcext:value-type="float">
            <text:p>1,10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L 32 Batche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L 32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L 32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48333333333" calcext:value-type="float">
            <text:p>143,35</text:p>
          </table:table-cell>
          <table:table-cell table:style-name="ce9" table:number-columns-repeated="4"/>
          <table:table-cell table:style-name="ce12" office:value-type="float" office:value="130.69" calcext:value-type="float">
            <text:p>130,69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3"/>
          <table:table-cell table:style-name="ce12" office:value-type="float" office:value="1.1" calcext:value-type="float">
            <text:p>1,10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3"/>
          <table:table-cell table:style-name="ce12" office:value-type="float" office:value="0.14" calcext:value-type="float">
            <text:p>0,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18.356666666667" calcext:value-type="float">
            <text:p>218,36</text:p>
          </table:table-cell>
          <table:table-cell table:number-columns-repeated="4"/>
          <table:table-cell office:value-type="float" office:value="144.48" calcext:value-type="float">
            <text:p>144,4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style-name="ce10" office:value-type="string" calcext:value-type="string">
            <text:p>x</text:p>
          </table:table-cell>
          <table:table-cell table:number-columns-repeated="3"/>
          <table:table-cell office:value-type="float" office:value="1.51" calcext:value-type="float">
            <text:p>1,5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style-name="ce10" office:value-type="string" calcext:value-type="string">
            <text:p>x</text:p>
          </table:table-cell>
          <table:table-cell table:number-columns-repeated="3"/>
          <table:table-cell office:value-type="float" office:value="0.19" calcext:value-type="float">
            <text:p>0,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number-columns-repeated="4"/>
          <table:table-cell office:value-type="float" office:value="171.1" calcext:value-type="float">
            <text:p>171,1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style-name="ce10" office:value-type="string" calcext:value-type="string">
            <text:p>x</text:p>
          </table:table-cell>
          <table:table-cell table:number-columns-repeated="3"/>
          <table:table-cell office:value-type="float" office:value="2.33" calcext:value-type="float">
            <text:p>2,33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style-name="ce10" office:value-type="string" calcext:value-type="string">
            <text:p>x</text:p>
          </table:table-cell>
          <table:table-cell table:number-columns-repeated="3"/>
          <table:table-cell office:value-type="float" office:value="0.29" calcext:value-type="float">
            <text:p>0,2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696.358333333333" calcext:value-type="float">
            <text:p>696,36</text:p>
          </table:table-cell>
          <table:table-cell table:number-columns-repeated="4"/>
          <table:table-cell office:value-type="float" office:value="192.94" calcext:value-type="float">
            <text:p>192,94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style-name="ce10" office:value-type="string" calcext:value-type="string">
            <text:p>x</text:p>
          </table:table-cell>
          <table:table-cell table:number-columns-repeated="3"/>
          <table:table-cell office:value-type="float" office:value="3.61" calcext:value-type="float">
            <text:p>3,61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style-name="ce10" office:value-type="string" calcext:value-type="string">
            <text:p>x</text:p>
          </table:table-cell>
          <table:table-cell table:number-columns-repeated="3"/>
          <table:table-cell office:value-type="float" office:value="0.45" calcext:value-type="float">
            <text:p>0,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1107.315" calcext:value-type="float">
            <text:p>1107,32</text:p>
          </table:table-cell>
          <table:table-cell table:number-columns-repeated="4"/>
          <table:table-cell office:value-type="float" office:value="210.57" calcext:value-type="float">
            <text:p>210,57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style-name="ce10" office:value-type="string" calcext:value-type="string">
            <text:p>x</text:p>
          </table:table-cell>
          <table:table-cell table:number-columns-repeated="3"/>
          <table:table-cell office:value-type="float" office:value="5.26" calcext:value-type="float">
            <text:p>5,26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style-name="ce10" office:value-type="string" calcext:value-type="string">
            <text:p>x</text:p>
          </table:table-cell>
          <table:table-cell table:number-columns-repeated="3"/>
          <table:table-cell office:value-type="float" office:value="0.66" calcext:value-type="float">
            <text:p>0,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1625.07666666667" calcext:value-type="float">
            <text:p>1625,08</text:p>
          </table:table-cell>
          <table:table-cell table:number-columns-repeated="4"/>
          <table:table-cell office:value-type="float" office:value="231.73" calcext:value-type="float">
            <text:p>231,73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style-name="ce10" office:value-type="string" calcext:value-type="string">
            <text:p>x</text:p>
          </table:table-cell>
          <table:table-cell table:number-columns-repeated="3"/>
          <table:table-cell office:value-type="float" office:value="7.01" calcext:value-type="float">
            <text:p>7,0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style-name="ce10" office:value-type="string" calcext:value-type="string">
            <text:p>x</text:p>
          </table:table-cell>
          <table:table-cell table:number-columns-repeated="3"/>
          <table:table-cell office:value-type="float" office:value="0.88" calcext:value-type="float">
            <text:p>0,88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15" calcext:value-type="float">
            <text:p>2249,92</text:p>
          </table:table-cell>
          <table:table-cell table:style-name="ce11" office:value-type="float" office:value="343.075833333333" calcext:value-type="float">
            <text:p>343,08</text:p>
          </table:table-cell>
          <table:table-cell table:style-name="ce11" office:value-type="float" office:value="264.31" calcext:value-type="float">
            <text:p>264,31</text:p>
          </table:table-cell>
          <table:table-cell table:style-name="ce11" office:value-type="float" office:value="259.4" calcext:value-type="float">
            <text:p>259,40</text:p>
          </table:table-cell>
          <table:table-cell table:style-name="ce11" office:value-type="float" office:value="259.59" calcext:value-type="float">
            <text:p>259,59</text:p>
          </table:table-cell>
          <table:table-cell table:style-name="ce14" office:value-type="float" office:value="256.68" calcext:value-type="float">
            <text:p>256,68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8.51" calcext:value-type="float">
            <text:p>8,51</text:p>
          </table:table-cell>
          <table:table-cell table:number-columns-repeated="2" table:style-name="ce11" office:value-type="float" office:value="8.67" calcext:value-type="float">
            <text:p>8,67</text:p>
          </table:table-cell>
          <table:table-cell table:style-name="ce14" office:value-type="float" office:value="8.77" calcext:value-type="float">
            <text:p>8,77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4.26" calcext:value-type="float">
            <text:p>4,26</text:p>
          </table:table-cell>
          <table:table-cell table:style-name="ce11" office:value-type="float" office:value="2.17" calcext:value-type="float">
            <text:p>2,17</text:p>
          </table:table-cell>
          <table:table-cell table:style-name="ce11" office:value-type="float" office:value="1.44" calcext:value-type="float">
            <text:p>1,44</text:p>
          </table:table-cell>
          <table:table-cell table:style-name="ce14" office:value-type="float" office:value="1.1" calcext:value-type="float">
            <text:p>1,10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L 64 Batche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L 64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L 64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9" table:number-columns-repeated="4"/>
          <table:table-cell table:style-name="ce12" office:value-type="float" office:value="161.17" calcext:value-type="float">
            <text:p>161,17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16"/>
          <table:table-cell table:style-name="ce9" table:number-columns-repeated="3"/>
          <table:table-cell table:style-name="ce12" office:value-type="float" office:value="0.89" calcext:value-type="float">
            <text:p>0,89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16"/>
          <table:table-cell table:style-name="ce9" table:number-columns-repeated="3"/>
          <table:table-cell table:style-name="ce12" office:value-type="float" office:value="0.11" calcext:value-type="float">
            <text:p>0,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number-columns-repeated="4"/>
          <table:table-cell office:value-type="float" office:value="172.33" calcext:value-type="float">
            <text:p>172,3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style-name="ce17"/>
          <table:table-cell table:number-columns-repeated="3"/>
          <table:table-cell office:value-type="float" office:value="1.27" calcext:value-type="float">
            <text:p>1,2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style-name="ce17"/>
          <table:table-cell table:number-columns-repeated="3"/>
          <table:table-cell office:value-type="float" office:value="0.16" calcext:value-type="float">
            <text:p>0,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number-columns-repeated="4"/>
          <table:table-cell office:value-type="float" office:value="191.26" calcext:value-type="float">
            <text:p>191,26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style-name="ce17"/>
          <table:table-cell table:number-columns-repeated="3"/>
          <table:table-cell office:value-type="float" office:value="2.08" calcext:value-type="float">
            <text:p>2,08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style-name="ce17"/>
          <table:table-cell table:number-columns-repeated="3"/>
          <table:table-cell office:value-type="float" office:value="0.26" calcext:value-type="float">
            <text:p>0,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number-columns-repeated="4"/>
          <table:table-cell office:value-type="float" office:value="204.32" calcext:value-type="float">
            <text:p>204,32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style-name="ce17"/>
          <table:table-cell table:number-columns-repeated="3"/>
          <table:table-cell office:value-type="float" office:value="3.41" calcext:value-type="float">
            <text:p>3,41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style-name="ce17"/>
          <table:table-cell table:number-columns-repeated="3"/>
          <table:table-cell office:value-type="float" office:value="0.43" calcext:value-type="float">
            <text:p>0,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number-columns-repeated="4"/>
          <table:table-cell office:value-type="float" office:value="225.73" calcext:value-type="float">
            <text:p>225,73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style-name="ce17"/>
          <table:table-cell table:number-columns-repeated="3"/>
          <table:table-cell office:value-type="float" office:value="4.91" calcext:value-type="float">
            <text:p>4,91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style-name="ce17"/>
          <table:table-cell table:number-columns-repeated="3"/>
          <table:table-cell office:value-type="float" office:value="0.61" calcext:value-type="float">
            <text:p>0,6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number-columns-repeated="4"/>
          <table:table-cell office:value-type="float" office:value="247.34" calcext:value-type="float">
            <text:p>247,34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style-name="ce17"/>
          <table:table-cell table:number-columns-repeated="3"/>
          <table:table-cell office:value-type="float" office:value="6.57" calcext:value-type="float">
            <text:p>6,5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style-name="ce17"/>
          <table:table-cell table:number-columns-repeated="3"/>
          <table:table-cell office:value-type="float" office:value="0.82" calcext:value-type="float">
            <text:p>0,82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1" office:value-type="float" office:value="343.08" calcext:value-type="float">
            <text:p>343,08</text:p>
          </table:table-cell>
          <table:table-cell table:style-name="ce11" office:value-type="float" office:value="280.77" calcext:value-type="float">
            <text:p>280,77</text:p>
          </table:table-cell>
          <table:table-cell table:style-name="ce11" office:value-type="float" office:value="270.48" calcext:value-type="float">
            <text:p>270,48</text:p>
          </table:table-cell>
          <table:table-cell table:style-name="ce11" office:value-type="float" office:value="274.11" calcext:value-type="float">
            <text:p>274,11</text:p>
          </table:table-cell>
          <table:table-cell table:style-name="ce14" office:value-type="float" office:value="268.85" calcext:value-type="float">
            <text:p>268,85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8.01" calcext:value-type="float">
            <text:p>8,01</text:p>
          </table:table-cell>
          <table:table-cell table:style-name="ce11" office:value-type="float" office:value="8.32" calcext:value-type="float">
            <text:p>8,32</text:p>
          </table:table-cell>
          <table:table-cell table:style-name="ce11" office:value-type="float" office:value="8.21" calcext:value-type="float">
            <text:p>8,21</text:p>
          </table:table-cell>
          <table:table-cell table:style-name="ce14" office:value-type="float" office:value="8.37" calcext:value-type="float">
            <text:p>8,37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4.01" calcext:value-type="float">
            <text:p>4,01</text:p>
          </table:table-cell>
          <table:table-cell table:style-name="ce11" office:value-type="float" office:value="2.08" calcext:value-type="float">
            <text:p>2,08</text:p>
          </table:table-cell>
          <table:table-cell table:style-name="ce11" office:value-type="float" office:value="1.37" calcext:value-type="float">
            <text:p>1,37</text:p>
          </table:table-cell>
          <table:table-cell table:style-name="ce14" office:value-type="float" office:value="1.05" calcext:value-type="float">
            <text:p>1,05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L 128 Batche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locking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locking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48333333333" calcext:value-type="float">
            <text:p>143,35</text:p>
          </table:table-cell>
          <table:table-cell table:style-name="ce9" table:number-columns-repeated="4"/>
          <table:table-cell table:style-name="ce12" office:value-type="float" office:value="165.42" calcext:value-type="float">
            <text:p>165,42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16"/>
          <table:table-cell table:style-name="ce9" table:number-columns-repeated="3"/>
          <table:table-cell table:style-name="ce12" office:value-type="float" office:value="0.87" calcext:value-type="float">
            <text:p>0,87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143.35" calcext:value-type="float">
            <text:p>143,35</text:p>
          </table:table-cell>
          <table:table-cell table:style-name="ce16"/>
          <table:table-cell table:style-name="ce9" table:number-columns-repeated="3"/>
          <table:table-cell table:style-name="ce12" office:value-type="float" office:value="0.11" calcext:value-type="float">
            <text:p>0,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18.356666666667" calcext:value-type="float">
            <text:p>218,36</text:p>
          </table:table-cell>
          <table:table-cell table:number-columns-repeated="4"/>
          <table:table-cell office:value-type="float" office:value="167.94" calcext:value-type="float">
            <text:p>167,94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style-name="ce17"/>
          <table:table-cell table:number-columns-repeated="3"/>
          <table:table-cell office:value-type="float" office:value="1.3" calcext:value-type="float">
            <text:p>1,3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218.36" calcext:value-type="float">
            <text:p>218,36</text:p>
          </table:table-cell>
          <table:table-cell table:style-name="ce17"/>
          <table:table-cell table:number-columns-repeated="3"/>
          <table:table-cell office:value-type="float" office:value="0.16" calcext:value-type="float">
            <text:p>0,1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number-columns-repeated="4"/>
          <table:table-cell office:value-type="float" office:value="194.93" calcext:value-type="float">
            <text:p>194,93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style-name="ce17"/>
          <table:table-cell table:number-columns-repeated="3"/>
          <table:table-cell office:value-type="float" office:value="2.04" calcext:value-type="float">
            <text:p>2,04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397.82" calcext:value-type="float">
            <text:p>397,82</text:p>
          </table:table-cell>
          <table:table-cell table:style-name="ce17"/>
          <table:table-cell table:number-columns-repeated="3"/>
          <table:table-cell office:value-type="float" office:value="0.26" calcext:value-type="float">
            <text:p>0,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696.358333333333" calcext:value-type="float">
            <text:p>696,36</text:p>
          </table:table-cell>
          <table:table-cell table:number-columns-repeated="4"/>
          <table:table-cell office:value-type="float" office:value="206.5" calcext:value-type="float">
            <text:p>206,5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style-name="ce17"/>
          <table:table-cell table:number-columns-repeated="3"/>
          <table:table-cell office:value-type="float" office:value="3.37" calcext:value-type="float">
            <text:p>3,37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696.36" calcext:value-type="float">
            <text:p>696,36</text:p>
          </table:table-cell>
          <table:table-cell table:style-name="ce17"/>
          <table:table-cell table:number-columns-repeated="3"/>
          <table:table-cell office:value-type="float" office:value="0.42" calcext:value-type="float">
            <text:p>0,4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1107.315" calcext:value-type="float">
            <text:p>1107,32</text:p>
          </table:table-cell>
          <table:table-cell table:number-columns-repeated="4"/>
          <table:table-cell office:value-type="float" office:value="222.76" calcext:value-type="float">
            <text:p>222,76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style-name="ce17"/>
          <table:table-cell table:number-columns-repeated="3"/>
          <table:table-cell office:value-type="float" office:value="4.97" calcext:value-type="float">
            <text:p>4,97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107.32" calcext:value-type="float">
            <text:p>1107,32</text:p>
          </table:table-cell>
          <table:table-cell table:style-name="ce17"/>
          <table:table-cell table:number-columns-repeated="3"/>
          <table:table-cell office:value-type="float" office:value="0.62" calcext:value-type="float">
            <text:p>0,6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1625.07666666667" calcext:value-type="float">
            <text:p>1625,08</text:p>
          </table:table-cell>
          <table:table-cell table:number-columns-repeated="4"/>
          <table:table-cell office:value-type="float" office:value="249.47" calcext:value-type="float">
            <text:p>249,4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style-name="ce17"/>
          <table:table-cell table:number-columns-repeated="3"/>
          <table:table-cell office:value-type="float" office:value="6.51" calcext:value-type="float">
            <text:p>6,51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1625.08" calcext:value-type="float">
            <text:p>1625,08</text:p>
          </table:table-cell>
          <table:table-cell table:style-name="ce17"/>
          <table:table-cell table:number-columns-repeated="3"/>
          <table:table-cell office:value-type="float" office:value="0.81" calcext:value-type="float">
            <text:p>0,81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15" calcext:value-type="float">
            <text:p>2249,92</text:p>
          </table:table-cell>
          <table:table-cell table:style-name="ce11" office:value-type="float" office:value="343.075833333333" calcext:value-type="float">
            <text:p>343,08</text:p>
          </table:table-cell>
          <table:table-cell table:style-name="ce11" office:value-type="float" office:value="278.4" calcext:value-type="float">
            <text:p>278,40</text:p>
          </table:table-cell>
          <table:table-cell table:style-name="ce11" office:value-type="float" office:value="272.42" calcext:value-type="float">
            <text:p>272,42</text:p>
          </table:table-cell>
          <table:table-cell table:style-name="ce11" office:value-type="float" office:value="271.37" calcext:value-type="float">
            <text:p>271,37</text:p>
          </table:table-cell>
          <table:table-cell table:style-name="ce14" office:value-type="float" office:value="271.49" calcext:value-type="float">
            <text:p>271,49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8.08" calcext:value-type="float">
            <text:p>8,08</text:p>
          </table:table-cell>
          <table:table-cell table:style-name="ce11" office:value-type="float" office:value="8.26" calcext:value-type="float">
            <text:p>8,26</text:p>
          </table:table-cell>
          <table:table-cell table:style-name="ce11" office:value-type="float" office:value="8.29" calcext:value-type="float">
            <text:p>8,29</text:p>
          </table:table-cell>
          <table:table-cell table:style-name="ce14" office:value-type="float" office:value="8.29" calcext:value-type="float">
            <text:p>8,29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2249.92" calcext:value-type="float">
            <text:p>2249,92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4.04" calcext:value-type="float">
            <text:p>4,04</text:p>
          </table:table-cell>
          <table:table-cell table:style-name="ce11" office:value-type="float" office:value="2.06" calcext:value-type="float">
            <text:p>2,06</text:p>
          </table:table-cell>
          <table:table-cell table:style-name="ce11" office:value-type="float" office:value="1.38" calcext:value-type="float">
            <text:p>1,38</text:p>
          </table:table-cell>
          <table:table-cell table:style-name="ce14" office:value-type="float" office:value="1.04" calcext:value-type="float">
            <text:p>1,04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1440 Units</text:p>
          </table:table-cell>
          <table:table-cell table:style-name="Default" office:value-type="string" calcext:value-type="string">
            <text:p>Batches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L Batches 14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1 S</text:p>
          </table:table-cell>
          <table:table-cell table:style-name="ce6" office:value-type="float" office:value="2249.915" calcext:value-type="float">
            <text:p>2249,92</text:p>
          </table:table-cell>
          <table:table-cell office:value-type="float" office:value="2250.915" calcext:value-type="float">
            <text:p>2250,92</text:p>
          </table:table-cell>
          <table:table-cell office:value-type="float" office:value="2251.915" calcext:value-type="float">
            <text:p>2251,92</text:p>
          </table:table-cell>
          <table:table-cell office:value-type="float" office:value="2252.915" calcext:value-type="float">
            <text:p>2252,92</text:p>
          </table:table-cell>
          <table:table-cell office:value-type="float" office:value="2253.915" calcext:value-type="float">
            <text:p>2253,92</text:p>
          </table:table-cell>
          <table:table-cell table:style-name="ce10" office:value-type="float" office:value="2254.915" calcext:value-type="float">
            <text:p>2254,92</text:p>
          </table:table-cell>
          <table:table-cell table:style-name="ce10" office:value-type="float" office:value="2255.915" calcext:value-type="float">
            <text:p>2255,92</text:p>
          </table:table-cell>
          <table:table-cell table:style-name="ce13" office:value-type="float" office:value="2256.915" calcext:value-type="float">
            <text:p>2256,92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office:value-type="string" calcext:value-type="string">
            <text:p>1 SJ</text:p>
          </table:table-cell>
          <table:table-cell table:number-columns-repeated="2" office:value-type="float" office:value="343.08" calcext:value-type="float">
            <text:p>343,08</text:p>
          </table:table-cell>
          <table:table-cell table:number-columns-repeated="2" office:value-type="float" office:value="343.07" calcext:value-type="float">
            <text:p>343,07</text:p>
          </table:table-cell>
          <table:table-cell office:value-type="float" office:value="343.08" calcext:value-type="float">
            <text:p>343,08</text:p>
          </table:table-cell>
          <table:table-cell table:number-columns-repeated="2" table:style-name="ce10" office:value-type="float" office:value="343.08" calcext:value-type="float">
            <text:p>343,08</text:p>
          </table:table-cell>
          <table:table-cell table:style-name="ce13" office:value-type="float" office:value="343.08" calcext:value-type="float">
            <text:p>343,08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E9]" office:value-type="float" office:value="259.075833333333" calcext:value-type="float">
            <text:p>259,08</text:p>
          </table:table-cell>
          <table:table-cell table:formula="of:=[.E18]" office:value-type="float" office:value="275.36" calcext:value-type="float">
            <text:p>275,36</text:p>
          </table:table-cell>
          <table:table-cell table:formula="of:=[.E27]" office:value-type="float" office:value="246.94" calcext:value-type="float">
            <text:p>246,94</text:p>
          </table:table-cell>
          <table:table-cell table:formula="of:=[.E36]" office:value-type="float" office:value="266.68" calcext:value-type="float">
            <text:p>266,68</text:p>
          </table:table-cell>
          <table:table-cell table:formula="of:=[.E45]" office:value-type="float" office:value="268.3" calcext:value-type="float">
            <text:p>268,30</text:p>
          </table:table-cell>
          <table:table-cell table:style-name="ce10" table:formula="of:=[.E54]" office:value-type="float" office:value="264.31" calcext:value-type="float">
            <text:p>264,31</text:p>
          </table:table-cell>
          <table:table-cell table:style-name="ce10" table:formula="of:=[.E63]" office:value-type="float" office:value="280.77" calcext:value-type="float">
            <text:p>280,77</text:p>
          </table:table-cell>
          <table:table-cell table:style-name="ce13" table:formula="of:=[.E72]" office:value-type="float" office:value="278.4" calcext:value-type="float">
            <text:p>278,40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F9]" office:value-type="float" office:value="250.095" calcext:value-type="float">
            <text:p>250,10</text:p>
          </table:table-cell>
          <table:table-cell table:formula="of:=[.F18]" office:value-type="float" office:value="272.67" calcext:value-type="float">
            <text:p>272,67</text:p>
          </table:table-cell>
          <table:table-cell table:formula="of:=[.F27]" office:value-type="float" office:value="239.59" calcext:value-type="float">
            <text:p>239,59</text:p>
          </table:table-cell>
          <table:table-cell table:formula="of:=[.F36]" office:value-type="float" office:value="262.39" calcext:value-type="float">
            <text:p>262,39</text:p>
          </table:table-cell>
          <table:table-cell table:formula="of:=[.F45]" office:value-type="float" office:value="263.11" calcext:value-type="float">
            <text:p>263,11</text:p>
          </table:table-cell>
          <table:table-cell table:style-name="ce10" table:formula="of:=[.F54]" office:value-type="float" office:value="259.4" calcext:value-type="float">
            <text:p>259,40</text:p>
          </table:table-cell>
          <table:table-cell table:style-name="ce10" table:formula="of:=[.F63]" office:value-type="float" office:value="270.48" calcext:value-type="float">
            <text:p>270,48</text:p>
          </table:table-cell>
          <table:table-cell table:style-name="ce13" table:formula="of:=[.F72]" office:value-type="float" office:value="272.42" calcext:value-type="float">
            <text:p>272,42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G9]" office:value-type="float" office:value="248.62" calcext:value-type="float">
            <text:p>248,62</text:p>
          </table:table-cell>
          <table:table-cell table:formula="of:=[.G18]" office:value-type="float" office:value="271.55" calcext:value-type="float">
            <text:p>271,55</text:p>
          </table:table-cell>
          <table:table-cell table:formula="of:=[.G27]" office:value-type="float" office:value="235.95" calcext:value-type="float">
            <text:p>235,95</text:p>
          </table:table-cell>
          <table:table-cell table:formula="of:=[.G36]" office:value-type="float" office:value="259.84" calcext:value-type="float">
            <text:p>259,84</text:p>
          </table:table-cell>
          <table:table-cell table:formula="of:=[.G45]" office:value-type="float" office:value="259.72" calcext:value-type="float">
            <text:p>259,72</text:p>
          </table:table-cell>
          <table:table-cell table:style-name="ce10" table:formula="of:=[.G54]" office:value-type="float" office:value="259.59" calcext:value-type="float">
            <text:p>259,59</text:p>
          </table:table-cell>
          <table:table-cell table:style-name="ce10" table:formula="of:=[.G63]" office:value-type="float" office:value="274.11" calcext:value-type="float">
            <text:p>274,11</text:p>
          </table:table-cell>
          <table:table-cell table:style-name="ce13" table:formula="of:=[.G72]" office:value-type="float" office:value="271.37" calcext:value-type="float">
            <text:p>271,37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8" table:formula="of:=[.H9]" office:value-type="float" office:value="248.9375" calcext:value-type="float">
            <text:p>248,94</text:p>
          </table:table-cell>
          <table:table-cell table:style-name="ce11" table:formula="of:=[.H18]" office:value-type="float" office:value="265.6" calcext:value-type="float">
            <text:p>265,60</text:p>
          </table:table-cell>
          <table:table-cell table:style-name="ce11" table:formula="of:=[.H27]" office:value-type="float" office:value="232.91" calcext:value-type="float">
            <text:p>232,91</text:p>
          </table:table-cell>
          <table:table-cell table:style-name="ce11" table:formula="of:=[.H36]" office:value-type="float" office:value="257.54" calcext:value-type="float">
            <text:p>257,54</text:p>
          </table:table-cell>
          <table:table-cell table:style-name="ce11" table:formula="of:=[.H45]" office:value-type="float" office:value="256.77" calcext:value-type="float">
            <text:p>256,77</text:p>
          </table:table-cell>
          <table:table-cell table:style-name="ce11" table:formula="of:=[.H54]" office:value-type="float" office:value="256.68" calcext:value-type="float">
            <text:p>256,68</text:p>
          </table:table-cell>
          <table:table-cell table:style-name="ce11" table:formula="of:=[.H63]" office:value-type="float" office:value="268.85" calcext:value-type="float">
            <text:p>268,85</text:p>
          </table:table-cell>
          <table:table-cell table:style-name="ce14" table:formula="of:=[.H72]" office:value-type="float" office:value="271.49" calcext:value-type="float">
            <text:p>271,49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1440 Units Gain</text:p>
          </table:table-cell>
          <table:table-cell table:style-name="Default" office:value-type="string" calcext:value-type="string">
            <text:p>Batches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L Batches 14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1 S</text:p>
          </table:table-cell>
          <table:table-cell table:style-name="ce6" office:value-type="float" office:value="2249.915" calcext:value-type="float">
            <text:p>2249,92</text:p>
          </table:table-cell>
          <table:table-cell office:value-type="float" office:value="2250.915" calcext:value-type="float">
            <text:p>2250,92</text:p>
          </table:table-cell>
          <table:table-cell office:value-type="float" office:value="2251.915" calcext:value-type="float">
            <text:p>2251,92</text:p>
          </table:table-cell>
          <table:table-cell office:value-type="float" office:value="2252.915" calcext:value-type="float">
            <text:p>2252,92</text:p>
          </table:table-cell>
          <table:table-cell office:value-type="float" office:value="2253.915" calcext:value-type="float">
            <text:p>2253,92</text:p>
          </table:table-cell>
          <table:table-cell table:style-name="ce10" office:value-type="float" office:value="2254.915" calcext:value-type="float">
            <text:p>2254,92</text:p>
          </table:table-cell>
          <table:table-cell table:style-name="ce10" office:value-type="float" office:value="2255.915" calcext:value-type="float">
            <text:p>2255,92</text:p>
          </table:table-cell>
          <table:table-cell table:style-name="ce13" office:value-type="float" office:value="2256.915" calcext:value-type="float">
            <text:p>2256,92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office:value-type="string" calcext:value-type="string">
            <text:p>1 SJ</text:p>
          </table:table-cell>
          <table:table-cell table:formula="of:=[.C85]/[.C77]" office:value-type="float" office:value="6.55798939022968" calcext:value-type="float">
            <text:p>6,56</text:p>
          </table:table-cell>
          <table:table-cell table:formula="of:=[.D85]/[.D77]" office:value-type="float" office:value="6.56090416229451" calcext:value-type="float">
            <text:p>6,56</text:p>
          </table:table-cell>
          <table:table-cell table:formula="of:=[.E85]/[.E77]" office:value-type="float" office:value="6.56401026029673" calcext:value-type="float">
            <text:p>6,56</text:p>
          </table:table-cell>
          <table:table-cell table:formula="of:=[.F85]/[.F77]" office:value-type="float" office:value="6.566925117323" calcext:value-type="float">
            <text:p>6,57</text:p>
          </table:table-cell>
          <table:table-cell table:formula="of:=[.G85]/[.G77]" office:value-type="float" office:value="6.56964847848898" calcext:value-type="float">
            <text:p>6,57</text:p>
          </table:table-cell>
          <table:table-cell table:style-name="ce10" table:formula="of:=[.H85]/[.H77]" office:value-type="float" office:value="6.57256325055381" calcext:value-type="float">
            <text:p>6,57</text:p>
          </table:table-cell>
          <table:table-cell table:style-name="ce10" table:formula="of:=[.I85]/[.I77]" office:value-type="float" office:value="6.57547802261863" calcext:value-type="float">
            <text:p>6,58</text:p>
          </table:table-cell>
          <table:table-cell table:style-name="ce13" table:formula="of:=[.J85]/[.J77]" office:value-type="float" office:value="6.57839279468346" calcext:value-type="float">
            <text:p>6,58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85]/[.C78]" office:value-type="float" office:value="8.68438777577995" calcext:value-type="float">
            <text:p>8,68</text:p>
          </table:table-cell>
          <table:table-cell table:formula="of:=[.D85]/[.D78]" office:value-type="float" office:value="8.17444436374201" calcext:value-type="float">
            <text:p>8,17</text:p>
          </table:table-cell>
          <table:table-cell table:formula="of:=[.E85]/[.E78]" office:value-type="float" office:value="9.11927998704139" calcext:value-type="float">
            <text:p>9,12</text:p>
          </table:table-cell>
          <table:table-cell table:formula="of:=[.F85]/[.F78]" office:value-type="float" office:value="8.44800884955752" calcext:value-type="float">
            <text:p>8,45</text:p>
          </table:table-cell>
          <table:table-cell table:formula="of:=[.G85]/[.G78]" office:value-type="float" office:value="8.40072679836004" calcext:value-type="float">
            <text:p>8,40</text:p>
          </table:table-cell>
          <table:table-cell table:style-name="ce10" table:formula="of:=[.H85]/[.H78]" office:value-type="float" office:value="8.53132685104612" calcext:value-type="float">
            <text:p>8,53</text:p>
          </table:table-cell>
          <table:table-cell table:style-name="ce10" table:formula="of:=[.I85]/[.I78]" office:value-type="float" office:value="8.03474374042811" calcext:value-type="float">
            <text:p>8,03</text:p>
          </table:table-cell>
          <table:table-cell table:style-name="ce13" table:formula="of:=[.J85]/[.J78]" office:value-type="float" office:value="8.10673491379311" calcext:value-type="float">
            <text:p>8,11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85]/[.C79]" office:value-type="float" office:value="8.99624142825726" calcext:value-type="float">
            <text:p>9,00</text:p>
          </table:table-cell>
          <table:table-cell table:formula="of:=[.D85]/[.D79]" office:value-type="float" office:value="8.25508856859941" calcext:value-type="float">
            <text:p>8,26</text:p>
          </table:table-cell>
          <table:table-cell table:formula="of:=[.E85]/[.E79]" office:value-type="float" office:value="9.3990358529154" calcext:value-type="float">
            <text:p>9,40</text:p>
          </table:table-cell>
          <table:table-cell table:formula="of:=[.F85]/[.F79]" office:value-type="float" office:value="8.58613133122451" calcext:value-type="float">
            <text:p>8,59</text:p>
          </table:table-cell>
          <table:table-cell table:formula="of:=[.G85]/[.G79]" office:value-type="float" office:value="8.56643609136863" calcext:value-type="float">
            <text:p>8,57</text:p>
          </table:table-cell>
          <table:table-cell table:style-name="ce10" table:formula="of:=[.H85]/[.H79]" office:value-type="float" office:value="8.69281033153431" calcext:value-type="float">
            <text:p>8,69</text:p>
          </table:table-cell>
          <table:table-cell table:style-name="ce10" table:formula="of:=[.I85]/[.I79]" office:value-type="float" office:value="8.34041333924874" calcext:value-type="float">
            <text:p>8,34</text:p>
          </table:table-cell>
          <table:table-cell table:style-name="ce13" table:formula="of:=[.J85]/[.J79]" office:value-type="float" office:value="8.28468908303355" calcext:value-type="float">
            <text:p>8,28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85]/[.C80]" office:value-type="float" office:value="9.04961386855442" calcext:value-type="float">
            <text:p>9,05</text:p>
          </table:table-cell>
          <table:table-cell table:formula="of:=[.D85]/[.D80]" office:value-type="float" office:value="8.28913643896152" calcext:value-type="float">
            <text:p>8,29</text:p>
          </table:table-cell>
          <table:table-cell table:formula="of:=[.E85]/[.E80]" office:value-type="float" office:value="9.54403475312566" calcext:value-type="float">
            <text:p>9,54</text:p>
          </table:table-cell>
          <table:table-cell table:formula="of:=[.F85]/[.F80]" office:value-type="float" office:value="8.67039331896552" calcext:value-type="float">
            <text:p>8,67</text:p>
          </table:table-cell>
          <table:table-cell table:formula="of:=[.G85]/[.G80]" office:value-type="float" office:value="8.67824965347297" calcext:value-type="float">
            <text:p>8,68</text:p>
          </table:table-cell>
          <table:table-cell table:style-name="ce10" table:formula="of:=[.H85]/[.H80]" office:value-type="float" office:value="8.68644786008706" calcext:value-type="float">
            <text:p>8,69</text:p>
          </table:table-cell>
          <table:table-cell table:style-name="ce10" table:formula="of:=[.I85]/[.I80]" office:value-type="float" office:value="8.22996242384444" calcext:value-type="float">
            <text:p>8,23</text:p>
          </table:table-cell>
          <table:table-cell table:style-name="ce13" table:formula="of:=[.J85]/[.J80]" office:value-type="float" office:value="8.31674466595423" calcext:value-type="float">
            <text:p>8,32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8" table:formula="of:=[.C85]/[.C81]" office:value-type="float" office:value="9.03807180517198" calcext:value-type="float">
            <text:p>9,04</text:p>
          </table:table-cell>
          <table:table-cell table:style-name="ce11" table:formula="of:=[.D85]/[.D81]" office:value-type="float" office:value="8.47483057228916" calcext:value-type="float">
            <text:p>8,47</text:p>
          </table:table-cell>
          <table:table-cell table:style-name="ce11" table:formula="of:=[.E85]/[.E81]" office:value-type="float" office:value="9.6686058992744" calcext:value-type="float">
            <text:p>9,67</text:p>
          </table:table-cell>
          <table:table-cell table:style-name="ce11" table:formula="of:=[.F85]/[.F81]" office:value-type="float" office:value="8.74782558049235" calcext:value-type="float">
            <text:p>8,75</text:p>
          </table:table-cell>
          <table:table-cell table:style-name="ce11" table:formula="of:=[.G85]/[.G81]" office:value-type="float" office:value="8.77795303189625" calcext:value-type="float">
            <text:p>8,78</text:p>
          </table:table-cell>
          <table:table-cell table:style-name="ce11" table:formula="of:=[.H85]/[.H81]" office:value-type="float" office:value="8.78492675705158" calcext:value-type="float">
            <text:p>8,78</text:p>
          </table:table-cell>
          <table:table-cell table:style-name="ce11" table:formula="of:=[.I85]/[.I81]" office:value-type="float" office:value="8.39098010042775" calcext:value-type="float">
            <text:p>8,39</text:p>
          </table:table-cell>
          <table:table-cell table:style-name="ce14" table:formula="of:=[.J85]/[.J81]" office:value-type="float" office:value="8.31306862131202" calcext:value-type="float">
            <text:p>8,31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1440 Units Efficiency</text:p>
          </table:table-cell>
          <table:table-cell table:style-name="Default" office:value-type="string" calcext:value-type="string">
            <text:p>Batches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L Batches 14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2" office:value-type="string" calcext:value-type="string">
            <text:p>1 S</text:p>
          </table:table-cell>
          <table:table-cell table:style-name="ce6" office:value-type="float" office:value="2249.915" calcext:value-type="float">
            <text:p>2249,92</text:p>
          </table:table-cell>
          <table:table-cell office:value-type="float" office:value="2250.915" calcext:value-type="float">
            <text:p>2250,92</text:p>
          </table:table-cell>
          <table:table-cell office:value-type="float" office:value="2251.915" calcext:value-type="float">
            <text:p>2251,92</text:p>
          </table:table-cell>
          <table:table-cell office:value-type="float" office:value="2252.915" calcext:value-type="float">
            <text:p>2252,92</text:p>
          </table:table-cell>
          <table:table-cell office:value-type="float" office:value="2253.915" calcext:value-type="float">
            <text:p>2253,92</text:p>
          </table:table-cell>
          <table:table-cell table:style-name="ce10" office:value-type="float" office:value="2254.915" calcext:value-type="float">
            <text:p>2254,92</text:p>
          </table:table-cell>
          <table:table-cell table:style-name="ce10" office:value-type="float" office:value="2255.915" calcext:value-type="float">
            <text:p>2255,92</text:p>
          </table:table-cell>
          <table:table-cell table:style-name="ce13" office:value-type="float" office:value="2256.915" calcext:value-type="float">
            <text:p>2256,92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office:value-type="string" calcext:value-type="string">
            <text:p>1 SJ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87]/[.B96]" office:value-type="float" office:value="4.34219388788997" calcext:value-type="float">
            <text:p>4,34</text:p>
          </table:table-cell>
          <table:table-cell table:formula="of:=[.D87]/[.B96]" office:value-type="float" office:value="4.08722218187101" calcext:value-type="float">
            <text:p>4,09</text:p>
          </table:table-cell>
          <table:table-cell table:formula="of:=[.E87]/[.B96]" office:value-type="float" office:value="4.55963999352069" calcext:value-type="float">
            <text:p>4,56</text:p>
          </table:table-cell>
          <table:table-cell table:formula="of:=[.F87]/[.B96]" office:value-type="float" office:value="4.22400442477876" calcext:value-type="float">
            <text:p>4,22</text:p>
          </table:table-cell>
          <table:table-cell table:formula="of:=[.G87]/[.B96]" office:value-type="float" office:value="4.20036339918002" calcext:value-type="float">
            <text:p>4,20</text:p>
          </table:table-cell>
          <table:table-cell table:style-name="ce10" table:formula="of:=[.H87]/[.B96]" office:value-type="float" office:value="4.26566342552306" calcext:value-type="float">
            <text:p>4,27</text:p>
          </table:table-cell>
          <table:table-cell table:style-name="ce10" table:formula="of:=[.I87]/[.B96]" office:value-type="float" office:value="4.01737187021405" calcext:value-type="float">
            <text:p>4,02</text:p>
          </table:table-cell>
          <table:table-cell table:style-name="ce13" table:formula="of:=[.J87]/[.B96]" office:value-type="float" office:value="4.05336745689655" calcext:value-type="float">
            <text:p>4,05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88]/[.B97]" office:value-type="float" office:value="2.24906035706432" calcext:value-type="float">
            <text:p>2,25</text:p>
          </table:table-cell>
          <table:table-cell table:formula="of:=[.D88]/[.B97]" office:value-type="float" office:value="2.06377214214985" calcext:value-type="float">
            <text:p>2,06</text:p>
          </table:table-cell>
          <table:table-cell table:formula="of:=[.E88]/[.B97]" office:value-type="float" office:value="2.34975896322885" calcext:value-type="float">
            <text:p>2,35</text:p>
          </table:table-cell>
          <table:table-cell table:formula="of:=[.F88]/[.B97]" office:value-type="float" office:value="2.14653283280613" calcext:value-type="float">
            <text:p>2,15</text:p>
          </table:table-cell>
          <table:table-cell table:formula="of:=[.G88]/[.B97]" office:value-type="float" office:value="2.14160902284216" calcext:value-type="float">
            <text:p>2,14</text:p>
          </table:table-cell>
          <table:table-cell table:style-name="ce10" table:formula="of:=[.H88]/[.B97]" office:value-type="float" office:value="2.17320258288358" calcext:value-type="float">
            <text:p>2,17</text:p>
          </table:table-cell>
          <table:table-cell table:style-name="ce10" table:formula="of:=[.I88]/[.B97]" office:value-type="float" office:value="2.08510333481219" calcext:value-type="float">
            <text:p>2,09</text:p>
          </table:table-cell>
          <table:table-cell table:style-name="ce13" table:formula="of:=[.J88]/[.B97]" office:value-type="float" office:value="2.07117227075839" calcext:value-type="float">
            <text:p>2,07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89]/[.B98]" office:value-type="float" office:value="1.5082689780924" calcext:value-type="float">
            <text:p>1,51</text:p>
          </table:table-cell>
          <table:table-cell table:formula="of:=[.D89]/[.B98]" office:value-type="float" office:value="1.38152273982692" calcext:value-type="float">
            <text:p>1,38</text:p>
          </table:table-cell>
          <table:table-cell table:formula="of:=[.E89]/[.B98]" office:value-type="float" office:value="1.59067245885428" calcext:value-type="float">
            <text:p>1,59</text:p>
          </table:table-cell>
          <table:table-cell table:formula="of:=[.F89]/[.B98]" office:value-type="float" office:value="1.44506555316092" calcext:value-type="float">
            <text:p>1,45</text:p>
          </table:table-cell>
          <table:table-cell table:formula="of:=[.G89]/[.B98]" office:value-type="float" office:value="1.44637494224549" calcext:value-type="float">
            <text:p>1,45</text:p>
          </table:table-cell>
          <table:table-cell table:style-name="ce10" table:formula="of:=[.H89]/[.B98]" office:value-type="float" office:value="1.44774131001451" calcext:value-type="float">
            <text:p>1,45</text:p>
          </table:table-cell>
          <table:table-cell table:style-name="ce10" table:formula="of:=[.I89]/[.B98]" office:value-type="float" office:value="1.37166040397407" calcext:value-type="float">
            <text:p>1,37</text:p>
          </table:table-cell>
          <table:table-cell table:style-name="ce13" table:formula="of:=[.J89]/[.B98]" office:value-type="float" office:value="1.38612411099237" calcext:value-type="float">
            <text:p>1,39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8" table:formula="of:=[.C90]/[.B99]" office:value-type="float" office:value="1.1297589756465" calcext:value-type="float">
            <text:p>1,13</text:p>
          </table:table-cell>
          <table:table-cell table:style-name="ce11" table:formula="of:=[.D90]/[.B99]" office:value-type="float" office:value="1.05935382153614" calcext:value-type="float">
            <text:p>1,06</text:p>
          </table:table-cell>
          <table:table-cell table:style-name="ce11" table:formula="of:=[.E90]/[.B99]" office:value-type="float" office:value="1.2085757374093" calcext:value-type="float">
            <text:p>1,21</text:p>
          </table:table-cell>
          <table:table-cell table:style-name="ce11" table:formula="of:=[.F90]/[.B99]" office:value-type="float" office:value="1.09347819756154" calcext:value-type="float">
            <text:p>1,09</text:p>
          </table:table-cell>
          <table:table-cell table:style-name="ce11" table:formula="of:=[.G90]/[.B99]" office:value-type="float" office:value="1.09724412898703" calcext:value-type="float">
            <text:p>1,10</text:p>
          </table:table-cell>
          <table:table-cell table:style-name="ce11" table:formula="of:=[.H90]/[.B99]" office:value-type="float" office:value="1.09811584463145" calcext:value-type="float">
            <text:p>1,10</text:p>
          </table:table-cell>
          <table:table-cell table:style-name="ce11" table:formula="of:=[.I90]/[.B99]" office:value-type="float" office:value="1.04887251255347" calcext:value-type="float">
            <text:p>1,05</text:p>
          </table:table-cell>
          <table:table-cell table:style-name="ce14" table:formula="of:=[.J90]/[.B99]" office:value-type="float" office:value="1.039133577664" calcext:value-type="float">
            <text:p>1,04</text:p>
          </table:table-cell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2"/>
        </table:table-row>
      </table:table>
      <table:table table:name="Find Nearest (Thread fixed and Units Fixed)_2" table:style-name="ta1">
        <table:shapes>
          <draw:frame draw:z-index="0" draw:style-name="gr1" draw:text-style-name="P1" svg:width="16.003cm" svg:height="9.006cm" svg:x="25.009cm" svg:y="33.565cm">
            <draw:object draw:notify-on-update-of-ranges="'Find Nearest (Thread fixed and Units Fixed)_2'.B76:'Find Nearest (Thread fixed and Units Fixed)_2'.B81 'Find Nearest (Thread fixed and Units Fixed)_2'.C75:'Find Nearest (Thread fixed and Units Fixed)_2'.C75 'Find Nearest (Thread fixed and Units Fixed)_2'.C76:'Find Nearest (Thread fixed and Units Fixed)_2'.C81 'Find Nearest (Thread fixed and Units Fixed)_2'.D75:'Find Nearest (Thread fixed and Units Fixed)_2'.D75 'Find Nearest (Thread fixed and Units Fixed)_2'.D76:'Find Nearest (Thread fixed and Units Fixed)_2'.D81 'Find Nearest (Thread fixed and Units Fixed)_2'.E75:'Find Nearest (Thread fixed and Units Fixed)_2'.E75 'Find Nearest (Thread fixed and Units Fixed)_2'.E76:'Find Nearest (Thread fixed and Units Fixed)_2'.E81 'Find Nearest (Thread fixed and Units Fixed)_2'.F75:'Find Nearest (Thread fixed and Units Fixed)_2'.F75 'Find Nearest (Thread fixed and Units Fixed)_2'.F76:'Find Nearest (Thread fixed and Units Fixed)_2'.F81 'Find Nearest (Thread fixed and Units Fixed)_2'.G75:'Find Nearest (Thread fixed and Units Fixed)_2'.G75 'Find Nearest (Thread fixed and Units Fixed)_2'.G76:'Find Nearest (Thread fixed and Units Fixed)_2'.G81 'Find Nearest (Thread fixed and Units Fixed)_2'.H75:'Find Nearest (Thread fixed and Units Fixed)_2'.H75 'Find Nearest (Thread fixed and Units Fixed)_2'.H76:'Find Nearest (Thread fixed and Units Fixed)_2'.H81 'Find Nearest (Thread fixed and Units Fixed)_2'.I75:'Find Nearest (Thread fixed and Units Fixed)_2'.I75 'Find Nearest (Thread fixed and Units Fixed)_2'.I76:'Find Nearest (Thread fixed and Units Fixed)_2'.I81 'Find Nearest (Thread fixed and Units Fixed)_2'.J75:'Find Nearest (Thread fixed and Units Fixed)_2'.J75 'Find Nearest (Thread fixed and Units Fixed)_2'.J76:'Find Nearest (Thread fixed and Units Fixed)_2'.J8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.986cm" svg:height="8.993cm" svg:x="25.018cm" svg:y="43.613cm">
            <draw:object draw:notify-on-update-of-ranges="'Find Nearest (Thread fixed and Units Fixed)_2'.B87:'Find Nearest (Thread fixed and Units Fixed)_2'.B90 'Find Nearest (Thread fixed and Units Fixed)_2'.C84:'Find Nearest (Thread fixed and Units Fixed)_2'.C84 'Find Nearest (Thread fixed and Units Fixed)_2'.C87:'Find Nearest (Thread fixed and Units Fixed)_2'.C90 'Find Nearest (Thread fixed and Units Fixed)_2'.D84:'Find Nearest (Thread fixed and Units Fixed)_2'.D84 'Find Nearest (Thread fixed and Units Fixed)_2'.D87:'Find Nearest (Thread fixed and Units Fixed)_2'.D90 'Find Nearest (Thread fixed and Units Fixed)_2'.E84:'Find Nearest (Thread fixed and Units Fixed)_2'.E84 'Find Nearest (Thread fixed and Units Fixed)_2'.E87:'Find Nearest (Thread fixed and Units Fixed)_2'.E90 'Find Nearest (Thread fixed and Units Fixed)_2'.F84:'Find Nearest (Thread fixed and Units Fixed)_2'.F84 'Find Nearest (Thread fixed and Units Fixed)_2'.F87:'Find Nearest (Thread fixed and Units Fixed)_2'.F90 'Find Nearest (Thread fixed and Units Fixed)_2'.G84:'Find Nearest (Thread fixed and Units Fixed)_2'.G84 'Find Nearest (Thread fixed and Units Fixed)_2'.G87:'Find Nearest (Thread fixed and Units Fixed)_2'.G90 'Find Nearest (Thread fixed and Units Fixed)_2'.H84:'Find Nearest (Thread fixed and Units Fixed)_2'.H84 'Find Nearest (Thread fixed and Units Fixed)_2'.H87:'Find Nearest (Thread fixed and Units Fixed)_2'.H90 'Find Nearest (Thread fixed and Units Fixed)_2'.I84:'Find Nearest (Thread fixed and Units Fixed)_2'.I84 'Find Nearest (Thread fixed and Units Fixed)_2'.I87:'Find Nearest (Thread fixed and Units Fixed)_2'.I90 'Find Nearest (Thread fixed and Units Fixed)_2'.J84:'Find Nearest (Thread fixed and Units Fixed)_2'.J84 'Find Nearest (Thread fixed and Units Fixed)_2'.J87:'Find Nearest (Thread fixed and Units Fixed)_2'.J9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5.997cm" svg:height="9.005cm" svg:x="25.221cm" svg:y="53.655cm">
            <draw:object draw:notify-on-update-of-ranges="'Find Nearest (Thread fixed and Units Fixed)_2'.B96:'Find Nearest (Thread fixed and Units Fixed)_2'.B99 'Find Nearest (Thread fixed and Units Fixed)_2'.C93:'Find Nearest (Thread fixed and Units Fixed)_2'.C93 'Find Nearest (Thread fixed and Units Fixed)_2'.C96:'Find Nearest (Thread fixed and Units Fixed)_2'.C99 'Find Nearest (Thread fixed and Units Fixed)_2'.D93:'Find Nearest (Thread fixed and Units Fixed)_2'.D93 'Find Nearest (Thread fixed and Units Fixed)_2'.D96:'Find Nearest (Thread fixed and Units Fixed)_2'.D99 'Find Nearest (Thread fixed and Units Fixed)_2'.E93:'Find Nearest (Thread fixed and Units Fixed)_2'.E93 'Find Nearest (Thread fixed and Units Fixed)_2'.E96:'Find Nearest (Thread fixed and Units Fixed)_2'.E99 'Find Nearest (Thread fixed and Units Fixed)_2'.F93:'Find Nearest (Thread fixed and Units Fixed)_2'.F93 'Find Nearest (Thread fixed and Units Fixed)_2'.F96:'Find Nearest (Thread fixed and Units Fixed)_2'.F99 'Find Nearest (Thread fixed and Units Fixed)_2'.G93:'Find Nearest (Thread fixed and Units Fixed)_2'.G93 'Find Nearest (Thread fixed and Units Fixed)_2'.G96:'Find Nearest (Thread fixed and Units Fixed)_2'.G99 'Find Nearest (Thread fixed and Units Fixed)_2'.H93:'Find Nearest (Thread fixed and Units Fixed)_2'.H93 'Find Nearest (Thread fixed and Units Fixed)_2'.H96:'Find Nearest (Thread fixed and Units Fixed)_2'.H99 'Find Nearest (Thread fixed and Units Fixed)_2'.I93:'Find Nearest (Thread fixed and Units Fixed)_2'.I93 'Find Nearest (Thread fixed and Units Fixed)_2'.I96:'Find Nearest (Thread fixed and Units Fixed)_2'.I99 'Find Nearest (Thread fixed and Units Fixed)_2'.J93:'Find Nearest (Thread fixed and Units Fixed)_2'.J93 'Find Nearest (Thread fixed and Units Fixed)_2'.J96:'Find Nearest (Thread fixed and Units Fixed)_2'.J9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3" draw:style-name="gr1" draw:text-style-name="P1" svg:width="15.997cm" svg:height="9.005cm" svg:x="83.648cm" svg:y="0.531cm">
            <draw:object draw:notify-on-update-of-ranges="'Find Nearest (Thread fixed and Units Fixed)_2'.AA3:'Find Nearest (Thread fixed and Units Fixed)_2'.AA9 'Find Nearest (Thread fixed and Units Fixed)_2'.AC2:'Find Nearest (Thread fixed and Units Fixed)_2'.AC2 'Find Nearest (Thread fixed and Units Fixed)_2'.AC3:'Find Nearest (Thread fixed and Units Fixed)_2'.AC9 'Find Nearest (Thread fixed and Units Fixed)_2'.AD2:'Find Nearest (Thread fixed and Units Fixed)_2'.AD2 'Find Nearest (Thread fixed and Units Fixed)_2'.AD3:'Find Nearest (Thread fixed and Units Fixed)_2'.AD9 'Find Nearest (Thread fixed and Units Fixed)_2'.AE2:'Find Nearest (Thread fixed and Units Fixed)_2'.AE2 'Find Nearest (Thread fixed and Units Fixed)_2'.AE3:'Find Nearest (Thread fixed and Units Fixed)_2'.AE9 'Find Nearest (Thread fixed and Units Fixed)_2'.AF2:'Find Nearest (Thread fixed and Units Fixed)_2'.AF2 'Find Nearest (Thread fixed and Units Fixed)_2'.AF3:'Find Nearest (Thread fixed and Units Fixed)_2'.AF9 'Find Nearest (Thread fixed and Units Fixed)_2'.AG2:'Find Nearest (Thread fixed and Units Fixed)_2'.AG2 'Find Nearest (Thread fixed and Units Fixed)_2'.AG3:'Find Nearest (Thread fixed and Units Fixed)_2'.AG9 'Find Nearest (Thread fixed and Units Fixed)_2'.AH2:'Find Nearest (Thread fixed and Units Fixed)_2'.AH2 'Find Nearest (Thread fixed and Units Fixed)_2'.AH3:'Find Nearest (Thread fixed and Units Fixed)_2'.AH9 'Find Nearest (Thread fixed and Units Fixed)_2'.AI2:'Find Nearest (Thread fixed and Units Fixed)_2'.AI2 'Find Nearest (Thread fixed and Units Fixed)_2'.AI3:'Find Nearest (Thread fixed and Units Fixed)_2'.AI9 'Find Nearest (Thread fixed and Units Fixed)_2'.AJ2:'Find Nearest (Thread fixed and Units Fixed)_2'.AJ2 'Find Nearest (Thread fixed and Units Fixed)_2'.AJ3:'Find Nearest (Thread fixed and Units Fixed)_2'.AJ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15.998cm" svg:height="9.005cm" svg:x="83.675cm" svg:y="10.598cm">
            <draw:object draw:notify-on-update-of-ranges="'Find Nearest (Thread fixed and Units Fixed)_2'.AA12:'Find Nearest (Thread fixed and Units Fixed)_2'.AA18 'Find Nearest (Thread fixed and Units Fixed)_2'.AC11:'Find Nearest (Thread fixed and Units Fixed)_2'.AC11 'Find Nearest (Thread fixed and Units Fixed)_2'.AC12:'Find Nearest (Thread fixed and Units Fixed)_2'.AC18 'Find Nearest (Thread fixed and Units Fixed)_2'.AD11:'Find Nearest (Thread fixed and Units Fixed)_2'.AD11 'Find Nearest (Thread fixed and Units Fixed)_2'.AD12:'Find Nearest (Thread fixed and Units Fixed)_2'.AD18 'Find Nearest (Thread fixed and Units Fixed)_2'.AE11:'Find Nearest (Thread fixed and Units Fixed)_2'.AE11 'Find Nearest (Thread fixed and Units Fixed)_2'.AE12:'Find Nearest (Thread fixed and Units Fixed)_2'.AE18 'Find Nearest (Thread fixed and Units Fixed)_2'.AF11:'Find Nearest (Thread fixed and Units Fixed)_2'.AF11 'Find Nearest (Thread fixed and Units Fixed)_2'.AF12:'Find Nearest (Thread fixed and Units Fixed)_2'.AF18 'Find Nearest (Thread fixed and Units Fixed)_2'.AG11:'Find Nearest (Thread fixed and Units Fixed)_2'.AG11 'Find Nearest (Thread fixed and Units Fixed)_2'.AG12:'Find Nearest (Thread fixed and Units Fixed)_2'.AG18 'Find Nearest (Thread fixed and Units Fixed)_2'.AH11:'Find Nearest (Thread fixed and Units Fixed)_2'.AH11 'Find Nearest (Thread fixed and Units Fixed)_2'.AH12:'Find Nearest (Thread fixed and Units Fixed)_2'.AH18 'Find Nearest (Thread fixed and Units Fixed)_2'.AI11:'Find Nearest (Thread fixed and Units Fixed)_2'.AI11 'Find Nearest (Thread fixed and Units Fixed)_2'.AI12:'Find Nearest (Thread fixed and Units Fixed)_2'.AI18 'Find Nearest (Thread fixed and Units Fixed)_2'.AJ11:'Find Nearest (Thread fixed and Units Fixed)_2'.AJ11 'Find Nearest (Thread fixed and Units Fixed)_2'.AJ12:'Find Nearest (Thread fixed and Units Fixed)_2'.AJ18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5" draw:style-name="gr1" draw:text-style-name="P1" svg:width="15.997cm" svg:height="9.005cm" svg:x="83.758cm" svg:y="20.585cm">
            <draw:object draw:notify-on-update-of-ranges="'Find Nearest (Thread fixed and Units Fixed)_2'.AA21:'Find Nearest (Thread fixed and Units Fixed)_2'.AA27 'Find Nearest (Thread fixed and Units Fixed)_2'.AC20:'Find Nearest (Thread fixed and Units Fixed)_2'.AC20 'Find Nearest (Thread fixed and Units Fixed)_2'.AC21:'Find Nearest (Thread fixed and Units Fixed)_2'.AC27 'Find Nearest (Thread fixed and Units Fixed)_2'.AD20:'Find Nearest (Thread fixed and Units Fixed)_2'.AD20 'Find Nearest (Thread fixed and Units Fixed)_2'.AD21:'Find Nearest (Thread fixed and Units Fixed)_2'.AD27 'Find Nearest (Thread fixed and Units Fixed)_2'.AE20:'Find Nearest (Thread fixed and Units Fixed)_2'.AE20 'Find Nearest (Thread fixed and Units Fixed)_2'.AE21:'Find Nearest (Thread fixed and Units Fixed)_2'.AE27 'Find Nearest (Thread fixed and Units Fixed)_2'.AF20:'Find Nearest (Thread fixed and Units Fixed)_2'.AF20 'Find Nearest (Thread fixed and Units Fixed)_2'.AF21:'Find Nearest (Thread fixed and Units Fixed)_2'.AF27 'Find Nearest (Thread fixed and Units Fixed)_2'.AG20:'Find Nearest (Thread fixed and Units Fixed)_2'.AG20 'Find Nearest (Thread fixed and Units Fixed)_2'.AG21:'Find Nearest (Thread fixed and Units Fixed)_2'.AG27 'Find Nearest (Thread fixed and Units Fixed)_2'.AH20:'Find Nearest (Thread fixed and Units Fixed)_2'.AH20 'Find Nearest (Thread fixed and Units Fixed)_2'.AH21:'Find Nearest (Thread fixed and Units Fixed)_2'.AH27 'Find Nearest (Thread fixed and Units Fixed)_2'.AI20:'Find Nearest (Thread fixed and Units Fixed)_2'.AI20 'Find Nearest (Thread fixed and Units Fixed)_2'.AI21:'Find Nearest (Thread fixed and Units Fixed)_2'.AI27 'Find Nearest (Thread fixed and Units Fixed)_2'.AJ20:'Find Nearest (Thread fixed and Units Fixed)_2'.AJ20 'Find Nearest (Thread fixed and Units Fixed)_2'.AJ21:'Find Nearest (Thread fixed and Units Fixed)_2'.AJ2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default-cell-style-name="ce7"/>
        <table:table-column table:style-name="co1" table:number-columns-repeated="4" table:default-cell-style-name="ce10"/>
        <table:table-column table:style-name="co1" table:default-cell-style-name="ce13"/>
        <table:table-column table:style-name="co1" table:default-cell-style-name="Default"/>
        <table:table-column table:style-name="co1" table:default-cell-style-name="ce3"/>
        <table:table-column table:style-name="co1" table:default-cell-style-name="ce7"/>
        <table:table-column table:style-name="co1" table:number-columns-repeated="4" table:default-cell-style-name="ce10"/>
        <table:table-column table:style-name="co1" table:default-cell-style-name="ce13"/>
        <table:table-column table:style-name="co1" table:default-cell-style-name="Default"/>
        <table:table-column table:style-name="co1" table:default-cell-style-name="ce3"/>
        <table:table-column table:style-name="co1" table:default-cell-style-name="ce7"/>
        <table:table-column table:style-name="co1" table:number-columns-repeated="4" table:default-cell-style-name="ce10"/>
        <table:table-column table:style-name="co1" table:default-cell-style-name="ce13"/>
        <table:table-column table:style-name="co1" table:number-columns-repeated="12" table:default-cell-style-name="Default"/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4"/>
          <table:table-cell office:value-type="string" calcext:value-type="string">
            <text:p>BATCHE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N 1 Batch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N 1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N 1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" office:value-type="string" calcext:value-type="string">
            <text:p>FN 8 THREAD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75.54" calcext:value-type="float">
            <text:p>75,54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1.22" calcext:value-type="float">
            <text:p>1,22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0.15" calcext:value-type="float">
            <text:p>0,15</text:p>
          </table:table-cell>
          <table:table-cell table:number-columns-repeated="2"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12" office:value-type="float" office:value="75.54" calcext:value-type="float">
            <text:p>75,54</text:p>
          </table:table-cell>
          <table:table-cell table:style-name="ce12" table:formula="of:=[.H12]" office:value-type="float" office:value="101.7" calcext:value-type="float">
            <text:p>101,70</text:p>
          </table:table-cell>
          <table:table-cell table:style-name="ce12" table:formula="of:=[.H21]" office:value-type="float" office:value="62.44" calcext:value-type="float">
            <text:p>62,44</text:p>
          </table:table-cell>
          <table:table-cell table:style-name="ce12" table:formula="of:=[.H30]" office:value-type="float" office:value="89.43" calcext:value-type="float">
            <text:p>89,43</text:p>
          </table:table-cell>
          <table:table-cell table:style-name="ce12" table:formula="of:=[.H39]" office:value-type="float" office:value="83.22" calcext:value-type="float">
            <text:p>83,22</text:p>
          </table:table-cell>
          <table:table-cell table:style-name="ce12" table:formula="of:=[.H48]" office:value-type="float" office:value="83.65" calcext:value-type="float">
            <text:p>83,65</text:p>
          </table:table-cell>
          <table:table-cell table:style-name="ce12" table:formula="of:=[.H57]" office:value-type="float" office:value="105.82" calcext:value-type="float">
            <text:p>105,82</text:p>
          </table:table-cell>
          <table:table-cell table:style-name="ce12" table:formula="of:=[.H66]" office:value-type="float" office:value="108.63" calcext:value-type="float">
            <text:p>108,63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78.23" calcext:value-type="float">
            <text:p>78,2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1.62" calcext:value-type="float">
            <text:p>1,6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0.2" calcext:value-type="float">
            <text:p>0,20</text:p>
          </table:table-cell>
          <table:table-cell table:number-columns-repeated="2"/>
          <table:table-cell table:style-name="ce3" office:value-type="float" office:value="240" calcext:value-type="float">
            <text:p>240</text:p>
          </table:table-cell>
          <table:table-cell table:style-name="ce7" office:value-type="float" office:value="126.49" calcext:value-type="float">
            <text:p>126,49</text:p>
          </table:table-cell>
          <table:table-cell table:style-name="ce13" office:value-type="float" office:value="78.23" calcext:value-type="float">
            <text:p>78,23</text:p>
          </table:table-cell>
          <table:table-cell table:style-name="ce13" table:formula="of:=[.H13]" office:value-type="float" office:value="109.69" calcext:value-type="float">
            <text:p>109,69</text:p>
          </table:table-cell>
          <table:table-cell table:style-name="ce13" table:formula="of:=[.H22]" office:value-type="float" office:value="64.29" calcext:value-type="float">
            <text:p>64,29</text:p>
          </table:table-cell>
          <table:table-cell table:style-name="ce13" table:formula="of:=[.H31]" office:value-type="float" office:value="90.13" calcext:value-type="float">
            <text:p>90,13</text:p>
          </table:table-cell>
          <table:table-cell table:style-name="ce13" table:formula="of:=[.H40]" office:value-type="float" office:value="84.91" calcext:value-type="float">
            <text:p>84,91</text:p>
          </table:table-cell>
          <table:table-cell table:style-name="ce13" table:formula="of:=[.H49]" office:value-type="float" office:value="85.53" calcext:value-type="float">
            <text:p>85,53</text:p>
          </table:table-cell>
          <table:table-cell table:style-name="ce13" table:formula="of:=[.H58]" office:value-type="float" office:value="110.32" calcext:value-type="float">
            <text:p>110,32</text:p>
          </table:table-cell>
          <table:table-cell table:style-name="ce13" table:formula="of:=[.H67]" office:value-type="float" office:value="106.29" calcext:value-type="float">
            <text:p>106,29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82.99" calcext:value-type="float">
            <text:p>82,99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2.74" calcext:value-type="float">
            <text:p>2,74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0.34" calcext:value-type="float">
            <text:p>0,34</text:p>
          </table:table-cell>
          <table:table-cell table:number-columns-repeated="2"/>
          <table:table-cell table:style-name="ce3" office:value-type="float" office:value="480" calcext:value-type="float">
            <text:p>480</text:p>
          </table:table-cell>
          <table:table-cell table:style-name="ce7" office:value-type="float" office:value="227.48" calcext:value-type="float">
            <text:p>227,48</text:p>
          </table:table-cell>
          <table:table-cell table:style-name="ce13" office:value-type="float" office:value="82.99" calcext:value-type="float">
            <text:p>82,99</text:p>
          </table:table-cell>
          <table:table-cell table:style-name="ce13" table:formula="of:=[.H14]" office:value-type="float" office:value="103.09" calcext:value-type="float">
            <text:p>103,09</text:p>
          </table:table-cell>
          <table:table-cell table:style-name="ce13" table:formula="of:=[.H23]" office:value-type="float" office:value="66.88" calcext:value-type="float">
            <text:p>66,88</text:p>
          </table:table-cell>
          <table:table-cell table:style-name="ce13" table:formula="of:=[.H32]" office:value-type="float" office:value="88.81" calcext:value-type="float">
            <text:p>88,81</text:p>
          </table:table-cell>
          <table:table-cell table:style-name="ce13" table:formula="of:=[.H41]" office:value-type="float" office:value="90.08" calcext:value-type="float">
            <text:p>90,08</text:p>
          </table:table-cell>
          <table:table-cell table:style-name="ce13" table:formula="of:=[.H50]" office:value-type="float" office:value="93.84" calcext:value-type="float">
            <text:p>93,84</text:p>
          </table:table-cell>
          <table:table-cell table:style-name="ce13" table:formula="of:=[.H59]" office:value-type="float" office:value="104.8" calcext:value-type="float">
            <text:p>104,80</text:p>
          </table:table-cell>
          <table:table-cell table:style-name="ce13" table:formula="of:=[.H68]" office:value-type="float" office:value="109.44" calcext:value-type="float">
            <text:p>109,44</text:p>
          </table:table-cell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88.87" calcext:value-type="float">
            <text:p>88,87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4.36" calcext:value-type="float">
            <text:p>4,36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0.55" calcext:value-type="float">
            <text:p>0,55</text:p>
          </table:table-cell>
          <table:table-cell table:number-columns-repeated="2"/>
          <table:table-cell table:style-name="ce3" office:value-type="float" office:value="720" calcext:value-type="float">
            <text:p>720</text:p>
          </table:table-cell>
          <table:table-cell table:style-name="ce7" office:value-type="float" office:value="387.84" calcext:value-type="float">
            <text:p>387,84</text:p>
          </table:table-cell>
          <table:table-cell table:style-name="ce13" office:value-type="float" office:value="88.87" calcext:value-type="float">
            <text:p>88,87</text:p>
          </table:table-cell>
          <table:table-cell table:style-name="ce13" table:formula="of:=[.H15]" office:value-type="float" office:value="107.51" calcext:value-type="float">
            <text:p>107,51</text:p>
          </table:table-cell>
          <table:table-cell table:style-name="ce13" table:formula="of:=[.H24]" office:value-type="float" office:value="67.09" calcext:value-type="float">
            <text:p>67,09</text:p>
          </table:table-cell>
          <table:table-cell table:style-name="ce13" table:formula="of:=[.H33]" office:value-type="float" office:value="96.77" calcext:value-type="float">
            <text:p>96,77</text:p>
          </table:table-cell>
          <table:table-cell table:style-name="ce13" table:formula="of:=[.H42]" office:value-type="float" office:value="93.33" calcext:value-type="float">
            <text:p>93,33</text:p>
          </table:table-cell>
          <table:table-cell table:style-name="ce13" table:formula="of:=[.H51]" office:value-type="float" office:value="93.2" calcext:value-type="float">
            <text:p>93,20</text:p>
          </table:table-cell>
          <table:table-cell table:style-name="ce13" table:formula="of:=[.H60]" office:value-type="float" office:value="108.23" calcext:value-type="float">
            <text:p>108,23</text:p>
          </table:table-cell>
          <table:table-cell table:style-name="ce13" table:formula="of:=[.H69]" office:value-type="float" office:value="111.66" calcext:value-type="float">
            <text:p>111,66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94.17" calcext:value-type="float">
            <text:p>94,17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6.47" calcext:value-type="float">
            <text:p>6,47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0.81" calcext:value-type="float">
            <text:p>0,81</text:p>
          </table:table-cell>
          <table:table-cell table:number-columns-repeated="2"/>
          <table:table-cell table:style-name="ce3" office:value-type="float" office:value="960" calcext:value-type="float">
            <text:p>960</text:p>
          </table:table-cell>
          <table:table-cell table:style-name="ce7" office:value-type="float" office:value="608.99" calcext:value-type="float">
            <text:p>608,99</text:p>
          </table:table-cell>
          <table:table-cell table:style-name="ce13" office:value-type="float" office:value="94.17" calcext:value-type="float">
            <text:p>94,17</text:p>
          </table:table-cell>
          <table:table-cell table:style-name="ce13" table:formula="of:=[.H16]" office:value-type="float" office:value="117.42" calcext:value-type="float">
            <text:p>117,42</text:p>
          </table:table-cell>
          <table:table-cell table:style-name="ce13" table:formula="of:=[.H25]" office:value-type="float" office:value="73.28" calcext:value-type="float">
            <text:p>73,28</text:p>
          </table:table-cell>
          <table:table-cell table:style-name="ce13" table:formula="of:=[.H34]" office:value-type="float" office:value="99.82" calcext:value-type="float">
            <text:p>99,82</text:p>
          </table:table-cell>
          <table:table-cell table:style-name="ce13" table:formula="of:=[.H43]" office:value-type="float" office:value="98.32" calcext:value-type="float">
            <text:p>98,32</text:p>
          </table:table-cell>
          <table:table-cell table:style-name="ce13" table:formula="of:=[.H52]" office:value-type="float" office:value="98.23" calcext:value-type="float">
            <text:p>98,23</text:p>
          </table:table-cell>
          <table:table-cell table:style-name="ce13" table:formula="of:=[.H61]" office:value-type="float" office:value="118.41" calcext:value-type="float">
            <text:p>118,41</text:p>
          </table:table-cell>
          <table:table-cell table:style-name="ce13" table:formula="of:=[.H70]" office:value-type="float" office:value="118.5" calcext:value-type="float">
            <text:p>118,50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100.17" calcext:value-type="float">
            <text:p>100,1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8.9" calcext:value-type="float">
            <text:p>8,9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1.11" calcext:value-type="float">
            <text:p>1,11</text:p>
          </table:table-cell>
          <table:table-cell table:number-columns-repeated="2"/>
          <table:table-cell table:style-name="ce3" office:value-type="float" office:value="1200" calcext:value-type="float">
            <text:p>1200</text:p>
          </table:table-cell>
          <table:table-cell table:style-name="ce7" office:value-type="float" office:value="891.56" calcext:value-type="float">
            <text:p>891,56</text:p>
          </table:table-cell>
          <table:table-cell table:style-name="ce13" office:value-type="float" office:value="100.17" calcext:value-type="float">
            <text:p>100,17</text:p>
          </table:table-cell>
          <table:table-cell table:style-name="ce13" table:formula="of:=[.H17]" office:value-type="float" office:value="117.66" calcext:value-type="float">
            <text:p>117,66</text:p>
          </table:table-cell>
          <table:table-cell table:style-name="ce13" table:formula="of:=[.H26]" office:value-type="float" office:value="76.96" calcext:value-type="float">
            <text:p>76,96</text:p>
          </table:table-cell>
          <table:table-cell table:style-name="ce13" table:formula="of:=[.H35]" office:value-type="float" office:value="103.37" calcext:value-type="float">
            <text:p>103,37</text:p>
          </table:table-cell>
          <table:table-cell table:style-name="ce13" table:formula="of:=[.H44]" office:value-type="float" office:value="102.26" calcext:value-type="float">
            <text:p>102,26</text:p>
          </table:table-cell>
          <table:table-cell table:style-name="ce13" table:formula="of:=[.H53]" office:value-type="float" office:value="102.87" calcext:value-type="float">
            <text:p>102,87</text:p>
          </table:table-cell>
          <table:table-cell table:style-name="ce13" table:formula="of:=[.H62]" office:value-type="float" office:value="117.85" calcext:value-type="float">
            <text:p>117,85</text:p>
          </table:table-cell>
          <table:table-cell table:style-name="ce13" table:formula="of:=[.H71]" office:value-type="float" office:value="120.65" calcext:value-type="float">
            <text:p>120,65</text:p>
          </table:table-cell>
        </table:table-row>
        <table:table-row table:style-name="ro1"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1" office:value-type="float" office:value="141.08" calcext:value-type="float">
            <text:p>141,08</text:p>
          </table:table-cell>
          <table:table-cell table:style-name="ce11" office:value-type="float" office:value="113.76" calcext:value-type="float">
            <text:p>113,76</text:p>
          </table:table-cell>
          <table:table-cell table:style-name="ce11" office:value-type="float" office:value="109.89" calcext:value-type="float">
            <text:p>109,89</text:p>
          </table:table-cell>
          <table:table-cell table:style-name="ce11" office:value-type="float" office:value="108.25" calcext:value-type="float">
            <text:p>108,25</text:p>
          </table:table-cell>
          <table:table-cell table:style-name="ce14" office:value-type="float" office:value="100.74" calcext:value-type="float">
            <text:p>100,74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10.9" calcext:value-type="float">
            <text:p>10,90</text:p>
          </table:table-cell>
          <table:table-cell table:style-name="ce11" office:value-type="float" office:value="11.28" calcext:value-type="float">
            <text:p>11,28</text:p>
          </table:table-cell>
          <table:table-cell table:style-name="ce11" office:value-type="float" office:value="11.45" calcext:value-type="float">
            <text:p>11,45</text:p>
          </table:table-cell>
          <table:table-cell table:style-name="ce14" office:value-type="float" office:value="12.3" calcext:value-type="float">
            <text:p>12,30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5.45" calcext:value-type="float">
            <text:p>5,45</text:p>
          </table:table-cell>
          <table:table-cell table:style-name="ce11" office:value-type="float" office:value="2.82" calcext:value-type="float">
            <text:p>2,82</text:p>
          </table:table-cell>
          <table:table-cell table:style-name="ce11" office:value-type="float" office:value="1.91" calcext:value-type="float">
            <text:p>1,91</text:p>
          </table:table-cell>
          <table:table-cell table:style-name="ce14" office:value-type="float" office:value="1.54" calcext:value-type="float">
            <text:p>1,54</text:p>
          </table:table-cell>
          <table:table-cell table:number-columns-repeated="2"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4" office:value-type="float" office:value="100.74" calcext:value-type="float">
            <text:p>100,74</text:p>
          </table:table-cell>
          <table:table-cell table:style-name="ce14" table:formula="of:=[.H18]" office:value-type="float" office:value="124.4" calcext:value-type="float">
            <text:p>124,40</text:p>
          </table:table-cell>
          <table:table-cell table:style-name="ce14" table:formula="of:=[.H27]" office:value-type="float" office:value="82.32" calcext:value-type="float">
            <text:p>82,32</text:p>
          </table:table-cell>
          <table:table-cell table:style-name="ce14" table:formula="of:=[.H36]" office:value-type="float" office:value="107.44" calcext:value-type="float">
            <text:p>107,44</text:p>
          </table:table-cell>
          <table:table-cell table:style-name="ce14" table:formula="of:=[.H45]" office:value-type="float" office:value="108.18" calcext:value-type="float">
            <text:p>108,18</text:p>
          </table:table-cell>
          <table:table-cell table:style-name="ce14" table:formula="of:=[.H54]" office:value-type="float" office:value="108.52" calcext:value-type="float">
            <text:p>108,52</text:p>
          </table:table-cell>
          <table:table-cell table:style-name="ce14" table:formula="of:=[.H63]" office:value-type="float" office:value="125.33" calcext:value-type="float">
            <text:p>125,33</text:p>
          </table:table-cell>
          <table:table-cell table:style-name="ce14" table:formula="of:=[.H72]" office:value-type="float" office:value="125.19" calcext:value-type="float">
            <text:p>125,19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4"/>
          <table:table-cell office:value-type="string" calcext:value-type="string">
            <text:p>BATCHES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FN 2 Batche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N 2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N 2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" office:value-type="string" calcext:value-type="string">
            <text:p>FN 8 THREADS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101.7" calcext:value-type="float">
            <text:p>101,70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0.91" calcext:value-type="float">
            <text:p>0,91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0.11" calcext:value-type="float">
            <text:p>0,11</text:p>
          </table:table-cell>
          <table:table-cell table:number-columns-repeated="2"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12" table:formula="of:=[.AB12]/[.AC3]" office:value-type="float" office:value="1.21882446386021" calcext:value-type="float">
            <text:p>1,22</text:p>
          </table:table-cell>
          <table:table-cell table:style-name="ce12" table:formula="of:=[.AB12]/[.AD3]" office:value-type="float" office:value="0.905309734513274" calcext:value-type="float">
            <text:p>0,91</text:p>
          </table:table-cell>
          <table:table-cell table:style-name="ce12" table:formula="of:=[.AB12]/[.AE3]" office:value-type="float" office:value="1.47453555413197" calcext:value-type="float">
            <text:p>1,47</text:p>
          </table:table-cell>
          <table:table-cell table:style-name="ce12" table:formula="of:=[.AB12]/[.AF3]" office:value-type="float" office:value="1.02952029520295" calcext:value-type="float">
            <text:p>1,03</text:p>
          </table:table-cell>
          <table:table-cell table:style-name="ce12" table:formula="of:=[.AB12]/[.AG3]" office:value-type="float" office:value="1.10634462869503" calcext:value-type="float">
            <text:p>1,11</text:p>
          </table:table-cell>
          <table:table-cell table:style-name="ce12" table:formula="of:=[.AB12]/[.AH3]" office:value-type="float" office:value="1.10065750149432" calcext:value-type="float">
            <text:p>1,10</text:p>
          </table:table-cell>
          <table:table-cell table:style-name="ce12" table:formula="of:=[.AB12]/[.AI3]" office:value-type="float" office:value="0.87006237006237" calcext:value-type="float">
            <text:p>0,87</text:p>
          </table:table-cell>
          <table:table-cell table:style-name="ce12" table:formula="of:=[.AB12]/[.AJ3]" office:value-type="float" office:value="0.847555923777962" calcext:value-type="float">
            <text:p>0,85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109.69" calcext:value-type="float">
            <text:p>109,6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1.15" calcext:value-type="float">
            <text:p>1,1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0.14" calcext:value-type="float">
            <text:p>0,14</text:p>
          </table:table-cell>
          <table:table-cell table:number-columns-repeated="2"/>
          <table:table-cell table:style-name="ce3" office:value-type="float" office:value="240" calcext:value-type="float">
            <text:p>240</text:p>
          </table:table-cell>
          <table:table-cell table:style-name="ce7" office:value-type="float" office:value="126.49" calcext:value-type="float">
            <text:p>126,49</text:p>
          </table:table-cell>
          <table:table-cell table:style-name="ce13" table:formula="of:=[.AB13]/[.AC4]" office:value-type="float" office:value="1.61689888789467" calcext:value-type="float">
            <text:p>1,62</text:p>
          </table:table-cell>
          <table:table-cell table:style-name="ce13" table:formula="of:=[.AB13]/[.AD4]" office:value-type="float" office:value="1.1531589023612" calcext:value-type="float">
            <text:p>1,15</text:p>
          </table:table-cell>
          <table:table-cell table:style-name="ce13" table:formula="of:=[.AB13]/[.AE4]" office:value-type="float" office:value="1.96749105615181" calcext:value-type="float">
            <text:p>1,97</text:p>
          </table:table-cell>
          <table:table-cell table:style-name="ce13" table:formula="of:=[.AB13]/[.AF4]" office:value-type="float" office:value="1.40341728614224" calcext:value-type="float">
            <text:p>1,40</text:p>
          </table:table-cell>
          <table:table-cell table:style-name="ce13" table:formula="of:=[.AB13]/[.AG4]" office:value-type="float" office:value="1.48969497114592" calcext:value-type="float">
            <text:p>1,49</text:p>
          </table:table-cell>
          <table:table-cell table:style-name="ce13" table:formula="of:=[.AB13]/[.AH4]" office:value-type="float" office:value="1.47889629369812" calcext:value-type="float">
            <text:p>1,48</text:p>
          </table:table-cell>
          <table:table-cell table:style-name="ce13" table:formula="of:=[.AB13]/[.AI4]" office:value-type="float" office:value="1.14657360406091" calcext:value-type="float">
            <text:p>1,15</text:p>
          </table:table-cell>
          <table:table-cell table:style-name="ce13" table:formula="of:=[.AB13]/[.AJ4]" office:value-type="float" office:value="1.19004610029165" calcext:value-type="float">
            <text:p>1,19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103.09" calcext:value-type="float">
            <text:p>103,09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2.21" calcext:value-type="float">
            <text:p>2,21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0.28" calcext:value-type="float">
            <text:p>0,28</text:p>
          </table:table-cell>
          <table:table-cell table:number-columns-repeated="2"/>
          <table:table-cell table:style-name="ce3" office:value-type="float" office:value="480" calcext:value-type="float">
            <text:p>480</text:p>
          </table:table-cell>
          <table:table-cell table:style-name="ce7" office:value-type="float" office:value="227.48" calcext:value-type="float">
            <text:p>227,48</text:p>
          </table:table-cell>
          <table:table-cell table:style-name="ce13" table:formula="of:=[.AB14]/[.AC5]" office:value-type="float" office:value="2.7410531389324" calcext:value-type="float">
            <text:p>2,74</text:p>
          </table:table-cell>
          <table:table-cell table:style-name="ce13" table:formula="of:=[.AB14]/[.AD5]" office:value-type="float" office:value="2.20661557862062" calcext:value-type="float">
            <text:p>2,21</text:p>
          </table:table-cell>
          <table:table-cell table:style-name="ce13" table:formula="of:=[.AB14]/[.AE5]" office:value-type="float" office:value="3.40131578947368" calcext:value-type="float">
            <text:p>3,40</text:p>
          </table:table-cell>
          <table:table-cell table:style-name="ce13" table:formula="of:=[.AB14]/[.AF5]" office:value-type="float" office:value="2.56142326314604" calcext:value-type="float">
            <text:p>2,56</text:p>
          </table:table-cell>
          <table:table-cell table:style-name="ce13" table:formula="of:=[.AB14]/[.AG5]" office:value-type="float" office:value="2.5253108348135" calcext:value-type="float">
            <text:p>2,53</text:p>
          </table:table-cell>
          <table:table-cell table:style-name="ce13" table:formula="of:=[.AB14]/[.AH5]" office:value-type="float" office:value="2.42412617220801" calcext:value-type="float">
            <text:p>2,42</text:p>
          </table:table-cell>
          <table:table-cell table:style-name="ce13" table:formula="of:=[.AB14]/[.AI5]" office:value-type="float" office:value="2.1706106870229" calcext:value-type="float">
            <text:p>2,17</text:p>
          </table:table-cell>
          <table:table-cell table:style-name="ce13" table:formula="of:=[.AB14]/[.AJ5]" office:value-type="float" office:value="2.07858187134503" calcext:value-type="float">
            <text:p>2,08</text:p>
          </table:table-cell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107.51" calcext:value-type="float">
            <text:p>107,51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3.61" calcext:value-type="float">
            <text:p>3,61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2"/>
          <table:table-cell table:style-name="ce3" office:value-type="float" office:value="720" calcext:value-type="float">
            <text:p>720</text:p>
          </table:table-cell>
          <table:table-cell table:style-name="ce7" office:value-type="float" office:value="387.84" calcext:value-type="float">
            <text:p>387,84</text:p>
          </table:table-cell>
          <table:table-cell table:style-name="ce13" table:formula="of:=[.AB15]/[.AC6]" office:value-type="float" office:value="4.36412737706763" calcext:value-type="float">
            <text:p>4,36</text:p>
          </table:table-cell>
          <table:table-cell table:style-name="ce13" table:formula="of:=[.AB15]/[.AD6]" office:value-type="float" office:value="3.60747837410473" calcext:value-type="float">
            <text:p>3,61</text:p>
          </table:table-cell>
          <table:table-cell table:style-name="ce13" table:formula="of:=[.AB15]/[.AE6]" office:value-type="float" office:value="5.78089133999106" calcext:value-type="float">
            <text:p>5,78</text:p>
          </table:table-cell>
          <table:table-cell table:style-name="ce13" table:formula="of:=[.AB15]/[.AF6]" office:value-type="float" office:value="4.00785367365919" calcext:value-type="float">
            <text:p>4,01</text:p>
          </table:table-cell>
          <table:table-cell table:style-name="ce13" table:formula="of:=[.AB15]/[.AG6]" office:value-type="float" office:value="4.15557698489232" calcext:value-type="float">
            <text:p>4,16</text:p>
          </table:table-cell>
          <table:table-cell table:style-name="ce13" table:formula="of:=[.AB15]/[.AH6]" office:value-type="float" office:value="4.16137339055794" calcext:value-type="float">
            <text:p>4,16</text:p>
          </table:table-cell>
          <table:table-cell table:style-name="ce13" table:formula="of:=[.AB15]/[.AI6]" office:value-type="float" office:value="3.58347962672087" calcext:value-type="float">
            <text:p>3,58</text:p>
          </table:table-cell>
          <table:table-cell table:style-name="ce13" table:formula="of:=[.AB15]/[.AJ6]" office:value-type="float" office:value="3.47340139709833" calcext:value-type="float">
            <text:p>3,47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117.42" calcext:value-type="float">
            <text:p>117,4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5.19" calcext:value-type="float">
            <text:p>5,1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0.65" calcext:value-type="float">
            <text:p>0,65</text:p>
          </table:table-cell>
          <table:table-cell table:number-columns-repeated="2"/>
          <table:table-cell table:style-name="ce3" office:value-type="float" office:value="960" calcext:value-type="float">
            <text:p>960</text:p>
          </table:table-cell>
          <table:table-cell table:style-name="ce7" office:value-type="float" office:value="608.99" calcext:value-type="float">
            <text:p>608,99</text:p>
          </table:table-cell>
          <table:table-cell table:style-name="ce13" table:formula="of:=[.AB16]/[.AC7]" office:value-type="float" office:value="6.46692152490177" calcext:value-type="float">
            <text:p>6,47</text:p>
          </table:table-cell>
          <table:table-cell table:style-name="ce13" table:formula="of:=[.AB16]/[.AD7]" office:value-type="float" office:value="5.18642479986374" calcext:value-type="float">
            <text:p>5,19</text:p>
          </table:table-cell>
          <table:table-cell table:style-name="ce13" table:formula="of:=[.AB16]/[.AE7]" office:value-type="float" office:value="8.31045305676856" calcext:value-type="float">
            <text:p>8,31</text:p>
          </table:table-cell>
          <table:table-cell table:style-name="ce13" table:formula="of:=[.AB16]/[.AF7]" office:value-type="float" office:value="6.10088158685634" calcext:value-type="float">
            <text:p>6,10</text:p>
          </table:table-cell>
          <table:table-cell table:style-name="ce13" table:formula="of:=[.AB16]/[.AG7]" office:value-type="float" office:value="6.19395850284784" calcext:value-type="float">
            <text:p>6,19</text:p>
          </table:table-cell>
          <table:table-cell table:style-name="ce13" table:formula="of:=[.AB16]/[.AH7]" office:value-type="float" office:value="6.19963351318335" calcext:value-type="float">
            <text:p>6,20</text:p>
          </table:table-cell>
          <table:table-cell table:style-name="ce13" table:formula="of:=[.AB16]/[.AI7]" office:value-type="float" office:value="5.14306224136475" calcext:value-type="float">
            <text:p>5,14</text:p>
          </table:table-cell>
          <table:table-cell table:style-name="ce13" table:formula="of:=[.AB16]/[.AJ7]" office:value-type="float" office:value="5.13915611814346" calcext:value-type="float">
            <text:p>5,14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117.66" calcext:value-type="float">
            <text:p>117,6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7.58" calcext:value-type="float">
            <text:p>7,5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0.95" calcext:value-type="float">
            <text:p>0,95</text:p>
          </table:table-cell>
          <table:table-cell table:number-columns-repeated="2"/>
          <table:table-cell table:style-name="ce3" office:value-type="float" office:value="1200" calcext:value-type="float">
            <text:p>1200</text:p>
          </table:table-cell>
          <table:table-cell table:style-name="ce7" office:value-type="float" office:value="891.56" calcext:value-type="float">
            <text:p>891,56</text:p>
          </table:table-cell>
          <table:table-cell table:style-name="ce13" table:formula="of:=[.AB17]/[.AC8]" office:value-type="float" office:value="8.90046920235599" calcext:value-type="float">
            <text:p>8,90</text:p>
          </table:table-cell>
          <table:table-cell table:style-name="ce13" table:formula="of:=[.AB17]/[.AD8]" office:value-type="float" office:value="7.57742648308686" calcext:value-type="float">
            <text:p>7,58</text:p>
          </table:table-cell>
          <table:table-cell table:style-name="ce13" table:formula="of:=[.AB17]/[.AE8]" office:value-type="float" office:value="11.5847193347193" calcext:value-type="float">
            <text:p>11,58</text:p>
          </table:table-cell>
          <table:table-cell table:style-name="ce13" table:formula="of:=[.AB17]/[.AF8]" office:value-type="float" office:value="8.62493953758344" calcext:value-type="float">
            <text:p>8,62</text:p>
          </table:table-cell>
          <table:table-cell table:style-name="ce13" table:formula="of:=[.AB17]/[.AG8]" office:value-type="float" office:value="8.71856053197731" calcext:value-type="float">
            <text:p>8,72</text:p>
          </table:table-cell>
          <table:table-cell table:style-name="ce13" table:formula="of:=[.AB17]/[.AH8]" office:value-type="float" office:value="8.66686108680859" calcext:value-type="float">
            <text:p>8,67</text:p>
          </table:table-cell>
          <table:table-cell table:style-name="ce13" table:formula="of:=[.AB17]/[.AI8]" office:value-type="float" office:value="7.56521001272804" calcext:value-type="float">
            <text:p>7,57</text:p>
          </table:table-cell>
          <table:table-cell table:style-name="ce13" table:formula="of:=[.AB17]/[.AJ8]" office:value-type="float" office:value="7.38963945296312" calcext:value-type="float">
            <text:p>7,39</text:p>
          </table:table-cell>
        </table:table-row>
        <table:table-row table:style-name="ro1"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1" office:value-type="float" office:value="141.08" calcext:value-type="float">
            <text:p>141,08</text:p>
          </table:table-cell>
          <table:table-cell table:style-name="ce11" office:value-type="float" office:value="123.04" calcext:value-type="float">
            <text:p>123,04</text:p>
          </table:table-cell>
          <table:table-cell table:style-name="ce11" office:value-type="float" office:value="121.09" calcext:value-type="float">
            <text:p>121,09</text:p>
          </table:table-cell>
          <table:table-cell table:style-name="ce11" office:value-type="float" office:value="123.98" calcext:value-type="float">
            <text:p>123,98</text:p>
          </table:table-cell>
          <table:table-cell table:style-name="ce14" office:value-type="float" office:value="124.4" calcext:value-type="float">
            <text:p>124,40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10.07" calcext:value-type="float">
            <text:p>10,07</text:p>
          </table:table-cell>
          <table:table-cell table:style-name="ce11" office:value-type="float" office:value="10.24" calcext:value-type="float">
            <text:p>10,24</text:p>
          </table:table-cell>
          <table:table-cell table:style-name="ce11" office:value-type="float" office:value="10" calcext:value-type="float">
            <text:p>10,00</text:p>
          </table:table-cell>
          <table:table-cell table:style-name="ce14" office:value-type="float" office:value="9.96" calcext:value-type="float">
            <text:p>9,96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5.04" calcext:value-type="float">
            <text:p>5,04</text:p>
          </table:table-cell>
          <table:table-cell table:style-name="ce11" office:value-type="float" office:value="2.56" calcext:value-type="float">
            <text:p>2,56</text:p>
          </table:table-cell>
          <table:table-cell table:style-name="ce11" office:value-type="float" office:value="1.67" calcext:value-type="float">
            <text:p>1,67</text:p>
          </table:table-cell>
          <table:table-cell table:style-name="ce14" office:value-type="float" office:value="1.25" calcext:value-type="float">
            <text:p>1,25</text:p>
          </table:table-cell>
          <table:table-cell table:number-columns-repeated="2"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4" table:formula="of:=[.AB18]/[.AC9]" office:value-type="float" office:value="12.3045463569585" calcext:value-type="float">
            <text:p>12,30</text:p>
          </table:table-cell>
          <table:table-cell table:style-name="ce14" table:formula="of:=[.AB18]/[.AD9]" office:value-type="float" office:value="9.96430868167203" calcext:value-type="float">
            <text:p>9,96</text:p>
          </table:table-cell>
          <table:table-cell table:style-name="ce14" table:formula="of:=[.AB18]/[.AE9]" office:value-type="float" office:value="15.0578231292517" calcext:value-type="float">
            <text:p>15,06</text:p>
          </table:table-cell>
          <table:table-cell table:style-name="ce14" table:formula="of:=[.AB18]/[.AF9]" office:value-type="float" office:value="11.5372300819062" calcext:value-type="float">
            <text:p>11,54</text:p>
          </table:table-cell>
          <table:table-cell table:style-name="ce14" table:formula="of:=[.AB18]/[.AG9]" office:value-type="float" office:value="11.4583102237012" calcext:value-type="float">
            <text:p>11,46</text:p>
          </table:table-cell>
          <table:table-cell table:style-name="ce14" table:formula="of:=[.AB18]/[.AH9]" office:value-type="float" office:value="11.4224106155547" calcext:value-type="float">
            <text:p>11,42</text:p>
          </table:table-cell>
          <table:table-cell table:style-name="ce14" table:formula="of:=[.AB18]/[.AI9]" office:value-type="float" office:value="9.89036942471874" calcext:value-type="float">
            <text:p>9,89</text:p>
          </table:table-cell>
          <table:table-cell table:style-name="ce14" table:formula="of:=[.AB18]/[.AJ9]" office:value-type="float" office:value="9.90142982666347" calcext:value-type="float">
            <text:p>9,90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N 4 Batche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N 4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N 4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" office:value-type="string" calcext:value-type="string">
            <text:p>FN 8 THREADS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62.44" calcext:value-type="float">
            <text:p>62,44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1.47" calcext:value-type="float">
            <text:p>1,47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0.18" calcext:value-type="float">
            <text:p>0,18</text:p>
          </table:table-cell>
          <table:table-cell table:number-columns-repeated="2"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12" table:formula="of:=[.AC12]/8" office:value-type="float" office:value="0.152353057982526" calcext:value-type="float">
            <text:p>0,15</text:p>
          </table:table-cell>
          <table:table-cell table:style-name="ce12" table:formula="of:=[.AD12]/8" office:value-type="float" office:value="0.113163716814159" calcext:value-type="float">
            <text:p>0,11</text:p>
          </table:table-cell>
          <table:table-cell table:style-name="ce12" table:formula="of:=[.AE12]/8" office:value-type="float" office:value="0.184316944266496" calcext:value-type="float">
            <text:p>0,18</text:p>
          </table:table-cell>
          <table:table-cell table:style-name="ce12" table:formula="of:=[.AF12]/8" office:value-type="float" office:value="0.128690036900369" calcext:value-type="float">
            <text:p>0,13</text:p>
          </table:table-cell>
          <table:table-cell table:style-name="ce12" table:formula="of:=[.AG12]/8" office:value-type="float" office:value="0.138293078586878" calcext:value-type="float">
            <text:p>0,14</text:p>
          </table:table-cell>
          <table:table-cell table:style-name="ce12" table:formula="of:=[.AH12]/8" office:value-type="float" office:value="0.13758218768679" calcext:value-type="float">
            <text:p>0,14</text:p>
          </table:table-cell>
          <table:table-cell table:style-name="ce12" table:formula="of:=[.AI12]/8" office:value-type="float" office:value="0.108757796257796" calcext:value-type="float">
            <text:p>0,11</text:p>
          </table:table-cell>
          <table:table-cell table:style-name="ce12" table:formula="of:=[.AJ12]/8" office:value-type="float" office:value="0.105944490472245" calcext:value-type="float">
            <text:p>0,11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64.29" calcext:value-type="float">
            <text:p>64,2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1.97" calcext:value-type="float">
            <text:p>1,97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0.25" calcext:value-type="float">
            <text:p>0,25</text:p>
          </table:table-cell>
          <table:table-cell table:number-columns-repeated="2"/>
          <table:table-cell table:style-name="ce3" office:value-type="float" office:value="240" calcext:value-type="float">
            <text:p>240</text:p>
          </table:table-cell>
          <table:table-cell table:style-name="ce7" office:value-type="float" office:value="126.49" calcext:value-type="float">
            <text:p>126,49</text:p>
          </table:table-cell>
          <table:table-cell table:style-name="ce13" table:formula="of:=[.AC13]/8" office:value-type="float" office:value="0.202112360986834" calcext:value-type="float">
            <text:p>0,20</text:p>
          </table:table-cell>
          <table:table-cell table:style-name="ce13" table:formula="of:=[.AD13]/8" office:value-type="float" office:value="0.14414486279515" calcext:value-type="float">
            <text:p>0,14</text:p>
          </table:table-cell>
          <table:table-cell table:style-name="ce13" table:formula="of:=[.AE13]/8" office:value-type="float" office:value="0.245936382018976" calcext:value-type="float">
            <text:p>0,25</text:p>
          </table:table-cell>
          <table:table-cell table:style-name="ce13" table:formula="of:=[.AF13]/8" office:value-type="float" office:value="0.17542716076778" calcext:value-type="float">
            <text:p>0,18</text:p>
          </table:table-cell>
          <table:table-cell table:style-name="ce13" table:formula="of:=[.AG13]/8" office:value-type="float" office:value="0.18621187139324" calcext:value-type="float">
            <text:p>0,19</text:p>
          </table:table-cell>
          <table:table-cell table:style-name="ce13" table:formula="of:=[.AH13]/8" office:value-type="float" office:value="0.184862036712265" calcext:value-type="float">
            <text:p>0,18</text:p>
          </table:table-cell>
          <table:table-cell table:style-name="ce13" table:formula="of:=[.AI13]/8" office:value-type="float" office:value="0.143321700507614" calcext:value-type="float">
            <text:p>0,14</text:p>
          </table:table-cell>
          <table:table-cell table:style-name="ce13" table:formula="of:=[.AJ13]/8" office:value-type="float" office:value="0.148755762536457" calcext:value-type="float">
            <text:p>0,15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66.88" calcext:value-type="float">
            <text:p>66,88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3.4" calcext:value-type="float">
            <text:p>3,4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0.43" calcext:value-type="float">
            <text:p>0,43</text:p>
          </table:table-cell>
          <table:table-cell table:number-columns-repeated="2"/>
          <table:table-cell table:style-name="ce3" office:value-type="float" office:value="480" calcext:value-type="float">
            <text:p>480</text:p>
          </table:table-cell>
          <table:table-cell table:style-name="ce7" office:value-type="float" office:value="227.48" calcext:value-type="float">
            <text:p>227,48</text:p>
          </table:table-cell>
          <table:table-cell table:style-name="ce13" table:formula="of:=[.AC14]/8" office:value-type="float" office:value="0.34263164236655" calcext:value-type="float">
            <text:p>0,34</text:p>
          </table:table-cell>
          <table:table-cell table:style-name="ce13" table:formula="of:=[.AD14]/8" office:value-type="float" office:value="0.275826947327578" calcext:value-type="float">
            <text:p>0,28</text:p>
          </table:table-cell>
          <table:table-cell table:style-name="ce13" table:formula="of:=[.AE14]/8" office:value-type="float" office:value="0.425164473684211" calcext:value-type="float">
            <text:p>0,43</text:p>
          </table:table-cell>
          <table:table-cell table:style-name="ce13" table:formula="of:=[.AF14]/8" office:value-type="float" office:value="0.320177907893255" calcext:value-type="float">
            <text:p>0,32</text:p>
          </table:table-cell>
          <table:table-cell table:style-name="ce13" table:formula="of:=[.AG14]/8" office:value-type="float" office:value="0.315663854351687" calcext:value-type="float">
            <text:p>0,32</text:p>
          </table:table-cell>
          <table:table-cell table:style-name="ce13" table:formula="of:=[.AH14]/8" office:value-type="float" office:value="0.303015771526002" calcext:value-type="float">
            <text:p>0,30</text:p>
          </table:table-cell>
          <table:table-cell table:style-name="ce13" table:formula="of:=[.AI14]/8" office:value-type="float" office:value="0.271326335877863" calcext:value-type="float">
            <text:p>0,27</text:p>
          </table:table-cell>
          <table:table-cell table:style-name="ce13" table:formula="of:=[.AJ14]/8" office:value-type="float" office:value="0.259822733918129" calcext:value-type="float">
            <text:p>0,26</text:p>
          </table:table-cell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67.09" calcext:value-type="float">
            <text:p>67,09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5.78" calcext:value-type="float">
            <text:p>5,78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0.72" calcext:value-type="float">
            <text:p>0,72</text:p>
          </table:table-cell>
          <table:table-cell table:number-columns-repeated="2"/>
          <table:table-cell table:style-name="ce3" office:value-type="float" office:value="720" calcext:value-type="float">
            <text:p>720</text:p>
          </table:table-cell>
          <table:table-cell table:style-name="ce7" office:value-type="float" office:value="387.84" calcext:value-type="float">
            <text:p>387,84</text:p>
          </table:table-cell>
          <table:table-cell table:style-name="ce13" table:formula="of:=[.AC15]/8" office:value-type="float" office:value="0.545515922133453" calcext:value-type="float">
            <text:p>0,55</text:p>
          </table:table-cell>
          <table:table-cell table:style-name="ce13" table:formula="of:=[.AD15]/8" office:value-type="float" office:value="0.450934796763092" calcext:value-type="float">
            <text:p>0,45</text:p>
          </table:table-cell>
          <table:table-cell table:style-name="ce13" table:formula="of:=[.AE15]/8" office:value-type="float" office:value="0.722611417498882" calcext:value-type="float">
            <text:p>0,72</text:p>
          </table:table-cell>
          <table:table-cell table:style-name="ce13" table:formula="of:=[.AF15]/8" office:value-type="float" office:value="0.500981709207399" calcext:value-type="float">
            <text:p>0,50</text:p>
          </table:table-cell>
          <table:table-cell table:style-name="ce13" table:formula="of:=[.AG15]/8" office:value-type="float" office:value="0.51944712311154" calcext:value-type="float">
            <text:p>0,52</text:p>
          </table:table-cell>
          <table:table-cell table:style-name="ce13" table:formula="of:=[.AH15]/8" office:value-type="float" office:value="0.520171673819742" calcext:value-type="float">
            <text:p>0,52</text:p>
          </table:table-cell>
          <table:table-cell table:style-name="ce13" table:formula="of:=[.AI15]/8" office:value-type="float" office:value="0.447934953340109" calcext:value-type="float">
            <text:p>0,45</text:p>
          </table:table-cell>
          <table:table-cell table:style-name="ce13" table:formula="of:=[.AJ15]/8" office:value-type="float" office:value="0.434175174637292" calcext:value-type="float">
            <text:p>0,43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73.28" calcext:value-type="float">
            <text:p>73,28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8.31" calcext:value-type="float">
            <text:p>8,31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1.04" calcext:value-type="float">
            <text:p>1,04</text:p>
          </table:table-cell>
          <table:table-cell table:number-columns-repeated="2"/>
          <table:table-cell table:style-name="ce3" office:value-type="float" office:value="960" calcext:value-type="float">
            <text:p>960</text:p>
          </table:table-cell>
          <table:table-cell table:style-name="ce7" office:value-type="float" office:value="608.99" calcext:value-type="float">
            <text:p>608,99</text:p>
          </table:table-cell>
          <table:table-cell table:style-name="ce13" table:formula="of:=[.AC16]/8" office:value-type="float" office:value="0.808365190612722" calcext:value-type="float">
            <text:p>0,81</text:p>
          </table:table-cell>
          <table:table-cell table:style-name="ce13" table:formula="of:=[.AD16]/8" office:value-type="float" office:value="0.648303099982967" calcext:value-type="float">
            <text:p>0,65</text:p>
          </table:table-cell>
          <table:table-cell table:style-name="ce13" table:formula="of:=[.AE16]/8" office:value-type="float" office:value="1.03880663209607" calcext:value-type="float">
            <text:p>1,04</text:p>
          </table:table-cell>
          <table:table-cell table:style-name="ce13" table:formula="of:=[.AF16]/8" office:value-type="float" office:value="0.762610198357043" calcext:value-type="float">
            <text:p>0,76</text:p>
          </table:table-cell>
          <table:table-cell table:style-name="ce13" table:formula="of:=[.AG16]/8" office:value-type="float" office:value="0.774244812855981" calcext:value-type="float">
            <text:p>0,77</text:p>
          </table:table-cell>
          <table:table-cell table:style-name="ce13" table:formula="of:=[.AH16]/8" office:value-type="float" office:value="0.774954189147918" calcext:value-type="float">
            <text:p>0,77</text:p>
          </table:table-cell>
          <table:table-cell table:style-name="ce13" table:formula="of:=[.AI16]/8" office:value-type="float" office:value="0.642882780170594" calcext:value-type="float">
            <text:p>0,64</text:p>
          </table:table-cell>
          <table:table-cell table:style-name="ce13" table:formula="of:=[.AJ16]/8" office:value-type="float" office:value="0.642394514767933" calcext:value-type="float">
            <text:p>0,64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76.96" calcext:value-type="float">
            <text:p>76,9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11.58" calcext:value-type="float">
            <text:p>11,58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1.45" calcext:value-type="float">
            <text:p>1,45</text:p>
          </table:table-cell>
          <table:table-cell table:number-columns-repeated="2"/>
          <table:table-cell table:style-name="ce3" office:value-type="float" office:value="1200" calcext:value-type="float">
            <text:p>1200</text:p>
          </table:table-cell>
          <table:table-cell table:style-name="ce7" office:value-type="float" office:value="891.56" calcext:value-type="float">
            <text:p>891,56</text:p>
          </table:table-cell>
          <table:table-cell table:style-name="ce13" table:formula="of:=[.AC17]/8" office:value-type="float" office:value="1.1125586502945" calcext:value-type="float">
            <text:p>1,11</text:p>
          </table:table-cell>
          <table:table-cell table:style-name="ce13" table:formula="of:=[.AD17]/8" office:value-type="float" office:value="0.947178310385858" calcext:value-type="float">
            <text:p>0,95</text:p>
          </table:table-cell>
          <table:table-cell table:style-name="ce13" table:formula="of:=[.AE17]/8" office:value-type="float" office:value="1.44808991683992" calcext:value-type="float">
            <text:p>1,45</text:p>
          </table:table-cell>
          <table:table-cell table:style-name="ce13" table:formula="of:=[.AF17]/8" office:value-type="float" office:value="1.07811744219793" calcext:value-type="float">
            <text:p>1,08</text:p>
          </table:table-cell>
          <table:table-cell table:style-name="ce13" table:formula="of:=[.AG17]/8" office:value-type="float" office:value="1.08982006649716" calcext:value-type="float">
            <text:p>1,09</text:p>
          </table:table-cell>
          <table:table-cell table:style-name="ce13" table:formula="of:=[.AH17]/8" office:value-type="float" office:value="1.08335763585107" calcext:value-type="float">
            <text:p>1,08</text:p>
          </table:table-cell>
          <table:table-cell table:style-name="ce13" table:formula="of:=[.AI17]/8" office:value-type="float" office:value="0.945651251591006" calcext:value-type="float">
            <text:p>0,95</text:p>
          </table:table-cell>
          <table:table-cell table:style-name="ce13" table:formula="of:=[.AJ17]/8" office:value-type="float" office:value="0.92370493162039" calcext:value-type="float">
            <text:p>0,92</text:p>
          </table:table-cell>
        </table:table-row>
        <table:table-row table:style-name="ro1"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1" office:value-type="float" office:value="141.08" calcext:value-type="float">
            <text:p>141,08</text:p>
          </table:table-cell>
          <table:table-cell table:style-name="ce11" office:value-type="float" office:value="88.01" calcext:value-type="float">
            <text:p>88,01</text:p>
          </table:table-cell>
          <table:table-cell table:style-name="ce11" office:value-type="float" office:value="83.18" calcext:value-type="float">
            <text:p>83,18</text:p>
          </table:table-cell>
          <table:table-cell table:style-name="ce11" office:value-type="float" office:value="81.67" calcext:value-type="float">
            <text:p>81,67</text:p>
          </table:table-cell>
          <table:table-cell table:style-name="ce14" office:value-type="float" office:value="82.32" calcext:value-type="float">
            <text:p>82,32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14.08" calcext:value-type="float">
            <text:p>14,08</text:p>
          </table:table-cell>
          <table:table-cell table:style-name="ce11" office:value-type="float" office:value="14.9" calcext:value-type="float">
            <text:p>14,90</text:p>
          </table:table-cell>
          <table:table-cell table:style-name="ce11" office:value-type="float" office:value="15.18" calcext:value-type="float">
            <text:p>15,18</text:p>
          </table:table-cell>
          <table:table-cell table:style-name="ce14" office:value-type="float" office:value="15.06" calcext:value-type="float">
            <text:p>15,06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7.04" calcext:value-type="float">
            <text:p>7,04</text:p>
          </table:table-cell>
          <table:table-cell table:style-name="ce11" office:value-type="float" office:value="3.73" calcext:value-type="float">
            <text:p>3,73</text:p>
          </table:table-cell>
          <table:table-cell table:style-name="ce11" office:value-type="float" office:value="2.53" calcext:value-type="float">
            <text:p>2,53</text:p>
          </table:table-cell>
          <table:table-cell table:style-name="ce14" office:value-type="float" office:value="1.88" calcext:value-type="float">
            <text:p>1,88</text:p>
          </table:table-cell>
          <table:table-cell table:number-columns-repeated="2"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4" table:formula="of:=[.AC18]/8" office:value-type="float" office:value="1.53806829461981" calcext:value-type="float">
            <text:p>1,54</text:p>
          </table:table-cell>
          <table:table-cell table:style-name="ce14" table:formula="of:=[.AD18]/8" office:value-type="float" office:value="1.245538585209" calcext:value-type="float">
            <text:p>1,25</text:p>
          </table:table-cell>
          <table:table-cell table:style-name="ce14" table:formula="of:=[.AE18]/8" office:value-type="float" office:value="1.88222789115646" calcext:value-type="float">
            <text:p>1,88</text:p>
          </table:table-cell>
          <table:table-cell table:style-name="ce14" table:formula="of:=[.AF18]/8" office:value-type="float" office:value="1.44215376023827" calcext:value-type="float">
            <text:p>1,44</text:p>
          </table:table-cell>
          <table:table-cell table:style-name="ce14" table:formula="of:=[.AG18]/8" office:value-type="float" office:value="1.43228877796265" calcext:value-type="float">
            <text:p>1,43</text:p>
          </table:table-cell>
          <table:table-cell table:style-name="ce14" table:formula="of:=[.AH18]/8" office:value-type="float" office:value="1.42780132694434" calcext:value-type="float">
            <text:p>1,43</text:p>
          </table:table-cell>
          <table:table-cell table:style-name="ce14" table:formula="of:=[.AI18]/8" office:value-type="float" office:value="1.23629617808984" calcext:value-type="float">
            <text:p>1,24</text:p>
          </table:table-cell>
          <table:table-cell table:style-name="ce14" table:formula="of:=[.AJ18]/8" office:value-type="float" office:value="1.23767872833293" calcext:value-type="float">
            <text:p>1,24</text:p>
          </table:table-cell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N 8 Batche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N 8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N 8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89.43" calcext:value-type="float">
            <text:p>89,43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1.03" calcext:value-type="float">
            <text:p>1,03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0.13" calcext:value-type="float">
            <text:p>0,1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90.13" calcext:value-type="float">
            <text:p>90,1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1.4" calcext:value-type="float">
            <text:p>1,40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0.18" calcext:value-type="float">
            <text:p>0,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88.81" calcext:value-type="float">
            <text:p>88,81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2.56" calcext:value-type="float">
            <text:p>2,56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96.77" calcext:value-type="float">
            <text:p>96,77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4.01" calcext:value-type="float">
            <text:p>4,01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0.5" calcext:value-type="float">
            <text:p>0,5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99.82" calcext:value-type="float">
            <text:p>99,8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6.1" calcext:value-type="float">
            <text:p>6,10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0.76" calcext:value-type="float">
            <text:p>0,7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103.37" calcext:value-type="float">
            <text:p>103,3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8.62" calcext:value-type="float">
            <text:p>8,6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1.08" calcext:value-type="float">
            <text:p>1,08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1" office:value-type="float" office:value="141.08" calcext:value-type="float">
            <text:p>141,08</text:p>
          </table:table-cell>
          <table:table-cell table:style-name="ce11" office:value-type="float" office:value="113.83" calcext:value-type="float">
            <text:p>113,83</text:p>
          </table:table-cell>
          <table:table-cell table:style-name="ce11" office:value-type="float" office:value="110.01" calcext:value-type="float">
            <text:p>110,01</text:p>
          </table:table-cell>
          <table:table-cell table:style-name="ce11" office:value-type="float" office:value="108.66" calcext:value-type="float">
            <text:p>108,66</text:p>
          </table:table-cell>
          <table:table-cell table:style-name="ce14" office:value-type="float" office:value="107.44" calcext:value-type="float">
            <text:p>107,44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10.89" calcext:value-type="float">
            <text:p>10,89</text:p>
          </table:table-cell>
          <table:table-cell table:style-name="ce11" office:value-type="float" office:value="11.27" calcext:value-type="float">
            <text:p>11,27</text:p>
          </table:table-cell>
          <table:table-cell table:style-name="ce11" office:value-type="float" office:value="11.41" calcext:value-type="float">
            <text:p>11,41</text:p>
          </table:table-cell>
          <table:table-cell table:style-name="ce14" office:value-type="float" office:value="11.54" calcext:value-type="float">
            <text:p>11,54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5.44" calcext:value-type="float">
            <text:p>5,44</text:p>
          </table:table-cell>
          <table:table-cell table:style-name="ce11" office:value-type="float" office:value="2.82" calcext:value-type="float">
            <text:p>2,82</text:p>
          </table:table-cell>
          <table:table-cell table:style-name="ce11" office:value-type="float" office:value="1.9" calcext:value-type="float">
            <text:p>1,90</text:p>
          </table:table-cell>
          <table:table-cell table:style-name="ce14" office:value-type="float" office:value="1.44" calcext:value-type="float">
            <text:p>1,44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N 16 Batche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N 16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N 16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83.22" calcext:value-type="float">
            <text:p>83,22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1.11" calcext:value-type="float">
            <text:p>1,11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0.14" calcext:value-type="float">
            <text:p>0,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84.91" calcext:value-type="float">
            <text:p>84,91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1.49" calcext:value-type="float">
            <text:p>1,4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0.19" calcext:value-type="float">
            <text:p>0,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90.08" calcext:value-type="float">
            <text:p>90,08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2.53" calcext:value-type="float">
            <text:p>2,53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93.33" calcext:value-type="float">
            <text:p>93,33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4.16" calcext:value-type="float">
            <text:p>4,16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0.52" calcext:value-type="float">
            <text:p>0,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98.32" calcext:value-type="float">
            <text:p>98,3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6.19" calcext:value-type="float">
            <text:p>6,1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0.77" calcext:value-type="float">
            <text:p>0,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102.26" calcext:value-type="float">
            <text:p>102,26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8.72" calcext:value-type="float">
            <text:p>8,72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1.09" calcext:value-type="float">
            <text:p>1,09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1" office:value-type="float" office:value="141.08" calcext:value-type="float">
            <text:p>141,08</text:p>
          </table:table-cell>
          <table:table-cell table:style-name="ce11" office:value-type="float" office:value="113.4" calcext:value-type="float">
            <text:p>113,40</text:p>
          </table:table-cell>
          <table:table-cell table:style-name="ce11" office:value-type="float" office:value="108.5" calcext:value-type="float">
            <text:p>108,50</text:p>
          </table:table-cell>
          <table:table-cell table:style-name="ce11" office:value-type="float" office:value="108.04" calcext:value-type="float">
            <text:p>108,04</text:p>
          </table:table-cell>
          <table:table-cell table:style-name="ce14" office:value-type="float" office:value="108.18" calcext:value-type="float">
            <text:p>108,18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10.93" calcext:value-type="float">
            <text:p>10,93</text:p>
          </table:table-cell>
          <table:table-cell table:style-name="ce11" office:value-type="float" office:value="11.42" calcext:value-type="float">
            <text:p>11,42</text:p>
          </table:table-cell>
          <table:table-cell table:style-name="ce11" office:value-type="float" office:value="11.47" calcext:value-type="float">
            <text:p>11,47</text:p>
          </table:table-cell>
          <table:table-cell table:style-name="ce14" office:value-type="float" office:value="11.46" calcext:value-type="float">
            <text:p>11,46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5.47" calcext:value-type="float">
            <text:p>5,47</text:p>
          </table:table-cell>
          <table:table-cell table:style-name="ce11" office:value-type="float" office:value="2.86" calcext:value-type="float">
            <text:p>2,86</text:p>
          </table:table-cell>
          <table:table-cell table:style-name="ce11" office:value-type="float" office:value="1.91" calcext:value-type="float">
            <text:p>1,91</text:p>
          </table:table-cell>
          <table:table-cell table:style-name="ce14" office:value-type="float" office:value="1.43" calcext:value-type="float">
            <text:p>1,43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N 32 Batche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N 32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N 32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83.65" calcext:value-type="float">
            <text:p>83,65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1.1" calcext:value-type="float">
            <text:p>1,10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0.14" calcext:value-type="float">
            <text:p>0,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85.53" calcext:value-type="float">
            <text:p>85,53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1.48" calcext:value-type="float">
            <text:p>1,48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0.18" calcext:value-type="float">
            <text:p>0,1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93.84" calcext:value-type="float">
            <text:p>93,84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2.42" calcext:value-type="float">
            <text:p>2,42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0.3" calcext:value-type="float">
            <text:p>0,3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93.2" calcext:value-type="float">
            <text:p>93,20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4.16" calcext:value-type="float">
            <text:p>4,16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0.52" calcext:value-type="float">
            <text:p>0,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98.23" calcext:value-type="float">
            <text:p>98,23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6.2" calcext:value-type="float">
            <text:p>6,20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0.77" calcext:value-type="float">
            <text:p>0,7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102.87" calcext:value-type="float">
            <text:p>102,8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8.67" calcext:value-type="float">
            <text:p>8,6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1.08" calcext:value-type="float">
            <text:p>1,08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1" office:value-type="float" office:value="141.08" calcext:value-type="float">
            <text:p>141,08</text:p>
          </table:table-cell>
          <table:table-cell table:style-name="ce11" office:value-type="float" office:value="114.38" calcext:value-type="float">
            <text:p>114,38</text:p>
          </table:table-cell>
          <table:table-cell table:style-name="ce11" office:value-type="float" office:value="109.02" calcext:value-type="float">
            <text:p>109,02</text:p>
          </table:table-cell>
          <table:table-cell table:style-name="ce11" office:value-type="float" office:value="108.76" calcext:value-type="float">
            <text:p>108,76</text:p>
          </table:table-cell>
          <table:table-cell table:style-name="ce14" office:value-type="float" office:value="108.52" calcext:value-type="float">
            <text:p>108,52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10.84" calcext:value-type="float">
            <text:p>10,84</text:p>
          </table:table-cell>
          <table:table-cell table:style-name="ce11" office:value-type="float" office:value="11.37" calcext:value-type="float">
            <text:p>11,37</text:p>
          </table:table-cell>
          <table:table-cell table:style-name="ce11" office:value-type="float" office:value="11.4" calcext:value-type="float">
            <text:p>11,40</text:p>
          </table:table-cell>
          <table:table-cell table:style-name="ce14" office:value-type="float" office:value="11.42" calcext:value-type="float">
            <text:p>11,42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5.42" calcext:value-type="float">
            <text:p>5,42</text:p>
          </table:table-cell>
          <table:table-cell table:style-name="ce11" office:value-type="float" office:value="2.84" calcext:value-type="float">
            <text:p>2,84</text:p>
          </table:table-cell>
          <table:table-cell table:style-name="ce11" office:value-type="float" office:value="1.9" calcext:value-type="float">
            <text:p>1,90</text:p>
          </table:table-cell>
          <table:table-cell table:style-name="ce14" office:value-type="float" office:value="1.43" calcext:value-type="float">
            <text:p>1,43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N 64 Batche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N 64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N 64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105.82" calcext:value-type="float">
            <text:p>105,82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0.87" calcext:value-type="float">
            <text:p>0,87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0.11" calcext:value-type="float">
            <text:p>0,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110.32" calcext:value-type="float">
            <text:p>110,3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1.15" calcext:value-type="float">
            <text:p>1,15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0.14" calcext:value-type="float">
            <text:p>0,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104.8" calcext:value-type="float">
            <text:p>104,80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2.17" calcext:value-type="float">
            <text:p>2,17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0.27" calcext:value-type="float">
            <text:p>0,27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108.23" calcext:value-type="float">
            <text:p>108,23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3.58" calcext:value-type="float">
            <text:p>3,58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0.45" calcext:value-type="float">
            <text:p>0,4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118.41" calcext:value-type="float">
            <text:p>118,41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5.14" calcext:value-type="float">
            <text:p>5,14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0.64" calcext:value-type="float">
            <text:p>0,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117.85" calcext:value-type="float">
            <text:p>117,8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7.57" calcext:value-type="float">
            <text:p>7,57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0.95" calcext:value-type="float">
            <text:p>0,95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1" office:value-type="float" office:value="141.08" calcext:value-type="float">
            <text:p>141,08</text:p>
          </table:table-cell>
          <table:table-cell table:style-name="ce11" office:value-type="float" office:value="124.49" calcext:value-type="float">
            <text:p>124,49</text:p>
          </table:table-cell>
          <table:table-cell table:style-name="ce11" office:value-type="float" office:value="123.05" calcext:value-type="float">
            <text:p>123,05</text:p>
          </table:table-cell>
          <table:table-cell table:style-name="ce11" office:value-type="float" office:value="124.43" calcext:value-type="float">
            <text:p>124,43</text:p>
          </table:table-cell>
          <table:table-cell table:style-name="ce14" office:value-type="float" office:value="125.33" calcext:value-type="float">
            <text:p>125,33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9.96" calcext:value-type="float">
            <text:p>9,96</text:p>
          </table:table-cell>
          <table:table-cell table:style-name="ce11" office:value-type="float" office:value="10.07" calcext:value-type="float">
            <text:p>10,07</text:p>
          </table:table-cell>
          <table:table-cell table:style-name="ce11" office:value-type="float" office:value="9.96" calcext:value-type="float">
            <text:p>9,96</text:p>
          </table:table-cell>
          <table:table-cell table:style-name="ce14" office:value-type="float" office:value="9.89" calcext:value-type="float">
            <text:p>9,89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4.98" calcext:value-type="float">
            <text:p>4,98</text:p>
          </table:table-cell>
          <table:table-cell table:style-name="ce11" office:value-type="float" office:value="2.52" calcext:value-type="float">
            <text:p>2,52</text:p>
          </table:table-cell>
          <table:table-cell table:style-name="ce11" office:value-type="float" office:value="1.66" calcext:value-type="float">
            <text:p>1,66</text:p>
          </table:table-cell>
          <table:table-cell table:style-name="ce14" office:value-type="float" office:value="1.24" calcext:value-type="float">
            <text:p>1,24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N 128 Batches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N 128 Gain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FN Efficiency</text:p>
          </table:table-cell>
          <table:table-cell table:style-name="ce5" office:value-type="string" calcext:value-type="string">
            <text:p>1 S</text:p>
          </table:table-cell>
          <table:table-cell table:style-name="ce5" office:value-type="string" calcext:value-type="string">
            <text:p>1 SJ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108.63" calcext:value-type="float">
            <text:p>108,63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0.85" calcext:value-type="float">
            <text:p>0,85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 table:style-name="ce6" office:value-type="float" office:value="92.07" calcext:value-type="float">
            <text:p>92,07</text:p>
          </table:table-cell>
          <table:table-cell table:style-name="ce9" table:number-columns-repeated="4"/>
          <table:table-cell table:style-name="ce12" office:value-type="float" office:value="0.11" calcext:value-type="float">
            <text:p>0,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106.29" calcext:value-type="float">
            <text:p>106,2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1.19" calcext:value-type="float">
            <text:p>1,19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126.49" calcext:value-type="float">
            <text:p>126,49</text:p>
          </table:table-cell>
          <table:table-cell table:number-columns-repeated="4"/>
          <table:table-cell office:value-type="float" office:value="0.15" calcext:value-type="float">
            <text:p>0,1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109.44" calcext:value-type="float">
            <text:p>109,44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2.08" calcext:value-type="float">
            <text:p>2,08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227.48" calcext:value-type="float">
            <text:p>227,48</text:p>
          </table:table-cell>
          <table:table-cell table:number-columns-repeated="4"/>
          <table:table-cell office:value-type="float" office:value="0.26" calcext:value-type="float">
            <text:p>0,2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111.66" calcext:value-type="float">
            <text:p>111,66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3.47" calcext:value-type="float">
            <text:p>3,47</text:p>
          </table:table-cell>
          <table:table-cell/>
          <table:table-cell office:value-type="float" office:value="720" calcext:value-type="float">
            <text:p>720</text:p>
          </table:table-cell>
          <table:table-cell office:value-type="float" office:value="387.84" calcext:value-type="float">
            <text:p>387,84</text:p>
          </table:table-cell>
          <table:table-cell table:number-columns-repeated="4"/>
          <table:table-cell office:value-type="float" office:value="0.43" calcext:value-type="float">
            <text:p>0,4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118.5" calcext:value-type="float">
            <text:p>118,50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5.14" calcext:value-type="float">
            <text:p>5,14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08.99" calcext:value-type="float">
            <text:p>608,99</text:p>
          </table:table-cell>
          <table:table-cell table:number-columns-repeated="4"/>
          <table:table-cell office:value-type="float" office:value="0.64" calcext:value-type="float">
            <text:p>0,6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120.65" calcext:value-type="float">
            <text:p>120,65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7.39" calcext:value-type="float">
            <text:p>7,39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float" office:value="891.56" calcext:value-type="float">
            <text:p>891,56</text:p>
          </table:table-cell>
          <table:table-cell table:number-columns-repeated="4"/>
          <table:table-cell office:value-type="float" office:value="0.92" calcext:value-type="float">
            <text:p>0,92</text:p>
          </table:table-cell>
          <table:table-cell table:number-columns-repeated="12"/>
        </table:table-row>
        <table:table-row table:style-name="ro1"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1" office:value-type="float" office:value="141.08" calcext:value-type="float">
            <text:p>141,08</text:p>
          </table:table-cell>
          <table:table-cell table:style-name="ce11" office:value-type="float" office:value="125.02" calcext:value-type="float">
            <text:p>125,02</text:p>
          </table:table-cell>
          <table:table-cell table:style-name="ce11" office:value-type="float" office:value="122.41" calcext:value-type="float">
            <text:p>122,41</text:p>
          </table:table-cell>
          <table:table-cell table:style-name="ce11" office:value-type="float" office:value="124.29" calcext:value-type="float">
            <text:p>124,29</text:p>
          </table:table-cell>
          <table:table-cell table:style-name="ce14" office:value-type="float" office:value="125.19" calcext:value-type="float">
            <text:p>125,19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9.91" calcext:value-type="float">
            <text:p>9,91</text:p>
          </table:table-cell>
          <table:table-cell table:style-name="ce11" office:value-type="float" office:value="10.13" calcext:value-type="float">
            <text:p>10,13</text:p>
          </table:table-cell>
          <table:table-cell table:style-name="ce11" office:value-type="float" office:value="9.97" calcext:value-type="float">
            <text:p>9,97</text:p>
          </table:table-cell>
          <table:table-cell table:style-name="ce14" office:value-type="float" office:value="9.9" calcext:value-type="float">
            <text:p>9,90</text:p>
          </table:table-cell>
          <table:table-cell/>
          <table:table-cell table:style-name="ce4" office:value-type="float" office:value="1440" calcext:value-type="float">
            <text:p>1440</text:p>
          </table:table-cell>
          <table:table-cell table:style-name="ce8" office:value-type="float" office:value="1239.56" calcext:value-type="float">
            <text:p>1239,56</text:p>
          </table:table-cell>
          <table:table-cell table:style-name="ce15" office:value-type="string" calcext:value-type="string">
            <text:p>x</text:p>
          </table:table-cell>
          <table:table-cell table:style-name="ce11" office:value-type="float" office:value="4.96" calcext:value-type="float">
            <text:p>4,96</text:p>
          </table:table-cell>
          <table:table-cell table:style-name="ce11" office:value-type="float" office:value="2.53" calcext:value-type="float">
            <text:p>2,53</text:p>
          </table:table-cell>
          <table:table-cell table:style-name="ce11" office:value-type="float" office:value="1.66" calcext:value-type="float">
            <text:p>1,66</text:p>
          </table:table-cell>
          <table:table-cell table:style-name="ce14" office:value-type="float" office:value="1.24" calcext:value-type="float">
            <text:p>1,24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1440 Units</text:p>
          </table:table-cell>
          <table:table-cell table:style-name="Default" office:value-type="string" calcext:value-type="string">
            <text:p>Batches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N Batches 14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1 S</text:p>
          </table:table-cell>
          <table:table-cell table:style-name="ce6" office:value-type="float" office:value="1239.56" calcext:value-type="float">
            <text:p>1239,56</text:p>
          </table:table-cell>
          <table:table-cell table:number-columns-repeated="4" office:value-type="float" office:value="1239.56" calcext:value-type="float">
            <text:p>1239,56</text:p>
          </table:table-cell>
          <table:table-cell table:number-columns-repeated="2" table:style-name="ce10" office:value-type="float" office:value="1239.56" calcext:value-type="float">
            <text:p>1239,56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office:value-type="string" calcext:value-type="string">
            <text:p>1 SJ</text:p>
          </table:table-cell>
          <table:table-cell table:number-columns-repeated="5" office:value-type="float" office:value="141.08" calcext:value-type="float">
            <text:p>141,08</text:p>
          </table:table-cell>
          <table:table-cell table:number-columns-repeated="2" table:style-name="ce10" office:value-type="float" office:value="141.08" calcext:value-type="float">
            <text:p>141,08</text:p>
          </table:table-cell>
          <table:table-cell table:style-name="ce13" office:value-type="float" office:value="141.08" calcext:value-type="float">
            <text:p>141,08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E9]" office:value-type="float" office:value="113.76" calcext:value-type="float">
            <text:p>113,76</text:p>
          </table:table-cell>
          <table:table-cell table:formula="of:=[.E18]" office:value-type="float" office:value="123.04" calcext:value-type="float">
            <text:p>123,04</text:p>
          </table:table-cell>
          <table:table-cell table:formula="of:=[.E27]" office:value-type="float" office:value="88.01" calcext:value-type="float">
            <text:p>88,01</text:p>
          </table:table-cell>
          <table:table-cell table:formula="of:=[.E36]" office:value-type="float" office:value="113.83" calcext:value-type="float">
            <text:p>113,83</text:p>
          </table:table-cell>
          <table:table-cell table:formula="of:=[.E45]" office:value-type="float" office:value="113.4" calcext:value-type="float">
            <text:p>113,40</text:p>
          </table:table-cell>
          <table:table-cell table:style-name="ce10" table:formula="of:=[.E54]" office:value-type="float" office:value="114.38" calcext:value-type="float">
            <text:p>114,38</text:p>
          </table:table-cell>
          <table:table-cell table:style-name="ce10" table:formula="of:=[.E63]" office:value-type="float" office:value="124.49" calcext:value-type="float">
            <text:p>124,49</text:p>
          </table:table-cell>
          <table:table-cell table:style-name="ce13" table:formula="of:=[.E72]" office:value-type="float" office:value="125.02" calcext:value-type="float">
            <text:p>125,02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F9]" office:value-type="float" office:value="109.89" calcext:value-type="float">
            <text:p>109,89</text:p>
          </table:table-cell>
          <table:table-cell table:formula="of:=[.F18]" office:value-type="float" office:value="121.09" calcext:value-type="float">
            <text:p>121,09</text:p>
          </table:table-cell>
          <table:table-cell table:formula="of:=[.F27]" office:value-type="float" office:value="83.18" calcext:value-type="float">
            <text:p>83,18</text:p>
          </table:table-cell>
          <table:table-cell table:formula="of:=[.F36]" office:value-type="float" office:value="110.01" calcext:value-type="float">
            <text:p>110,01</text:p>
          </table:table-cell>
          <table:table-cell table:formula="of:=[.F45]" office:value-type="float" office:value="108.5" calcext:value-type="float">
            <text:p>108,50</text:p>
          </table:table-cell>
          <table:table-cell table:style-name="ce10" table:formula="of:=[.F54]" office:value-type="float" office:value="109.02" calcext:value-type="float">
            <text:p>109,02</text:p>
          </table:table-cell>
          <table:table-cell table:style-name="ce10" table:formula="of:=[.F63]" office:value-type="float" office:value="123.05" calcext:value-type="float">
            <text:p>123,05</text:p>
          </table:table-cell>
          <table:table-cell table:style-name="ce13" table:formula="of:=[.F72]" office:value-type="float" office:value="122.41" calcext:value-type="float">
            <text:p>122,41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G9]" office:value-type="float" office:value="108.25" calcext:value-type="float">
            <text:p>108,25</text:p>
          </table:table-cell>
          <table:table-cell table:formula="of:=[.G18]" office:value-type="float" office:value="123.98" calcext:value-type="float">
            <text:p>123,98</text:p>
          </table:table-cell>
          <table:table-cell table:formula="of:=[.G27]" office:value-type="float" office:value="81.67" calcext:value-type="float">
            <text:p>81,67</text:p>
          </table:table-cell>
          <table:table-cell table:formula="of:=[.G36]" office:value-type="float" office:value="108.66" calcext:value-type="float">
            <text:p>108,66</text:p>
          </table:table-cell>
          <table:table-cell table:formula="of:=[.G45]" office:value-type="float" office:value="108.04" calcext:value-type="float">
            <text:p>108,04</text:p>
          </table:table-cell>
          <table:table-cell table:style-name="ce10" table:formula="of:=[.G54]" office:value-type="float" office:value="108.76" calcext:value-type="float">
            <text:p>108,76</text:p>
          </table:table-cell>
          <table:table-cell table:style-name="ce10" table:formula="of:=[.G63]" office:value-type="float" office:value="124.43" calcext:value-type="float">
            <text:p>124,43</text:p>
          </table:table-cell>
          <table:table-cell table:style-name="ce13" table:formula="of:=[.G72]" office:value-type="float" office:value="124.29" calcext:value-type="float">
            <text:p>124,29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8" table:formula="of:=[.H9]" office:value-type="float" office:value="100.74" calcext:value-type="float">
            <text:p>100,74</text:p>
          </table:table-cell>
          <table:table-cell table:style-name="ce11" table:formula="of:=[.H18]" office:value-type="float" office:value="124.4" calcext:value-type="float">
            <text:p>124,40</text:p>
          </table:table-cell>
          <table:table-cell table:style-name="ce11" table:formula="of:=[.H27]" office:value-type="float" office:value="82.32" calcext:value-type="float">
            <text:p>82,32</text:p>
          </table:table-cell>
          <table:table-cell table:style-name="ce11" table:formula="of:=[.H36]" office:value-type="float" office:value="107.44" calcext:value-type="float">
            <text:p>107,44</text:p>
          </table:table-cell>
          <table:table-cell table:style-name="ce11" table:formula="of:=[.H45]" office:value-type="float" office:value="108.18" calcext:value-type="float">
            <text:p>108,18</text:p>
          </table:table-cell>
          <table:table-cell table:style-name="ce11" table:formula="of:=[.H54]" office:value-type="float" office:value="108.52" calcext:value-type="float">
            <text:p>108,52</text:p>
          </table:table-cell>
          <table:table-cell table:style-name="ce11" table:formula="of:=[.H63]" office:value-type="float" office:value="125.33" calcext:value-type="float">
            <text:p>125,33</text:p>
          </table:table-cell>
          <table:table-cell table:style-name="ce14" table:formula="of:=[.H72]" office:value-type="float" office:value="125.19" calcext:value-type="float">
            <text:p>125,19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1440 Units Gain</text:p>
          </table:table-cell>
          <table:table-cell table:style-name="Default" office:value-type="string" calcext:value-type="string">
            <text:p>Batches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N Batches 14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1 S</text:p>
          </table:table-cell>
          <table:table-cell table:style-name="ce6" office:value-type="float" office:value="1239.56" calcext:value-type="float">
            <text:p>1239,56</text:p>
          </table:table-cell>
          <table:table-cell table:number-columns-repeated="4" office:value-type="float" office:value="1239.56" calcext:value-type="float">
            <text:p>1239,56</text:p>
          </table:table-cell>
          <table:table-cell table:number-columns-repeated="2" table:style-name="ce10" office:value-type="float" office:value="1239.56" calcext:value-type="float">
            <text:p>1239,56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office:value-type="string" calcext:value-type="string">
            <text:p>1 SJ</text:p>
          </table:table-cell>
          <table:table-cell table:formula="of:=[.C85]/[.C77]" office:value-type="float" office:value="8.78622058406578" calcext:value-type="float">
            <text:p>8,79</text:p>
          </table:table-cell>
          <table:table-cell table:formula="of:=[.D85]/[.D77]" office:value-type="float" office:value="8.78622058406578" calcext:value-type="float">
            <text:p>8,79</text:p>
          </table:table-cell>
          <table:table-cell table:formula="of:=[.E85]/[.E77]" office:value-type="float" office:value="8.78622058406578" calcext:value-type="float">
            <text:p>8,79</text:p>
          </table:table-cell>
          <table:table-cell table:formula="of:=[.F85]/[.F77]" office:value-type="float" office:value="8.78622058406578" calcext:value-type="float">
            <text:p>8,79</text:p>
          </table:table-cell>
          <table:table-cell table:formula="of:=[.G85]/[.G77]" office:value-type="float" office:value="8.78622058406578" calcext:value-type="float">
            <text:p>8,79</text:p>
          </table:table-cell>
          <table:table-cell table:style-name="ce10" table:formula="of:=[.H85]/[.H77]" office:value-type="float" office:value="8.78622058406578" calcext:value-type="float">
            <text:p>8,79</text:p>
          </table:table-cell>
          <table:table-cell table:style-name="ce10" table:formula="of:=[.I85]/[.I77]" office:value-type="float" office:value="8.78622058406578" calcext:value-type="float">
            <text:p>8,79</text:p>
          </table:table-cell>
          <table:table-cell table:style-name="ce13" table:formula="of:=[.J85]/[.J77]" office:value-type="float" office:value="8.78622058406578" calcext:value-type="float">
            <text:p>8,79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85]/[.C78]" office:value-type="float" office:value="10.8962728551336" calcext:value-type="float">
            <text:p>10,90</text:p>
          </table:table-cell>
          <table:table-cell table:formula="of:=[.D85]/[.D78]" office:value-type="float" office:value="10.0744473342003" calcext:value-type="float">
            <text:p>10,07</text:p>
          </table:table-cell>
          <table:table-cell table:formula="of:=[.E85]/[.E78]" office:value-type="float" office:value="14.0843086012953" calcext:value-type="float">
            <text:p>14,08</text:p>
          </table:table-cell>
          <table:table-cell table:formula="of:=[.F85]/[.F78]" office:value-type="float" office:value="10.889572169024" calcext:value-type="float">
            <text:p>10,89</text:p>
          </table:table-cell>
          <table:table-cell table:formula="of:=[.G85]/[.G78]" office:value-type="float" office:value="10.9308641975309" calcext:value-type="float">
            <text:p>10,93</text:p>
          </table:table-cell>
          <table:table-cell table:style-name="ce10" table:formula="of:=[.H85]/[.H78]" office:value-type="float" office:value="10.8372093023256" calcext:value-type="float">
            <text:p>10,84</text:p>
          </table:table-cell>
          <table:table-cell table:style-name="ce10" table:formula="of:=[.I85]/[.I78]" office:value-type="float" office:value="9.95710498835248" calcext:value-type="float">
            <text:p>9,96</text:p>
          </table:table-cell>
          <table:table-cell table:style-name="ce13" table:formula="of:=[.J85]/[.J78]" office:value-type="float" office:value="9.91489361702128" calcext:value-type="float">
            <text:p>9,91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85]/[.C79]" office:value-type="float" office:value="11.2800072800073" calcext:value-type="float">
            <text:p>11,28</text:p>
          </table:table-cell>
          <table:table-cell table:formula="of:=[.D85]/[.D79]" office:value-type="float" office:value="10.2366834585845" calcext:value-type="float">
            <text:p>10,24</text:p>
          </table:table-cell>
          <table:table-cell table:formula="of:=[.E85]/[.E79]" office:value-type="float" office:value="14.902139937485" calcext:value-type="float">
            <text:p>14,90</text:p>
          </table:table-cell>
          <table:table-cell table:formula="of:=[.F85]/[.F79]" office:value-type="float" office:value="11.2677029360967" calcext:value-type="float">
            <text:p>11,27</text:p>
          </table:table-cell>
          <table:table-cell table:formula="of:=[.G85]/[.G79]" office:value-type="float" office:value="11.4245161290323" calcext:value-type="float">
            <text:p>11,42</text:p>
          </table:table-cell>
          <table:table-cell table:style-name="ce10" table:formula="of:=[.H85]/[.H79]" office:value-type="float" office:value="11.3700238488351" calcext:value-type="float">
            <text:p>11,37</text:p>
          </table:table-cell>
          <table:table-cell table:style-name="ce10" table:formula="of:=[.I85]/[.I79]" office:value-type="float" office:value="10.0736286062576" calcext:value-type="float">
            <text:p>10,07</text:p>
          </table:table-cell>
          <table:table-cell table:style-name="ce13" table:formula="of:=[.J85]/[.J79]" office:value-type="float" office:value="10.1262968711707" calcext:value-type="float">
            <text:p>10,13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85]/[.C80]" office:value-type="float" office:value="11.4509006928406" calcext:value-type="float">
            <text:p>11,45</text:p>
          </table:table-cell>
          <table:table-cell table:formula="of:=[.D85]/[.D80]" office:value-type="float" office:value="9.99806420390386" calcext:value-type="float">
            <text:p>10,00</text:p>
          </table:table-cell>
          <table:table-cell table:formula="of:=[.E85]/[.E80]" office:value-type="float" office:value="15.1776662177054" calcext:value-type="float">
            <text:p>15,18</text:p>
          </table:table-cell>
          <table:table-cell table:formula="of:=[.F85]/[.F80]" office:value-type="float" office:value="11.4076937235413" calcext:value-type="float">
            <text:p>11,41</text:p>
          </table:table-cell>
          <table:table-cell table:formula="of:=[.G85]/[.G80]" office:value-type="float" office:value="11.4731580895964" calcext:value-type="float">
            <text:p>11,47</text:p>
          </table:table-cell>
          <table:table-cell table:style-name="ce10" table:formula="of:=[.H85]/[.H80]" office:value-type="float" office:value="11.397204854726" calcext:value-type="float">
            <text:p>11,40</text:p>
          </table:table-cell>
          <table:table-cell table:style-name="ce10" table:formula="of:=[.I85]/[.I80]" office:value-type="float" office:value="9.96190629269469" calcext:value-type="float">
            <text:p>9,96</text:p>
          </table:table-cell>
          <table:table-cell table:style-name="ce13" table:formula="of:=[.J85]/[.J80]" office:value-type="float" office:value="9.97312736342425" calcext:value-type="float">
            <text:p>9,97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8" table:formula="of:=[.C85]/[.C81]" office:value-type="float" office:value="12.3045463569585" calcext:value-type="float">
            <text:p>12,30</text:p>
          </table:table-cell>
          <table:table-cell table:style-name="ce11" table:formula="of:=[.D85]/[.D81]" office:value-type="float" office:value="9.96430868167203" calcext:value-type="float">
            <text:p>9,96</text:p>
          </table:table-cell>
          <table:table-cell table:style-name="ce11" table:formula="of:=[.E85]/[.E81]" office:value-type="float" office:value="15.0578231292517" calcext:value-type="float">
            <text:p>15,06</text:p>
          </table:table-cell>
          <table:table-cell table:style-name="ce11" table:formula="of:=[.F85]/[.F81]" office:value-type="float" office:value="11.5372300819062" calcext:value-type="float">
            <text:p>11,54</text:p>
          </table:table-cell>
          <table:table-cell table:style-name="ce11" table:formula="of:=[.G85]/[.G81]" office:value-type="float" office:value="11.4583102237012" calcext:value-type="float">
            <text:p>11,46</text:p>
          </table:table-cell>
          <table:table-cell table:style-name="ce11" table:formula="of:=[.H85]/[.H81]" office:value-type="float" office:value="11.4224106155547" calcext:value-type="float">
            <text:p>11,42</text:p>
          </table:table-cell>
          <table:table-cell table:style-name="ce11" table:formula="of:=[.I85]/[.I81]" office:value-type="float" office:value="9.89036942471874" calcext:value-type="float">
            <text:p>9,89</text:p>
          </table:table-cell>
          <table:table-cell table:style-name="ce14" table:formula="of:=[.J85]/[.J81]" office:value-type="float" office:value="9.90142982666347" calcext:value-type="float">
            <text:p>9,90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Default" office:value-type="string" calcext:value-type="string">
            <text:p>1440 Units Efficiency</text:p>
          </table:table-cell>
          <table:table-cell table:style-name="Default" office:value-type="string" calcext:value-type="string">
            <text:p>Batches</text:p>
          </table:table-cell>
          <table:table-cell table:style-name="Default" table:number-columns-repeated="5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FN Batches 144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28" calcext:value-type="float">
            <text:p>128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 office:value-type="string" calcext:value-type="string">
            <text:p>Threads</text:p>
          </table:table-cell>
          <table:table-cell table:style-name="ce2" office:value-type="string" calcext:value-type="string">
            <text:p>1 S</text:p>
          </table:table-cell>
          <table:table-cell table:style-name="ce6" office:value-type="float" office:value="1239.56" calcext:value-type="float">
            <text:p>1239,56</text:p>
          </table:table-cell>
          <table:table-cell table:number-columns-repeated="4" office:value-type="float" office:value="1239.56" calcext:value-type="float">
            <text:p>1239,56</text:p>
          </table:table-cell>
          <table:table-cell table:number-columns-repeated="2" table:style-name="ce10" office:value-type="float" office:value="1239.56" calcext:value-type="float">
            <text:p>1239,56</text:p>
          </table:table-cell>
          <table:table-cell table:style-name="ce13" office:value-type="float" office:value="1239.56" calcext:value-type="float">
            <text:p>1239,56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office:value-type="string" calcext:value-type="string">
            <text:p>1 SJ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3" office:value-type="string" calcext:value-type="string">
            <text:p>x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87]/[.B96]" office:value-type="float" office:value="5.44813642756681" calcext:value-type="float">
            <text:p>5,45</text:p>
          </table:table-cell>
          <table:table-cell table:formula="of:=[.D87]/[.B96]" office:value-type="float" office:value="5.03722366710013" calcext:value-type="float">
            <text:p>5,04</text:p>
          </table:table-cell>
          <table:table-cell table:formula="of:=[.E87]/[.B96]" office:value-type="float" office:value="7.04215430064765" calcext:value-type="float">
            <text:p>7,04</text:p>
          </table:table-cell>
          <table:table-cell table:formula="of:=[.F87]/[.B96]" office:value-type="float" office:value="5.44478608451199" calcext:value-type="float">
            <text:p>5,44</text:p>
          </table:table-cell>
          <table:table-cell table:formula="of:=[.G87]/[.B96]" office:value-type="float" office:value="5.46543209876543" calcext:value-type="float">
            <text:p>5,47</text:p>
          </table:table-cell>
          <table:table-cell table:style-name="ce10" table:formula="of:=[.H87]/[.B96]" office:value-type="float" office:value="5.41860465116279" calcext:value-type="float">
            <text:p>5,42</text:p>
          </table:table-cell>
          <table:table-cell table:style-name="ce10" table:formula="of:=[.I87]/[.B96]" office:value-type="float" office:value="4.97855249417624" calcext:value-type="float">
            <text:p>4,98</text:p>
          </table:table-cell>
          <table:table-cell table:style-name="ce13" table:formula="of:=[.J87]/[.B96]" office:value-type="float" office:value="4.95744680851064" calcext:value-type="float">
            <text:p>4,96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88]/[.B97]" office:value-type="float" office:value="2.82000182000182" calcext:value-type="float">
            <text:p>2,82</text:p>
          </table:table-cell>
          <table:table-cell table:formula="of:=[.D88]/[.B97]" office:value-type="float" office:value="2.55917086464613" calcext:value-type="float">
            <text:p>2,56</text:p>
          </table:table-cell>
          <table:table-cell table:formula="of:=[.E88]/[.B97]" office:value-type="float" office:value="3.72553498437124" calcext:value-type="float">
            <text:p>3,73</text:p>
          </table:table-cell>
          <table:table-cell table:formula="of:=[.F88]/[.B97]" office:value-type="float" office:value="2.81692573402418" calcext:value-type="float">
            <text:p>2,82</text:p>
          </table:table-cell>
          <table:table-cell table:formula="of:=[.G88]/[.B97]" office:value-type="float" office:value="2.85612903225806" calcext:value-type="float">
            <text:p>2,86</text:p>
          </table:table-cell>
          <table:table-cell table:style-name="ce10" table:formula="of:=[.H88]/[.B97]" office:value-type="float" office:value="2.84250596220877" calcext:value-type="float">
            <text:p>2,84</text:p>
          </table:table-cell>
          <table:table-cell table:style-name="ce10" table:formula="of:=[.I88]/[.B97]" office:value-type="float" office:value="2.51840715156441" calcext:value-type="float">
            <text:p>2,52</text:p>
          </table:table-cell>
          <table:table-cell table:style-name="ce13" table:formula="of:=[.J88]/[.B97]" office:value-type="float" office:value="2.53157421779266" calcext:value-type="float">
            <text:p>2,53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C89]/[.B98]" office:value-type="float" office:value="1.90848344880677" calcext:value-type="float">
            <text:p>1,91</text:p>
          </table:table-cell>
          <table:table-cell table:formula="of:=[.D89]/[.B98]" office:value-type="float" office:value="1.66634403398398" calcext:value-type="float">
            <text:p>1,67</text:p>
          </table:table-cell>
          <table:table-cell table:formula="of:=[.E89]/[.B98]" office:value-type="float" office:value="2.52961103628423" calcext:value-type="float">
            <text:p>2,53</text:p>
          </table:table-cell>
          <table:table-cell table:formula="of:=[.F89]/[.B98]" office:value-type="float" office:value="1.90128228725689" calcext:value-type="float">
            <text:p>1,90</text:p>
          </table:table-cell>
          <table:table-cell table:formula="of:=[.G89]/[.B98]" office:value-type="float" office:value="1.91219301493274" calcext:value-type="float">
            <text:p>1,91</text:p>
          </table:table-cell>
          <table:table-cell table:style-name="ce10" table:formula="of:=[.H89]/[.B98]" office:value-type="float" office:value="1.89953414245433" calcext:value-type="float">
            <text:p>1,90</text:p>
          </table:table-cell>
          <table:table-cell table:style-name="ce10" table:formula="of:=[.I89]/[.B98]" office:value-type="float" office:value="1.66031771544911" calcext:value-type="float">
            <text:p>1,66</text:p>
          </table:table-cell>
          <table:table-cell table:style-name="ce13" table:formula="of:=[.J89]/[.B98]" office:value-type="float" office:value="1.66218789390404" calcext:value-type="float">
            <text:p>1,66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8" table:formula="of:=[.C90]/[.B99]" office:value-type="float" office:value="1.53806829461981" calcext:value-type="float">
            <text:p>1,54</text:p>
          </table:table-cell>
          <table:table-cell table:style-name="ce11" table:formula="of:=[.D90]/[.B99]" office:value-type="float" office:value="1.245538585209" calcext:value-type="float">
            <text:p>1,25</text:p>
          </table:table-cell>
          <table:table-cell table:style-name="ce11" table:formula="of:=[.E90]/[.B99]" office:value-type="float" office:value="1.88222789115646" calcext:value-type="float">
            <text:p>1,88</text:p>
          </table:table-cell>
          <table:table-cell table:style-name="ce11" table:formula="of:=[.F90]/[.B99]" office:value-type="float" office:value="1.44215376023827" calcext:value-type="float">
            <text:p>1,44</text:p>
          </table:table-cell>
          <table:table-cell table:style-name="ce11" table:formula="of:=[.G90]/[.B99]" office:value-type="float" office:value="1.43228877796265" calcext:value-type="float">
            <text:p>1,43</text:p>
          </table:table-cell>
          <table:table-cell table:style-name="ce11" table:formula="of:=[.H90]/[.B99]" office:value-type="float" office:value="1.42780132694434" calcext:value-type="float">
            <text:p>1,43</text:p>
          </table:table-cell>
          <table:table-cell table:style-name="ce11" table:formula="of:=[.I90]/[.B99]" office:value-type="float" office:value="1.23629617808984" calcext:value-type="float">
            <text:p>1,24</text:p>
          </table:table-cell>
          <table:table-cell table:style-name="ce14" table:formula="of:=[.J90]/[.B99]" office:value-type="float" office:value="1.23767872833293" calcext:value-type="float">
            <text:p>1,24</text:p>
          </table:table-cell>
          <table:table-cell table:style-name="Default" table:number-columns-repeated="6"/>
          <table:table-cell/>
          <table:table-cell table:style-name="Default" table:number-columns-repeated="7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style:style style:name="Pivot_20_Table_20_Corner" style:display-name="Pivot Table Corner" style:family="table-cell" style:parent-style-name="Default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 style:data-style-name="N2" text:time-value="05:02:33.28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18:19:20.548000000</meta:creation-date>
    <dc:date>2024-04-26T02:30:36.483000000</dc:date>
    <meta:editing-duration>PT16H44M49S</meta:editing-duration>
    <meta:editing-cycles>62</meta:editing-cycles>
    <meta:generator>LibreOffice/24.2.2.2$Windows_X86_64 LibreOffice_project/d56cc158d8a96260b836f100ef4b4ef25d6f1a01</meta:generator>
    <meta:document-statistic meta:table-count="2" meta:cell-count="2425" meta:object-count="1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bar" chart:style-name="ch1">
        <chart:title svg:x="4.479cm" svg:y="0.316cm" chart:style-name="ch2">
          <text:p>Flocking 8 Threads Performance </text:p>
        </chart:title>
        <chart:subtitle svg:x="6.545cm" svg:y="1.301cm" chart:style-name="ch3">
          <text:p>Batch Variations</text:p>
        </chart:subtitle>
        <chart:legend chart:legend-position="end" svg:x="14.656cm" svg:y="2.437cm" style:legend-expansion="high" chart:style-name="ch4"/>
        <chart:plot-area chart:style-name="ch5" table:cell-range-address="'Flocking (Thread fixed and Units Fixed)'.AA3:'Flocking (Thread fixed and Units Fixed)'.AA9 'Flocking (Thread fixed and Units Fixed)'.AC2:'Flocking (Thread fixed and Units Fixed)'.AJ9" chart:data-source-has-labels="both" svg:x="1.321cm" svg:y="2.138cm" svg:width="12.144cm" svg:height="5.718cm">
          <chart:coordinate-region svg:x="2.165cm" svg:y="2.34cm" svg:width="11.3cm" svg:height="4.863cm"/>
          <chart:axis chart:dimension="x" chart:name="primary-x" chart:style-name="ch6" chartooo:axis-type="auto">
            <chartooo:date-scale/>
            <chart:title svg:x="6.976cm" svg:y="8.036cm" chart:style-name="ch7">
              <text:p>Units</text:p>
            </chart:title>
            <chart:categories table:cell-range-address="'Flocking (Thread fixed and Units Fixed)'.AA3:'Flocking (Thread fixed and Units Fixed)'.AA9"/>
          </chart:axis>
          <chart:axis chart:dimension="y" chart:name="primary-y" chart:style-name="ch8">
            <chart:title svg:x="0.451cm" svg:y="5.827cm" chart:style-name="ch9">
              <text:p>Time in ms</text:p>
            </chart:title>
            <chart:grid chart:style-name="ch10" chart:class="major"/>
          </chart:axis>
          <chart:axis chart:dimension="y" chart:name="secondary-y" chart:style-name="ch11">
            <chart:title svg:x="13.785cm" svg:y="5.626cm" chart:style-name="ch9">
              <text:p>Batches</text:p>
            </chart:title>
          </chart:axis>
          <chart:series chart:attached-axis="primary-y" chart:style-name="ch12" chart:values-cell-range-address="'Flocking (Thread fixed and Units Fixed)'.AC3:'Flocking (Thread fixed and Units Fixed)'.AC9" chart:label-cell-address="'Flocking (Thread fixed and Units Fixed)'.AC2:'Flocking (Thread fixed and Units Fixed)'.AC2" chart:class="chart:bar">
            <chart:data-point chart:repeated="7"/>
          </chart:series>
          <chart:series chart:attached-axis="primary-y" chart:style-name="ch13" chart:values-cell-range-address="'Flocking (Thread fixed and Units Fixed)'.AD3:'Flocking (Thread fixed and Units Fixed)'.AD9" chart:label-cell-address="'Flocking (Thread fixed and Units Fixed)'.AD2:'Flocking (Thread fixed and Units Fixed)'.AD2" chart:class="chart:bar">
            <chart:data-point chart:repeated="7"/>
          </chart:series>
          <chart:series chart:attached-axis="primary-y" chart:style-name="ch14" chart:values-cell-range-address="'Flocking (Thread fixed and Units Fixed)'.AE3:'Flocking (Thread fixed and Units Fixed)'.AE9" chart:label-cell-address="'Flocking (Thread fixed and Units Fixed)'.AE2:'Flocking (Thread fixed and Units Fixed)'.AE2" chart:class="chart:bar">
            <chart:data-point chart:repeated="7"/>
          </chart:series>
          <chart:series chart:attached-axis="primary-y" chart:style-name="ch15" chart:values-cell-range-address="'Flocking (Thread fixed and Units Fixed)'.AF3:'Flocking (Thread fixed and Units Fixed)'.AF9" chart:label-cell-address="'Flocking (Thread fixed and Units Fixed)'.AF2:'Flocking (Thread fixed and Units Fixed)'.AF2" chart:class="chart:bar">
            <chart:data-point chart:repeated="7"/>
          </chart:series>
          <chart:series chart:attached-axis="primary-y" chart:style-name="ch16" chart:values-cell-range-address="'Flocking (Thread fixed and Units Fixed)'.AG3:'Flocking (Thread fixed and Units Fixed)'.AG9" chart:label-cell-address="'Flocking (Thread fixed and Units Fixed)'.AG2:'Flocking (Thread fixed and Units Fixed)'.AG2" chart:class="chart:bar">
            <chart:data-point chart:repeated="7"/>
          </chart:series>
          <chart:series chart:attached-axis="primary-y" chart:style-name="ch17" chart:values-cell-range-address="'Flocking (Thread fixed and Units Fixed)'.AH3:'Flocking (Thread fixed and Units Fixed)'.AH9" chart:label-cell-address="'Flocking (Thread fixed and Units Fixed)'.AH2:'Flocking (Thread fixed and Units Fixed)'.AH2" chart:class="chart:bar">
            <chart:data-point chart:repeated="7"/>
          </chart:series>
          <chart:series chart:attached-axis="primary-y" chart:style-name="ch18" chart:values-cell-range-address="'Flocking (Thread fixed and Units Fixed)'.AI3:'Flocking (Thread fixed and Units Fixed)'.AI9" chart:label-cell-address="'Flocking (Thread fixed and Units Fixed)'.AI2:'Flocking (Thread fixed and Units Fixed)'.AI2" chart:class="chart:bar">
            <chart:data-point chart:repeated="7"/>
          </chart:series>
          <chart:series chart:attached-axis="primary-y" chart:style-name="ch19" chart:values-cell-range-address="'Flocking (Thread fixed and Units Fixed)'.AJ3:'Flocking (Thread fixed and Units Fixed)'.AJ9" chart:label-cell-address="'Flocking (Thread fixed and Units Fixed)'.AJ2:'Flocking (Thread fixed and Units Fixed)'.AJ2" chart:class="chart:bar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Flocking (Thread fixed and Units Fixed)'.AC2:'Flocking (Thread fixed and Units Fixed)'.AC2</svg:desc>
                </draw:g>
              </table:table-cell>
              <table:table-cell office:value-type="string">
                <text:p>2</text:p>
                <draw:g>
                  <svg:desc>'Flocking (Thread fixed and Units Fixed)'.AD2:'Flocking (Thread fixed and Units Fixed)'.AD2</svg:desc>
                </draw:g>
              </table:table-cell>
              <table:table-cell office:value-type="string">
                <text:p>4</text:p>
                <draw:g>
                  <svg:desc>'Flocking (Thread fixed and Units Fixed)'.AE2:'Flocking (Thread fixed and Units Fixed)'.AE2</svg:desc>
                </draw:g>
              </table:table-cell>
              <table:table-cell office:value-type="string">
                <text:p>8</text:p>
                <draw:g>
                  <svg:desc>'Flocking (Thread fixed and Units Fixed)'.AF2:'Flocking (Thread fixed and Units Fixed)'.AF2</svg:desc>
                </draw:g>
              </table:table-cell>
              <table:table-cell office:value-type="string">
                <text:p>16</text:p>
                <draw:g>
                  <svg:desc>'Flocking (Thread fixed and Units Fixed)'.AG2:'Flocking (Thread fixed and Units Fixed)'.AG2</svg:desc>
                </draw:g>
              </table:table-cell>
              <table:table-cell office:value-type="string">
                <text:p>32</text:p>
                <draw:g>
                  <svg:desc>'Flocking (Thread fixed and Units Fixed)'.AH2:'Flocking (Thread fixed and Units Fixed)'.AH2</svg:desc>
                </draw:g>
              </table:table-cell>
              <table:table-cell office:value-type="string">
                <text:p>64</text:p>
                <draw:g>
                  <svg:desc>'Flocking (Thread fixed and Units Fixed)'.AI2:'Flocking (Thread fixed and Units Fixed)'.AI2</svg:desc>
                </draw:g>
              </table:table-cell>
              <table:table-cell office:value-type="string">
                <text:p>128</text:p>
                <draw:g>
                  <svg:desc>'Flocking (Thread fixed and Units Fixed)'.AJ2:'Flocking (Thread fixed and Units Fixed)'.AJ2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Flocking (Thread fixed and Units Fixed)'.AA3:'Flocking (Thread fixed and Units Fixed)'.AA9</svg:desc>
                </draw:g>
              </table:table-cell>
              <table:table-cell office:value-type="float" office:value="103.643333333333">
                <text:p>103.643333333333</text:p>
                <draw:g>
                  <svg:desc>'Flocking (Thread fixed and Units Fixed)'.AC3:'Flocking (Thread fixed and Units Fixed)'.AC9</svg:desc>
                </draw:g>
              </table:table-cell>
              <table:table-cell office:value-type="float" office:value="152.6">
                <text:p>152.6</text:p>
                <draw:g>
                  <svg:desc>'Flocking (Thread fixed and Units Fixed)'.AD3:'Flocking (Thread fixed and Units Fixed)'.AD9</svg:desc>
                </draw:g>
              </table:table-cell>
              <table:table-cell office:value-type="float" office:value="111.75">
                <text:p>111.75</text:p>
                <draw:g>
                  <svg:desc>'Flocking (Thread fixed and Units Fixed)'.AE3:'Flocking (Thread fixed and Units Fixed)'.AE9</svg:desc>
                </draw:g>
              </table:table-cell>
              <table:table-cell office:value-type="float" office:value="140.82">
                <text:p>140.82</text:p>
                <draw:g>
                  <svg:desc>'Flocking (Thread fixed and Units Fixed)'.AF3:'Flocking (Thread fixed and Units Fixed)'.AF9</svg:desc>
                </draw:g>
              </table:table-cell>
              <table:table-cell office:value-type="float" office:value="138.64">
                <text:p>138.64</text:p>
                <draw:g>
                  <svg:desc>'Flocking (Thread fixed and Units Fixed)'.AG3:'Flocking (Thread fixed and Units Fixed)'.AG9</svg:desc>
                </draw:g>
              </table:table-cell>
              <table:table-cell office:value-type="float" office:value="130.69">
                <text:p>130.69</text:p>
                <draw:g>
                  <svg:desc>'Flocking (Thread fixed and Units Fixed)'.AH3:'Flocking (Thread fixed and Units Fixed)'.AH9</svg:desc>
                </draw:g>
              </table:table-cell>
              <table:table-cell office:value-type="float" office:value="161.17">
                <text:p>161.17</text:p>
                <draw:g>
                  <svg:desc>'Flocking (Thread fixed and Units Fixed)'.AI3:'Flocking (Thread fixed and Units Fixed)'.AI9</svg:desc>
                </draw:g>
              </table:table-cell>
              <table:table-cell office:value-type="float" office:value="165.42">
                <text:p>165.42</text:p>
                <draw:g>
                  <svg:desc>'Flocking (Thread fixed and Units Fixed)'.AJ3:'Flocking (Thread fixed and Units Fixed)'.AJ9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5.436666666667">
                <text:p>115.436666666667</text:p>
              </table:table-cell>
              <table:table-cell office:value-type="float" office:value="176.22">
                <text:p>176.22</text:p>
              </table:table-cell>
              <table:table-cell office:value-type="float" office:value="120.66">
                <text:p>120.66</text:p>
              </table:table-cell>
              <table:table-cell office:value-type="float" office:value="142.95">
                <text:p>142.95</text:p>
              </table:table-cell>
              <table:table-cell office:value-type="float" office:value="140.49">
                <text:p>140.49</text:p>
              </table:table-cell>
              <table:table-cell office:value-type="float" office:value="144.48">
                <text:p>144.48</text:p>
              </table:table-cell>
              <table:table-cell office:value-type="float" office:value="172.33">
                <text:p>172.33</text:p>
              </table:table-cell>
              <table:table-cell office:value-type="float" office:value="167.94">
                <text:p>167.94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54.308333333333">
                <text:p>154.308333333333</text:p>
              </table:table-cell>
              <table:table-cell office:value-type="float" office:value="184.24">
                <text:p>184.24</text:p>
              </table:table-cell>
              <table:table-cell office:value-type="float" office:value="142.42">
                <text:p>142.42</text:p>
              </table:table-cell>
              <table:table-cell office:value-type="float" office:value="164.07">
                <text:p>164.07</text:p>
              </table:table-cell>
              <table:table-cell office:value-type="float" office:value="165.62">
                <text:p>165.62</text:p>
              </table:table-cell>
              <table:table-cell office:value-type="float" office:value="171.1">
                <text:p>171.1</text:p>
              </table:table-cell>
              <table:table-cell office:value-type="float" office:value="191.26">
                <text:p>191.26</text:p>
              </table:table-cell>
              <table:table-cell office:value-type="float" office:value="194.93">
                <text:p>194.93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70.814166666667">
                <text:p>170.814166666667</text:p>
              </table:table-cell>
              <table:table-cell office:value-type="float" office:value="211.01">
                <text:p>211.01</text:p>
              </table:table-cell>
              <table:table-cell office:value-type="float" office:value="171.31">
                <text:p>171.31</text:p>
              </table:table-cell>
              <table:table-cell office:value-type="float" office:value="191.4">
                <text:p>191.4</text:p>
              </table:table-cell>
              <table:table-cell office:value-type="float" office:value="192.01">
                <text:p>192.01</text:p>
              </table:table-cell>
              <table:table-cell office:value-type="float" office:value="192.94">
                <text:p>192.94</text:p>
              </table:table-cell>
              <table:table-cell office:value-type="float" office:value="204.32">
                <text:p>204.32</text:p>
              </table:table-cell>
              <table:table-cell office:value-type="float" office:value="206.5">
                <text:p>206.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203.529166666667">
                <text:p>203.529166666667</text:p>
              </table:table-cell>
              <table:table-cell office:value-type="float" office:value="234.42">
                <text:p>234.42</text:p>
              </table:table-cell>
              <table:table-cell office:value-type="float" office:value="191.42">
                <text:p>191.42</text:p>
              </table:table-cell>
              <table:table-cell office:value-type="float" office:value="213.06">
                <text:p>213.06</text:p>
              </table:table-cell>
              <table:table-cell office:value-type="float" office:value="213.39">
                <text:p>213.39</text:p>
              </table:table-cell>
              <table:table-cell office:value-type="float" office:value="210.57">
                <text:p>210.57</text:p>
              </table:table-cell>
              <table:table-cell office:value-type="float" office:value="225.73">
                <text:p>225.73</text:p>
              </table:table-cell>
              <table:table-cell office:value-type="float" office:value="222.76">
                <text:p>222.7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225.935">
                <text:p>225.935</text:p>
              </table:table-cell>
              <table:table-cell office:value-type="float" office:value="253.54">
                <text:p>253.54</text:p>
              </table:table-cell>
              <table:table-cell office:value-type="float" office:value="211.13">
                <text:p>211.13</text:p>
              </table:table-cell>
              <table:table-cell office:value-type="float" office:value="232.66">
                <text:p>232.66</text:p>
              </table:table-cell>
              <table:table-cell office:value-type="float" office:value="235.16">
                <text:p>235.16</text:p>
              </table:table-cell>
              <table:table-cell office:value-type="float" office:value="231.73">
                <text:p>231.73</text:p>
              </table:table-cell>
              <table:table-cell office:value-type="float" office:value="247.34">
                <text:p>247.34</text:p>
              </table:table-cell>
              <table:table-cell office:value-type="float" office:value="249.47">
                <text:p>249.47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248.9375">
                <text:p>248.9375</text:p>
              </table:table-cell>
              <table:table-cell office:value-type="float" office:value="265.6">
                <text:p>265.6</text:p>
              </table:table-cell>
              <table:table-cell office:value-type="float" office:value="232.91">
                <text:p>232.91</text:p>
              </table:table-cell>
              <table:table-cell office:value-type="float" office:value="257.54">
                <text:p>257.54</text:p>
              </table:table-cell>
              <table:table-cell office:value-type="float" office:value="256.77">
                <text:p>256.77</text:p>
              </table:table-cell>
              <table:table-cell office:value-type="float" office:value="256.68">
                <text:p>256.68</text:p>
              </table:table-cell>
              <table:table-cell office:value-type="float" office:value="268.85">
                <text:p>268.85</text:p>
              </table:table-cell>
              <table:table-cell office:value-type="float" office:value="271.49">
                <text:p>271.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074cm" svg:y="0.316cm" chart:style-name="ch2">
          <text:p>Find Nearest 8 Threads Performance</text:p>
        </chart:title>
        <chart:subtitle svg:x="6.542cm" svg:y="1.301cm" chart:style-name="ch3">
          <text:p>Batch Variations</text:p>
        </chart:subtitle>
        <chart:legend chart:legend-position="end" svg:x="14.65cm" svg:y="2.437cm" style:legend-expansion="high" chart:style-name="ch4"/>
        <chart:plot-area chart:style-name="ch5" table:cell-range-address="'Find Nearest (Thread fixed and Units Fixed)_2'.AA3:'Find Nearest (Thread fixed and Units Fixed)_2'.AA9 'Find Nearest (Thread fixed and Units Fixed)_2'.AC2:'Find Nearest (Thread fixed and Units Fixed)_2'.AJ9" chart:data-source-has-labels="both" svg:x="1.32cm" svg:y="2.138cm" svg:width="12.141cm" svg:height="5.717cm">
          <chart:coordinate-region svg:x="2.164cm" svg:y="2.34cm" svg:width="11.297cm" svg:height="4.862cm"/>
          <chart:axis chart:dimension="x" chart:name="primary-x" chart:style-name="ch6" chartooo:axis-type="auto">
            <chartooo:date-scale/>
            <chart:title svg:x="6.973cm" svg:y="8.035cm" chart:style-name="ch7">
              <text:p>Units</text:p>
            </chart:title>
            <chart:categories table:cell-range-address="'Find Nearest (Thread fixed and Units Fixed)_2'.AA3:'Find Nearest (Thread fixed and Units Fixed)_2'.AA9"/>
          </chart:axis>
          <chart:axis chart:dimension="y" chart:name="primary-y" chart:style-name="ch8">
            <chart:title svg:x="0.451cm" svg:y="5.826cm" chart:style-name="ch9">
              <text:p>Time in ms</text:p>
            </chart:title>
            <chart:grid chart:style-name="ch10" chart:class="major"/>
          </chart:axis>
          <chart:axis chart:dimension="y" chart:name="secondary-y" chart:style-name="ch11">
            <chart:title svg:x="13.78cm" svg:y="5.625cm" chart:style-name="ch9">
              <text:p>Batches</text:p>
            </chart:title>
          </chart:axis>
          <chart:series chart:attached-axis="primary-y" chart:style-name="ch12" chart:values-cell-range-address="'Find Nearest (Thread fixed and Units Fixed)_2'.AC3:'Find Nearest (Thread fixed and Units Fixed)_2'.AC9" chart:label-cell-address="'Find Nearest (Thread fixed and Units Fixed)_2'.AC2:'Find Nearest (Thread fixed and Units Fixed)_2'.AC2" chart:class="chart:bar">
            <chart:data-point chart:repeated="7"/>
          </chart:series>
          <chart:series chart:attached-axis="primary-y" chart:style-name="ch13" chart:values-cell-range-address="'Find Nearest (Thread fixed and Units Fixed)_2'.AD3:'Find Nearest (Thread fixed and Units Fixed)_2'.AD9" chart:label-cell-address="'Find Nearest (Thread fixed and Units Fixed)_2'.AD2:'Find Nearest (Thread fixed and Units Fixed)_2'.AD2" chart:class="chart:bar">
            <chart:data-point chart:repeated="7"/>
          </chart:series>
          <chart:series chart:attached-axis="primary-y" chart:style-name="ch14" chart:values-cell-range-address="'Find Nearest (Thread fixed and Units Fixed)_2'.AE3:'Find Nearest (Thread fixed and Units Fixed)_2'.AE9" chart:label-cell-address="'Find Nearest (Thread fixed and Units Fixed)_2'.AE2:'Find Nearest (Thread fixed and Units Fixed)_2'.AE2" chart:class="chart:bar">
            <chart:data-point chart:repeated="7"/>
          </chart:series>
          <chart:series chart:attached-axis="primary-y" chart:style-name="ch15" chart:values-cell-range-address="'Find Nearest (Thread fixed and Units Fixed)_2'.AF3:'Find Nearest (Thread fixed and Units Fixed)_2'.AF9" chart:label-cell-address="'Find Nearest (Thread fixed and Units Fixed)_2'.AF2:'Find Nearest (Thread fixed and Units Fixed)_2'.AF2" chart:class="chart:bar">
            <chart:data-point chart:repeated="7"/>
          </chart:series>
          <chart:series chart:attached-axis="primary-y" chart:style-name="ch16" chart:values-cell-range-address="'Find Nearest (Thread fixed and Units Fixed)_2'.AG3:'Find Nearest (Thread fixed and Units Fixed)_2'.AG9" chart:label-cell-address="'Find Nearest (Thread fixed and Units Fixed)_2'.AG2:'Find Nearest (Thread fixed and Units Fixed)_2'.AG2" chart:class="chart:bar">
            <chart:data-point chart:repeated="7"/>
          </chart:series>
          <chart:series chart:attached-axis="primary-y" chart:style-name="ch17" chart:values-cell-range-address="'Find Nearest (Thread fixed and Units Fixed)_2'.AH3:'Find Nearest (Thread fixed and Units Fixed)_2'.AH9" chart:label-cell-address="'Find Nearest (Thread fixed and Units Fixed)_2'.AH2:'Find Nearest (Thread fixed and Units Fixed)_2'.AH2" chart:class="chart:bar">
            <chart:data-point chart:repeated="7"/>
          </chart:series>
          <chart:series chart:attached-axis="primary-y" chart:style-name="ch18" chart:values-cell-range-address="'Find Nearest (Thread fixed and Units Fixed)_2'.AI3:'Find Nearest (Thread fixed and Units Fixed)_2'.AI9" chart:label-cell-address="'Find Nearest (Thread fixed and Units Fixed)_2'.AI2:'Find Nearest (Thread fixed and Units Fixed)_2'.AI2" chart:class="chart:bar">
            <chart:data-point chart:repeated="7"/>
          </chart:series>
          <chart:series chart:attached-axis="primary-y" chart:style-name="ch19" chart:values-cell-range-address="'Find Nearest (Thread fixed and Units Fixed)_2'.AJ3:'Find Nearest (Thread fixed and Units Fixed)_2'.AJ9" chart:label-cell-address="'Find Nearest (Thread fixed and Units Fixed)_2'.AJ2:'Find Nearest (Thread fixed and Units Fixed)_2'.AJ2" chart:class="chart:bar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Find Nearest (Thread fixed and Units Fixed)_2'.AC2:'Find Nearest (Thread fixed and Units Fixed)_2'.AC2</svg:desc>
                </draw:g>
              </table:table-cell>
              <table:table-cell office:value-type="string">
                <text:p>2</text:p>
                <draw:g>
                  <svg:desc>'Find Nearest (Thread fixed and Units Fixed)_2'.AD2:'Find Nearest (Thread fixed and Units Fixed)_2'.AD2</svg:desc>
                </draw:g>
              </table:table-cell>
              <table:table-cell office:value-type="string">
                <text:p>4</text:p>
                <draw:g>
                  <svg:desc>'Find Nearest (Thread fixed and Units Fixed)_2'.AE2:'Find Nearest (Thread fixed and Units Fixed)_2'.AE2</svg:desc>
                </draw:g>
              </table:table-cell>
              <table:table-cell office:value-type="string">
                <text:p>8</text:p>
                <draw:g>
                  <svg:desc>'Find Nearest (Thread fixed and Units Fixed)_2'.AF2:'Find Nearest (Thread fixed and Units Fixed)_2'.AF2</svg:desc>
                </draw:g>
              </table:table-cell>
              <table:table-cell office:value-type="string">
                <text:p>16</text:p>
                <draw:g>
                  <svg:desc>'Find Nearest (Thread fixed and Units Fixed)_2'.AG2:'Find Nearest (Thread fixed and Units Fixed)_2'.AG2</svg:desc>
                </draw:g>
              </table:table-cell>
              <table:table-cell office:value-type="string">
                <text:p>32</text:p>
                <draw:g>
                  <svg:desc>'Find Nearest (Thread fixed and Units Fixed)_2'.AH2:'Find Nearest (Thread fixed and Units Fixed)_2'.AH2</svg:desc>
                </draw:g>
              </table:table-cell>
              <table:table-cell office:value-type="string">
                <text:p>64</text:p>
                <draw:g>
                  <svg:desc>'Find Nearest (Thread fixed and Units Fixed)_2'.AI2:'Find Nearest (Thread fixed and Units Fixed)_2'.AI2</svg:desc>
                </draw:g>
              </table:table-cell>
              <table:table-cell office:value-type="string">
                <text:p>128</text:p>
                <draw:g>
                  <svg:desc>'Find Nearest (Thread fixed and Units Fixed)_2'.AJ2:'Find Nearest (Thread fixed and Units Fixed)_2'.AJ2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Find Nearest (Thread fixed and Units Fixed)_2'.AA3:'Find Nearest (Thread fixed and Units Fixed)_2'.AA9</svg:desc>
                </draw:g>
              </table:table-cell>
              <table:table-cell office:value-type="float" office:value="75.54">
                <text:p>75.54</text:p>
                <draw:g>
                  <svg:desc>'Find Nearest (Thread fixed and Units Fixed)_2'.AC3:'Find Nearest (Thread fixed and Units Fixed)_2'.AC9</svg:desc>
                </draw:g>
              </table:table-cell>
              <table:table-cell office:value-type="float" office:value="101.7">
                <text:p>101.7</text:p>
                <draw:g>
                  <svg:desc>'Find Nearest (Thread fixed and Units Fixed)_2'.AD3:'Find Nearest (Thread fixed and Units Fixed)_2'.AD9</svg:desc>
                </draw:g>
              </table:table-cell>
              <table:table-cell office:value-type="float" office:value="62.44">
                <text:p>62.44</text:p>
                <draw:g>
                  <svg:desc>'Find Nearest (Thread fixed and Units Fixed)_2'.AE3:'Find Nearest (Thread fixed and Units Fixed)_2'.AE9</svg:desc>
                </draw:g>
              </table:table-cell>
              <table:table-cell office:value-type="float" office:value="89.43">
                <text:p>89.43</text:p>
                <draw:g>
                  <svg:desc>'Find Nearest (Thread fixed and Units Fixed)_2'.AF3:'Find Nearest (Thread fixed and Units Fixed)_2'.AF9</svg:desc>
                </draw:g>
              </table:table-cell>
              <table:table-cell office:value-type="float" office:value="83.22">
                <text:p>83.22</text:p>
                <draw:g>
                  <svg:desc>'Find Nearest (Thread fixed and Units Fixed)_2'.AG3:'Find Nearest (Thread fixed and Units Fixed)_2'.AG9</svg:desc>
                </draw:g>
              </table:table-cell>
              <table:table-cell office:value-type="float" office:value="83.65">
                <text:p>83.65</text:p>
                <draw:g>
                  <svg:desc>'Find Nearest (Thread fixed and Units Fixed)_2'.AH3:'Find Nearest (Thread fixed and Units Fixed)_2'.AH9</svg:desc>
                </draw:g>
              </table:table-cell>
              <table:table-cell office:value-type="float" office:value="105.82">
                <text:p>105.82</text:p>
                <draw:g>
                  <svg:desc>'Find Nearest (Thread fixed and Units Fixed)_2'.AI3:'Find Nearest (Thread fixed and Units Fixed)_2'.AI9</svg:desc>
                </draw:g>
              </table:table-cell>
              <table:table-cell office:value-type="float" office:value="108.63">
                <text:p>108.63</text:p>
                <draw:g>
                  <svg:desc>'Find Nearest (Thread fixed and Units Fixed)_2'.AJ3:'Find Nearest (Thread fixed and Units Fixed)_2'.AJ9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78.23">
                <text:p>78.23</text:p>
              </table:table-cell>
              <table:table-cell office:value-type="float" office:value="109.69">
                <text:p>109.69</text:p>
              </table:table-cell>
              <table:table-cell office:value-type="float" office:value="64.29">
                <text:p>64.29</text:p>
              </table:table-cell>
              <table:table-cell office:value-type="float" office:value="90.13">
                <text:p>90.13</text:p>
              </table:table-cell>
              <table:table-cell office:value-type="float" office:value="84.91">
                <text:p>84.91</text:p>
              </table:table-cell>
              <table:table-cell office:value-type="float" office:value="85.53">
                <text:p>85.53</text:p>
              </table:table-cell>
              <table:table-cell office:value-type="float" office:value="110.32">
                <text:p>110.32</text:p>
              </table:table-cell>
              <table:table-cell office:value-type="float" office:value="106.29">
                <text:p>106.29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82.99">
                <text:p>82.99</text:p>
              </table:table-cell>
              <table:table-cell office:value-type="float" office:value="103.09">
                <text:p>103.09</text:p>
              </table:table-cell>
              <table:table-cell office:value-type="float" office:value="66.88">
                <text:p>66.88</text:p>
              </table:table-cell>
              <table:table-cell office:value-type="float" office:value="88.81">
                <text:p>88.81</text:p>
              </table:table-cell>
              <table:table-cell office:value-type="float" office:value="90.08">
                <text:p>90.08</text:p>
              </table:table-cell>
              <table:table-cell office:value-type="float" office:value="93.84">
                <text:p>93.84</text:p>
              </table:table-cell>
              <table:table-cell office:value-type="float" office:value="104.8">
                <text:p>104.8</text:p>
              </table:table-cell>
              <table:table-cell office:value-type="float" office:value="109.44">
                <text:p>109.4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88.87">
                <text:p>88.87</text:p>
              </table:table-cell>
              <table:table-cell office:value-type="float" office:value="107.51">
                <text:p>107.51</text:p>
              </table:table-cell>
              <table:table-cell office:value-type="float" office:value="67.09">
                <text:p>67.09</text:p>
              </table:table-cell>
              <table:table-cell office:value-type="float" office:value="96.77">
                <text:p>96.77</text:p>
              </table:table-cell>
              <table:table-cell office:value-type="float" office:value="93.33">
                <text:p>93.33</text:p>
              </table:table-cell>
              <table:table-cell office:value-type="float" office:value="93.2">
                <text:p>93.2</text:p>
              </table:table-cell>
              <table:table-cell office:value-type="float" office:value="108.23">
                <text:p>108.23</text:p>
              </table:table-cell>
              <table:table-cell office:value-type="float" office:value="111.66">
                <text:p>111.66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94.17">
                <text:p>94.17</text:p>
              </table:table-cell>
              <table:table-cell office:value-type="float" office:value="117.42">
                <text:p>117.42</text:p>
              </table:table-cell>
              <table:table-cell office:value-type="float" office:value="73.28">
                <text:p>73.28</text:p>
              </table:table-cell>
              <table:table-cell office:value-type="float" office:value="99.82">
                <text:p>99.82</text:p>
              </table:table-cell>
              <table:table-cell office:value-type="float" office:value="98.32">
                <text:p>98.32</text:p>
              </table:table-cell>
              <table:table-cell office:value-type="float" office:value="98.23">
                <text:p>98.23</text:p>
              </table:table-cell>
              <table:table-cell office:value-type="float" office:value="118.41">
                <text:p>118.41</text:p>
              </table:table-cell>
              <table:table-cell office:value-type="float" office:value="118.5">
                <text:p>118.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00.17">
                <text:p>100.17</text:p>
              </table:table-cell>
              <table:table-cell office:value-type="float" office:value="117.66">
                <text:p>117.66</text:p>
              </table:table-cell>
              <table:table-cell office:value-type="float" office:value="76.96">
                <text:p>76.96</text:p>
              </table:table-cell>
              <table:table-cell office:value-type="float" office:value="103.37">
                <text:p>103.37</text:p>
              </table:table-cell>
              <table:table-cell office:value-type="float" office:value="102.26">
                <text:p>102.26</text:p>
              </table:table-cell>
              <table:table-cell office:value-type="float" office:value="102.87">
                <text:p>102.87</text:p>
              </table:table-cell>
              <table:table-cell office:value-type="float" office:value="117.85">
                <text:p>117.85</text:p>
              </table:table-cell>
              <table:table-cell office:value-type="float" office:value="120.65">
                <text:p>120.65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00.74">
                <text:p>100.74</text:p>
              </table:table-cell>
              <table:table-cell office:value-type="float" office:value="124.4">
                <text:p>124.4</text:p>
              </table:table-cell>
              <table:table-cell office:value-type="float" office:value="82.32">
                <text:p>82.32</text:p>
              </table:table-cell>
              <table:table-cell office:value-type="float" office:value="107.44">
                <text:p>107.44</text:p>
              </table:table-cell>
              <table:table-cell office:value-type="float" office:value="108.18">
                <text:p>108.18</text:p>
              </table:table-cell>
              <table:table-cell office:value-type="float" office:value="108.52">
                <text:p>108.52</text:p>
              </table:table-cell>
              <table:table-cell office:value-type="float" office:value="125.33">
                <text:p>125.33</text:p>
              </table:table-cell>
              <table:table-cell office:value-type="float" office:value="125.19">
                <text:p>125.1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0000" number:language="yi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8b8d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81a2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657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f3c4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0c303d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81f27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6171d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40f13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title svg:x="4.974cm" svg:y="0.316cm" chart:style-name="ch2">
          <text:p>Find Nearest 8 Threads gain</text:p>
        </chart:title>
        <chart:legend chart:legend-position="end" svg:x="14.651cm" svg:y="2.437cm" style:legend-expansion="high" chart:style-name="ch3"/>
        <chart:plot-area chart:style-name="ch4" table:cell-range-address="'Find Nearest (Thread fixed and Units Fixed)_2'.AA12:'Find Nearest (Thread fixed and Units Fixed)_2'.AA18 'Find Nearest (Thread fixed and Units Fixed)_2'.AC11:'Find Nearest (Thread fixed and Units Fixed)_2'.AJ18" chart:data-source-has-labels="both" svg:x="1.32cm" svg:y="1.301cm" svg:width="12.142cm" svg:height="6.554cm">
          <chart:coordinate-region svg:x="1.952cm" svg:y="1.503cm" svg:width="11.51cm" svg:height="5.699cm"/>
          <chart:axis chart:dimension="x" chart:name="primary-x" chart:style-name="ch5" chartooo:axis-type="auto">
            <chartooo:date-scale/>
            <chart:title svg:x="6.974cm" svg:y="8.035cm" chart:style-name="ch6">
              <text:p>Units</text:p>
            </chart:title>
            <chart:categories table:cell-range-address="'Find Nearest (Thread fixed and Units Fixed)_2'.AA12:'Find Nearest (Thread fixed and Units Fixed)_2'.AA18"/>
          </chart:axis>
          <chart:axis chart:dimension="y" chart:name="primary-y" chart:style-name="ch7">
            <chart:title svg:x="0.451cm" svg:y="4.963cm" chart:style-name="ch8">
              <text:p>Gain</text:p>
            </chart:title>
            <chart:grid chart:style-name="ch9" chart:class="major"/>
          </chart:axis>
          <chart:axis chart:dimension="y" chart:name="secondary-y" chart:style-name="ch10">
            <chart:title svg:x="13.781cm" svg:y="5.207cm" chart:style-name="ch8">
              <text:p>Batches</text:p>
            </chart:title>
          </chart:axis>
          <chart:series chart:attached-axis="primary-y" chart:style-name="ch11" chart:values-cell-range-address="'Find Nearest (Thread fixed and Units Fixed)_2'.AC12:'Find Nearest (Thread fixed and Units Fixed)_2'.AC18" chart:label-cell-address="'Find Nearest (Thread fixed and Units Fixed)_2'.AC11:'Find Nearest (Thread fixed and Units Fixed)_2'.AC11" chart:class="chart:bar">
            <chart:data-point chart:repeated="7"/>
          </chart:series>
          <chart:series chart:attached-axis="primary-y" chart:style-name="ch12" chart:values-cell-range-address="'Find Nearest (Thread fixed and Units Fixed)_2'.AD12:'Find Nearest (Thread fixed and Units Fixed)_2'.AD18" chart:label-cell-address="'Find Nearest (Thread fixed and Units Fixed)_2'.AD11:'Find Nearest (Thread fixed and Units Fixed)_2'.AD11" chart:class="chart:bar">
            <chart:data-point chart:repeated="7"/>
          </chart:series>
          <chart:series chart:attached-axis="primary-y" chart:style-name="ch13" chart:values-cell-range-address="'Find Nearest (Thread fixed and Units Fixed)_2'.AE12:'Find Nearest (Thread fixed and Units Fixed)_2'.AE18" chart:label-cell-address="'Find Nearest (Thread fixed and Units Fixed)_2'.AE11:'Find Nearest (Thread fixed and Units Fixed)_2'.AE11" chart:class="chart:bar">
            <chart:data-point chart:repeated="7"/>
          </chart:series>
          <chart:series chart:attached-axis="primary-y" chart:style-name="ch14" chart:values-cell-range-address="'Find Nearest (Thread fixed and Units Fixed)_2'.AF12:'Find Nearest (Thread fixed and Units Fixed)_2'.AF18" chart:label-cell-address="'Find Nearest (Thread fixed and Units Fixed)_2'.AF11:'Find Nearest (Thread fixed and Units Fixed)_2'.AF11" chart:class="chart:bar">
            <chart:data-point chart:repeated="7"/>
          </chart:series>
          <chart:series chart:attached-axis="primary-y" chart:style-name="ch15" chart:values-cell-range-address="'Find Nearest (Thread fixed and Units Fixed)_2'.AG12:'Find Nearest (Thread fixed and Units Fixed)_2'.AG18" chart:label-cell-address="'Find Nearest (Thread fixed and Units Fixed)_2'.AG11:'Find Nearest (Thread fixed and Units Fixed)_2'.AG11" chart:class="chart:bar">
            <chart:data-point chart:repeated="7"/>
          </chart:series>
          <chart:series chart:attached-axis="primary-y" chart:style-name="ch16" chart:values-cell-range-address="'Find Nearest (Thread fixed and Units Fixed)_2'.AH12:'Find Nearest (Thread fixed and Units Fixed)_2'.AH18" chart:label-cell-address="'Find Nearest (Thread fixed and Units Fixed)_2'.AH11:'Find Nearest (Thread fixed and Units Fixed)_2'.AH11" chart:class="chart:bar">
            <chart:data-point chart:repeated="7"/>
          </chart:series>
          <chart:series chart:attached-axis="primary-y" chart:style-name="ch17" chart:values-cell-range-address="'Find Nearest (Thread fixed and Units Fixed)_2'.AI12:'Find Nearest (Thread fixed and Units Fixed)_2'.AI18" chart:label-cell-address="'Find Nearest (Thread fixed and Units Fixed)_2'.AI11:'Find Nearest (Thread fixed and Units Fixed)_2'.AI11" chart:class="chart:bar">
            <chart:data-point chart:repeated="7"/>
          </chart:series>
          <chart:series chart:attached-axis="primary-y" chart:style-name="ch18" chart:values-cell-range-address="'Find Nearest (Thread fixed and Units Fixed)_2'.AJ12:'Find Nearest (Thread fixed and Units Fixed)_2'.AJ18" chart:label-cell-address="'Find Nearest (Thread fixed and Units Fixed)_2'.AJ11:'Find Nearest (Thread fixed and Units Fixed)_2'.AJ11" chart:class="chart:bar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Find Nearest (Thread fixed and Units Fixed)_2'.AC11:'Find Nearest (Thread fixed and Units Fixed)_2'.AC11</svg:desc>
                </draw:g>
              </table:table-cell>
              <table:table-cell office:value-type="string">
                <text:p>2</text:p>
                <draw:g>
                  <svg:desc>'Find Nearest (Thread fixed and Units Fixed)_2'.AD11:'Find Nearest (Thread fixed and Units Fixed)_2'.AD11</svg:desc>
                </draw:g>
              </table:table-cell>
              <table:table-cell office:value-type="string">
                <text:p>4</text:p>
                <draw:g>
                  <svg:desc>'Find Nearest (Thread fixed and Units Fixed)_2'.AE11:'Find Nearest (Thread fixed and Units Fixed)_2'.AE11</svg:desc>
                </draw:g>
              </table:table-cell>
              <table:table-cell office:value-type="string">
                <text:p>8</text:p>
                <draw:g>
                  <svg:desc>'Find Nearest (Thread fixed and Units Fixed)_2'.AF11:'Find Nearest (Thread fixed and Units Fixed)_2'.AF11</svg:desc>
                </draw:g>
              </table:table-cell>
              <table:table-cell office:value-type="string">
                <text:p>16</text:p>
                <draw:g>
                  <svg:desc>'Find Nearest (Thread fixed and Units Fixed)_2'.AG11:'Find Nearest (Thread fixed and Units Fixed)_2'.AG11</svg:desc>
                </draw:g>
              </table:table-cell>
              <table:table-cell office:value-type="string">
                <text:p>32</text:p>
                <draw:g>
                  <svg:desc>'Find Nearest (Thread fixed and Units Fixed)_2'.AH11:'Find Nearest (Thread fixed and Units Fixed)_2'.AH11</svg:desc>
                </draw:g>
              </table:table-cell>
              <table:table-cell office:value-type="string">
                <text:p>64</text:p>
                <draw:g>
                  <svg:desc>'Find Nearest (Thread fixed and Units Fixed)_2'.AI11:'Find Nearest (Thread fixed and Units Fixed)_2'.AI11</svg:desc>
                </draw:g>
              </table:table-cell>
              <table:table-cell office:value-type="string">
                <text:p>128</text:p>
                <draw:g>
                  <svg:desc>'Find Nearest (Thread fixed and Units Fixed)_2'.AJ11:'Find Nearest (Thread fixed and Units Fixed)_2'.AJ1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Find Nearest (Thread fixed and Units Fixed)_2'.AA12:'Find Nearest (Thread fixed and Units Fixed)_2'.AA18</svg:desc>
                </draw:g>
              </table:table-cell>
              <table:table-cell office:value-type="float" office:value="1.21882446386021">
                <text:p>1.21882446386021</text:p>
                <draw:g>
                  <svg:desc>'Find Nearest (Thread fixed and Units Fixed)_2'.AC12:'Find Nearest (Thread fixed and Units Fixed)_2'.AC18</svg:desc>
                </draw:g>
              </table:table-cell>
              <table:table-cell office:value-type="float" office:value="0.905309734513274">
                <text:p>0.905309734513274</text:p>
                <draw:g>
                  <svg:desc>'Find Nearest (Thread fixed and Units Fixed)_2'.AD12:'Find Nearest (Thread fixed and Units Fixed)_2'.AD18</svg:desc>
                </draw:g>
              </table:table-cell>
              <table:table-cell office:value-type="float" office:value="1.47453555413197">
                <text:p>1.47453555413197</text:p>
                <draw:g>
                  <svg:desc>'Find Nearest (Thread fixed and Units Fixed)_2'.AE12:'Find Nearest (Thread fixed and Units Fixed)_2'.AE18</svg:desc>
                </draw:g>
              </table:table-cell>
              <table:table-cell office:value-type="float" office:value="1.02952029520295">
                <text:p>1.02952029520295</text:p>
                <draw:g>
                  <svg:desc>'Find Nearest (Thread fixed and Units Fixed)_2'.AF12:'Find Nearest (Thread fixed and Units Fixed)_2'.AF18</svg:desc>
                </draw:g>
              </table:table-cell>
              <table:table-cell office:value-type="float" office:value="1.10634462869503">
                <text:p>1.10634462869503</text:p>
                <draw:g>
                  <svg:desc>'Find Nearest (Thread fixed and Units Fixed)_2'.AG12:'Find Nearest (Thread fixed and Units Fixed)_2'.AG18</svg:desc>
                </draw:g>
              </table:table-cell>
              <table:table-cell office:value-type="float" office:value="1.10065750149432">
                <text:p>1.10065750149432</text:p>
                <draw:g>
                  <svg:desc>'Find Nearest (Thread fixed and Units Fixed)_2'.AH12:'Find Nearest (Thread fixed and Units Fixed)_2'.AH18</svg:desc>
                </draw:g>
              </table:table-cell>
              <table:table-cell office:value-type="float" office:value="0.87006237006237">
                <text:p>0.87006237006237</text:p>
                <draw:g>
                  <svg:desc>'Find Nearest (Thread fixed and Units Fixed)_2'.AI12:'Find Nearest (Thread fixed and Units Fixed)_2'.AI18</svg:desc>
                </draw:g>
              </table:table-cell>
              <table:table-cell office:value-type="float" office:value="0.847555923777962">
                <text:p>0.847555923777962</text:p>
                <draw:g>
                  <svg:desc>'Find Nearest (Thread fixed and Units Fixed)_2'.AJ12:'Find Nearest (Thread fixed and Units Fixed)_2'.AJ18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61689888789467">
                <text:p>1.61689888789467</text:p>
              </table:table-cell>
              <table:table-cell office:value-type="float" office:value="1.1531589023612">
                <text:p>1.1531589023612</text:p>
              </table:table-cell>
              <table:table-cell office:value-type="float" office:value="1.96749105615181">
                <text:p>1.96749105615181</text:p>
              </table:table-cell>
              <table:table-cell office:value-type="float" office:value="1.40341728614224">
                <text:p>1.40341728614224</text:p>
              </table:table-cell>
              <table:table-cell office:value-type="float" office:value="1.48969497114592">
                <text:p>1.48969497114592</text:p>
              </table:table-cell>
              <table:table-cell office:value-type="float" office:value="1.47889629369812">
                <text:p>1.47889629369812</text:p>
              </table:table-cell>
              <table:table-cell office:value-type="float" office:value="1.14657360406091">
                <text:p>1.14657360406091</text:p>
              </table:table-cell>
              <table:table-cell office:value-type="float" office:value="1.19004610029165">
                <text:p>1.1900461002916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.7410531389324">
                <text:p>2.7410531389324</text:p>
              </table:table-cell>
              <table:table-cell office:value-type="float" office:value="2.20661557862062">
                <text:p>2.20661557862062</text:p>
              </table:table-cell>
              <table:table-cell office:value-type="float" office:value="3.40131578947368">
                <text:p>3.40131578947368</text:p>
              </table:table-cell>
              <table:table-cell office:value-type="float" office:value="2.56142326314604">
                <text:p>2.56142326314604</text:p>
              </table:table-cell>
              <table:table-cell office:value-type="float" office:value="2.5253108348135">
                <text:p>2.5253108348135</text:p>
              </table:table-cell>
              <table:table-cell office:value-type="float" office:value="2.42412617220801">
                <text:p>2.42412617220801</text:p>
              </table:table-cell>
              <table:table-cell office:value-type="float" office:value="2.1706106870229">
                <text:p>2.1706106870229</text:p>
              </table:table-cell>
              <table:table-cell office:value-type="float" office:value="2.07858187134503">
                <text:p>2.07858187134503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4.36412737706763">
                <text:p>4.36412737706763</text:p>
              </table:table-cell>
              <table:table-cell office:value-type="float" office:value="3.60747837410473">
                <text:p>3.60747837410473</text:p>
              </table:table-cell>
              <table:table-cell office:value-type="float" office:value="5.78089133999106">
                <text:p>5.78089133999106</text:p>
              </table:table-cell>
              <table:table-cell office:value-type="float" office:value="4.00785367365919">
                <text:p>4.00785367365919</text:p>
              </table:table-cell>
              <table:table-cell office:value-type="float" office:value="4.15557698489232">
                <text:p>4.15557698489232</text:p>
              </table:table-cell>
              <table:table-cell office:value-type="float" office:value="4.16137339055794">
                <text:p>4.16137339055794</text:p>
              </table:table-cell>
              <table:table-cell office:value-type="float" office:value="3.58347962672087">
                <text:p>3.58347962672087</text:p>
              </table:table-cell>
              <table:table-cell office:value-type="float" office:value="3.47340139709833">
                <text:p>3.4734013970983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.46692152490177">
                <text:p>6.46692152490177</text:p>
              </table:table-cell>
              <table:table-cell office:value-type="float" office:value="5.18642479986374">
                <text:p>5.18642479986374</text:p>
              </table:table-cell>
              <table:table-cell office:value-type="float" office:value="8.31045305676856">
                <text:p>8.31045305676856</text:p>
              </table:table-cell>
              <table:table-cell office:value-type="float" office:value="6.10088158685634">
                <text:p>6.10088158685634</text:p>
              </table:table-cell>
              <table:table-cell office:value-type="float" office:value="6.19395850284784">
                <text:p>6.19395850284784</text:p>
              </table:table-cell>
              <table:table-cell office:value-type="float" office:value="6.19963351318335">
                <text:p>6.19963351318335</text:p>
              </table:table-cell>
              <table:table-cell office:value-type="float" office:value="5.14306224136475">
                <text:p>5.14306224136475</text:p>
              </table:table-cell>
              <table:table-cell office:value-type="float" office:value="5.13915611814346">
                <text:p>5.1391561181434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.90046920235599">
                <text:p>8.90046920235599</text:p>
              </table:table-cell>
              <table:table-cell office:value-type="float" office:value="7.57742648308686">
                <text:p>7.57742648308686</text:p>
              </table:table-cell>
              <table:table-cell office:value-type="float" office:value="11.5847193347193">
                <text:p>11.5847193347193</text:p>
              </table:table-cell>
              <table:table-cell office:value-type="float" office:value="8.62493953758344">
                <text:p>8.62493953758344</text:p>
              </table:table-cell>
              <table:table-cell office:value-type="float" office:value="8.71856053197731">
                <text:p>8.71856053197731</text:p>
              </table:table-cell>
              <table:table-cell office:value-type="float" office:value="8.66686108680859">
                <text:p>8.66686108680859</text:p>
              </table:table-cell>
              <table:table-cell office:value-type="float" office:value="7.56521001272804">
                <text:p>7.56521001272804</text:p>
              </table:table-cell>
              <table:table-cell office:value-type="float" office:value="7.38963945296312">
                <text:p>7.38963945296312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2.3045463569585">
                <text:p>12.3045463569585</text:p>
              </table:table-cell>
              <table:table-cell office:value-type="float" office:value="9.96430868167203">
                <text:p>9.96430868167203</text:p>
              </table:table-cell>
              <table:table-cell office:value-type="float" office:value="15.0578231292517">
                <text:p>15.0578231292517</text:p>
              </table:table-cell>
              <table:table-cell office:value-type="float" office:value="11.5372300819062">
                <text:p>11.5372300819062</text:p>
              </table:table-cell>
              <table:table-cell office:value-type="float" office:value="11.4583102237012">
                <text:p>11.4583102237012</text:p>
              </table:table-cell>
              <table:table-cell office:value-type="float" office:value="11.4224106155547">
                <text:p>11.4224106155547</text:p>
              </table:table-cell>
              <table:table-cell office:value-type="float" office:value="9.89036942471874">
                <text:p>9.89036942471874</text:p>
              </table:table-cell>
              <table:table-cell office:value-type="float" office:value="9.90142982666347">
                <text:p>9.9014298266634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8b8d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81a2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657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f3c4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0c303d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81f27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6171d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40f13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413cm" svg:y="0.316cm" chart:style-name="ch2">
          <text:p>Find Nearest 8 Threads Efficiency</text:p>
        </chart:title>
        <chart:legend chart:legend-position="end" svg:x="14.65cm" svg:y="2.437cm" style:legend-expansion="high" chart:style-name="ch3"/>
        <chart:plot-area chart:style-name="ch4" table:cell-range-address="'Find Nearest (Thread fixed and Units Fixed)_2'.AA21:'Find Nearest (Thread fixed and Units Fixed)_2'.AA27 'Find Nearest (Thread fixed and Units Fixed)_2'.AC20:'Find Nearest (Thread fixed and Units Fixed)_2'.AJ27" chart:data-source-has-labels="both" svg:x="1.32cm" svg:y="1.301cm" svg:width="12.141cm" svg:height="6.554cm">
          <chart:coordinate-region svg:x="2.058cm" svg:y="1.503cm" svg:width="11.403cm" svg:height="5.699cm"/>
          <chart:axis chart:dimension="x" chart:name="primary-x" chart:style-name="ch5" chartooo:axis-type="auto">
            <chartooo:date-scale/>
            <chart:title svg:x="6.973cm" svg:y="8.035cm" chart:style-name="ch6">
              <text:p>Units</text:p>
            </chart:title>
            <chart:categories table:cell-range-address="'Find Nearest (Thread fixed and Units Fixed)_2'.AA21:'Find Nearest (Thread fixed and Units Fixed)_2'.AA27"/>
          </chart:axis>
          <chart:axis chart:dimension="y" chart:name="primary-y" chart:style-name="ch7">
            <chart:title svg:x="0.451cm" svg:y="5.313cm" chart:style-name="ch8">
              <text:p>Efficiency</text:p>
            </chart:title>
            <chart:grid chart:style-name="ch9" chart:class="major"/>
          </chart:axis>
          <chart:axis chart:dimension="y" chart:name="secondary-y" chart:style-name="ch10">
            <chart:title svg:x="13.78cm" svg:y="5.207cm" chart:style-name="ch8">
              <text:p>Batches</text:p>
            </chart:title>
          </chart:axis>
          <chart:series chart:attached-axis="primary-y" chart:style-name="ch11" chart:values-cell-range-address="'Find Nearest (Thread fixed and Units Fixed)_2'.AC21:'Find Nearest (Thread fixed and Units Fixed)_2'.AC27" chart:label-cell-address="'Find Nearest (Thread fixed and Units Fixed)_2'.AC20:'Find Nearest (Thread fixed and Units Fixed)_2'.AC20" chart:class="chart:bar">
            <chart:data-point chart:repeated="7"/>
          </chart:series>
          <chart:series chart:attached-axis="primary-y" chart:style-name="ch12" chart:values-cell-range-address="'Find Nearest (Thread fixed and Units Fixed)_2'.AD21:'Find Nearest (Thread fixed and Units Fixed)_2'.AD27" chart:label-cell-address="'Find Nearest (Thread fixed and Units Fixed)_2'.AD20:'Find Nearest (Thread fixed and Units Fixed)_2'.AD20" chart:class="chart:bar">
            <chart:data-point chart:repeated="7"/>
          </chart:series>
          <chart:series chart:attached-axis="primary-y" chart:style-name="ch13" chart:values-cell-range-address="'Find Nearest (Thread fixed and Units Fixed)_2'.AE21:'Find Nearest (Thread fixed and Units Fixed)_2'.AE27" chart:label-cell-address="'Find Nearest (Thread fixed and Units Fixed)_2'.AE20:'Find Nearest (Thread fixed and Units Fixed)_2'.AE20" chart:class="chart:bar">
            <chart:data-point chart:repeated="7"/>
          </chart:series>
          <chart:series chart:attached-axis="primary-y" chart:style-name="ch14" chart:values-cell-range-address="'Find Nearest (Thread fixed and Units Fixed)_2'.AF21:'Find Nearest (Thread fixed and Units Fixed)_2'.AF27" chart:label-cell-address="'Find Nearest (Thread fixed and Units Fixed)_2'.AF20:'Find Nearest (Thread fixed and Units Fixed)_2'.AF20" chart:class="chart:bar">
            <chart:data-point chart:repeated="7"/>
          </chart:series>
          <chart:series chart:attached-axis="primary-y" chart:style-name="ch15" chart:values-cell-range-address="'Find Nearest (Thread fixed and Units Fixed)_2'.AG21:'Find Nearest (Thread fixed and Units Fixed)_2'.AG27" chart:label-cell-address="'Find Nearest (Thread fixed and Units Fixed)_2'.AG20:'Find Nearest (Thread fixed and Units Fixed)_2'.AG20" chart:class="chart:bar">
            <chart:data-point chart:repeated="7"/>
          </chart:series>
          <chart:series chart:attached-axis="primary-y" chart:style-name="ch16" chart:values-cell-range-address="'Find Nearest (Thread fixed and Units Fixed)_2'.AH21:'Find Nearest (Thread fixed and Units Fixed)_2'.AH27" chart:label-cell-address="'Find Nearest (Thread fixed and Units Fixed)_2'.AH20:'Find Nearest (Thread fixed and Units Fixed)_2'.AH20" chart:class="chart:bar">
            <chart:data-point chart:repeated="7"/>
          </chart:series>
          <chart:series chart:attached-axis="primary-y" chart:style-name="ch17" chart:values-cell-range-address="'Find Nearest (Thread fixed and Units Fixed)_2'.AI21:'Find Nearest (Thread fixed and Units Fixed)_2'.AI27" chart:label-cell-address="'Find Nearest (Thread fixed and Units Fixed)_2'.AI20:'Find Nearest (Thread fixed and Units Fixed)_2'.AI20" chart:class="chart:bar">
            <chart:data-point chart:repeated="7"/>
          </chart:series>
          <chart:series chart:attached-axis="primary-y" chart:style-name="ch18" chart:values-cell-range-address="'Find Nearest (Thread fixed and Units Fixed)_2'.AJ21:'Find Nearest (Thread fixed and Units Fixed)_2'.AJ27" chart:label-cell-address="'Find Nearest (Thread fixed and Units Fixed)_2'.AJ20:'Find Nearest (Thread fixed and Units Fixed)_2'.AJ20" chart:class="chart:bar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Find Nearest (Thread fixed and Units Fixed)_2'.AC20:'Find Nearest (Thread fixed and Units Fixed)_2'.AC20</svg:desc>
                </draw:g>
              </table:table-cell>
              <table:table-cell office:value-type="string">
                <text:p>2</text:p>
                <draw:g>
                  <svg:desc>'Find Nearest (Thread fixed and Units Fixed)_2'.AD20:'Find Nearest (Thread fixed and Units Fixed)_2'.AD20</svg:desc>
                </draw:g>
              </table:table-cell>
              <table:table-cell office:value-type="string">
                <text:p>4</text:p>
                <draw:g>
                  <svg:desc>'Find Nearest (Thread fixed and Units Fixed)_2'.AE20:'Find Nearest (Thread fixed and Units Fixed)_2'.AE20</svg:desc>
                </draw:g>
              </table:table-cell>
              <table:table-cell office:value-type="string">
                <text:p>8</text:p>
                <draw:g>
                  <svg:desc>'Find Nearest (Thread fixed and Units Fixed)_2'.AF20:'Find Nearest (Thread fixed and Units Fixed)_2'.AF20</svg:desc>
                </draw:g>
              </table:table-cell>
              <table:table-cell office:value-type="string">
                <text:p>16</text:p>
                <draw:g>
                  <svg:desc>'Find Nearest (Thread fixed and Units Fixed)_2'.AG20:'Find Nearest (Thread fixed and Units Fixed)_2'.AG20</svg:desc>
                </draw:g>
              </table:table-cell>
              <table:table-cell office:value-type="string">
                <text:p>32</text:p>
                <draw:g>
                  <svg:desc>'Find Nearest (Thread fixed and Units Fixed)_2'.AH20:'Find Nearest (Thread fixed and Units Fixed)_2'.AH20</svg:desc>
                </draw:g>
              </table:table-cell>
              <table:table-cell office:value-type="string">
                <text:p>64</text:p>
                <draw:g>
                  <svg:desc>'Find Nearest (Thread fixed and Units Fixed)_2'.AI20:'Find Nearest (Thread fixed and Units Fixed)_2'.AI20</svg:desc>
                </draw:g>
              </table:table-cell>
              <table:table-cell office:value-type="string">
                <text:p>128</text:p>
                <draw:g>
                  <svg:desc>'Find Nearest (Thread fixed and Units Fixed)_2'.AJ20:'Find Nearest (Thread fixed and Units Fixed)_2'.AJ20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Find Nearest (Thread fixed and Units Fixed)_2'.AA21:'Find Nearest (Thread fixed and Units Fixed)_2'.AA27</svg:desc>
                </draw:g>
              </table:table-cell>
              <table:table-cell office:value-type="float" office:value="0.152353057982526">
                <text:p>0.152353057982526</text:p>
                <draw:g>
                  <svg:desc>'Find Nearest (Thread fixed and Units Fixed)_2'.AC21:'Find Nearest (Thread fixed and Units Fixed)_2'.AC27</svg:desc>
                </draw:g>
              </table:table-cell>
              <table:table-cell office:value-type="float" office:value="0.113163716814159">
                <text:p>0.113163716814159</text:p>
                <draw:g>
                  <svg:desc>'Find Nearest (Thread fixed and Units Fixed)_2'.AD21:'Find Nearest (Thread fixed and Units Fixed)_2'.AD27</svg:desc>
                </draw:g>
              </table:table-cell>
              <table:table-cell office:value-type="float" office:value="0.184316944266496">
                <text:p>0.184316944266496</text:p>
                <draw:g>
                  <svg:desc>'Find Nearest (Thread fixed and Units Fixed)_2'.AE21:'Find Nearest (Thread fixed and Units Fixed)_2'.AE27</svg:desc>
                </draw:g>
              </table:table-cell>
              <table:table-cell office:value-type="float" office:value="0.128690036900369">
                <text:p>0.128690036900369</text:p>
                <draw:g>
                  <svg:desc>'Find Nearest (Thread fixed and Units Fixed)_2'.AF21:'Find Nearest (Thread fixed and Units Fixed)_2'.AF27</svg:desc>
                </draw:g>
              </table:table-cell>
              <table:table-cell office:value-type="float" office:value="0.138293078586878">
                <text:p>0.138293078586878</text:p>
                <draw:g>
                  <svg:desc>'Find Nearest (Thread fixed and Units Fixed)_2'.AG21:'Find Nearest (Thread fixed and Units Fixed)_2'.AG27</svg:desc>
                </draw:g>
              </table:table-cell>
              <table:table-cell office:value-type="float" office:value="0.13758218768679">
                <text:p>0.13758218768679</text:p>
                <draw:g>
                  <svg:desc>'Find Nearest (Thread fixed and Units Fixed)_2'.AH21:'Find Nearest (Thread fixed and Units Fixed)_2'.AH27</svg:desc>
                </draw:g>
              </table:table-cell>
              <table:table-cell office:value-type="float" office:value="0.108757796257796">
                <text:p>0.108757796257796</text:p>
                <draw:g>
                  <svg:desc>'Find Nearest (Thread fixed and Units Fixed)_2'.AI21:'Find Nearest (Thread fixed and Units Fixed)_2'.AI27</svg:desc>
                </draw:g>
              </table:table-cell>
              <table:table-cell office:value-type="float" office:value="0.105944490472245">
                <text:p>0.105944490472245</text:p>
                <draw:g>
                  <svg:desc>'Find Nearest (Thread fixed and Units Fixed)_2'.AJ21:'Find Nearest (Thread fixed and Units Fixed)_2'.AJ27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202112360986834">
                <text:p>0.202112360986834</text:p>
              </table:table-cell>
              <table:table-cell office:value-type="float" office:value="0.14414486279515">
                <text:p>0.14414486279515</text:p>
              </table:table-cell>
              <table:table-cell office:value-type="float" office:value="0.245936382018976">
                <text:p>0.245936382018976</text:p>
              </table:table-cell>
              <table:table-cell office:value-type="float" office:value="0.17542716076778">
                <text:p>0.17542716076778</text:p>
              </table:table-cell>
              <table:table-cell office:value-type="float" office:value="0.18621187139324">
                <text:p>0.18621187139324</text:p>
              </table:table-cell>
              <table:table-cell office:value-type="float" office:value="0.184862036712265">
                <text:p>0.184862036712265</text:p>
              </table:table-cell>
              <table:table-cell office:value-type="float" office:value="0.143321700507614">
                <text:p>0.143321700507614</text:p>
              </table:table-cell>
              <table:table-cell office:value-type="float" office:value="0.148755762536457">
                <text:p>0.148755762536457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34263164236655">
                <text:p>0.34263164236655</text:p>
              </table:table-cell>
              <table:table-cell office:value-type="float" office:value="0.275826947327578">
                <text:p>0.275826947327578</text:p>
              </table:table-cell>
              <table:table-cell office:value-type="float" office:value="0.425164473684211">
                <text:p>0.425164473684211</text:p>
              </table:table-cell>
              <table:table-cell office:value-type="float" office:value="0.320177907893255">
                <text:p>0.320177907893255</text:p>
              </table:table-cell>
              <table:table-cell office:value-type="float" office:value="0.315663854351687">
                <text:p>0.315663854351687</text:p>
              </table:table-cell>
              <table:table-cell office:value-type="float" office:value="0.303015771526002">
                <text:p>0.303015771526002</text:p>
              </table:table-cell>
              <table:table-cell office:value-type="float" office:value="0.271326335877863">
                <text:p>0.271326335877863</text:p>
              </table:table-cell>
              <table:table-cell office:value-type="float" office:value="0.259822733918129">
                <text:p>0.25982273391812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545515922133453">
                <text:p>0.545515922133453</text:p>
              </table:table-cell>
              <table:table-cell office:value-type="float" office:value="0.450934796763092">
                <text:p>0.450934796763092</text:p>
              </table:table-cell>
              <table:table-cell office:value-type="float" office:value="0.722611417498882">
                <text:p>0.722611417498882</text:p>
              </table:table-cell>
              <table:table-cell office:value-type="float" office:value="0.500981709207399">
                <text:p>0.500981709207399</text:p>
              </table:table-cell>
              <table:table-cell office:value-type="float" office:value="0.51944712311154">
                <text:p>0.51944712311154</text:p>
              </table:table-cell>
              <table:table-cell office:value-type="float" office:value="0.520171673819742">
                <text:p>0.520171673819742</text:p>
              </table:table-cell>
              <table:table-cell office:value-type="float" office:value="0.447934953340109">
                <text:p>0.447934953340109</text:p>
              </table:table-cell>
              <table:table-cell office:value-type="float" office:value="0.434175174637292">
                <text:p>0.43417517463729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808365190612722">
                <text:p>0.808365190612722</text:p>
              </table:table-cell>
              <table:table-cell office:value-type="float" office:value="0.648303099982967">
                <text:p>0.648303099982967</text:p>
              </table:table-cell>
              <table:table-cell office:value-type="float" office:value="1.03880663209607">
                <text:p>1.03880663209607</text:p>
              </table:table-cell>
              <table:table-cell office:value-type="float" office:value="0.762610198357043">
                <text:p>0.762610198357043</text:p>
              </table:table-cell>
              <table:table-cell office:value-type="float" office:value="0.774244812855981">
                <text:p>0.774244812855981</text:p>
              </table:table-cell>
              <table:table-cell office:value-type="float" office:value="0.774954189147918">
                <text:p>0.774954189147918</text:p>
              </table:table-cell>
              <table:table-cell office:value-type="float" office:value="0.642882780170594">
                <text:p>0.642882780170594</text:p>
              </table:table-cell>
              <table:table-cell office:value-type="float" office:value="0.642394514767933">
                <text:p>0.64239451476793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.1125586502945">
                <text:p>1.1125586502945</text:p>
              </table:table-cell>
              <table:table-cell office:value-type="float" office:value="0.947178310385858">
                <text:p>0.947178310385858</text:p>
              </table:table-cell>
              <table:table-cell office:value-type="float" office:value="1.44808991683992">
                <text:p>1.44808991683992</text:p>
              </table:table-cell>
              <table:table-cell office:value-type="float" office:value="1.07811744219793">
                <text:p>1.07811744219793</text:p>
              </table:table-cell>
              <table:table-cell office:value-type="float" office:value="1.08982006649716">
                <text:p>1.08982006649716</text:p>
              </table:table-cell>
              <table:table-cell office:value-type="float" office:value="1.08335763585107">
                <text:p>1.08335763585107</text:p>
              </table:table-cell>
              <table:table-cell office:value-type="float" office:value="0.945651251591006">
                <text:p>0.945651251591006</text:p>
              </table:table-cell>
              <table:table-cell office:value-type="float" office:value="0.92370493162039">
                <text:p>0.92370493162039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.53806829461981">
                <text:p>1.53806829461981</text:p>
              </table:table-cell>
              <table:table-cell office:value-type="float" office:value="1.245538585209">
                <text:p>1.245538585209</text:p>
              </table:table-cell>
              <table:table-cell office:value-type="float" office:value="1.88222789115646">
                <text:p>1.88222789115646</text:p>
              </table:table-cell>
              <table:table-cell office:value-type="float" office:value="1.44215376023827">
                <text:p>1.44215376023827</text:p>
              </table:table-cell>
              <table:table-cell office:value-type="float" office:value="1.43228877796265">
                <text:p>1.43228877796265</text:p>
              </table:table-cell>
              <table:table-cell office:value-type="float" office:value="1.42780132694434">
                <text:p>1.42780132694434</text:p>
              </table:table-cell>
              <table:table-cell office:value-type="float" office:value="1.23629617808984">
                <text:p>1.23629617808984</text:p>
              </table:table-cell>
              <table:table-cell office:value-type="float" office:value="1.23767872833293">
                <text:p>1.2376787283329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8b8d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81a2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1657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0f3c4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c303d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81f27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6171d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40f13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387cm" svg:y="0.316cm" chart:style-name="ch2">
          <text:p>Flocking 8 Threads Gain</text:p>
        </chart:title>
        <chart:subtitle svg:x="6.543cm" svg:y="1.301cm" chart:style-name="ch3">
          <text:p>Batch Variations</text:p>
        </chart:subtitle>
        <chart:legend chart:legend-position="end" svg:x="14.652cm" svg:y="2.434cm" style:legend-expansion="high" chart:style-name="ch4"/>
        <chart:plot-area chart:style-name="ch5" table:cell-range-address="'Flocking (Thread fixed and Units Fixed)'.AA12:'Flocking (Thread fixed and Units Fixed)'.AA18 'Flocking (Thread fixed and Units Fixed)'.AC11:'Flocking (Thread fixed and Units Fixed)'.AJ18" chart:data-source-has-labels="both" svg:x="1.321cm" svg:y="2.138cm" svg:width="12.14cm" svg:height="5.711cm">
          <chart:coordinate-region svg:x="1.953cm" svg:y="2.34cm" svg:width="11.508cm" svg:height="4.856cm"/>
          <chart:axis chart:dimension="x" chart:name="primary-x" chart:style-name="ch6" chartooo:axis-type="auto">
            <chartooo:date-scale/>
            <chart:title svg:x="6.974cm" svg:y="8.029cm" chart:style-name="ch7">
              <text:p>Units</text:p>
            </chart:title>
            <chart:categories table:cell-range-address="'Flocking (Thread fixed and Units Fixed)'.AA12:'Flocking (Thread fixed and Units Fixed)'.AA18"/>
          </chart:axis>
          <chart:axis chart:dimension="y" chart:name="primary-y" chart:style-name="ch8">
            <chart:title svg:x="0.451cm" svg:y="5.378cm" chart:style-name="ch9">
              <text:p>Gain</text:p>
            </chart:title>
            <chart:grid chart:style-name="ch10" chart:class="major"/>
          </chart:axis>
          <chart:axis chart:dimension="y" chart:name="secondary-y" chart:style-name="ch11">
            <chart:title svg:x="13.781cm" svg:y="5.622cm" chart:style-name="ch9">
              <text:p>Batches</text:p>
            </chart:title>
          </chart:axis>
          <chart:series chart:attached-axis="primary-y" chart:style-name="ch12" chart:values-cell-range-address="'Flocking (Thread fixed and Units Fixed)'.AC12:'Flocking (Thread fixed and Units Fixed)'.AC18" chart:label-cell-address="'Flocking (Thread fixed and Units Fixed)'.AC11:'Flocking (Thread fixed and Units Fixed)'.AC11" chart:class="chart:bar">
            <chart:data-point chart:repeated="7"/>
          </chart:series>
          <chart:series chart:attached-axis="primary-y" chart:style-name="ch13" chart:values-cell-range-address="'Flocking (Thread fixed and Units Fixed)'.AD12:'Flocking (Thread fixed and Units Fixed)'.AD18" chart:label-cell-address="'Flocking (Thread fixed and Units Fixed)'.AD11:'Flocking (Thread fixed and Units Fixed)'.AD11" chart:class="chart:bar">
            <chart:data-point chart:repeated="7"/>
          </chart:series>
          <chart:series chart:attached-axis="primary-y" chart:style-name="ch14" chart:values-cell-range-address="'Flocking (Thread fixed and Units Fixed)'.AE12:'Flocking (Thread fixed and Units Fixed)'.AE18" chart:label-cell-address="'Flocking (Thread fixed and Units Fixed)'.AE11:'Flocking (Thread fixed and Units Fixed)'.AE11" chart:class="chart:bar">
            <chart:data-point chart:repeated="7"/>
          </chart:series>
          <chart:series chart:attached-axis="primary-y" chart:style-name="ch15" chart:values-cell-range-address="'Flocking (Thread fixed and Units Fixed)'.AF12:'Flocking (Thread fixed and Units Fixed)'.AF18" chart:label-cell-address="'Flocking (Thread fixed and Units Fixed)'.AF11:'Flocking (Thread fixed and Units Fixed)'.AF11" chart:class="chart:bar">
            <chart:data-point chart:repeated="7"/>
          </chart:series>
          <chart:series chart:attached-axis="primary-y" chart:style-name="ch16" chart:values-cell-range-address="'Flocking (Thread fixed and Units Fixed)'.AG12:'Flocking (Thread fixed and Units Fixed)'.AG18" chart:label-cell-address="'Flocking (Thread fixed and Units Fixed)'.AG11:'Flocking (Thread fixed and Units Fixed)'.AG11" chart:class="chart:bar">
            <chart:data-point chart:repeated="7"/>
          </chart:series>
          <chart:series chart:attached-axis="primary-y" chart:style-name="ch17" chart:values-cell-range-address="'Flocking (Thread fixed and Units Fixed)'.AH12:'Flocking (Thread fixed and Units Fixed)'.AH18" chart:label-cell-address="'Flocking (Thread fixed and Units Fixed)'.AH11:'Flocking (Thread fixed and Units Fixed)'.AH11" chart:class="chart:bar">
            <chart:data-point chart:repeated="7"/>
          </chart:series>
          <chart:series chart:attached-axis="primary-y" chart:style-name="ch18" chart:values-cell-range-address="'Flocking (Thread fixed and Units Fixed)'.AI12:'Flocking (Thread fixed and Units Fixed)'.AI18" chart:label-cell-address="'Flocking (Thread fixed and Units Fixed)'.AI11:'Flocking (Thread fixed and Units Fixed)'.AI11" chart:class="chart:bar">
            <chart:data-point chart:repeated="7"/>
          </chart:series>
          <chart:series chart:attached-axis="primary-y" chart:style-name="ch19" chart:values-cell-range-address="'Flocking (Thread fixed and Units Fixed)'.AJ12:'Flocking (Thread fixed and Units Fixed)'.AJ18" chart:label-cell-address="'Flocking (Thread fixed and Units Fixed)'.AJ11:'Flocking (Thread fixed and Units Fixed)'.AJ11" chart:class="chart:bar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Flocking (Thread fixed and Units Fixed)'.AC11:'Flocking (Thread fixed and Units Fixed)'.AC11</svg:desc>
                </draw:g>
              </table:table-cell>
              <table:table-cell office:value-type="string">
                <text:p>2</text:p>
                <draw:g>
                  <svg:desc>'Flocking (Thread fixed and Units Fixed)'.AD11:'Flocking (Thread fixed and Units Fixed)'.AD11</svg:desc>
                </draw:g>
              </table:table-cell>
              <table:table-cell office:value-type="string">
                <text:p>4</text:p>
                <draw:g>
                  <svg:desc>'Flocking (Thread fixed and Units Fixed)'.AE11:'Flocking (Thread fixed and Units Fixed)'.AE11</svg:desc>
                </draw:g>
              </table:table-cell>
              <table:table-cell office:value-type="string">
                <text:p>8</text:p>
                <draw:g>
                  <svg:desc>'Flocking (Thread fixed and Units Fixed)'.AF11:'Flocking (Thread fixed and Units Fixed)'.AF11</svg:desc>
                </draw:g>
              </table:table-cell>
              <table:table-cell office:value-type="string">
                <text:p>16</text:p>
                <draw:g>
                  <svg:desc>'Flocking (Thread fixed and Units Fixed)'.AG11:'Flocking (Thread fixed and Units Fixed)'.AG11</svg:desc>
                </draw:g>
              </table:table-cell>
              <table:table-cell office:value-type="string">
                <text:p>32</text:p>
                <draw:g>
                  <svg:desc>'Flocking (Thread fixed and Units Fixed)'.AH11:'Flocking (Thread fixed and Units Fixed)'.AH11</svg:desc>
                </draw:g>
              </table:table-cell>
              <table:table-cell office:value-type="string">
                <text:p>64</text:p>
                <draw:g>
                  <svg:desc>'Flocking (Thread fixed and Units Fixed)'.AI11:'Flocking (Thread fixed and Units Fixed)'.AI11</svg:desc>
                </draw:g>
              </table:table-cell>
              <table:table-cell office:value-type="string">
                <text:p>128</text:p>
                <draw:g>
                  <svg:desc>'Flocking (Thread fixed and Units Fixed)'.AJ11:'Flocking (Thread fixed and Units Fixed)'.AJ11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Flocking (Thread fixed and Units Fixed)'.AA12:'Flocking (Thread fixed and Units Fixed)'.AA18</svg:desc>
                </draw:g>
              </table:table-cell>
              <table:table-cell office:value-type="float" office:value="1.38310873830123">
                <text:p>1.38310873830123</text:p>
                <draw:g>
                  <svg:desc>'Flocking (Thread fixed and Units Fixed)'.AC12:'Flocking (Thread fixed and Units Fixed)'.AC18</svg:desc>
                </draw:g>
              </table:table-cell>
              <table:table-cell office:value-type="float" office:value="0.939384010484928">
                <text:p>0.939384010484928</text:p>
                <draw:g>
                  <svg:desc>'Flocking (Thread fixed and Units Fixed)'.AD12:'Flocking (Thread fixed and Units Fixed)'.AD18</svg:desc>
                </draw:g>
              </table:table-cell>
              <table:table-cell office:value-type="float" office:value="1.282774049217">
                <text:p>1.282774049217</text:p>
                <draw:g>
                  <svg:desc>'Flocking (Thread fixed and Units Fixed)'.AE12:'Flocking (Thread fixed and Units Fixed)'.AE18</svg:desc>
                </draw:g>
              </table:table-cell>
              <table:table-cell office:value-type="float" office:value="1.01796619798324">
                <text:p>1.01796619798324</text:p>
                <draw:g>
                  <svg:desc>'Flocking (Thread fixed and Units Fixed)'.AF12:'Flocking (Thread fixed and Units Fixed)'.AF18</svg:desc>
                </draw:g>
              </table:table-cell>
              <table:table-cell office:value-type="float" office:value="1.03397287939988">
                <text:p>1.03397287939988</text:p>
                <draw:g>
                  <svg:desc>'Flocking (Thread fixed and Units Fixed)'.AG12:'Flocking (Thread fixed and Units Fixed)'.AG18</svg:desc>
                </draw:g>
              </table:table-cell>
              <table:table-cell office:value-type="float" office:value="1.09687045680618">
                <text:p>1.09687045680618</text:p>
                <draw:g>
                  <svg:desc>'Flocking (Thread fixed and Units Fixed)'.AH12:'Flocking (Thread fixed and Units Fixed)'.AH18</svg:desc>
                </draw:g>
              </table:table-cell>
              <table:table-cell office:value-type="float" office:value="0.889433517403983">
                <text:p>0.889433517403983</text:p>
                <draw:g>
                  <svg:desc>'Flocking (Thread fixed and Units Fixed)'.AI12:'Flocking (Thread fixed and Units Fixed)'.AI18</svg:desc>
                </draw:g>
              </table:table-cell>
              <table:table-cell office:value-type="float" office:value="0.866582033611413">
                <text:p>0.866582033611413</text:p>
                <draw:g>
                  <svg:desc>'Flocking (Thread fixed and Units Fixed)'.AJ12:'Flocking (Thread fixed and Units Fixed)'.AJ18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89160001155034">
                <text:p>1.89160001155034</text:p>
              </table:table-cell>
              <table:table-cell office:value-type="float" office:value="1.23913290205425">
                <text:p>1.23913290205425</text:p>
              </table:table-cell>
              <table:table-cell office:value-type="float" office:value="1.80971324382563">
                <text:p>1.80971324382563</text:p>
              </table:table-cell>
              <table:table-cell office:value-type="float" office:value="1.5275271073802">
                <text:p>1.5275271073802</text:p>
              </table:table-cell>
              <table:table-cell office:value-type="float" office:value="1.55427432557477">
                <text:p>1.55427432557477</text:p>
              </table:table-cell>
              <table:table-cell office:value-type="float" office:value="1.51135105204873">
                <text:p>1.51135105204873</text:p>
              </table:table-cell>
              <table:table-cell office:value-type="float" office:value="1.26710381245285">
                <text:p>1.26710381245285</text:p>
              </table:table-cell>
              <table:table-cell office:value-type="float" office:value="1.30022627128736">
                <text:p>1.3002262712873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.57808500297025">
                <text:p>2.57808500297025</text:p>
              </table:table-cell>
              <table:table-cell office:value-type="float" office:value="2.15924880590534">
                <text:p>2.15924880590534</text:p>
              </table:table-cell>
              <table:table-cell office:value-type="float" office:value="2.79328745962646">
                <text:p>2.79328745962646</text:p>
              </table:table-cell>
              <table:table-cell office:value-type="float" office:value="2.42469677576644">
                <text:p>2.42469677576644</text:p>
              </table:table-cell>
              <table:table-cell office:value-type="float" office:value="2.40200458881778">
                <text:p>2.40200458881778</text:p>
              </table:table-cell>
              <table:table-cell office:value-type="float" office:value="2.32507305669199">
                <text:p>2.32507305669199</text:p>
              </table:table-cell>
              <table:table-cell office:value-type="float" office:value="2.07999581721217">
                <text:p>2.07999581721217</text:p>
              </table:table-cell>
              <table:table-cell office:value-type="float" office:value="2.04083517160006">
                <text:p>2.04083517160006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4.0767110456295">
                <text:p>4.0767110456295</text:p>
              </table:table-cell>
              <table:table-cell office:value-type="float" office:value="3.30012795602104">
                <text:p>3.30012795602104</text:p>
              </table:table-cell>
              <table:table-cell office:value-type="float" office:value="4.06491156383165">
                <text:p>4.06491156383165</text:p>
              </table:table-cell>
              <table:table-cell office:value-type="float" office:value="3.63824451410658">
                <text:p>3.63824451410658</text:p>
              </table:table-cell>
              <table:table-cell office:value-type="float" office:value="3.62668611009843">
                <text:p>3.62668611009843</text:p>
              </table:table-cell>
              <table:table-cell office:value-type="float" office:value="3.60920493417643">
                <text:p>3.60920493417643</text:p>
              </table:table-cell>
              <table:table-cell office:value-type="float" office:value="3.40818324197338">
                <text:p>3.40818324197338</text:p>
              </table:table-cell>
              <table:table-cell office:value-type="float" office:value="3.37220338983051">
                <text:p>3.3722033898305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5.44059614715335">
                <text:p>5.44059614715335</text:p>
              </table:table-cell>
              <table:table-cell office:value-type="float" office:value="4.72365839092228">
                <text:p>4.72365839092228</text:p>
              </table:table-cell>
              <table:table-cell office:value-type="float" office:value="5.78476648208129">
                <text:p>5.78476648208129</text:p>
              </table:table-cell>
              <table:table-cell office:value-type="float" office:value="5.19722143996996">
                <text:p>5.19722143996996</text:p>
              </table:table-cell>
              <table:table-cell office:value-type="float" office:value="5.18918412296734">
                <text:p>5.18918412296734</text:p>
              </table:table-cell>
              <table:table-cell office:value-type="float" office:value="5.25867882414399">
                <text:p>5.25867882414399</text:p>
              </table:table-cell>
              <table:table-cell office:value-type="float" office:value="4.90550657865592">
                <text:p>4.90550657865592</text:p>
              </table:table-cell>
              <table:table-cell office:value-type="float" office:value="4.97091039683965">
                <text:p>4.9709103968396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7.19268816252462">
                <text:p>7.19268816252462</text:p>
              </table:table-cell>
              <table:table-cell office:value-type="float" office:value="6.40956062159817">
                <text:p>6.40956062159817</text:p>
              </table:table-cell>
              <table:table-cell office:value-type="float" office:value="7.69705868422299">
                <text:p>7.69705868422299</text:p>
              </table:table-cell>
              <table:table-cell office:value-type="float" office:value="6.98478466431703">
                <text:p>6.98478466431703</text:p>
              </table:table-cell>
              <table:table-cell office:value-type="float" office:value="6.91052900153087">
                <text:p>6.91052900153087</text:p>
              </table:table-cell>
              <table:table-cell office:value-type="float" office:value="7.01281664005524">
                <text:p>7.01281664005524</text:p>
              </table:table-cell>
              <table:table-cell office:value-type="float" office:value="6.57022721759521">
                <text:p>6.57022721759521</text:p>
              </table:table-cell>
              <table:table-cell office:value-type="float" office:value="6.51412995550567">
                <text:p>6.51412995550567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9.03809189053477">
                <text:p>9.03809189053477</text:p>
              </table:table-cell>
              <table:table-cell office:value-type="float" office:value="8.4710843373494">
                <text:p>8.4710843373494</text:p>
              </table:table-cell>
              <table:table-cell office:value-type="float" office:value="9.66004035893693">
                <text:p>9.66004035893693</text:p>
              </table:table-cell>
              <table:table-cell office:value-type="float" office:value="8.7361963190184">
                <text:p>8.7361963190184</text:p>
              </table:table-cell>
              <table:table-cell office:value-type="float" office:value="8.76239436071192">
                <text:p>8.76239436071192</text:p>
              </table:table-cell>
              <table:table-cell office:value-type="float" office:value="8.76546672900109">
                <text:p>8.76546672900109</text:p>
              </table:table-cell>
              <table:table-cell office:value-type="float" office:value="8.36868142086665">
                <text:p>8.36868142086665</text:p>
              </table:table-cell>
              <table:table-cell office:value-type="float" office:value="8.2873033997569">
                <text:p>8.28730339975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8b8d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81a2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1657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0f3c4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c303d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81f27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6171d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40f13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79cm" svg:y="0.316cm" chart:style-name="ch2">
          <text:p>Flocking 8 Threads Efficiency</text:p>
        </chart:title>
        <chart:subtitle svg:x="6.543cm" svg:y="1.301cm" chart:style-name="ch3">
          <text:p>Batch Variations</text:p>
        </chart:subtitle>
        <chart:legend chart:legend-position="end" svg:x="14.652cm" svg:y="2.434cm" style:legend-expansion="high" chart:style-name="ch4"/>
        <chart:plot-area chart:style-name="ch5" table:cell-range-address="'Flocking (Thread fixed and Units Fixed)'.AA21:'Flocking (Thread fixed and Units Fixed)'.AA27 'Flocking (Thread fixed and Units Fixed)'.AC20:'Flocking (Thread fixed and Units Fixed)'.AJ27" chart:data-source-has-labels="both" svg:x="1.321cm" svg:y="2.138cm" svg:width="12.14cm" svg:height="5.711cm">
          <chart:coordinate-region svg:x="2.059cm" svg:y="2.34cm" svg:width="11.402cm" svg:height="4.856cm"/>
          <chart:axis chart:dimension="x" chart:name="primary-x" chart:style-name="ch6" chartooo:axis-type="auto">
            <chartooo:date-scale/>
            <chart:title svg:x="6.974cm" svg:y="8.029cm" chart:style-name="ch7">
              <text:p>Units</text:p>
            </chart:title>
            <chart:categories table:cell-range-address="'Flocking (Thread fixed and Units Fixed)'.AA21:'Flocking (Thread fixed and Units Fixed)'.AA27"/>
          </chart:axis>
          <chart:axis chart:dimension="y" chart:name="primary-y" chart:style-name="ch8">
            <chart:title svg:x="0.451cm" svg:y="5.728cm" chart:style-name="ch9">
              <text:p>Efficiency</text:p>
            </chart:title>
            <chart:grid chart:style-name="ch10" chart:class="major"/>
          </chart:axis>
          <chart:axis chart:dimension="y" chart:name="secondary-y" chart:style-name="ch11">
            <chart:title svg:x="13.781cm" svg:y="5.622cm" chart:style-name="ch9">
              <text:p>Batches</text:p>
            </chart:title>
          </chart:axis>
          <chart:series chart:attached-axis="primary-y" chart:style-name="ch12" chart:values-cell-range-address="'Flocking (Thread fixed and Units Fixed)'.AC21:'Flocking (Thread fixed and Units Fixed)'.AC27" chart:label-cell-address="'Flocking (Thread fixed and Units Fixed)'.AC20:'Flocking (Thread fixed and Units Fixed)'.AC20" chart:class="chart:bar">
            <chart:data-point chart:repeated="7"/>
          </chart:series>
          <chart:series chart:attached-axis="primary-y" chart:style-name="ch13" chart:values-cell-range-address="'Flocking (Thread fixed and Units Fixed)'.AD21:'Flocking (Thread fixed and Units Fixed)'.AD27" chart:label-cell-address="'Flocking (Thread fixed and Units Fixed)'.AD20:'Flocking (Thread fixed and Units Fixed)'.AD20" chart:class="chart:bar">
            <chart:data-point chart:repeated="7"/>
          </chart:series>
          <chart:series chart:attached-axis="primary-y" chart:style-name="ch14" chart:values-cell-range-address="'Flocking (Thread fixed and Units Fixed)'.AE21:'Flocking (Thread fixed and Units Fixed)'.AE27" chart:label-cell-address="'Flocking (Thread fixed and Units Fixed)'.AE20:'Flocking (Thread fixed and Units Fixed)'.AE20" chart:class="chart:bar">
            <chart:data-point chart:repeated="7"/>
          </chart:series>
          <chart:series chart:attached-axis="primary-y" chart:style-name="ch15" chart:values-cell-range-address="'Flocking (Thread fixed and Units Fixed)'.AF21:'Flocking (Thread fixed and Units Fixed)'.AF27" chart:label-cell-address="'Flocking (Thread fixed and Units Fixed)'.AF20:'Flocking (Thread fixed and Units Fixed)'.AF20" chart:class="chart:bar">
            <chart:data-point chart:repeated="7"/>
          </chart:series>
          <chart:series chart:attached-axis="primary-y" chart:style-name="ch16" chart:values-cell-range-address="'Flocking (Thread fixed and Units Fixed)'.AG21:'Flocking (Thread fixed and Units Fixed)'.AG27" chart:label-cell-address="'Flocking (Thread fixed and Units Fixed)'.AG20:'Flocking (Thread fixed and Units Fixed)'.AG20" chart:class="chart:bar">
            <chart:data-point chart:repeated="7"/>
          </chart:series>
          <chart:series chart:attached-axis="primary-y" chart:style-name="ch17" chart:values-cell-range-address="'Flocking (Thread fixed and Units Fixed)'.AH21:'Flocking (Thread fixed and Units Fixed)'.AH27" chart:label-cell-address="'Flocking (Thread fixed and Units Fixed)'.AH20:'Flocking (Thread fixed and Units Fixed)'.AH20" chart:class="chart:bar">
            <chart:data-point chart:repeated="7"/>
          </chart:series>
          <chart:series chart:attached-axis="primary-y" chart:style-name="ch18" chart:values-cell-range-address="'Flocking (Thread fixed and Units Fixed)'.AI21:'Flocking (Thread fixed and Units Fixed)'.AI27" chart:label-cell-address="'Flocking (Thread fixed and Units Fixed)'.AI20:'Flocking (Thread fixed and Units Fixed)'.AI20" chart:class="chart:bar">
            <chart:data-point chart:repeated="7"/>
          </chart:series>
          <chart:series chart:attached-axis="primary-y" chart:style-name="ch19" chart:values-cell-range-address="'Flocking (Thread fixed and Units Fixed)'.AJ21:'Flocking (Thread fixed and Units Fixed)'.AJ27" chart:label-cell-address="'Flocking (Thread fixed and Units Fixed)'.AJ20:'Flocking (Thread fixed and Units Fixed)'.AJ20" chart:class="chart:bar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Flocking (Thread fixed and Units Fixed)'.AC20:'Flocking (Thread fixed and Units Fixed)'.AC20</svg:desc>
                </draw:g>
              </table:table-cell>
              <table:table-cell office:value-type="string">
                <text:p>2</text:p>
                <draw:g>
                  <svg:desc>'Flocking (Thread fixed and Units Fixed)'.AD20:'Flocking (Thread fixed and Units Fixed)'.AD20</svg:desc>
                </draw:g>
              </table:table-cell>
              <table:table-cell office:value-type="string">
                <text:p>4</text:p>
                <draw:g>
                  <svg:desc>'Flocking (Thread fixed and Units Fixed)'.AE20:'Flocking (Thread fixed and Units Fixed)'.AE20</svg:desc>
                </draw:g>
              </table:table-cell>
              <table:table-cell office:value-type="string">
                <text:p>8</text:p>
                <draw:g>
                  <svg:desc>'Flocking (Thread fixed and Units Fixed)'.AF20:'Flocking (Thread fixed and Units Fixed)'.AF20</svg:desc>
                </draw:g>
              </table:table-cell>
              <table:table-cell office:value-type="string">
                <text:p>16</text:p>
                <draw:g>
                  <svg:desc>'Flocking (Thread fixed and Units Fixed)'.AG20:'Flocking (Thread fixed and Units Fixed)'.AG20</svg:desc>
                </draw:g>
              </table:table-cell>
              <table:table-cell office:value-type="string">
                <text:p>32</text:p>
                <draw:g>
                  <svg:desc>'Flocking (Thread fixed and Units Fixed)'.AH20:'Flocking (Thread fixed and Units Fixed)'.AH20</svg:desc>
                </draw:g>
              </table:table-cell>
              <table:table-cell office:value-type="string">
                <text:p>64</text:p>
                <draw:g>
                  <svg:desc>'Flocking (Thread fixed and Units Fixed)'.AI20:'Flocking (Thread fixed and Units Fixed)'.AI20</svg:desc>
                </draw:g>
              </table:table-cell>
              <table:table-cell office:value-type="string">
                <text:p>128</text:p>
                <draw:g>
                  <svg:desc>'Flocking (Thread fixed and Units Fixed)'.AJ20:'Flocking (Thread fixed and Units Fixed)'.AJ20</svg:desc>
                </draw:g>
              </table:table-cell>
            </table:table-row>
          </table:table-header-rows>
          <table:table-rows>
            <table:table-row>
              <table:table-cell office:value-type="float" office:value="120">
                <text:p>120</text:p>
                <draw:g>
                  <svg:desc>'Flocking (Thread fixed and Units Fixed)'.AA21:'Flocking (Thread fixed and Units Fixed)'.AA27</svg:desc>
                </draw:g>
              </table:table-cell>
              <table:table-cell office:value-type="float" office:value="0.172888592287654">
                <text:p>0.172888592287654</text:p>
                <draw:g>
                  <svg:desc>'Flocking (Thread fixed and Units Fixed)'.AC21:'Flocking (Thread fixed and Units Fixed)'.AC27</svg:desc>
                </draw:g>
              </table:table-cell>
              <table:table-cell office:value-type="float" office:value="0.117423001310616">
                <text:p>0.117423001310616</text:p>
                <draw:g>
                  <svg:desc>'Flocking (Thread fixed and Units Fixed)'.AD21:'Flocking (Thread fixed and Units Fixed)'.AD27</svg:desc>
                </draw:g>
              </table:table-cell>
              <table:table-cell office:value-type="float" office:value="0.160346756152125">
                <text:p>0.160346756152125</text:p>
                <draw:g>
                  <svg:desc>'Flocking (Thread fixed and Units Fixed)'.AE21:'Flocking (Thread fixed and Units Fixed)'.AE27</svg:desc>
                </draw:g>
              </table:table-cell>
              <table:table-cell office:value-type="float" office:value="0.127245774747905">
                <text:p>0.127245774747905</text:p>
                <draw:g>
                  <svg:desc>'Flocking (Thread fixed and Units Fixed)'.AF21:'Flocking (Thread fixed and Units Fixed)'.AF27</svg:desc>
                </draw:g>
              </table:table-cell>
              <table:table-cell office:value-type="float" office:value="0.129246609924986">
                <text:p>0.129246609924986</text:p>
                <draw:g>
                  <svg:desc>'Flocking (Thread fixed and Units Fixed)'.AG21:'Flocking (Thread fixed and Units Fixed)'.AG27</svg:desc>
                </draw:g>
              </table:table-cell>
              <table:table-cell office:value-type="float" office:value="0.137108807100773">
                <text:p>0.137108807100773</text:p>
                <draw:g>
                  <svg:desc>'Flocking (Thread fixed and Units Fixed)'.AH21:'Flocking (Thread fixed and Units Fixed)'.AH27</svg:desc>
                </draw:g>
              </table:table-cell>
              <table:table-cell office:value-type="float" office:value="0.111179189675498">
                <text:p>0.111179189675498</text:p>
                <draw:g>
                  <svg:desc>'Flocking (Thread fixed and Units Fixed)'.AI21:'Flocking (Thread fixed and Units Fixed)'.AI27</svg:desc>
                </draw:g>
              </table:table-cell>
              <table:table-cell office:value-type="float" office:value="0.108322754201427">
                <text:p>0.108322754201427</text:p>
                <draw:g>
                  <svg:desc>'Flocking (Thread fixed and Units Fixed)'.AJ21:'Flocking (Thread fixed and Units Fixed)'.AJ27</svg:desc>
                </draw:g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236450001443792">
                <text:p>0.236450001443792</text:p>
              </table:table-cell>
              <table:table-cell office:value-type="float" office:value="0.154891612756781">
                <text:p>0.154891612756781</text:p>
              </table:table-cell>
              <table:table-cell office:value-type="float" office:value="0.226214155478203">
                <text:p>0.226214155478203</text:p>
              </table:table-cell>
              <table:table-cell office:value-type="float" office:value="0.190940888422525">
                <text:p>0.190940888422525</text:p>
              </table:table-cell>
              <table:table-cell office:value-type="float" office:value="0.194284290696847">
                <text:p>0.194284290696847</text:p>
              </table:table-cell>
              <table:table-cell office:value-type="float" office:value="0.188918881506091">
                <text:p>0.188918881506091</text:p>
              </table:table-cell>
              <table:table-cell office:value-type="float" office:value="0.158387976556607">
                <text:p>0.158387976556607</text:p>
              </table:table-cell>
              <table:table-cell office:value-type="float" office:value="0.162528283910921">
                <text:p>0.16252828391092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322260625371281">
                <text:p>0.322260625371281</text:p>
              </table:table-cell>
              <table:table-cell office:value-type="float" office:value="0.269906100738168">
                <text:p>0.269906100738168</text:p>
              </table:table-cell>
              <table:table-cell office:value-type="float" office:value="0.349160932453307">
                <text:p>0.349160932453307</text:p>
              </table:table-cell>
              <table:table-cell office:value-type="float" office:value="0.303087096970805">
                <text:p>0.303087096970805</text:p>
              </table:table-cell>
              <table:table-cell office:value-type="float" office:value="0.300250573602222">
                <text:p>0.300250573602222</text:p>
              </table:table-cell>
              <table:table-cell office:value-type="float" office:value="0.290634132086499">
                <text:p>0.290634132086499</text:p>
              </table:table-cell>
              <table:table-cell office:value-type="float" office:value="0.259999477151522">
                <text:p>0.259999477151522</text:p>
              </table:table-cell>
              <table:table-cell office:value-type="float" office:value="0.255104396450008">
                <text:p>0.255104396450008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509588880703688">
                <text:p>0.509588880703688</text:p>
              </table:table-cell>
              <table:table-cell office:value-type="float" office:value="0.41251599450263">
                <text:p>0.41251599450263</text:p>
              </table:table-cell>
              <table:table-cell office:value-type="float" office:value="0.508113945478956">
                <text:p>0.508113945478956</text:p>
              </table:table-cell>
              <table:table-cell office:value-type="float" office:value="0.454780564263323">
                <text:p>0.454780564263323</text:p>
              </table:table-cell>
              <table:table-cell office:value-type="float" office:value="0.453335763762304">
                <text:p>0.453335763762304</text:p>
              </table:table-cell>
              <table:table-cell office:value-type="float" office:value="0.451150616772054">
                <text:p>0.451150616772054</text:p>
              </table:table-cell>
              <table:table-cell office:value-type="float" office:value="0.426022905246672">
                <text:p>0.426022905246672</text:p>
              </table:table-cell>
              <table:table-cell office:value-type="float" office:value="0.421525423728814">
                <text:p>0.42152542372881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680074518394168">
                <text:p>0.680074518394168</text:p>
              </table:table-cell>
              <table:table-cell office:value-type="float" office:value="0.590457298865285">
                <text:p>0.590457298865285</text:p>
              </table:table-cell>
              <table:table-cell office:value-type="float" office:value="0.723095810260161">
                <text:p>0.723095810260161</text:p>
              </table:table-cell>
              <table:table-cell office:value-type="float" office:value="0.649652679996245">
                <text:p>0.649652679996245</text:p>
              </table:table-cell>
              <table:table-cell office:value-type="float" office:value="0.648648015370917">
                <text:p>0.648648015370917</text:p>
              </table:table-cell>
              <table:table-cell office:value-type="float" office:value="0.657334853017999">
                <text:p>0.657334853017999</text:p>
              </table:table-cell>
              <table:table-cell office:value-type="float" office:value="0.61318832233199">
                <text:p>0.61318832233199</text:p>
              </table:table-cell>
              <table:table-cell office:value-type="float" office:value="0.621363799604956">
                <text:p>0.62136379960495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899086020315578">
                <text:p>0.899086020315578</text:p>
              </table:table-cell>
              <table:table-cell office:value-type="float" office:value="0.801195077699771">
                <text:p>0.801195077699771</text:p>
              </table:table-cell>
              <table:table-cell office:value-type="float" office:value="0.962132335527874">
                <text:p>0.962132335527874</text:p>
              </table:table-cell>
              <table:table-cell office:value-type="float" office:value="0.873098083039629">
                <text:p>0.873098083039629</text:p>
              </table:table-cell>
              <table:table-cell office:value-type="float" office:value="0.863816125191359">
                <text:p>0.863816125191359</text:p>
              </table:table-cell>
              <table:table-cell office:value-type="float" office:value="0.876602080006905">
                <text:p>0.876602080006905</text:p>
              </table:table-cell>
              <table:table-cell office:value-type="float" office:value="0.821278402199402">
                <text:p>0.821278402199402</text:p>
              </table:table-cell>
              <table:table-cell office:value-type="float" office:value="0.814266244438209">
                <text:p>0.814266244438209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.12976148631685">
                <text:p>1.12976148631685</text:p>
              </table:table-cell>
              <table:table-cell office:value-type="float" office:value="1.05888554216867">
                <text:p>1.05888554216867</text:p>
              </table:table-cell>
              <table:table-cell office:value-type="float" office:value="1.20750504486712">
                <text:p>1.20750504486712</text:p>
              </table:table-cell>
              <table:table-cell office:value-type="float" office:value="1.0920245398773">
                <text:p>1.0920245398773</text:p>
              </table:table-cell>
              <table:table-cell office:value-type="float" office:value="1.09529929508899">
                <text:p>1.09529929508899</text:p>
              </table:table-cell>
              <table:table-cell office:value-type="float" office:value="1.09568334112514">
                <text:p>1.09568334112514</text:p>
              </table:table-cell>
              <table:table-cell office:value-type="float" office:value="1.04608517760833">
                <text:p>1.04608517760833</text:p>
              </table:table-cell>
              <table:table-cell office:value-type="float" office:value="1.03591292496961">
                <text:p>1.035912924969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1cm" svg:height="9.009cm" xlink:href=".." xlink:type="simple" chart:class="chart:bar" chart:style-name="ch1">
        <chart:title svg:x="4.482cm" svg:y="0.316cm" chart:style-name="ch2">
          <text:p>Flocking 1440 Units Performance</text:p>
        </chart:title>
        <chart:legend chart:legend-position="end" svg:x="14.662cm" svg:y="2.438cm" style:legend-expansion="high" chart:style-name="ch3"/>
        <chart:plot-area chart:style-name="ch4" table:cell-range-address="'Flocking (Thread fixed and Units Fixed)'.B76:'Flocking (Thread fixed and Units Fixed)'.J81 'Flocking (Thread fixed and Units Fixed)'.C75:'Flocking (Thread fixed and Units Fixed)'.J75" chart:data-source-has-labels="both" svg:x="1.321cm" svg:y="1.301cm" svg:width="12.15cm" svg:height="6.557cm">
          <chart:coordinate-region svg:x="2.355cm" svg:y="1.503cm" svg:width="11.116cm" svg:height="5.702cm"/>
          <chart:axis chart:dimension="x" chart:name="primary-x" chart:style-name="ch5" chartooo:axis-type="auto">
            <chartooo:date-scale/>
            <chart:title svg:x="6.757cm" svg:y="8.038cm" chart:style-name="ch6">
              <text:p>Threads</text:p>
            </chart:title>
            <chart:categories table:cell-range-address="'Flocking (Thread fixed and Units Fixed)'.B76:'Flocking (Thread fixed and Units Fixed)'.B81"/>
          </chart:axis>
          <chart:axis chart:dimension="y" chart:name="primary-y" chart:style-name="ch7">
            <chart:title svg:x="0.451cm" svg:y="5.409cm" chart:style-name="ch8">
              <text:p>Time in ms</text:p>
            </chart:title>
            <chart:grid chart:style-name="ch9" chart:class="major"/>
          </chart:axis>
          <chart:axis chart:dimension="y" chart:name="secondary-y" chart:style-name="ch10">
            <chart:title svg:x="13.791cm" svg:y="5.208cm" chart:style-name="ch8">
              <text:p>Batches</text:p>
            </chart:title>
          </chart:axis>
          <chart:series chart:attached-axis="primary-y" chart:style-name="ch11" chart:values-cell-range-address="'Flocking (Thread fixed and Units Fixed)'.C76:'Flocking (Thread fixed and Units Fixed)'.C81" chart:label-cell-address="'Flocking (Thread fixed and Units Fixed)'.C75:'Flocking (Thread fixed and Units Fixed)'.C75" chart:class="chart:bar">
            <chart:data-point chart:repeated="6"/>
          </chart:series>
          <chart:series chart:attached-axis="primary-y" chart:style-name="ch12" chart:values-cell-range-address="'Flocking (Thread fixed and Units Fixed)'.D76:'Flocking (Thread fixed and Units Fixed)'.D81" chart:label-cell-address="'Flocking (Thread fixed and Units Fixed)'.D75:'Flocking (Thread fixed and Units Fixed)'.D75" chart:class="chart:bar">
            <chart:data-point chart:repeated="6"/>
          </chart:series>
          <chart:series chart:attached-axis="primary-y" chart:style-name="ch13" chart:values-cell-range-address="'Flocking (Thread fixed and Units Fixed)'.E76:'Flocking (Thread fixed and Units Fixed)'.E81" chart:label-cell-address="'Flocking (Thread fixed and Units Fixed)'.E75:'Flocking (Thread fixed and Units Fixed)'.E75" chart:class="chart:bar">
            <chart:data-point chart:repeated="6"/>
          </chart:series>
          <chart:series chart:attached-axis="primary-y" chart:style-name="ch14" chart:values-cell-range-address="'Flocking (Thread fixed and Units Fixed)'.F76:'Flocking (Thread fixed and Units Fixed)'.F81" chart:label-cell-address="'Flocking (Thread fixed and Units Fixed)'.F75:'Flocking (Thread fixed and Units Fixed)'.F75" chart:class="chart:bar">
            <chart:data-point chart:repeated="6"/>
          </chart:series>
          <chart:series chart:attached-axis="primary-y" chart:style-name="ch15" chart:values-cell-range-address="'Flocking (Thread fixed and Units Fixed)'.G76:'Flocking (Thread fixed and Units Fixed)'.G81" chart:label-cell-address="'Flocking (Thread fixed and Units Fixed)'.G75:'Flocking (Thread fixed and Units Fixed)'.G75" chart:class="chart:bar">
            <chart:data-point chart:repeated="6"/>
          </chart:series>
          <chart:series chart:attached-axis="primary-y" chart:style-name="ch16" chart:values-cell-range-address="'Flocking (Thread fixed and Units Fixed)'.H76:'Flocking (Thread fixed and Units Fixed)'.H81" chart:label-cell-address="'Flocking (Thread fixed and Units Fixed)'.H75:'Flocking (Thread fixed and Units Fixed)'.H75" chart:class="chart:bar">
            <chart:data-point chart:repeated="6"/>
          </chart:series>
          <chart:series chart:attached-axis="primary-y" chart:style-name="ch17" chart:values-cell-range-address="'Flocking (Thread fixed and Units Fixed)'.I76:'Flocking (Thread fixed and Units Fixed)'.I81" chart:label-cell-address="'Flocking (Thread fixed and Units Fixed)'.I75:'Flocking (Thread fixed and Units Fixed)'.I75" chart:class="chart:bar">
            <chart:data-point chart:repeated="6"/>
          </chart:series>
          <chart:series chart:attached-axis="primary-y" chart:style-name="ch18" chart:values-cell-range-address="'Flocking (Thread fixed and Units Fixed)'.J76:'Flocking (Thread fixed and Units Fixed)'.J81" chart:label-cell-address="'Flocking (Thread fixed and Units Fixed)'.J75:'Flocking (Thread fixed and Units Fixed)'.J75" chart:class="chart:bar">
            <chart:data-point chart:repeated="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Flocking (Thread fixed and Units Fixed)'.C75:'Flocking (Thread fixed and Units Fixed)'.C75</svg:desc>
                </draw:g>
              </table:table-cell>
              <table:table-cell office:value-type="string">
                <text:p>2</text:p>
                <draw:g>
                  <svg:desc>'Flocking (Thread fixed and Units Fixed)'.D75:'Flocking (Thread fixed and Units Fixed)'.D75</svg:desc>
                </draw:g>
              </table:table-cell>
              <table:table-cell office:value-type="string">
                <text:p>4</text:p>
                <draw:g>
                  <svg:desc>'Flocking (Thread fixed and Units Fixed)'.E75:'Flocking (Thread fixed and Units Fixed)'.E75</svg:desc>
                </draw:g>
              </table:table-cell>
              <table:table-cell office:value-type="string">
                <text:p>8</text:p>
                <draw:g>
                  <svg:desc>'Flocking (Thread fixed and Units Fixed)'.F75:'Flocking (Thread fixed and Units Fixed)'.F75</svg:desc>
                </draw:g>
              </table:table-cell>
              <table:table-cell office:value-type="string">
                <text:p>16</text:p>
                <draw:g>
                  <svg:desc>'Flocking (Thread fixed and Units Fixed)'.G75:'Flocking (Thread fixed and Units Fixed)'.G75</svg:desc>
                </draw:g>
              </table:table-cell>
              <table:table-cell office:value-type="string">
                <text:p>32</text:p>
                <draw:g>
                  <svg:desc>'Flocking (Thread fixed and Units Fixed)'.H75:'Flocking (Thread fixed and Units Fixed)'.H75</svg:desc>
                </draw:g>
              </table:table-cell>
              <table:table-cell office:value-type="string">
                <text:p>64</text:p>
                <draw:g>
                  <svg:desc>'Flocking (Thread fixed and Units Fixed)'.I75:'Flocking (Thread fixed and Units Fixed)'.I75</svg:desc>
                </draw:g>
              </table:table-cell>
              <table:table-cell office:value-type="string">
                <text:p>128</text:p>
                <draw:g>
                  <svg:desc>'Flocking (Thread fixed and Units Fixed)'.J75:'Flocking (Thread fixed and Units Fixed)'.J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S</text:p>
                <draw:g>
                  <svg:desc>'Flocking (Thread fixed and Units Fixed)'.B76:'Flocking (Thread fixed and Units Fixed)'.B81</svg:desc>
                </draw:g>
              </table:table-cell>
              <table:table-cell office:value-type="float" office:value="2249.915">
                <text:p>2249.915</text:p>
                <draw:g>
                  <svg:desc>'Flocking (Thread fixed and Units Fixed)'.C76:'Flocking (Thread fixed and Units Fixed)'.C81</svg:desc>
                </draw:g>
              </table:table-cell>
              <table:table-cell office:value-type="float" office:value="2250.915">
                <text:p>2250.915</text:p>
                <draw:g>
                  <svg:desc>'Flocking (Thread fixed and Units Fixed)'.D76:'Flocking (Thread fixed and Units Fixed)'.D81</svg:desc>
                </draw:g>
              </table:table-cell>
              <table:table-cell office:value-type="float" office:value="2251.915">
                <text:p>2251.915</text:p>
                <draw:g>
                  <svg:desc>'Flocking (Thread fixed and Units Fixed)'.E76:'Flocking (Thread fixed and Units Fixed)'.E81</svg:desc>
                </draw:g>
              </table:table-cell>
              <table:table-cell office:value-type="float" office:value="2252.915">
                <text:p>2252.915</text:p>
                <draw:g>
                  <svg:desc>'Flocking (Thread fixed and Units Fixed)'.F76:'Flocking (Thread fixed and Units Fixed)'.F81</svg:desc>
                </draw:g>
              </table:table-cell>
              <table:table-cell office:value-type="float" office:value="2253.915">
                <text:p>2253.915</text:p>
                <draw:g>
                  <svg:desc>'Flocking (Thread fixed and Units Fixed)'.G76:'Flocking (Thread fixed and Units Fixed)'.G81</svg:desc>
                </draw:g>
              </table:table-cell>
              <table:table-cell office:value-type="float" office:value="2254.915">
                <text:p>2254.915</text:p>
                <draw:g>
                  <svg:desc>'Flocking (Thread fixed and Units Fixed)'.H76:'Flocking (Thread fixed and Units Fixed)'.H81</svg:desc>
                </draw:g>
              </table:table-cell>
              <table:table-cell office:value-type="float" office:value="2255.915">
                <text:p>2255.915</text:p>
                <draw:g>
                  <svg:desc>'Flocking (Thread fixed and Units Fixed)'.I76:'Flocking (Thread fixed and Units Fixed)'.I81</svg:desc>
                </draw:g>
              </table:table-cell>
              <table:table-cell office:value-type="float" office:value="2256.915">
                <text:p>2256.915</text:p>
                <draw:g>
                  <svg:desc>'Flocking (Thread fixed and Units Fixed)'.J76:'Flocking (Thread fixed and Units Fixed)'.J81</svg:desc>
                </draw:g>
              </table:table-cell>
            </table:table-row>
            <table:table-row>
              <table:table-cell office:value-type="string">
                <text:p>1 SJ</text:p>
              </table:table-cell>
              <table:table-cell office:value-type="float" office:value="343.08">
                <text:p>343.08</text:p>
              </table:table-cell>
              <table:table-cell office:value-type="float" office:value="343.08">
                <text:p>343.08</text:p>
              </table:table-cell>
              <table:table-cell office:value-type="float" office:value="343.07">
                <text:p>343.07</text:p>
              </table:table-cell>
              <table:table-cell office:value-type="float" office:value="343.07">
                <text:p>343.07</text:p>
              </table:table-cell>
              <table:table-cell office:value-type="float" office:value="343.08">
                <text:p>343.08</text:p>
              </table:table-cell>
              <table:table-cell office:value-type="float" office:value="343.08">
                <text:p>343.08</text:p>
              </table:table-cell>
              <table:table-cell office:value-type="float" office:value="343.08">
                <text:p>343.08</text:p>
              </table:table-cell>
              <table:table-cell office:value-type="float" office:value="343.08">
                <text:p>343.0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59.075833333333">
                <text:p>259.075833333333</text:p>
              </table:table-cell>
              <table:table-cell office:value-type="float" office:value="275.36">
                <text:p>275.36</text:p>
              </table:table-cell>
              <table:table-cell office:value-type="float" office:value="246.94">
                <text:p>246.94</text:p>
              </table:table-cell>
              <table:table-cell office:value-type="float" office:value="266.68">
                <text:p>266.68</text:p>
              </table:table-cell>
              <table:table-cell office:value-type="float" office:value="268.3">
                <text:p>268.3</text:p>
              </table:table-cell>
              <table:table-cell office:value-type="float" office:value="264.31">
                <text:p>264.31</text:p>
              </table:table-cell>
              <table:table-cell office:value-type="float" office:value="280.77">
                <text:p>280.77</text:p>
              </table:table-cell>
              <table:table-cell office:value-type="float" office:value="278.4">
                <text:p>278.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0.095">
                <text:p>250.095</text:p>
              </table:table-cell>
              <table:table-cell office:value-type="float" office:value="272.67">
                <text:p>272.67</text:p>
              </table:table-cell>
              <table:table-cell office:value-type="float" office:value="239.59">
                <text:p>239.59</text:p>
              </table:table-cell>
              <table:table-cell office:value-type="float" office:value="262.39">
                <text:p>262.39</text:p>
              </table:table-cell>
              <table:table-cell office:value-type="float" office:value="263.11">
                <text:p>263.11</text:p>
              </table:table-cell>
              <table:table-cell office:value-type="float" office:value="259.4">
                <text:p>259.4</text:p>
              </table:table-cell>
              <table:table-cell office:value-type="float" office:value="270.48">
                <text:p>270.48</text:p>
              </table:table-cell>
              <table:table-cell office:value-type="float" office:value="272.42">
                <text:p>272.4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48.62">
                <text:p>248.62</text:p>
              </table:table-cell>
              <table:table-cell office:value-type="float" office:value="271.55">
                <text:p>271.55</text:p>
              </table:table-cell>
              <table:table-cell office:value-type="float" office:value="235.95">
                <text:p>235.95</text:p>
              </table:table-cell>
              <table:table-cell office:value-type="float" office:value="259.84">
                <text:p>259.84</text:p>
              </table:table-cell>
              <table:table-cell office:value-type="float" office:value="259.72">
                <text:p>259.72</text:p>
              </table:table-cell>
              <table:table-cell office:value-type="float" office:value="259.59">
                <text:p>259.59</text:p>
              </table:table-cell>
              <table:table-cell office:value-type="float" office:value="274.11">
                <text:p>274.11</text:p>
              </table:table-cell>
              <table:table-cell office:value-type="float" office:value="271.37">
                <text:p>271.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8.9375">
                <text:p>248.9375</text:p>
              </table:table-cell>
              <table:table-cell office:value-type="float" office:value="265.6">
                <text:p>265.6</text:p>
              </table:table-cell>
              <table:table-cell office:value-type="float" office:value="232.91">
                <text:p>232.91</text:p>
              </table:table-cell>
              <table:table-cell office:value-type="float" office:value="257.54">
                <text:p>257.54</text:p>
              </table:table-cell>
              <table:table-cell office:value-type="float" office:value="256.77">
                <text:p>256.77</text:p>
              </table:table-cell>
              <table:table-cell office:value-type="float" office:value="256.68">
                <text:p>256.68</text:p>
              </table:table-cell>
              <table:table-cell office:value-type="float" office:value="268.85">
                <text:p>268.85</text:p>
              </table:table-cell>
              <table:table-cell office:value-type="float" office:value="271.49">
                <text:p>271.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8b8d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0081a2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16576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0f3c4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c303d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81f27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6171d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40f13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11cm" svg:height="9.009cm" xlink:href=".." xlink:type="simple" chart:class="chart:bar" chart:style-name="ch1">
        <chart:title svg:x="5.329cm" svg:y="0.316cm" chart:style-name="ch2">
          <text:p>Flocking 1440 Units Gain</text:p>
        </chart:title>
        <chart:subtitle svg:x="6.548cm" svg:y="1.301cm" chart:style-name="ch3">
          <text:p>Batch Variations</text:p>
        </chart:subtitle>
        <chart:legend chart:legend-position="end" svg:x="14.663cm" svg:y="2.438cm" style:legend-expansion="high" chart:style-name="ch4"/>
        <chart:plot-area chart:style-name="ch5" table:cell-range-address="'Flocking (Thread fixed and Units Fixed)'.B87:'Flocking (Thread fixed and Units Fixed)'.J90 'Flocking (Thread fixed and Units Fixed)'.C84:'Flocking (Thread fixed and Units Fixed)'.J84" chart:data-source-has-labels="both" svg:x="1.321cm" svg:y="2.138cm" svg:width="12.151cm" svg:height="5.72cm">
          <chart:coordinate-region svg:x="1.953cm" svg:y="2.34cm" svg:width="11.519cm" svg:height="4.865cm"/>
          <chart:axis chart:dimension="x" chart:name="primary-x" chart:style-name="ch6" chartooo:axis-type="auto">
            <chartooo:date-scale/>
            <chart:title svg:x="6.757cm" svg:y="8.038cm" chart:style-name="ch7">
              <text:p>Threads</text:p>
            </chart:title>
            <chart:categories table:cell-range-address="'Flocking (Thread fixed and Units Fixed)'.B87:'Flocking (Thread fixed and Units Fixed)'.B90"/>
          </chart:axis>
          <chart:axis chart:dimension="y" chart:name="primary-y" chart:style-name="ch8">
            <chart:title svg:x="0.451cm" svg:y="5.383cm" chart:style-name="ch9">
              <text:p>Gain</text:p>
            </chart:title>
            <chart:grid chart:style-name="ch10" chart:class="major"/>
          </chart:axis>
          <chart:axis chart:dimension="y" chart:name="secondary-y" chart:style-name="ch11">
            <chart:title svg:x="13.792cm" svg:y="5.627cm" chart:style-name="ch9">
              <text:p>Batches</text:p>
            </chart:title>
          </chart:axis>
          <chart:series chart:attached-axis="primary-y" chart:style-name="ch12" chart:values-cell-range-address="'Flocking (Thread fixed and Units Fixed)'.C87:'Flocking (Thread fixed and Units Fixed)'.C90" chart:label-cell-address="'Flocking (Thread fixed and Units Fixed)'.C84:'Flocking (Thread fixed and Units Fixed)'.C84" chart:class="chart:bar">
            <chart:data-point chart:repeated="4"/>
          </chart:series>
          <chart:series chart:attached-axis="primary-y" chart:style-name="ch13" chart:values-cell-range-address="'Flocking (Thread fixed and Units Fixed)'.D87:'Flocking (Thread fixed and Units Fixed)'.D90" chart:label-cell-address="'Flocking (Thread fixed and Units Fixed)'.D84:'Flocking (Thread fixed and Units Fixed)'.D84" chart:class="chart:bar">
            <chart:data-point chart:repeated="4"/>
          </chart:series>
          <chart:series chart:attached-axis="primary-y" chart:style-name="ch14" chart:values-cell-range-address="'Flocking (Thread fixed and Units Fixed)'.E87:'Flocking (Thread fixed and Units Fixed)'.E90" chart:label-cell-address="'Flocking (Thread fixed and Units Fixed)'.E84:'Flocking (Thread fixed and Units Fixed)'.E84" chart:class="chart:bar">
            <chart:data-point chart:repeated="4"/>
          </chart:series>
          <chart:series chart:attached-axis="primary-y" chart:style-name="ch15" chart:values-cell-range-address="'Flocking (Thread fixed and Units Fixed)'.F87:'Flocking (Thread fixed and Units Fixed)'.F90" chart:label-cell-address="'Flocking (Thread fixed and Units Fixed)'.F84:'Flocking (Thread fixed and Units Fixed)'.F84" chart:class="chart:bar">
            <chart:data-point chart:repeated="4"/>
          </chart:series>
          <chart:series chart:attached-axis="primary-y" chart:style-name="ch16" chart:values-cell-range-address="'Flocking (Thread fixed and Units Fixed)'.G87:'Flocking (Thread fixed and Units Fixed)'.G90" chart:label-cell-address="'Flocking (Thread fixed and Units Fixed)'.G84:'Flocking (Thread fixed and Units Fixed)'.G84" chart:class="chart:bar">
            <chart:data-point chart:repeated="4"/>
          </chart:series>
          <chart:series chart:attached-axis="primary-y" chart:style-name="ch17" chart:values-cell-range-address="'Flocking (Thread fixed and Units Fixed)'.H87:'Flocking (Thread fixed and Units Fixed)'.H90" chart:label-cell-address="'Flocking (Thread fixed and Units Fixed)'.H84:'Flocking (Thread fixed and Units Fixed)'.H84" chart:class="chart:bar">
            <chart:data-point chart:repeated="4"/>
          </chart:series>
          <chart:series chart:attached-axis="primary-y" chart:style-name="ch18" chart:values-cell-range-address="'Flocking (Thread fixed and Units Fixed)'.I87:'Flocking (Thread fixed and Units Fixed)'.I90" chart:label-cell-address="'Flocking (Thread fixed and Units Fixed)'.I84:'Flocking (Thread fixed and Units Fixed)'.I84" chart:class="chart:bar">
            <chart:data-point chart:repeated="4"/>
          </chart:series>
          <chart:series chart:attached-axis="primary-y" chart:style-name="ch19" chart:values-cell-range-address="'Flocking (Thread fixed and Units Fixed)'.J87:'Flocking (Thread fixed and Units Fixed)'.J90" chart:label-cell-address="'Flocking (Thread fixed and Units Fixed)'.J84:'Flocking (Thread fixed and Units Fixed)'.J84" chart:class="chart:bar"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Flocking (Thread fixed and Units Fixed)'.C84:'Flocking (Thread fixed and Units Fixed)'.C84</svg:desc>
                </draw:g>
              </table:table-cell>
              <table:table-cell office:value-type="string">
                <text:p>2</text:p>
                <draw:g>
                  <svg:desc>'Flocking (Thread fixed and Units Fixed)'.D84:'Flocking (Thread fixed and Units Fixed)'.D84</svg:desc>
                </draw:g>
              </table:table-cell>
              <table:table-cell office:value-type="string">
                <text:p>4</text:p>
                <draw:g>
                  <svg:desc>'Flocking (Thread fixed and Units Fixed)'.E84:'Flocking (Thread fixed and Units Fixed)'.E84</svg:desc>
                </draw:g>
              </table:table-cell>
              <table:table-cell office:value-type="string">
                <text:p>8</text:p>
                <draw:g>
                  <svg:desc>'Flocking (Thread fixed and Units Fixed)'.F84:'Flocking (Thread fixed and Units Fixed)'.F84</svg:desc>
                </draw:g>
              </table:table-cell>
              <table:table-cell office:value-type="string">
                <text:p>16</text:p>
                <draw:g>
                  <svg:desc>'Flocking (Thread fixed and Units Fixed)'.G84:'Flocking (Thread fixed and Units Fixed)'.G84</svg:desc>
                </draw:g>
              </table:table-cell>
              <table:table-cell office:value-type="string">
                <text:p>32</text:p>
                <draw:g>
                  <svg:desc>'Flocking (Thread fixed and Units Fixed)'.H84:'Flocking (Thread fixed and Units Fixed)'.H84</svg:desc>
                </draw:g>
              </table:table-cell>
              <table:table-cell office:value-type="string">
                <text:p>64</text:p>
                <draw:g>
                  <svg:desc>'Flocking (Thread fixed and Units Fixed)'.I84:'Flocking (Thread fixed and Units Fixed)'.I84</svg:desc>
                </draw:g>
              </table:table-cell>
              <table:table-cell office:value-type="string">
                <text:p>128</text:p>
                <draw:g>
                  <svg:desc>'Flocking (Thread fixed and Units Fixed)'.J84:'Flocking (Thread fixed and Units Fixed)'.J8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Flocking (Thread fixed and Units Fixed)'.B87:'Flocking (Thread fixed and Units Fixed)'.B90</svg:desc>
                </draw:g>
              </table:table-cell>
              <table:table-cell office:value-type="float" office:value="8.68438777577995">
                <text:p>8.68438777577995</text:p>
                <draw:g>
                  <svg:desc>'Flocking (Thread fixed and Units Fixed)'.C87:'Flocking (Thread fixed and Units Fixed)'.C90</svg:desc>
                </draw:g>
              </table:table-cell>
              <table:table-cell office:value-type="float" office:value="8.17444436374201">
                <text:p>8.17444436374201</text:p>
                <draw:g>
                  <svg:desc>'Flocking (Thread fixed and Units Fixed)'.D87:'Flocking (Thread fixed and Units Fixed)'.D90</svg:desc>
                </draw:g>
              </table:table-cell>
              <table:table-cell office:value-type="float" office:value="9.11927998704139">
                <text:p>9.11927998704139</text:p>
                <draw:g>
                  <svg:desc>'Flocking (Thread fixed and Units Fixed)'.E87:'Flocking (Thread fixed and Units Fixed)'.E90</svg:desc>
                </draw:g>
              </table:table-cell>
              <table:table-cell office:value-type="float" office:value="8.44800884955752">
                <text:p>8.44800884955752</text:p>
                <draw:g>
                  <svg:desc>'Flocking (Thread fixed and Units Fixed)'.F87:'Flocking (Thread fixed and Units Fixed)'.F90</svg:desc>
                </draw:g>
              </table:table-cell>
              <table:table-cell office:value-type="float" office:value="8.40072679836004">
                <text:p>8.40072679836004</text:p>
                <draw:g>
                  <svg:desc>'Flocking (Thread fixed and Units Fixed)'.G87:'Flocking (Thread fixed and Units Fixed)'.G90</svg:desc>
                </draw:g>
              </table:table-cell>
              <table:table-cell office:value-type="float" office:value="8.53132685104612">
                <text:p>8.53132685104612</text:p>
                <draw:g>
                  <svg:desc>'Flocking (Thread fixed and Units Fixed)'.H87:'Flocking (Thread fixed and Units Fixed)'.H90</svg:desc>
                </draw:g>
              </table:table-cell>
              <table:table-cell office:value-type="float" office:value="8.03474374042811">
                <text:p>8.03474374042811</text:p>
                <draw:g>
                  <svg:desc>'Flocking (Thread fixed and Units Fixed)'.I87:'Flocking (Thread fixed and Units Fixed)'.I90</svg:desc>
                </draw:g>
              </table:table-cell>
              <table:table-cell office:value-type="float" office:value="8.10673491379311">
                <text:p>8.10673491379311</text:p>
                <draw:g>
                  <svg:desc>'Flocking (Thread fixed and Units Fixed)'.J87:'Flocking (Thread fixed and Units Fixed)'.J9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.99624142825726">
                <text:p>8.99624142825726</text:p>
              </table:table-cell>
              <table:table-cell office:value-type="float" office:value="8.25508856859941">
                <text:p>8.25508856859941</text:p>
              </table:table-cell>
              <table:table-cell office:value-type="float" office:value="9.3990358529154">
                <text:p>9.3990358529154</text:p>
              </table:table-cell>
              <table:table-cell office:value-type="float" office:value="8.58613133122451">
                <text:p>8.58613133122451</text:p>
              </table:table-cell>
              <table:table-cell office:value-type="float" office:value="8.56643609136863">
                <text:p>8.56643609136863</text:p>
              </table:table-cell>
              <table:table-cell office:value-type="float" office:value="8.69281033153431">
                <text:p>8.69281033153431</text:p>
              </table:table-cell>
              <table:table-cell office:value-type="float" office:value="8.34041333924874">
                <text:p>8.34041333924874</text:p>
              </table:table-cell>
              <table:table-cell office:value-type="float" office:value="8.28468908303355">
                <text:p>8.2846890830335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9.04961386855442">
                <text:p>9.04961386855442</text:p>
              </table:table-cell>
              <table:table-cell office:value-type="float" office:value="8.28913643896152">
                <text:p>8.28913643896152</text:p>
              </table:table-cell>
              <table:table-cell office:value-type="float" office:value="9.54403475312566">
                <text:p>9.54403475312566</text:p>
              </table:table-cell>
              <table:table-cell office:value-type="float" office:value="8.67039331896552">
                <text:p>8.67039331896552</text:p>
              </table:table-cell>
              <table:table-cell office:value-type="float" office:value="8.67824965347297">
                <text:p>8.67824965347297</text:p>
              </table:table-cell>
              <table:table-cell office:value-type="float" office:value="8.68644786008706">
                <text:p>8.68644786008706</text:p>
              </table:table-cell>
              <table:table-cell office:value-type="float" office:value="8.22996242384444">
                <text:p>8.22996242384444</text:p>
              </table:table-cell>
              <table:table-cell office:value-type="float" office:value="8.31674466595423">
                <text:p>8.316744665954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.03807180517198">
                <text:p>9.03807180517198</text:p>
              </table:table-cell>
              <table:table-cell office:value-type="float" office:value="8.47483057228916">
                <text:p>8.47483057228916</text:p>
              </table:table-cell>
              <table:table-cell office:value-type="float" office:value="9.6686058992744">
                <text:p>9.6686058992744</text:p>
              </table:table-cell>
              <table:table-cell office:value-type="float" office:value="8.74782558049235">
                <text:p>8.74782558049235</text:p>
              </table:table-cell>
              <table:table-cell office:value-type="float" office:value="8.77795303189625">
                <text:p>8.77795303189625</text:p>
              </table:table-cell>
              <table:table-cell office:value-type="float" office:value="8.78492675705158">
                <text:p>8.78492675705158</text:p>
              </table:table-cell>
              <table:table-cell office:value-type="float" office:value="8.39098010042775">
                <text:p>8.39098010042775</text:p>
              </table:table-cell>
              <table:table-cell office:value-type="float" office:value="8.31306862131202">
                <text:p>8.313068621312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8b8d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81a2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657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f3c4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0c303d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81f27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6171d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40f13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11cm" svg:height="9.009cm" xlink:href=".." xlink:type="simple" chart:class="chart:bar" chart:style-name="ch1">
        <chart:title svg:x="4.821cm" svg:y="0.316cm" chart:style-name="ch2">
          <text:p>Flocking 1440 Units Efficiency</text:p>
        </chart:title>
        <chart:legend chart:legend-position="end" svg:x="14.663cm" svg:y="2.438cm" style:legend-expansion="high" chart:style-name="ch3"/>
        <chart:plot-area chart:style-name="ch4" table:cell-range-address="'Flocking (Thread fixed and Units Fixed)'.B96:'Flocking (Thread fixed and Units Fixed)'.J99 'Flocking (Thread fixed and Units Fixed)'.C93:'Flocking (Thread fixed and Units Fixed)'.J93" chart:data-source-has-labels="both" svg:x="1.321cm" svg:y="1.301cm" svg:width="12.151cm" svg:height="6.557cm">
          <chart:coordinate-region svg:x="2.059cm" svg:y="1.503cm" svg:width="11.413cm" svg:height="5.702cm"/>
          <chart:axis chart:dimension="x" chart:name="primary-x" chart:style-name="ch5" chartooo:axis-type="auto">
            <chartooo:date-scale/>
            <chart:title svg:x="6.757cm" svg:y="8.038cm" chart:style-name="ch6">
              <text:p>Threads</text:p>
            </chart:title>
            <chart:categories table:cell-range-address="'Flocking (Thread fixed and Units Fixed)'.B96:'Flocking (Thread fixed and Units Fixed)'.B99"/>
          </chart:axis>
          <chart:axis chart:dimension="y" chart:name="primary-y" chart:style-name="ch7">
            <chart:title svg:x="0.451cm" svg:y="5.314cm" chart:style-name="ch8">
              <text:p>Efficiency</text:p>
            </chart:title>
            <chart:grid chart:style-name="ch9" chart:class="major"/>
          </chart:axis>
          <chart:axis chart:dimension="y" chart:name="secondary-y" chart:style-name="ch10">
            <chart:title svg:x="13.792cm" svg:y="5.208cm" chart:style-name="ch8">
              <text:p>Batches</text:p>
            </chart:title>
          </chart:axis>
          <chart:series chart:attached-axis="primary-y" chart:style-name="ch11" chart:values-cell-range-address="'Flocking (Thread fixed and Units Fixed)'.C96:'Flocking (Thread fixed and Units Fixed)'.C99" chart:label-cell-address="'Flocking (Thread fixed and Units Fixed)'.C93:'Flocking (Thread fixed and Units Fixed)'.C93" chart:class="chart:bar">
            <chart:data-point chart:repeated="4"/>
          </chart:series>
          <chart:series chart:attached-axis="primary-y" chart:style-name="ch12" chart:values-cell-range-address="'Flocking (Thread fixed and Units Fixed)'.D96:'Flocking (Thread fixed and Units Fixed)'.D99" chart:label-cell-address="'Flocking (Thread fixed and Units Fixed)'.D93:'Flocking (Thread fixed and Units Fixed)'.D93" chart:class="chart:bar">
            <chart:data-point chart:repeated="4"/>
          </chart:series>
          <chart:series chart:attached-axis="primary-y" chart:style-name="ch13" chart:values-cell-range-address="'Flocking (Thread fixed and Units Fixed)'.E96:'Flocking (Thread fixed and Units Fixed)'.E99" chart:label-cell-address="'Flocking (Thread fixed and Units Fixed)'.E93:'Flocking (Thread fixed and Units Fixed)'.E93" chart:class="chart:bar">
            <chart:data-point chart:repeated="4"/>
          </chart:series>
          <chart:series chart:attached-axis="primary-y" chart:style-name="ch14" chart:values-cell-range-address="'Flocking (Thread fixed and Units Fixed)'.F96:'Flocking (Thread fixed and Units Fixed)'.F99" chart:label-cell-address="'Flocking (Thread fixed and Units Fixed)'.F93:'Flocking (Thread fixed and Units Fixed)'.F93" chart:class="chart:bar">
            <chart:data-point chart:repeated="4"/>
          </chart:series>
          <chart:series chart:attached-axis="primary-y" chart:style-name="ch15" chart:values-cell-range-address="'Flocking (Thread fixed and Units Fixed)'.G96:'Flocking (Thread fixed and Units Fixed)'.G99" chart:label-cell-address="'Flocking (Thread fixed and Units Fixed)'.G93:'Flocking (Thread fixed and Units Fixed)'.G93" chart:class="chart:bar">
            <chart:data-point chart:repeated="4"/>
          </chart:series>
          <chart:series chart:attached-axis="primary-y" chart:style-name="ch16" chart:values-cell-range-address="'Flocking (Thread fixed and Units Fixed)'.H96:'Flocking (Thread fixed and Units Fixed)'.H99" chart:label-cell-address="'Flocking (Thread fixed and Units Fixed)'.H93:'Flocking (Thread fixed and Units Fixed)'.H93" chart:class="chart:bar">
            <chart:data-point chart:repeated="4"/>
          </chart:series>
          <chart:series chart:attached-axis="primary-y" chart:style-name="ch17" chart:values-cell-range-address="'Flocking (Thread fixed and Units Fixed)'.I96:'Flocking (Thread fixed and Units Fixed)'.I99" chart:label-cell-address="'Flocking (Thread fixed and Units Fixed)'.I93:'Flocking (Thread fixed and Units Fixed)'.I93" chart:class="chart:bar">
            <chart:data-point chart:repeated="4"/>
          </chart:series>
          <chart:series chart:attached-axis="primary-y" chart:style-name="ch18" chart:values-cell-range-address="'Flocking (Thread fixed and Units Fixed)'.J96:'Flocking (Thread fixed and Units Fixed)'.J99" chart:label-cell-address="'Flocking (Thread fixed and Units Fixed)'.J93:'Flocking (Thread fixed and Units Fixed)'.J93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Flocking (Thread fixed and Units Fixed)'.C93:'Flocking (Thread fixed and Units Fixed)'.C93</svg:desc>
                </draw:g>
              </table:table-cell>
              <table:table-cell office:value-type="string">
                <text:p>2</text:p>
                <draw:g>
                  <svg:desc>'Flocking (Thread fixed and Units Fixed)'.D93:'Flocking (Thread fixed and Units Fixed)'.D93</svg:desc>
                </draw:g>
              </table:table-cell>
              <table:table-cell office:value-type="string">
                <text:p>4</text:p>
                <draw:g>
                  <svg:desc>'Flocking (Thread fixed and Units Fixed)'.E93:'Flocking (Thread fixed and Units Fixed)'.E93</svg:desc>
                </draw:g>
              </table:table-cell>
              <table:table-cell office:value-type="string">
                <text:p>8</text:p>
                <draw:g>
                  <svg:desc>'Flocking (Thread fixed and Units Fixed)'.F93:'Flocking (Thread fixed and Units Fixed)'.F93</svg:desc>
                </draw:g>
              </table:table-cell>
              <table:table-cell office:value-type="string">
                <text:p>16</text:p>
                <draw:g>
                  <svg:desc>'Flocking (Thread fixed and Units Fixed)'.G93:'Flocking (Thread fixed and Units Fixed)'.G93</svg:desc>
                </draw:g>
              </table:table-cell>
              <table:table-cell office:value-type="string">
                <text:p>32</text:p>
                <draw:g>
                  <svg:desc>'Flocking (Thread fixed and Units Fixed)'.H93:'Flocking (Thread fixed and Units Fixed)'.H93</svg:desc>
                </draw:g>
              </table:table-cell>
              <table:table-cell office:value-type="string">
                <text:p>64</text:p>
                <draw:g>
                  <svg:desc>'Flocking (Thread fixed and Units Fixed)'.I93:'Flocking (Thread fixed and Units Fixed)'.I93</svg:desc>
                </draw:g>
              </table:table-cell>
              <table:table-cell office:value-type="string">
                <text:p>128</text:p>
                <draw:g>
                  <svg:desc>'Flocking (Thread fixed and Units Fixed)'.J93:'Flocking (Thread fixed and Units Fixed)'.J9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Flocking (Thread fixed and Units Fixed)'.B96:'Flocking (Thread fixed and Units Fixed)'.B99</svg:desc>
                </draw:g>
              </table:table-cell>
              <table:table-cell office:value-type="float" office:value="4.34219388788997">
                <text:p>4.34219388788997</text:p>
                <draw:g>
                  <svg:desc>'Flocking (Thread fixed and Units Fixed)'.C96:'Flocking (Thread fixed and Units Fixed)'.C99</svg:desc>
                </draw:g>
              </table:table-cell>
              <table:table-cell office:value-type="float" office:value="4.08722218187101">
                <text:p>4.08722218187101</text:p>
                <draw:g>
                  <svg:desc>'Flocking (Thread fixed and Units Fixed)'.D96:'Flocking (Thread fixed and Units Fixed)'.D99</svg:desc>
                </draw:g>
              </table:table-cell>
              <table:table-cell office:value-type="float" office:value="4.55963999352069">
                <text:p>4.55963999352069</text:p>
                <draw:g>
                  <svg:desc>'Flocking (Thread fixed and Units Fixed)'.E96:'Flocking (Thread fixed and Units Fixed)'.E99</svg:desc>
                </draw:g>
              </table:table-cell>
              <table:table-cell office:value-type="float" office:value="4.22400442477876">
                <text:p>4.22400442477876</text:p>
                <draw:g>
                  <svg:desc>'Flocking (Thread fixed and Units Fixed)'.F96:'Flocking (Thread fixed and Units Fixed)'.F99</svg:desc>
                </draw:g>
              </table:table-cell>
              <table:table-cell office:value-type="float" office:value="4.20036339918002">
                <text:p>4.20036339918002</text:p>
                <draw:g>
                  <svg:desc>'Flocking (Thread fixed and Units Fixed)'.G96:'Flocking (Thread fixed and Units Fixed)'.G99</svg:desc>
                </draw:g>
              </table:table-cell>
              <table:table-cell office:value-type="float" office:value="4.26566342552306">
                <text:p>4.26566342552306</text:p>
                <draw:g>
                  <svg:desc>'Flocking (Thread fixed and Units Fixed)'.H96:'Flocking (Thread fixed and Units Fixed)'.H99</svg:desc>
                </draw:g>
              </table:table-cell>
              <table:table-cell office:value-type="float" office:value="4.01737187021405">
                <text:p>4.01737187021405</text:p>
                <draw:g>
                  <svg:desc>'Flocking (Thread fixed and Units Fixed)'.I96:'Flocking (Thread fixed and Units Fixed)'.I99</svg:desc>
                </draw:g>
              </table:table-cell>
              <table:table-cell office:value-type="float" office:value="4.05336745689655">
                <text:p>4.05336745689655</text:p>
                <draw:g>
                  <svg:desc>'Flocking (Thread fixed and Units Fixed)'.J96:'Flocking (Thread fixed and Units Fixed)'.J9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24906035706432">
                <text:p>2.24906035706432</text:p>
              </table:table-cell>
              <table:table-cell office:value-type="float" office:value="2.06377214214985">
                <text:p>2.06377214214985</text:p>
              </table:table-cell>
              <table:table-cell office:value-type="float" office:value="2.34975896322885">
                <text:p>2.34975896322885</text:p>
              </table:table-cell>
              <table:table-cell office:value-type="float" office:value="2.14653283280613">
                <text:p>2.14653283280613</text:p>
              </table:table-cell>
              <table:table-cell office:value-type="float" office:value="2.14160902284216">
                <text:p>2.14160902284216</text:p>
              </table:table-cell>
              <table:table-cell office:value-type="float" office:value="2.17320258288358">
                <text:p>2.17320258288358</text:p>
              </table:table-cell>
              <table:table-cell office:value-type="float" office:value="2.08510333481219">
                <text:p>2.08510333481219</text:p>
              </table:table-cell>
              <table:table-cell office:value-type="float" office:value="2.07117227075839">
                <text:p>2.0711722707583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082689780924">
                <text:p>1.5082689780924</text:p>
              </table:table-cell>
              <table:table-cell office:value-type="float" office:value="1.38152273982692">
                <text:p>1.38152273982692</text:p>
              </table:table-cell>
              <table:table-cell office:value-type="float" office:value="1.59067245885428">
                <text:p>1.59067245885428</text:p>
              </table:table-cell>
              <table:table-cell office:value-type="float" office:value="1.44506555316092">
                <text:p>1.44506555316092</text:p>
              </table:table-cell>
              <table:table-cell office:value-type="float" office:value="1.44637494224549">
                <text:p>1.44637494224549</text:p>
              </table:table-cell>
              <table:table-cell office:value-type="float" office:value="1.44774131001451">
                <text:p>1.44774131001451</text:p>
              </table:table-cell>
              <table:table-cell office:value-type="float" office:value="1.37166040397407">
                <text:p>1.37166040397407</text:p>
              </table:table-cell>
              <table:table-cell office:value-type="float" office:value="1.38612411099237">
                <text:p>1.386124110992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1297589756465">
                <text:p>1.1297589756465</text:p>
              </table:table-cell>
              <table:table-cell office:value-type="float" office:value="1.05935382153614">
                <text:p>1.05935382153614</text:p>
              </table:table-cell>
              <table:table-cell office:value-type="float" office:value="1.2085757374093">
                <text:p>1.2085757374093</text:p>
              </table:table-cell>
              <table:table-cell office:value-type="float" office:value="1.09347819756154">
                <text:p>1.09347819756154</text:p>
              </table:table-cell>
              <table:table-cell office:value-type="float" office:value="1.09724412898703">
                <text:p>1.09724412898703</text:p>
              </table:table-cell>
              <table:table-cell office:value-type="float" office:value="1.09811584463145">
                <text:p>1.09811584463145</text:p>
              </table:table-cell>
              <table:table-cell office:value-type="float" office:value="1.04887251255347">
                <text:p>1.04887251255347</text:p>
              </table:table-cell>
              <table:table-cell office:value-type="float" office:value="1.039133577664">
                <text:p>1.0391335776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bar" chart:style-name="ch1">
        <chart:title svg:x="4.013cm" svg:y="0.316cm" chart:style-name="ch2">
          <text:p>Find Nearest 1440 Units Performance</text:p>
        </chart:title>
        <chart:subtitle svg:x="6.545cm" svg:y="1.301cm" chart:style-name="ch3">
          <text:p>Batch Variations</text:p>
        </chart:subtitle>
        <chart:legend chart:legend-position="end" svg:x="14.656cm" svg:y="2.437cm" style:legend-expansion="high" chart:style-name="ch4"/>
        <chart:plot-area chart:style-name="ch5" table:cell-range-address="'Find Nearest (Thread fixed and Units Fixed)_2'.B76:'Find Nearest (Thread fixed and Units Fixed)_2'.J81 'Find Nearest (Thread fixed and Units Fixed)_2'.C75:'Find Nearest (Thread fixed and Units Fixed)_2'.J75" chart:data-source-has-labels="both" svg:x="1.321cm" svg:y="2.138cm" svg:width="12.144cm" svg:height="5.718cm">
          <chart:coordinate-region svg:x="2.355cm" svg:y="2.341cm" svg:width="11.11cm" svg:height="4.862cm"/>
          <chart:axis chart:dimension="x" chart:name="primary-x" chart:style-name="ch6" chartooo:axis-type="auto">
            <chartooo:date-scale/>
            <chart:title svg:x="6.754cm" svg:y="8.036cm" chart:style-name="ch7">
              <text:p>Threads</text:p>
            </chart:title>
            <chart:categories table:cell-range-address="'Find Nearest (Thread fixed and Units Fixed)_2'.B76:'Find Nearest (Thread fixed and Units Fixed)_2'.B81"/>
          </chart:axis>
          <chart:axis chart:dimension="y" chart:name="primary-y" chart:style-name="ch8">
            <chart:title svg:x="0.451cm" svg:y="5.827cm" chart:style-name="ch9">
              <text:p>Time in ms</text:p>
            </chart:title>
            <chart:grid chart:style-name="ch10" chart:class="major"/>
          </chart:axis>
          <chart:axis chart:dimension="y" chart:name="secondary-y" chart:style-name="ch11">
            <chart:title svg:x="13.785cm" svg:y="5.626cm" chart:style-name="ch9">
              <text:p>Batches</text:p>
            </chart:title>
          </chart:axis>
          <chart:series chart:attached-axis="primary-y" chart:style-name="ch12" chart:values-cell-range-address="'Find Nearest (Thread fixed and Units Fixed)_2'.C76:'Find Nearest (Thread fixed and Units Fixed)_2'.C81" chart:label-cell-address="'Find Nearest (Thread fixed and Units Fixed)_2'.C75:'Find Nearest (Thread fixed and Units Fixed)_2'.C75" chart:class="chart:bar">
            <chart:data-point chart:repeated="6"/>
          </chart:series>
          <chart:series chart:attached-axis="primary-y" chart:style-name="ch13" chart:values-cell-range-address="'Find Nearest (Thread fixed and Units Fixed)_2'.D76:'Find Nearest (Thread fixed and Units Fixed)_2'.D81" chart:label-cell-address="'Find Nearest (Thread fixed and Units Fixed)_2'.D75:'Find Nearest (Thread fixed and Units Fixed)_2'.D75" chart:class="chart:bar">
            <chart:data-point chart:repeated="6"/>
          </chart:series>
          <chart:series chart:attached-axis="primary-y" chart:style-name="ch14" chart:values-cell-range-address="'Find Nearest (Thread fixed and Units Fixed)_2'.E76:'Find Nearest (Thread fixed and Units Fixed)_2'.E81" chart:label-cell-address="'Find Nearest (Thread fixed and Units Fixed)_2'.E75:'Find Nearest (Thread fixed and Units Fixed)_2'.E75" chart:class="chart:bar">
            <chart:data-point chart:repeated="6"/>
          </chart:series>
          <chart:series chart:attached-axis="primary-y" chart:style-name="ch15" chart:values-cell-range-address="'Find Nearest (Thread fixed and Units Fixed)_2'.F76:'Find Nearest (Thread fixed and Units Fixed)_2'.F81" chart:label-cell-address="'Find Nearest (Thread fixed and Units Fixed)_2'.F75:'Find Nearest (Thread fixed and Units Fixed)_2'.F75" chart:class="chart:bar">
            <chart:data-point chart:repeated="6"/>
          </chart:series>
          <chart:series chart:attached-axis="primary-y" chart:style-name="ch16" chart:values-cell-range-address="'Find Nearest (Thread fixed and Units Fixed)_2'.G76:'Find Nearest (Thread fixed and Units Fixed)_2'.G81" chart:label-cell-address="'Find Nearest (Thread fixed and Units Fixed)_2'.G75:'Find Nearest (Thread fixed and Units Fixed)_2'.G75" chart:class="chart:bar">
            <chart:data-point chart:repeated="6"/>
          </chart:series>
          <chart:series chart:attached-axis="primary-y" chart:style-name="ch17" chart:values-cell-range-address="'Find Nearest (Thread fixed and Units Fixed)_2'.H76:'Find Nearest (Thread fixed and Units Fixed)_2'.H81" chart:label-cell-address="'Find Nearest (Thread fixed and Units Fixed)_2'.H75:'Find Nearest (Thread fixed and Units Fixed)_2'.H75" chart:class="chart:bar">
            <chart:data-point chart:repeated="6"/>
          </chart:series>
          <chart:series chart:attached-axis="primary-y" chart:style-name="ch18" chart:values-cell-range-address="'Find Nearest (Thread fixed and Units Fixed)_2'.I76:'Find Nearest (Thread fixed and Units Fixed)_2'.I81" chart:label-cell-address="'Find Nearest (Thread fixed and Units Fixed)_2'.I75:'Find Nearest (Thread fixed and Units Fixed)_2'.I75" chart:class="chart:bar">
            <chart:data-point chart:repeated="6"/>
          </chart:series>
          <chart:series chart:attached-axis="primary-y" chart:style-name="ch19" chart:values-cell-range-address="'Find Nearest (Thread fixed and Units Fixed)_2'.J76:'Find Nearest (Thread fixed and Units Fixed)_2'.J81" chart:label-cell-address="'Find Nearest (Thread fixed and Units Fixed)_2'.J75:'Find Nearest (Thread fixed and Units Fixed)_2'.J75" chart:class="chart:bar">
            <chart:data-point chart:repeated="6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Find Nearest (Thread fixed and Units Fixed)_2'.C75:'Find Nearest (Thread fixed and Units Fixed)_2'.C75</svg:desc>
                </draw:g>
              </table:table-cell>
              <table:table-cell office:value-type="string">
                <text:p>2</text:p>
                <draw:g>
                  <svg:desc>'Find Nearest (Thread fixed and Units Fixed)_2'.D75:'Find Nearest (Thread fixed and Units Fixed)_2'.D75</svg:desc>
                </draw:g>
              </table:table-cell>
              <table:table-cell office:value-type="string">
                <text:p>4</text:p>
                <draw:g>
                  <svg:desc>'Find Nearest (Thread fixed and Units Fixed)_2'.E75:'Find Nearest (Thread fixed and Units Fixed)_2'.E75</svg:desc>
                </draw:g>
              </table:table-cell>
              <table:table-cell office:value-type="string">
                <text:p>8</text:p>
                <draw:g>
                  <svg:desc>'Find Nearest (Thread fixed and Units Fixed)_2'.F75:'Find Nearest (Thread fixed and Units Fixed)_2'.F75</svg:desc>
                </draw:g>
              </table:table-cell>
              <table:table-cell office:value-type="string">
                <text:p>16</text:p>
                <draw:g>
                  <svg:desc>'Find Nearest (Thread fixed and Units Fixed)_2'.G75:'Find Nearest (Thread fixed and Units Fixed)_2'.G75</svg:desc>
                </draw:g>
              </table:table-cell>
              <table:table-cell office:value-type="string">
                <text:p>32</text:p>
                <draw:g>
                  <svg:desc>'Find Nearest (Thread fixed and Units Fixed)_2'.H75:'Find Nearest (Thread fixed and Units Fixed)_2'.H75</svg:desc>
                </draw:g>
              </table:table-cell>
              <table:table-cell office:value-type="string">
                <text:p>64</text:p>
                <draw:g>
                  <svg:desc>'Find Nearest (Thread fixed and Units Fixed)_2'.I75:'Find Nearest (Thread fixed and Units Fixed)_2'.I75</svg:desc>
                </draw:g>
              </table:table-cell>
              <table:table-cell office:value-type="string">
                <text:p>128</text:p>
                <draw:g>
                  <svg:desc>'Find Nearest (Thread fixed and Units Fixed)_2'.J75:'Find Nearest (Thread fixed and Units Fixed)_2'.J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S</text:p>
                <draw:g>
                  <svg:desc>'Find Nearest (Thread fixed and Units Fixed)_2'.B76:'Find Nearest (Thread fixed and Units Fixed)_2'.B81</svg:desc>
                </draw:g>
              </table:table-cell>
              <table:table-cell office:value-type="float" office:value="1239.56">
                <text:p>1239.56</text:p>
                <draw:g>
                  <svg:desc>'Find Nearest (Thread fixed and Units Fixed)_2'.C76:'Find Nearest (Thread fixed and Units Fixed)_2'.C81</svg:desc>
                </draw:g>
              </table:table-cell>
              <table:table-cell office:value-type="float" office:value="1239.56">
                <text:p>1239.56</text:p>
                <draw:g>
                  <svg:desc>'Find Nearest (Thread fixed and Units Fixed)_2'.D76:'Find Nearest (Thread fixed and Units Fixed)_2'.D81</svg:desc>
                </draw:g>
              </table:table-cell>
              <table:table-cell office:value-type="float" office:value="1239.56">
                <text:p>1239.56</text:p>
                <draw:g>
                  <svg:desc>'Find Nearest (Thread fixed and Units Fixed)_2'.E76:'Find Nearest (Thread fixed and Units Fixed)_2'.E81</svg:desc>
                </draw:g>
              </table:table-cell>
              <table:table-cell office:value-type="float" office:value="1239.56">
                <text:p>1239.56</text:p>
                <draw:g>
                  <svg:desc>'Find Nearest (Thread fixed and Units Fixed)_2'.F76:'Find Nearest (Thread fixed and Units Fixed)_2'.F81</svg:desc>
                </draw:g>
              </table:table-cell>
              <table:table-cell office:value-type="float" office:value="1239.56">
                <text:p>1239.56</text:p>
                <draw:g>
                  <svg:desc>'Find Nearest (Thread fixed and Units Fixed)_2'.G76:'Find Nearest (Thread fixed and Units Fixed)_2'.G81</svg:desc>
                </draw:g>
              </table:table-cell>
              <table:table-cell office:value-type="float" office:value="1239.56">
                <text:p>1239.56</text:p>
                <draw:g>
                  <svg:desc>'Find Nearest (Thread fixed and Units Fixed)_2'.H76:'Find Nearest (Thread fixed and Units Fixed)_2'.H81</svg:desc>
                </draw:g>
              </table:table-cell>
              <table:table-cell office:value-type="float" office:value="1239.56">
                <text:p>1239.56</text:p>
                <draw:g>
                  <svg:desc>'Find Nearest (Thread fixed and Units Fixed)_2'.I76:'Find Nearest (Thread fixed and Units Fixed)_2'.I81</svg:desc>
                </draw:g>
              </table:table-cell>
              <table:table-cell office:value-type="float" office:value="1239.56">
                <text:p>1239.56</text:p>
                <draw:g>
                  <svg:desc>'Find Nearest (Thread fixed and Units Fixed)_2'.J76:'Find Nearest (Thread fixed and Units Fixed)_2'.J81</svg:desc>
                </draw:g>
              </table:table-cell>
            </table:table-row>
            <table:table-row>
              <table:table-cell office:value-type="string">
                <text:p>1 SJ</text:p>
              </table:table-cell>
              <table:table-cell office:value-type="float" office:value="141.08">
                <text:p>141.08</text:p>
              </table:table-cell>
              <table:table-cell office:value-type="float" office:value="141.08">
                <text:p>141.08</text:p>
              </table:table-cell>
              <table:table-cell office:value-type="float" office:value="141.08">
                <text:p>141.08</text:p>
              </table:table-cell>
              <table:table-cell office:value-type="float" office:value="141.08">
                <text:p>141.08</text:p>
              </table:table-cell>
              <table:table-cell office:value-type="float" office:value="141.08">
                <text:p>141.08</text:p>
              </table:table-cell>
              <table:table-cell office:value-type="float" office:value="141.08">
                <text:p>141.08</text:p>
              </table:table-cell>
              <table:table-cell office:value-type="float" office:value="141.08">
                <text:p>141.08</text:p>
              </table:table-cell>
              <table:table-cell office:value-type="float" office:value="141.08">
                <text:p>141.0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3.76">
                <text:p>113.76</text:p>
              </table:table-cell>
              <table:table-cell office:value-type="float" office:value="123.04">
                <text:p>123.04</text:p>
              </table:table-cell>
              <table:table-cell office:value-type="float" office:value="88.01">
                <text:p>88.01</text:p>
              </table:table-cell>
              <table:table-cell office:value-type="float" office:value="113.83">
                <text:p>113.83</text:p>
              </table:table-cell>
              <table:table-cell office:value-type="float" office:value="113.4">
                <text:p>113.4</text:p>
              </table:table-cell>
              <table:table-cell office:value-type="float" office:value="114.38">
                <text:p>114.38</text:p>
              </table:table-cell>
              <table:table-cell office:value-type="float" office:value="124.49">
                <text:p>124.49</text:p>
              </table:table-cell>
              <table:table-cell office:value-type="float" office:value="125.02">
                <text:p>125.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9.89">
                <text:p>109.89</text:p>
              </table:table-cell>
              <table:table-cell office:value-type="float" office:value="121.09">
                <text:p>121.09</text:p>
              </table:table-cell>
              <table:table-cell office:value-type="float" office:value="83.18">
                <text:p>83.18</text:p>
              </table:table-cell>
              <table:table-cell office:value-type="float" office:value="110.01">
                <text:p>110.01</text:p>
              </table:table-cell>
              <table:table-cell office:value-type="float" office:value="108.5">
                <text:p>108.5</text:p>
              </table:table-cell>
              <table:table-cell office:value-type="float" office:value="109.02">
                <text:p>109.02</text:p>
              </table:table-cell>
              <table:table-cell office:value-type="float" office:value="123.05">
                <text:p>123.05</text:p>
              </table:table-cell>
              <table:table-cell office:value-type="float" office:value="122.41">
                <text:p>122.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8.25">
                <text:p>108.25</text:p>
              </table:table-cell>
              <table:table-cell office:value-type="float" office:value="123.98">
                <text:p>123.98</text:p>
              </table:table-cell>
              <table:table-cell office:value-type="float" office:value="81.67">
                <text:p>81.67</text:p>
              </table:table-cell>
              <table:table-cell office:value-type="float" office:value="108.66">
                <text:p>108.66</text:p>
              </table:table-cell>
              <table:table-cell office:value-type="float" office:value="108.04">
                <text:p>108.04</text:p>
              </table:table-cell>
              <table:table-cell office:value-type="float" office:value="108.76">
                <text:p>108.76</text:p>
              </table:table-cell>
              <table:table-cell office:value-type="float" office:value="124.43">
                <text:p>124.43</text:p>
              </table:table-cell>
              <table:table-cell office:value-type="float" office:value="124.29">
                <text:p>124.2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.74">
                <text:p>100.74</text:p>
              </table:table-cell>
              <table:table-cell office:value-type="float" office:value="124.4">
                <text:p>124.4</text:p>
              </table:table-cell>
              <table:table-cell office:value-type="float" office:value="82.32">
                <text:p>82.32</text:p>
              </table:table-cell>
              <table:table-cell office:value-type="float" office:value="107.44">
                <text:p>107.44</text:p>
              </table:table-cell>
              <table:table-cell office:value-type="float" office:value="108.18">
                <text:p>108.18</text:p>
              </table:table-cell>
              <table:table-cell office:value-type="float" office:value="108.52">
                <text:p>108.52</text:p>
              </table:table-cell>
              <table:table-cell office:value-type="float" office:value="125.33">
                <text:p>125.33</text:p>
              </table:table-cell>
              <table:table-cell office:value-type="float" office:value="125.19">
                <text:p>125.1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8b8d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81a2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657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f3c4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0c303d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81f27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6171d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40f13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87cm" svg:height="8.994cm" xlink:href=".." xlink:type="simple" chart:class="chart:bar" chart:style-name="ch1">
        <chart:title svg:x="4.851cm" svg:y="0.315cm" chart:style-name="ch2">
          <text:p>Find Nearest 1440 Units Gain</text:p>
        </chart:title>
        <chart:legend chart:legend-position="end" svg:x="14.639cm" svg:y="2.431cm" style:legend-expansion="high" chart:style-name="ch3"/>
        <chart:plot-area chart:style-name="ch4" table:cell-range-address="'Find Nearest (Thread fixed and Units Fixed)_2'.B87:'Find Nearest (Thread fixed and Units Fixed)_2'.J90 'Find Nearest (Thread fixed and Units Fixed)_2'.C84:'Find Nearest (Thread fixed and Units Fixed)_2'.J84" chart:data-source-has-labels="both" svg:x="1.32cm" svg:y="1.299cm" svg:width="12.13cm" svg:height="6.545cm">
          <chart:coordinate-region svg:x="1.952cm" svg:y="1.501cm" svg:width="11.498cm" svg:height="5.69cm"/>
          <chart:axis chart:dimension="x" chart:name="primary-x" chart:style-name="ch5" chartooo:axis-type="auto">
            <chartooo:date-scale/>
            <chart:title svg:x="6.746cm" svg:y="8.023cm" chart:style-name="ch6">
              <text:p>Threads</text:p>
            </chart:title>
            <chart:categories table:cell-range-address="'Find Nearest (Thread fixed and Units Fixed)_2'.B87:'Find Nearest (Thread fixed and Units Fixed)_2'.B90"/>
          </chart:axis>
          <chart:axis chart:dimension="y" chart:name="primary-y" chart:style-name="ch7">
            <chart:title svg:x="0.451cm" svg:y="4.956cm" chart:style-name="ch8">
              <text:p>Gain</text:p>
            </chart:title>
            <chart:grid chart:style-name="ch9" chart:class="major"/>
          </chart:axis>
          <chart:axis chart:dimension="y" chart:name="secondary-y" chart:style-name="ch10">
            <chart:title svg:x="13.769cm" svg:y="5.2cm" chart:style-name="ch8">
              <text:p>Batches</text:p>
            </chart:title>
          </chart:axis>
          <chart:series chart:attached-axis="primary-y" chart:style-name="ch11" chart:values-cell-range-address="'Find Nearest (Thread fixed and Units Fixed)_2'.C87:'Find Nearest (Thread fixed and Units Fixed)_2'.C90" chart:label-cell-address="'Find Nearest (Thread fixed and Units Fixed)_2'.C84:'Find Nearest (Thread fixed and Units Fixed)_2'.C84" chart:class="chart:bar">
            <chart:data-point chart:repeated="4"/>
          </chart:series>
          <chart:series chart:attached-axis="primary-y" chart:style-name="ch12" chart:values-cell-range-address="'Find Nearest (Thread fixed and Units Fixed)_2'.D87:'Find Nearest (Thread fixed and Units Fixed)_2'.D90" chart:label-cell-address="'Find Nearest (Thread fixed and Units Fixed)_2'.D84:'Find Nearest (Thread fixed and Units Fixed)_2'.D84" chart:class="chart:bar">
            <chart:data-point chart:repeated="4"/>
          </chart:series>
          <chart:series chart:attached-axis="primary-y" chart:style-name="ch13" chart:values-cell-range-address="'Find Nearest (Thread fixed and Units Fixed)_2'.E87:'Find Nearest (Thread fixed and Units Fixed)_2'.E90" chart:label-cell-address="'Find Nearest (Thread fixed and Units Fixed)_2'.E84:'Find Nearest (Thread fixed and Units Fixed)_2'.E84" chart:class="chart:bar">
            <chart:data-point chart:repeated="4"/>
          </chart:series>
          <chart:series chart:attached-axis="primary-y" chart:style-name="ch14" chart:values-cell-range-address="'Find Nearest (Thread fixed and Units Fixed)_2'.F87:'Find Nearest (Thread fixed and Units Fixed)_2'.F90" chart:label-cell-address="'Find Nearest (Thread fixed and Units Fixed)_2'.F84:'Find Nearest (Thread fixed and Units Fixed)_2'.F84" chart:class="chart:bar">
            <chart:data-point chart:repeated="4"/>
          </chart:series>
          <chart:series chart:attached-axis="primary-y" chart:style-name="ch15" chart:values-cell-range-address="'Find Nearest (Thread fixed and Units Fixed)_2'.G87:'Find Nearest (Thread fixed and Units Fixed)_2'.G90" chart:label-cell-address="'Find Nearest (Thread fixed and Units Fixed)_2'.G84:'Find Nearest (Thread fixed and Units Fixed)_2'.G84" chart:class="chart:bar">
            <chart:data-point chart:repeated="4"/>
          </chart:series>
          <chart:series chart:attached-axis="primary-y" chart:style-name="ch16" chart:values-cell-range-address="'Find Nearest (Thread fixed and Units Fixed)_2'.H87:'Find Nearest (Thread fixed and Units Fixed)_2'.H90" chart:label-cell-address="'Find Nearest (Thread fixed and Units Fixed)_2'.H84:'Find Nearest (Thread fixed and Units Fixed)_2'.H84" chart:class="chart:bar">
            <chart:data-point chart:repeated="4"/>
          </chart:series>
          <chart:series chart:attached-axis="primary-y" chart:style-name="ch17" chart:values-cell-range-address="'Find Nearest (Thread fixed and Units Fixed)_2'.I87:'Find Nearest (Thread fixed and Units Fixed)_2'.I90" chart:label-cell-address="'Find Nearest (Thread fixed and Units Fixed)_2'.I84:'Find Nearest (Thread fixed and Units Fixed)_2'.I84" chart:class="chart:bar">
            <chart:data-point chart:repeated="4"/>
          </chart:series>
          <chart:series chart:attached-axis="primary-y" chart:style-name="ch18" chart:values-cell-range-address="'Find Nearest (Thread fixed and Units Fixed)_2'.J87:'Find Nearest (Thread fixed and Units Fixed)_2'.J90" chart:label-cell-address="'Find Nearest (Thread fixed and Units Fixed)_2'.J84:'Find Nearest (Thread fixed and Units Fixed)_2'.J84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Find Nearest (Thread fixed and Units Fixed)_2'.C84:'Find Nearest (Thread fixed and Units Fixed)_2'.C84</svg:desc>
                </draw:g>
              </table:table-cell>
              <table:table-cell office:value-type="string">
                <text:p>2</text:p>
                <draw:g>
                  <svg:desc>'Find Nearest (Thread fixed and Units Fixed)_2'.D84:'Find Nearest (Thread fixed and Units Fixed)_2'.D84</svg:desc>
                </draw:g>
              </table:table-cell>
              <table:table-cell office:value-type="string">
                <text:p>4</text:p>
                <draw:g>
                  <svg:desc>'Find Nearest (Thread fixed and Units Fixed)_2'.E84:'Find Nearest (Thread fixed and Units Fixed)_2'.E84</svg:desc>
                </draw:g>
              </table:table-cell>
              <table:table-cell office:value-type="string">
                <text:p>8</text:p>
                <draw:g>
                  <svg:desc>'Find Nearest (Thread fixed and Units Fixed)_2'.F84:'Find Nearest (Thread fixed and Units Fixed)_2'.F84</svg:desc>
                </draw:g>
              </table:table-cell>
              <table:table-cell office:value-type="string">
                <text:p>16</text:p>
                <draw:g>
                  <svg:desc>'Find Nearest (Thread fixed and Units Fixed)_2'.G84:'Find Nearest (Thread fixed and Units Fixed)_2'.G84</svg:desc>
                </draw:g>
              </table:table-cell>
              <table:table-cell office:value-type="string">
                <text:p>32</text:p>
                <draw:g>
                  <svg:desc>'Find Nearest (Thread fixed and Units Fixed)_2'.H84:'Find Nearest (Thread fixed and Units Fixed)_2'.H84</svg:desc>
                </draw:g>
              </table:table-cell>
              <table:table-cell office:value-type="string">
                <text:p>64</text:p>
                <draw:g>
                  <svg:desc>'Find Nearest (Thread fixed and Units Fixed)_2'.I84:'Find Nearest (Thread fixed and Units Fixed)_2'.I84</svg:desc>
                </draw:g>
              </table:table-cell>
              <table:table-cell office:value-type="string">
                <text:p>128</text:p>
                <draw:g>
                  <svg:desc>'Find Nearest (Thread fixed and Units Fixed)_2'.J84:'Find Nearest (Thread fixed and Units Fixed)_2'.J8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Find Nearest (Thread fixed and Units Fixed)_2'.B87:'Find Nearest (Thread fixed and Units Fixed)_2'.B90</svg:desc>
                </draw:g>
              </table:table-cell>
              <table:table-cell office:value-type="float" office:value="10.8962728551336">
                <text:p>10.8962728551336</text:p>
                <draw:g>
                  <svg:desc>'Find Nearest (Thread fixed and Units Fixed)_2'.C87:'Find Nearest (Thread fixed and Units Fixed)_2'.C90</svg:desc>
                </draw:g>
              </table:table-cell>
              <table:table-cell office:value-type="float" office:value="10.0744473342003">
                <text:p>10.0744473342003</text:p>
                <draw:g>
                  <svg:desc>'Find Nearest (Thread fixed and Units Fixed)_2'.D87:'Find Nearest (Thread fixed and Units Fixed)_2'.D90</svg:desc>
                </draw:g>
              </table:table-cell>
              <table:table-cell office:value-type="float" office:value="14.0843086012953">
                <text:p>14.0843086012953</text:p>
                <draw:g>
                  <svg:desc>'Find Nearest (Thread fixed and Units Fixed)_2'.E87:'Find Nearest (Thread fixed and Units Fixed)_2'.E90</svg:desc>
                </draw:g>
              </table:table-cell>
              <table:table-cell office:value-type="float" office:value="10.889572169024">
                <text:p>10.889572169024</text:p>
                <draw:g>
                  <svg:desc>'Find Nearest (Thread fixed and Units Fixed)_2'.F87:'Find Nearest (Thread fixed and Units Fixed)_2'.F90</svg:desc>
                </draw:g>
              </table:table-cell>
              <table:table-cell office:value-type="float" office:value="10.9308641975309">
                <text:p>10.9308641975309</text:p>
                <draw:g>
                  <svg:desc>'Find Nearest (Thread fixed and Units Fixed)_2'.G87:'Find Nearest (Thread fixed and Units Fixed)_2'.G90</svg:desc>
                </draw:g>
              </table:table-cell>
              <table:table-cell office:value-type="float" office:value="10.8372093023256">
                <text:p>10.8372093023256</text:p>
                <draw:g>
                  <svg:desc>'Find Nearest (Thread fixed and Units Fixed)_2'.H87:'Find Nearest (Thread fixed and Units Fixed)_2'.H90</svg:desc>
                </draw:g>
              </table:table-cell>
              <table:table-cell office:value-type="float" office:value="9.95710498835248">
                <text:p>9.95710498835248</text:p>
                <draw:g>
                  <svg:desc>'Find Nearest (Thread fixed and Units Fixed)_2'.I87:'Find Nearest (Thread fixed and Units Fixed)_2'.I90</svg:desc>
                </draw:g>
              </table:table-cell>
              <table:table-cell office:value-type="float" office:value="9.91489361702128">
                <text:p>9.91489361702128</text:p>
                <draw:g>
                  <svg:desc>'Find Nearest (Thread fixed and Units Fixed)_2'.J87:'Find Nearest (Thread fixed and Units Fixed)_2'.J90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1.2800072800073">
                <text:p>11.2800072800073</text:p>
              </table:table-cell>
              <table:table-cell office:value-type="float" office:value="10.2366834585845">
                <text:p>10.2366834585845</text:p>
              </table:table-cell>
              <table:table-cell office:value-type="float" office:value="14.902139937485">
                <text:p>14.902139937485</text:p>
              </table:table-cell>
              <table:table-cell office:value-type="float" office:value="11.2677029360967">
                <text:p>11.2677029360967</text:p>
              </table:table-cell>
              <table:table-cell office:value-type="float" office:value="11.4245161290323">
                <text:p>11.4245161290323</text:p>
              </table:table-cell>
              <table:table-cell office:value-type="float" office:value="11.3700238488351">
                <text:p>11.3700238488351</text:p>
              </table:table-cell>
              <table:table-cell office:value-type="float" office:value="10.0736286062576">
                <text:p>10.0736286062576</text:p>
              </table:table-cell>
              <table:table-cell office:value-type="float" office:value="10.1262968711707">
                <text:p>10.126296871170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.4509006928406">
                <text:p>11.4509006928406</text:p>
              </table:table-cell>
              <table:table-cell office:value-type="float" office:value="9.99806420390386">
                <text:p>9.99806420390386</text:p>
              </table:table-cell>
              <table:table-cell office:value-type="float" office:value="15.1776662177054">
                <text:p>15.1776662177054</text:p>
              </table:table-cell>
              <table:table-cell office:value-type="float" office:value="11.4076937235413">
                <text:p>11.4076937235413</text:p>
              </table:table-cell>
              <table:table-cell office:value-type="float" office:value="11.4731580895964">
                <text:p>11.4731580895964</text:p>
              </table:table-cell>
              <table:table-cell office:value-type="float" office:value="11.397204854726">
                <text:p>11.397204854726</text:p>
              </table:table-cell>
              <table:table-cell office:value-type="float" office:value="9.96190629269469">
                <text:p>9.96190629269469</text:p>
              </table:table-cell>
              <table:table-cell office:value-type="float" office:value="9.97312736342425">
                <text:p>9.973127363424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.3045463569585">
                <text:p>12.3045463569585</text:p>
              </table:table-cell>
              <table:table-cell office:value-type="float" office:value="9.96430868167203">
                <text:p>9.96430868167203</text:p>
              </table:table-cell>
              <table:table-cell office:value-type="float" office:value="15.0578231292517">
                <text:p>15.0578231292517</text:p>
              </table:table-cell>
              <table:table-cell office:value-type="float" office:value="11.5372300819062">
                <text:p>11.5372300819062</text:p>
              </table:table-cell>
              <table:table-cell office:value-type="float" office:value="11.4583102237012">
                <text:p>11.4583102237012</text:p>
              </table:table-cell>
              <table:table-cell office:value-type="float" office:value="11.4224106155547">
                <text:p>11.4224106155547</text:p>
              </table:table-cell>
              <table:table-cell office:value-type="float" office:value="9.89036942471874">
                <text:p>9.89036942471874</text:p>
              </table:table-cell>
              <table:table-cell office:value-type="float" office:value="9.90142982666347">
                <text:p>9.9014298266634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8b8d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81a2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16576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0f3c4c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0c303d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081f27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06171d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40f13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349cm" svg:y="0.316cm" chart:style-name="ch2">
          <text:p>Find Nearest 1440 Units Efficiency</text:p>
        </chart:title>
        <chart:legend chart:legend-position="end" svg:x="14.65cm" svg:y="2.437cm" style:legend-expansion="high" chart:style-name="ch3"/>
        <chart:plot-area chart:style-name="ch4" table:cell-range-address="'Find Nearest (Thread fixed and Units Fixed)_2'.B96:'Find Nearest (Thread fixed and Units Fixed)_2'.J99 'Find Nearest (Thread fixed and Units Fixed)_2'.C93:'Find Nearest (Thread fixed and Units Fixed)_2'.J93" chart:data-source-has-labels="both" svg:x="1.32cm" svg:y="1.301cm" svg:width="12.141cm" svg:height="6.554cm">
          <chart:coordinate-region svg:x="1.762cm" svg:y="1.503cm" svg:width="11.699cm" svg:height="5.699cm"/>
          <chart:axis chart:dimension="x" chart:name="primary-x" chart:style-name="ch5" chartooo:axis-type="auto">
            <chartooo:date-scale/>
            <chart:title svg:x="6.751cm" svg:y="8.035cm" chart:style-name="ch6">
              <text:p>Threads</text:p>
            </chart:title>
            <chart:categories table:cell-range-address="'Find Nearest (Thread fixed and Units Fixed)_2'.B96:'Find Nearest (Thread fixed and Units Fixed)_2'.B99"/>
          </chart:axis>
          <chart:axis chart:dimension="y" chart:name="primary-y" chart:style-name="ch7">
            <chart:title svg:x="0.451cm" svg:y="5.313cm" chart:style-name="ch8">
              <text:p>Efficiency</text:p>
            </chart:title>
            <chart:grid chart:style-name="ch9" chart:class="major"/>
          </chart:axis>
          <chart:axis chart:dimension="y" chart:name="secondary-y" chart:style-name="ch10">
            <chart:title svg:x="13.78cm" svg:y="5.207cm" chart:style-name="ch8">
              <text:p>Batches</text:p>
            </chart:title>
          </chart:axis>
          <chart:series chart:attached-axis="primary-y" chart:style-name="ch11" chart:values-cell-range-address="'Find Nearest (Thread fixed and Units Fixed)_2'.C96:'Find Nearest (Thread fixed and Units Fixed)_2'.C99" chart:label-cell-address="'Find Nearest (Thread fixed and Units Fixed)_2'.C93:'Find Nearest (Thread fixed and Units Fixed)_2'.C93" chart:class="chart:bar">
            <chart:data-point chart:repeated="4"/>
          </chart:series>
          <chart:series chart:attached-axis="primary-y" chart:style-name="ch12" chart:values-cell-range-address="'Find Nearest (Thread fixed and Units Fixed)_2'.D96:'Find Nearest (Thread fixed and Units Fixed)_2'.D99" chart:label-cell-address="'Find Nearest (Thread fixed and Units Fixed)_2'.D93:'Find Nearest (Thread fixed and Units Fixed)_2'.D93" chart:class="chart:bar">
            <chart:data-point chart:repeated="4"/>
          </chart:series>
          <chart:series chart:attached-axis="primary-y" chart:style-name="ch13" chart:values-cell-range-address="'Find Nearest (Thread fixed and Units Fixed)_2'.E96:'Find Nearest (Thread fixed and Units Fixed)_2'.E99" chart:label-cell-address="'Find Nearest (Thread fixed and Units Fixed)_2'.E93:'Find Nearest (Thread fixed and Units Fixed)_2'.E93" chart:class="chart:bar">
            <chart:data-point chart:repeated="4"/>
          </chart:series>
          <chart:series chart:attached-axis="primary-y" chart:style-name="ch14" chart:values-cell-range-address="'Find Nearest (Thread fixed and Units Fixed)_2'.F96:'Find Nearest (Thread fixed and Units Fixed)_2'.F99" chart:label-cell-address="'Find Nearest (Thread fixed and Units Fixed)_2'.F93:'Find Nearest (Thread fixed and Units Fixed)_2'.F93" chart:class="chart:bar">
            <chart:data-point chart:repeated="4"/>
          </chart:series>
          <chart:series chart:attached-axis="primary-y" chart:style-name="ch15" chart:values-cell-range-address="'Find Nearest (Thread fixed and Units Fixed)_2'.G96:'Find Nearest (Thread fixed and Units Fixed)_2'.G99" chart:label-cell-address="'Find Nearest (Thread fixed and Units Fixed)_2'.G93:'Find Nearest (Thread fixed and Units Fixed)_2'.G93" chart:class="chart:bar">
            <chart:data-point chart:repeated="4"/>
          </chart:series>
          <chart:series chart:attached-axis="primary-y" chart:style-name="ch16" chart:values-cell-range-address="'Find Nearest (Thread fixed and Units Fixed)_2'.H96:'Find Nearest (Thread fixed and Units Fixed)_2'.H99" chart:label-cell-address="'Find Nearest (Thread fixed and Units Fixed)_2'.H93:'Find Nearest (Thread fixed and Units Fixed)_2'.H93" chart:class="chart:bar">
            <chart:data-point chart:repeated="4"/>
          </chart:series>
          <chart:series chart:attached-axis="primary-y" chart:style-name="ch17" chart:values-cell-range-address="'Find Nearest (Thread fixed and Units Fixed)_2'.I96:'Find Nearest (Thread fixed and Units Fixed)_2'.I99" chart:label-cell-address="'Find Nearest (Thread fixed and Units Fixed)_2'.I93:'Find Nearest (Thread fixed and Units Fixed)_2'.I93" chart:class="chart:bar">
            <chart:data-point chart:repeated="4"/>
          </chart:series>
          <chart:series chart:attached-axis="primary-y" chart:style-name="ch18" chart:values-cell-range-address="'Find Nearest (Thread fixed and Units Fixed)_2'.J96:'Find Nearest (Thread fixed and Units Fixed)_2'.J99" chart:label-cell-address="'Find Nearest (Thread fixed and Units Fixed)_2'.J93:'Find Nearest (Thread fixed and Units Fixed)_2'.J93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Find Nearest (Thread fixed and Units Fixed)_2'.C93:'Find Nearest (Thread fixed and Units Fixed)_2'.C93</svg:desc>
                </draw:g>
              </table:table-cell>
              <table:table-cell office:value-type="string">
                <text:p>2</text:p>
                <draw:g>
                  <svg:desc>'Find Nearest (Thread fixed and Units Fixed)_2'.D93:'Find Nearest (Thread fixed and Units Fixed)_2'.D93</svg:desc>
                </draw:g>
              </table:table-cell>
              <table:table-cell office:value-type="string">
                <text:p>4</text:p>
                <draw:g>
                  <svg:desc>'Find Nearest (Thread fixed and Units Fixed)_2'.E93:'Find Nearest (Thread fixed and Units Fixed)_2'.E93</svg:desc>
                </draw:g>
              </table:table-cell>
              <table:table-cell office:value-type="string">
                <text:p>8</text:p>
                <draw:g>
                  <svg:desc>'Find Nearest (Thread fixed and Units Fixed)_2'.F93:'Find Nearest (Thread fixed and Units Fixed)_2'.F93</svg:desc>
                </draw:g>
              </table:table-cell>
              <table:table-cell office:value-type="string">
                <text:p>16</text:p>
                <draw:g>
                  <svg:desc>'Find Nearest (Thread fixed and Units Fixed)_2'.G93:'Find Nearest (Thread fixed and Units Fixed)_2'.G93</svg:desc>
                </draw:g>
              </table:table-cell>
              <table:table-cell office:value-type="string">
                <text:p>32</text:p>
                <draw:g>
                  <svg:desc>'Find Nearest (Thread fixed and Units Fixed)_2'.H93:'Find Nearest (Thread fixed and Units Fixed)_2'.H93</svg:desc>
                </draw:g>
              </table:table-cell>
              <table:table-cell office:value-type="string">
                <text:p>64</text:p>
                <draw:g>
                  <svg:desc>'Find Nearest (Thread fixed and Units Fixed)_2'.I93:'Find Nearest (Thread fixed and Units Fixed)_2'.I93</svg:desc>
                </draw:g>
              </table:table-cell>
              <table:table-cell office:value-type="string">
                <text:p>128</text:p>
                <draw:g>
                  <svg:desc>'Find Nearest (Thread fixed and Units Fixed)_2'.J93:'Find Nearest (Thread fixed and Units Fixed)_2'.J93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'Find Nearest (Thread fixed and Units Fixed)_2'.B96:'Find Nearest (Thread fixed and Units Fixed)_2'.B99</svg:desc>
                </draw:g>
              </table:table-cell>
              <table:table-cell office:value-type="float" office:value="5.44813642756681">
                <text:p>5.44813642756681</text:p>
                <draw:g>
                  <svg:desc>'Find Nearest (Thread fixed and Units Fixed)_2'.C96:'Find Nearest (Thread fixed and Units Fixed)_2'.C99</svg:desc>
                </draw:g>
              </table:table-cell>
              <table:table-cell office:value-type="float" office:value="5.03722366710013">
                <text:p>5.03722366710013</text:p>
                <draw:g>
                  <svg:desc>'Find Nearest (Thread fixed and Units Fixed)_2'.D96:'Find Nearest (Thread fixed and Units Fixed)_2'.D99</svg:desc>
                </draw:g>
              </table:table-cell>
              <table:table-cell office:value-type="float" office:value="7.04215430064765">
                <text:p>7.04215430064765</text:p>
                <draw:g>
                  <svg:desc>'Find Nearest (Thread fixed and Units Fixed)_2'.E96:'Find Nearest (Thread fixed and Units Fixed)_2'.E99</svg:desc>
                </draw:g>
              </table:table-cell>
              <table:table-cell office:value-type="float" office:value="5.44478608451199">
                <text:p>5.44478608451199</text:p>
                <draw:g>
                  <svg:desc>'Find Nearest (Thread fixed and Units Fixed)_2'.F96:'Find Nearest (Thread fixed and Units Fixed)_2'.F99</svg:desc>
                </draw:g>
              </table:table-cell>
              <table:table-cell office:value-type="float" office:value="5.46543209876543">
                <text:p>5.46543209876543</text:p>
                <draw:g>
                  <svg:desc>'Find Nearest (Thread fixed and Units Fixed)_2'.G96:'Find Nearest (Thread fixed and Units Fixed)_2'.G99</svg:desc>
                </draw:g>
              </table:table-cell>
              <table:table-cell office:value-type="float" office:value="5.41860465116279">
                <text:p>5.41860465116279</text:p>
                <draw:g>
                  <svg:desc>'Find Nearest (Thread fixed and Units Fixed)_2'.H96:'Find Nearest (Thread fixed and Units Fixed)_2'.H99</svg:desc>
                </draw:g>
              </table:table-cell>
              <table:table-cell office:value-type="float" office:value="4.97855249417624">
                <text:p>4.97855249417624</text:p>
                <draw:g>
                  <svg:desc>'Find Nearest (Thread fixed and Units Fixed)_2'.I96:'Find Nearest (Thread fixed and Units Fixed)_2'.I99</svg:desc>
                </draw:g>
              </table:table-cell>
              <table:table-cell office:value-type="float" office:value="4.95744680851064">
                <text:p>4.95744680851064</text:p>
                <draw:g>
                  <svg:desc>'Find Nearest (Thread fixed and Units Fixed)_2'.J96:'Find Nearest (Thread fixed and Units Fixed)_2'.J9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82000182000182">
                <text:p>2.82000182000182</text:p>
              </table:table-cell>
              <table:table-cell office:value-type="float" office:value="2.55917086464613">
                <text:p>2.55917086464613</text:p>
              </table:table-cell>
              <table:table-cell office:value-type="float" office:value="3.72553498437124">
                <text:p>3.72553498437124</text:p>
              </table:table-cell>
              <table:table-cell office:value-type="float" office:value="2.81692573402418">
                <text:p>2.81692573402418</text:p>
              </table:table-cell>
              <table:table-cell office:value-type="float" office:value="2.85612903225806">
                <text:p>2.85612903225806</text:p>
              </table:table-cell>
              <table:table-cell office:value-type="float" office:value="2.84250596220877">
                <text:p>2.84250596220877</text:p>
              </table:table-cell>
              <table:table-cell office:value-type="float" office:value="2.51840715156441">
                <text:p>2.51840715156441</text:p>
              </table:table-cell>
              <table:table-cell office:value-type="float" office:value="2.53157421779266">
                <text:p>2.5315742177926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90848344880677">
                <text:p>1.90848344880677</text:p>
              </table:table-cell>
              <table:table-cell office:value-type="float" office:value="1.66634403398398">
                <text:p>1.66634403398398</text:p>
              </table:table-cell>
              <table:table-cell office:value-type="float" office:value="2.52961103628423">
                <text:p>2.52961103628423</text:p>
              </table:table-cell>
              <table:table-cell office:value-type="float" office:value="1.90128228725689">
                <text:p>1.90128228725689</text:p>
              </table:table-cell>
              <table:table-cell office:value-type="float" office:value="1.91219301493274">
                <text:p>1.91219301493274</text:p>
              </table:table-cell>
              <table:table-cell office:value-type="float" office:value="1.89953414245433">
                <text:p>1.89953414245433</text:p>
              </table:table-cell>
              <table:table-cell office:value-type="float" office:value="1.66031771544911">
                <text:p>1.66031771544911</text:p>
              </table:table-cell>
              <table:table-cell office:value-type="float" office:value="1.66218789390404">
                <text:p>1.662187893904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53806829461981">
                <text:p>1.53806829461981</text:p>
              </table:table-cell>
              <table:table-cell office:value-type="float" office:value="1.245538585209">
                <text:p>1.245538585209</text:p>
              </table:table-cell>
              <table:table-cell office:value-type="float" office:value="1.88222789115646">
                <text:p>1.88222789115646</text:p>
              </table:table-cell>
              <table:table-cell office:value-type="float" office:value="1.44215376023827">
                <text:p>1.44215376023827</text:p>
              </table:table-cell>
              <table:table-cell office:value-type="float" office:value="1.43228877796265">
                <text:p>1.43228877796265</text:p>
              </table:table-cell>
              <table:table-cell office:value-type="float" office:value="1.42780132694434">
                <text:p>1.42780132694434</text:p>
              </table:table-cell>
              <table:table-cell office:value-type="float" office:value="1.23629617808984">
                <text:p>1.23629617808984</text:p>
              </table:table-cell>
              <table:table-cell office:value-type="float" office:value="1.23767872833293">
                <text:p>1.2376787283329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2.2.2$Windows_X86_64 LibreOffice_project/d56cc158d8a96260b836f100ef4b4ef25d6f1a01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